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24pt"/>
    </style:style>
    <style:style style:name="co2" style:family="table-column">
      <style:table-column-properties fo:break-before="auto" style:column-width="91.64pt"/>
    </style:style>
    <style:style style:name="co3" style:family="table-column">
      <style:table-column-properties fo:break-before="auto" style:column-width="58.9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53.51pt" svg:height="255.09pt" svg:x="565.85pt" svg:y="68.29pt">
            <loext:p draw:notify-on-update-of-ranges="data.A3:data.A202 data.B3:data.B202 data.G7:data.G17 data.F7:data.F17 data.A203:data.A402 data.B203:data.B4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float" office:value="-1598.06321345043" calcext:value-type="float">
            <text:p>-1598.06321345043</text:p>
          </table:table-cell>
          <table:table-cell office:value-type="float" office:value="-652.720755633103" calcext:value-type="float">
            <text:p>-652.720755633103</text:p>
          </table:table-cell>
          <table:table-cell office:value-type="float" office:value="-2736.83999999809" calcext:value-type="float">
            <text:p>-2736.8399999980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femal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float" office:value="0.253397125856847" calcext:value-type="float">
            <text:p>0.253397125856847</text:p>
          </table:table-cell>
          <table:table-cell office:value-type="float" office:value="1.78286395894182" calcext:value-type="float">
            <text:p>1.78286395894182</text:p>
          </table:table-cell>
          <table:table-cell office:value-type="float" office:value="-1" calcext:value-type="float">
            <text:p>-1</text:p>
          </table:table-cell>
          <table:table-cell table:formula="of:=[.A3]*[.A$1]+[.B3]*[.B$1]+[.C$1]" office:value-type="float" office:value="-4305.49693569552" calcext:value-type="float">
            <text:p>-4305.49693569552</text:p>
          </table:table-cell>
          <table:table-cell table:formula="of:=IF([.D3]&gt;0;IF([.C3]&gt;0;&quot;true positive&quot;;&quot;false positive&quot;);IF([.C3]&lt;=0;&quot;true negative&quot;;&quot;false negative&quot;))" office:value-type="string" office:string-value="true negative" calcext:value-type="string">
            <text:p>true negative</text:p>
          </table:table-cell>
          <table:table-cell/>
          <table:table-cell office:value-type="string" calcext:value-type="string">
            <text:p>pred female</text:p>
          </table:table-cell>
          <table:table-cell table:formula="of:=COUNTIF([.E$3:.E$402];&quot;true positive&quot;)" office:value-type="float" office:value="30" calcext:value-type="float">
            <text:p>30</text:p>
          </table:table-cell>
          <table:table-cell table:formula="of:=COUNTIF([.E$3:.F$402];&quot;false positive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997723167827" calcext:value-type="float">
            <text:p>1.29997723167827</text:p>
          </table:table-cell>
          <table:table-cell office:value-type="float" office:value="1.74398465584522" calcext:value-type="float">
            <text:p>1.74398465584522</text:p>
          </table:table-cell>
          <table:table-cell office:value-type="float" office:value="-1" calcext:value-type="float">
            <text:p>-1</text:p>
          </table:table-cell>
          <table:table-cell table:formula="of:=[.A4]*[.A$1]+[.B4]*[.B$1]+[.C$1]" office:value-type="float" office:value="-5952.62077464209" calcext:value-type="float">
            <text:p>-5952.62077464209</text:p>
          </table:table-cell>
          <table:table-cell table:formula="of:=IF([.D4]&gt;0;IF([.C4]&gt;0;&quot;true positive&quot;;&quot;false positive&quot;);IF([.C4]&lt;=0;&quot;true negative&quot;;&quot;false negative&quot;))" office:value-type="string" office:string-value="true negative" calcext:value-type="string">
            <text:p>true negative</text:p>
          </table:table-cell>
          <table:table-cell/>
          <table:table-cell office:value-type="string" calcext:value-type="string">
            <text:p>pred male</text:p>
          </table:table-cell>
          <table:table-cell table:formula="of:=COUNTIF([.E$3:.E$402];&quot;false negative&quot;)" office:value-type="float" office:value="170" calcext:value-type="float">
            <text:p>170</text:p>
          </table:table-cell>
          <table:table-cell table:formula="of:=COUNTIF([.E$3:.F$402];&quot;true negative&quot;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.48427435892758" calcext:value-type="float">
            <text:p>2.48427435892758</text:p>
          </table:table-cell>
          <table:table-cell office:value-type="float" office:value="1.82963124550828" calcext:value-type="float">
            <text:p>1.82963124550828</text:p>
          </table:table-cell>
          <table:table-cell office:value-type="float" office:value="-1" calcext:value-type="float">
            <text:p>-1</text:p>
          </table:table-cell>
          <table:table-cell table:formula="of:=[.A5]*[.A$1]+[.B5]*[.B$1]+[.C$1]" office:value-type="float" office:value="-7901.10575421651" calcext:value-type="float">
            <text:p>-7901.10575421651</text:p>
          </table:table-cell>
          <table:table-cell table:formula="of:=IF([.D5]&gt;0;IF([.C5]&gt;0;&quot;true positive&quot;;&quot;false positive&quot;);IF([.C5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-0.0469186790794285" calcext:value-type="float">
            <text:p>-0.046918679079429</text:p>
          </table:table-cell>
          <table:table-cell office:value-type="float" office:value="0.454786673724831" calcext:value-type="float">
            <text:p>0.454786673724831</text:p>
          </table:table-cell>
          <table:table-cell office:value-type="float" office:value="-1" calcext:value-type="float">
            <text:p>-1</text:p>
          </table:table-cell>
          <table:table-cell table:formula="of:=[.A6]*[.A$1]+[.B6]*[.B$1]+[.C$1]" office:value-type="float" office:value="-2958.70968626311" calcext:value-type="float">
            <text:p>-2958.70968626311</text:p>
          </table:table-cell>
          <table:table-cell table:formula="of:=IF([.D6]&gt;0;IF([.C6]&gt;0;&quot;true positive&quot;;&quot;false positive&quot;);IF([.C6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-0.408983952519405" calcext:value-type="float">
            <text:p>-0.408983952519405</text:p>
          </table:table-cell>
          <table:table-cell office:value-type="float" office:value="-0.283040788110882" calcext:value-type="float">
            <text:p>-0.283040788110882</text:p>
          </table:table-cell>
          <table:table-cell office:value-type="float" office:value="-1" calcext:value-type="float">
            <text:p>-1</text:p>
          </table:table-cell>
          <table:table-cell table:formula="of:=[.A7]*[.A$1]+[.B7]*[.B$1]+[.C$1]" office:value-type="float" office:value="-1898.51119349455" calcext:value-type="float">
            <text:p>-1898.51119349455</text:p>
          </table:table-cell>
          <table:table-cell table:formula="of:=IF([.D7]&gt;0;IF([.C7]&gt;0;&quot;true positive&quot;;&quot;false positive&quot;);IF([.C7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0" calcext:value-type="float">
            <text:p>0</text:p>
          </table:table-cell>
          <table:table-cell table:formula="of:=(-[.$C$1]-[.$A$1]*[.$F7])/[.$B$1]" office:value-type="float" office:value="-4.19297222645158" calcext:value-type="float">
            <text:p>-4.19297222645158</text:p>
          </table:table-cell>
          <table:table-cell table:number-columns-repeated="2"/>
        </table:table-row>
        <table:table-row table:style-name="ro1">
          <table:table-cell office:value-type="float" office:value="1.65359018178117" calcext:value-type="float">
            <text:p>1.65359018178117</text:p>
          </table:table-cell>
          <table:table-cell office:value-type="float" office:value="1.10460874692596" calcext:value-type="float">
            <text:p>1.10460874692596</text:p>
          </table:table-cell>
          <table:table-cell office:value-type="float" office:value="-1" calcext:value-type="float">
            <text:p>-1</text:p>
          </table:table-cell>
          <table:table-cell table:formula="of:=[.A8]*[.A$1]+[.B8]*[.B$1]+[.C$1]" office:value-type="float" office:value="-6100.38269559783" calcext:value-type="float">
            <text:p>-6100.38269559783</text:p>
          </table:table-cell>
          <table:table-cell table:formula="of:=IF([.D8]&gt;0;IF([.C8]&gt;0;&quot;true positive&quot;;&quot;false positive&quot;);IF([.C8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0.1" calcext:value-type="float">
            <text:p>0.1</text:p>
          </table:table-cell>
          <table:table-cell table:formula="of:=(-[.$C$1]-[.$A$1]*[.$F8])/[.$B$1]" office:value-type="float" office:value="-4.4378032969605" calcext:value-type="float">
            <text:p>-4.4378032969605</text:p>
          </table:table-cell>
          <table:table-cell table:number-columns-repeated="2"/>
        </table:table-row>
        <table:table-row table:style-name="ro1">
          <table:table-cell office:value-type="float" office:value="2.57114396050844" calcext:value-type="float">
            <text:p>2.57114396050844</text:p>
          </table:table-cell>
          <table:table-cell office:value-type="float" office:value="3.73691928412547" calcext:value-type="float">
            <text:p>3.73691928412547</text:p>
          </table:table-cell>
          <table:table-cell office:value-type="float" office:value="-1" calcext:value-type="float">
            <text:p>-1</text:p>
          </table:table-cell>
          <table:table-cell table:formula="of:=[.A9]*[.A$1]+[.B9]*[.B$1]+[.C$1]" office:value-type="float" office:value="-9284.85535864616" calcext:value-type="float">
            <text:p>-9284.85535864616</text:p>
          </table:table-cell>
          <table:table-cell table:formula="of:=IF([.D9]&gt;0;IF([.C9]&gt;0;&quot;true positive&quot;;&quot;false positive&quot;);IF([.C9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0.2" calcext:value-type="float">
            <text:p>0.2</text:p>
          </table:table-cell>
          <table:table-cell table:formula="of:=(-[.$C$1]-[.$A$1]*[.$F9])/[.$B$1]" office:value-type="float" office:value="-4.68263436746942" calcext:value-type="float">
            <text:p>-4.68263436746942</text:p>
          </table:table-cell>
          <table:table-cell table:number-columns-repeated="2"/>
        </table:table-row>
        <table:table-row table:style-name="ro1">
          <table:table-cell office:value-type="float" office:value="0.0950119686229531" calcext:value-type="float">
            <text:p>0.095011968622953</text:p>
          </table:table-cell>
          <table:table-cell office:value-type="float" office:value="-1.08572983343364" calcext:value-type="float">
            <text:p>-1.08572983343364</text:p>
          </table:table-cell>
          <table:table-cell office:value-type="float" office:value="-1" calcext:value-type="float">
            <text:p>-1</text:p>
          </table:table-cell>
          <table:table-cell table:formula="of:=[.A10]*[.A$1]+[.B10]*[.B$1]+[.C$1]" office:value-type="float" office:value="-2179.99673459973" calcext:value-type="float">
            <text:p>-2179.99673459973</text:p>
          </table:table-cell>
          <table:table-cell table:formula="of:=IF([.D10]&gt;0;IF([.C10]&gt;0;&quot;true positive&quot;;&quot;false positive&quot;);IF([.C10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0.3" calcext:value-type="float">
            <text:p>0.3</text:p>
          </table:table-cell>
          <table:table-cell table:formula="of:=(-[.$C$1]-[.$A$1]*[.$F10])/[.$B$1]" office:value-type="float" office:value="-4.92746543797834" calcext:value-type="float">
            <text:p>-4.92746543797834</text:p>
          </table:table-cell>
          <table:table-cell table:number-columns-repeated="2"/>
        </table:table-row>
        <table:table-row table:style-name="ro1">
          <table:table-cell office:value-type="float" office:value="0.841453092188993" calcext:value-type="float">
            <text:p>0.841453092188993</text:p>
          </table:table-cell>
          <table:table-cell office:value-type="float" office:value="-0.171234212751989" calcext:value-type="float">
            <text:p>-0.171234212751989</text:p>
          </table:table-cell>
          <table:table-cell office:value-type="float" office:value="-1" calcext:value-type="float">
            <text:p>-1</text:p>
          </table:table-cell>
          <table:table-cell table:formula="of:=[.A11]*[.A$1]+[.B11]*[.B$1]+[.C$1]" office:value-type="float" office:value="-3969.76710773172" calcext:value-type="float">
            <text:p>-3969.76710773172</text:p>
          </table:table-cell>
          <table:table-cell table:formula="of:=IF([.D11]&gt;0;IF([.C11]&gt;0;&quot;true positive&quot;;&quot;false positive&quot;);IF([.C11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0.4" calcext:value-type="float">
            <text:p>0.4</text:p>
          </table:table-cell>
          <table:table-cell table:formula="of:=(-[.$C$1]-[.$A$1]*[.$F11])/[.$B$1]" office:value-type="float" office:value="-5.17229650848726" calcext:value-type="float">
            <text:p>-5.17229650848726</text:p>
          </table:table-cell>
          <table:table-cell table:number-columns-repeated="2"/>
        </table:table-row>
        <table:table-row table:style-name="ro1">
          <table:table-cell office:value-type="float" office:value="-0.351929395989441" calcext:value-type="float">
            <text:p>-0.351929395989441</text:p>
          </table:table-cell>
          <table:table-cell office:value-type="float" office:value="-1.14805485266456" calcext:value-type="float">
            <text:p>-1.14805485266456</text:p>
          </table:table-cell>
          <table:table-cell office:value-type="float" office:value="-1" calcext:value-type="float">
            <text:p>-1</text:p>
          </table:table-cell>
          <table:table-cell table:formula="of:=[.A12]*[.A$1]+[.B12]*[.B$1]+[.C$1]" office:value-type="float" office:value="-1425.07534759608" calcext:value-type="float">
            <text:p>-1425.07534759608</text:p>
          </table:table-cell>
          <table:table-cell table:formula="of:=IF([.D12]&gt;0;IF([.C12]&gt;0;&quot;true positive&quot;;&quot;false positive&quot;);IF([.C12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0.5" calcext:value-type="float">
            <text:p>0.5</text:p>
          </table:table-cell>
          <table:table-cell table:formula="of:=(-[.$C$1]-[.$A$1]*[.$F12])/[.$B$1]" office:value-type="float" office:value="-5.41712757899618" calcext:value-type="float">
            <text:p>-5.41712757899618</text:p>
          </table:table-cell>
          <table:table-cell table:number-columns-repeated="2"/>
        </table:table-row>
        <table:table-row table:style-name="ro1">
          <table:table-cell office:value-type="float" office:value="0.862827109481722" calcext:value-type="float">
            <text:p>0.862827109481722</text:p>
          </table:table-cell>
          <table:table-cell office:value-type="float" office:value="0.0140118152132029" calcext:value-type="float">
            <text:p>0.014011815213203</text:p>
          </table:table-cell>
          <table:table-cell office:value-type="float" office:value="-1" calcext:value-type="float">
            <text:p>-1</text:p>
          </table:table-cell>
          <table:table-cell table:formula="of:=[.A13]*[.A$1]+[.B13]*[.B$1]+[.C$1]" office:value-type="float" office:value="-4124.83806584235" calcext:value-type="float">
            <text:p>-4124.83806584235</text:p>
          </table:table-cell>
          <table:table-cell table:formula="of:=IF([.D13]&gt;0;IF([.C13]&gt;0;&quot;true positive&quot;;&quot;false positive&quot;);IF([.C13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0.6" calcext:value-type="float">
            <text:p>0.6</text:p>
          </table:table-cell>
          <table:table-cell table:formula="of:=(-[.$C$1]-[.$A$1]*[.$F13])/[.$B$1]" office:value-type="float" office:value="-5.6619586495051" calcext:value-type="float">
            <text:p>-5.6619586495051</text:p>
          </table:table-cell>
          <table:table-cell table:number-columns-repeated="2"/>
        </table:table-row>
        <table:table-row table:style-name="ro1">
          <table:table-cell office:value-type="float" office:value="1.04588403610884" calcext:value-type="float">
            <text:p>1.04588403610884</text:p>
          </table:table-cell>
          <table:table-cell office:value-type="float" office:value="-1.82566841564076" calcext:value-type="float">
            <text:p>-1.82566841564076</text:p>
          </table:table-cell>
          <table:table-cell office:value-type="float" office:value="-1" calcext:value-type="float">
            <text:p>-1</text:p>
          </table:table-cell>
          <table:table-cell table:formula="of:=[.A14]*[.A$1]+[.B14]*[.B$1]+[.C$1]" office:value-type="float" office:value="-3216.57713584616" calcext:value-type="float">
            <text:p>-3216.57713584616</text:p>
          </table:table-cell>
          <table:table-cell table:formula="of:=IF([.D14]&gt;0;IF([.C14]&gt;0;&quot;true positive&quot;;&quot;false positive&quot;);IF([.C14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0.7" calcext:value-type="float">
            <text:p>0.7</text:p>
          </table:table-cell>
          <table:table-cell table:formula="of:=(-[.$C$1]-[.$A$1]*[.$F14])/[.$B$1]" office:value-type="float" office:value="-5.90678972001402" calcext:value-type="float">
            <text:p>-5.90678972001402</text:p>
          </table:table-cell>
          <table:table-cell table:number-columns-repeated="2"/>
        </table:table-row>
        <table:table-row table:style-name="ro1">
          <table:table-cell office:value-type="float" office:value="0.783756162520701" calcext:value-type="float">
            <text:p>0.783756162520701</text:p>
          </table:table-cell>
          <table:table-cell office:value-type="float" office:value="0.788362325728955" calcext:value-type="float">
            <text:p>0.788362325728955</text:p>
          </table:table-cell>
          <table:table-cell office:value-type="float" office:value="-1" calcext:value-type="float">
            <text:p>-1</text:p>
          </table:table-cell>
          <table:table-cell table:formula="of:=[.A15]*[.A$1]+[.B15]*[.B$1]+[.C$1]" office:value-type="float" office:value="-4503.91234459997" calcext:value-type="float">
            <text:p>-4503.91234459997</text:p>
          </table:table-cell>
          <table:table-cell table:formula="of:=IF([.D15]&gt;0;IF([.C15]&gt;0;&quot;true positive&quot;;&quot;false positive&quot;);IF([.C15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0.8" calcext:value-type="float">
            <text:p>0.8</text:p>
          </table:table-cell>
          <table:table-cell table:formula="of:=(-[.$C$1]-[.$A$1]*[.$F15])/[.$B$1]" office:value-type="float" office:value="-6.15162079052293" calcext:value-type="float">
            <text:p>-6.15162079052293</text:p>
          </table:table-cell>
          <table:table-cell table:number-columns-repeated="2"/>
        </table:table-row>
        <table:table-row table:style-name="ro1">
          <table:table-cell office:value-type="float" office:value="0.631368064092944" calcext:value-type="float">
            <text:p>0.631368064092944</text:p>
          </table:table-cell>
          <table:table-cell office:value-type="float" office:value="0.341359388871475" calcext:value-type="float">
            <text:p>0.341359388871475</text:p>
          </table:table-cell>
          <table:table-cell office:value-type="float" office:value="-1" calcext:value-type="float">
            <text:p>-1</text:p>
          </table:table-cell>
          <table:table-cell table:formula="of:=[.A16]*[.A$1]+[.B16]*[.B$1]+[.C$1]" office:value-type="float" office:value="-3968.61843561908" calcext:value-type="float">
            <text:p>-3968.61843561908</text:p>
          </table:table-cell>
          <table:table-cell table:formula="of:=IF([.D16]&gt;0;IF([.C16]&gt;0;&quot;true positive&quot;;&quot;false positive&quot;);IF([.C16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0.9" calcext:value-type="float">
            <text:p>0.9</text:p>
          </table:table-cell>
          <table:table-cell table:formula="of:=(-[.$C$1]-[.$A$1]*[.$F16])/[.$B$1]" office:value-type="float" office:value="-6.39645186103185" calcext:value-type="float">
            <text:p>-6.39645186103185</text:p>
          </table:table-cell>
          <table:table-cell table:number-columns-repeated="2"/>
        </table:table-row>
        <table:table-row table:style-name="ro1">
          <table:table-cell office:value-type="float" office:value="2.32614980204539" calcext:value-type="float">
            <text:p>2.32614980204539</text:p>
          </table:table-cell>
          <table:table-cell office:value-type="float" office:value="0.809099115341248" calcext:value-type="float">
            <text:p>0.809099115341248</text:p>
          </table:table-cell>
          <table:table-cell office:value-type="float" office:value="-1" calcext:value-type="float">
            <text:p>-1</text:p>
          </table:table-cell>
          <table:table-cell table:formula="of:=[.A17]*[.A$1]+[.B17]*[.B$1]+[.C$1]" office:value-type="float" office:value="-6982.29021356945" calcext:value-type="float">
            <text:p>-6982.29021356945</text:p>
          </table:table-cell>
          <table:table-cell table:formula="of:=IF([.D17]&gt;0;IF([.C17]&gt;0;&quot;true positive&quot;;&quot;false positive&quot;);IF([.C17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" calcext:value-type="float">
            <text:p>1</text:p>
          </table:table-cell>
          <table:table-cell table:formula="of:=(-[.$C$1]-[.$A$1]*[.$F17])/[.$B$1]" office:value-type="float" office:value="-6.64128293154077" calcext:value-type="float">
            <text:p>-6.64128293154077</text:p>
          </table:table-cell>
          <table:table-cell table:number-columns-repeated="2"/>
        </table:table-row>
        <table:table-row table:style-name="ro1">
          <table:table-cell office:value-type="float" office:value="1.03377385649546" calcext:value-type="float">
            <text:p>1.03377385649546</text:p>
          </table:table-cell>
          <table:table-cell office:value-type="float" office:value="0.232024193223549" calcext:value-type="float">
            <text:p>0.232024193223549</text:p>
          </table:table-cell>
          <table:table-cell office:value-type="float" office:value="-1" calcext:value-type="float">
            <text:p>-1</text:p>
          </table:table-cell>
          <table:table-cell table:formula="of:=[.A18]*[.A$1]+[.B18]*[.B$1]+[.C$1]" office:value-type="float" office:value="-4540.3229778163" calcext:value-type="float">
            <text:p>-4540.3229778163</text:p>
          </table:table-cell>
          <table:table-cell table:formula="of:=IF([.D18]&gt;0;IF([.C18]&gt;0;&quot;true positive&quot;;&quot;false positive&quot;);IF([.C18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1.68926912280849" calcext:value-type="float">
            <text:p>1.68926912280849</text:p>
          </table:table-cell>
          <table:table-cell office:value-type="float" office:value="0.436851493167536" calcext:value-type="float">
            <text:p>0.436851493167536</text:p>
          </table:table-cell>
          <table:table-cell office:value-type="float" office:value="-1" calcext:value-type="float">
            <text:p>-1</text:p>
          </table:table-cell>
          <table:table-cell table:formula="of:=[.A19]*[.A$1]+[.B19]*[.B$1]+[.C$1]" office:value-type="float" office:value="-5721.54087949577" calcext:value-type="float">
            <text:p>-5721.54087949577</text:p>
          </table:table-cell>
          <table:table-cell table:formula="of:=IF([.D19]&gt;0;IF([.C19]&gt;0;&quot;true positive&quot;;&quot;false positive&quot;);IF([.C19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0.876698144498836" calcext:value-type="float">
            <text:p>0.876698144498836</text:p>
          </table:table-cell>
          <table:table-cell office:value-type="float" office:value="0.473974134228061" calcext:value-type="float">
            <text:p>0.473974134228061</text:p>
          </table:table-cell>
          <table:table-cell office:value-type="float" office:value="-1" calcext:value-type="float">
            <text:p>-1</text:p>
          </table:table-cell>
          <table:table-cell table:formula="of:=[.A20]*[.A$1]+[.B20]*[.B$1]+[.C$1]" office:value-type="float" office:value="-4447.23180906582" calcext:value-type="float">
            <text:p>-4447.23180906582</text:p>
          </table:table-cell>
          <table:table-cell table:formula="of:=IF([.D20]&gt;0;IF([.C20]&gt;0;&quot;true positive&quot;;&quot;false positive&quot;);IF([.C20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-0.208999370043215" calcext:value-type="float">
            <text:p>-0.208999370043215</text:p>
          </table:table-cell>
          <table:table-cell office:value-type="float" office:value="0.011566125937308" calcext:value-type="float">
            <text:p>0.011566125937308</text:p>
          </table:table-cell>
          <table:table-cell office:value-type="float" office:value="-1" calcext:value-type="float">
            <text:p>-1</text:p>
          </table:table-cell>
          <table:table-cell table:formula="of:=[.A21]*[.A$1]+[.B21]*[.B$1]+[.C$1]" office:value-type="float" office:value="-2410.39524555926" calcext:value-type="float">
            <text:p>-2410.39524555926</text:p>
          </table:table-cell>
          <table:table-cell table:formula="of:=IF([.D21]&gt;0;IF([.C21]&gt;0;&quot;true positive&quot;;&quot;false positive&quot;);IF([.C21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0.756238265035533" calcext:value-type="float">
            <text:p>0.756238265035533</text:p>
          </table:table-cell>
          <table:table-cell office:value-type="float" office:value="-0.0153607308272039" calcext:value-type="float">
            <text:p>-0.015360730827204</text:p>
          </table:table-cell>
          <table:table-cell office:value-type="float" office:value="-1" calcext:value-type="float">
            <text:p>-1</text:p>
          </table:table-cell>
          <table:table-cell table:formula="of:=[.A22]*[.A$1]+[.B22]*[.B$1]+[.C$1]" office:value-type="float" office:value="-3935.33028412234" calcext:value-type="float">
            <text:p>-3935.33028412234</text:p>
          </table:table-cell>
          <table:table-cell table:formula="of:=IF([.D22]&gt;0;IF([.C22]&gt;0;&quot;true positive&quot;;&quot;false positive&quot;);IF([.C22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0.628749082500083" calcext:value-type="float">
            <text:p>0.628749082500083</text:p>
          </table:table-cell>
          <table:table-cell office:value-type="float" office:value="0.207343846926306" calcext:value-type="float">
            <text:p>0.207343846926306</text:p>
          </table:table-cell>
          <table:table-cell office:value-type="float" office:value="-1" calcext:value-type="float">
            <text:p>-1</text:p>
          </table:table-cell>
          <table:table-cell table:formula="of:=[.A23]*[.A$1]+[.B23]*[.B$1]+[.C$1]" office:value-type="float" office:value="-3876.9584116738" calcext:value-type="float">
            <text:p>-3876.9584116738</text:p>
          </table:table-cell>
          <table:table-cell table:formula="of:=IF([.D23]&gt;0;IF([.C23]&gt;0;&quot;true positive&quot;;&quot;false positive&quot;);IF([.C23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1.01589516882825" calcext:value-type="float">
            <text:p>1.01589516882825</text:p>
          </table:table-cell>
          <table:table-cell office:value-type="float" office:value="1.04459430889565" calcext:value-type="float">
            <text:p>1.04459430889565</text:p>
          </table:table-cell>
          <table:table-cell office:value-type="float" office:value="-1" calcext:value-type="float">
            <text:p>-1</text:p>
          </table:table-cell>
          <table:table-cell table:formula="of:=[.A24]*[.A$1]+[.B24]*[.B$1]+[.C$1]" office:value-type="float" office:value="-5042.13308465695" calcext:value-type="float">
            <text:p>-5042.13308465695</text:p>
          </table:table-cell>
          <table:table-cell table:formula="of:=IF([.D24]&gt;0;IF([.C24]&gt;0;&quot;true positive&quot;;&quot;false positive&quot;);IF([.C24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0.745546884989343" calcext:value-type="float">
            <text:p>0.745546884989343</text:p>
          </table:table-cell>
          <table:table-cell office:value-type="float" office:value="0.807882306333675" calcext:value-type="float">
            <text:p>0.807882306333675</text:p>
          </table:table-cell>
          <table:table-cell office:value-type="float" office:value="-1" calcext:value-type="float">
            <text:p>-1</text:p>
          </table:table-cell>
          <table:table-cell table:formula="of:=[.A25]*[.A$1]+[.B25]*[.B$1]+[.C$1]" office:value-type="float" office:value="-4455.59260025485" calcext:value-type="float">
            <text:p>-4455.59260025485</text:p>
          </table:table-cell>
          <table:table-cell table:formula="of:=IF([.D25]&gt;0;IF([.C25]&gt;0;&quot;true positive&quot;;&quot;false positive&quot;);IF([.C25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0.0393268372911431" calcext:value-type="float">
            <text:p>0.039326837291143</text:p>
          </table:table-cell>
          <table:table-cell office:value-type="float" office:value="2.09504410622571" calcext:value-type="float">
            <text:p>2.09504410622571</text:p>
          </table:table-cell>
          <table:table-cell office:value-type="float" office:value="-1" calcext:value-type="float">
            <text:p>-1</text:p>
          </table:table-cell>
          <table:table-cell table:formula="of:=[.A26]*[.A$1]+[.B26]*[.B$1]+[.C$1]" office:value-type="float" office:value="-4167.16554407474" calcext:value-type="float">
            <text:p>-4167.16554407474</text:p>
          </table:table-cell>
          <table:table-cell table:formula="of:=IF([.D26]&gt;0;IF([.C26]&gt;0;&quot;true positive&quot;;&quot;false positive&quot;);IF([.C26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1.385980245617" calcext:value-type="float">
            <text:p>1.385980245617</text:p>
          </table:table-cell>
          <table:table-cell office:value-type="float" office:value="0.725152572937334" calcext:value-type="float">
            <text:p>0.725152572937334</text:p>
          </table:table-cell>
          <table:table-cell office:value-type="float" office:value="-1" calcext:value-type="float">
            <text:p>-1</text:p>
          </table:table-cell>
          <table:table-cell table:formula="of:=[.A27]*[.A$1]+[.B27]*[.B$1]+[.C$1]" office:value-type="float" office:value="-5425.04618044455" calcext:value-type="float">
            <text:p>-5425.04618044455</text:p>
          </table:table-cell>
          <table:table-cell table:formula="of:=IF([.D27]&gt;0;IF([.C27]&gt;0;&quot;true positive&quot;;&quot;false positive&quot;);IF([.C27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1.66099270777111" calcext:value-type="float">
            <text:p>1.66099270777111</text:p>
          </table:table-cell>
          <table:table-cell office:value-type="float" office:value="-0.292373362125212" calcext:value-type="float">
            <text:p>-0.292373362125212</text:p>
          </table:table-cell>
          <table:table-cell office:value-type="float" office:value="-1" calcext:value-type="float">
            <text:p>-1</text:p>
          </table:table-cell>
          <table:table-cell table:formula="of:=[.A28]*[.A$1]+[.B28]*[.B$1]+[.C$1]" office:value-type="float" office:value="-5200.37318224316" calcext:value-type="float">
            <text:p>-5200.37318224316</text:p>
          </table:table-cell>
          <table:table-cell table:formula="of:=IF([.D28]&gt;0;IF([.C28]&gt;0;&quot;true positive&quot;;&quot;false positive&quot;);IF([.C28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1.33884654218641" calcext:value-type="float">
            <text:p>1.33884654218641</text:p>
          </table:table-cell>
          <table:table-cell office:value-type="float" office:value="0.81118059392232" calcext:value-type="float">
            <text:p>0.81118059392232</text:p>
          </table:table-cell>
          <table:table-cell office:value-type="float" office:value="-1" calcext:value-type="float">
            <text:p>-1</text:p>
          </table:table-cell>
          <table:table-cell table:formula="of:=[.A29]*[.A$1]+[.B29]*[.B$1]+[.C$1]" office:value-type="float" office:value="-5405.87581774139" calcext:value-type="float">
            <text:p>-5405.87581774139</text:p>
          </table:table-cell>
          <table:table-cell table:formula="of:=IF([.D29]&gt;0;IF([.C29]&gt;0;&quot;true positive&quot;;&quot;false positive&quot;);IF([.C29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1.120869645455" calcext:value-type="float">
            <text:p>1.120869645455</text:p>
          </table:table-cell>
          <table:table-cell office:value-type="float" office:value="1.3599204382225" calcext:value-type="float">
            <text:p>1.3599204382225</text:p>
          </table:table-cell>
          <table:table-cell office:value-type="float" office:value="-1" calcext:value-type="float">
            <text:p>-1</text:p>
          </table:table-cell>
          <table:table-cell table:formula="of:=[.A30]*[.A$1]+[.B30]*[.B$1]+[.C$1]" office:value-type="float" office:value="-5415.70884351044" calcext:value-type="float">
            <text:p>-5415.70884351044</text:p>
          </table:table-cell>
          <table:table-cell table:formula="of:=IF([.D30]&gt;0;IF([.C30]&gt;0;&quot;true positive&quot;;&quot;false positive&quot;);IF([.C30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0.921954676183424" calcext:value-type="float">
            <text:p>0.921954676183424</text:p>
          </table:table-cell>
          <table:table-cell office:value-type="float" office:value="0.121220232093987" calcext:value-type="float">
            <text:p>0.121220232093987</text:p>
          </table:table-cell>
          <table:table-cell office:value-type="float" office:value="-1" calcext:value-type="float">
            <text:p>-1</text:p>
          </table:table-cell>
          <table:table-cell table:formula="of:=[.A31]*[.A$1]+[.B31]*[.B$1]+[.C$1]" office:value-type="float" office:value="-4289.30481396583" calcext:value-type="float">
            <text:p>-4289.30481396583</text:p>
          </table:table-cell>
          <table:table-cell table:formula="of:=IF([.D31]&gt;0;IF([.C31]&gt;0;&quot;true positive&quot;;&quot;false positive&quot;);IF([.C31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-0.117078063205652" calcext:value-type="float">
            <text:p>-0.117078063205652</text:p>
          </table:table-cell>
          <table:table-cell office:value-type="float" office:value="-0.163029349216861" calcext:value-type="float">
            <text:p>-0.163029349216861</text:p>
          </table:table-cell>
          <table:table-cell office:value-type="float" office:value="-1" calcext:value-type="float">
            <text:p>-1</text:p>
          </table:table-cell>
          <table:table-cell table:formula="of:=[.A32]*[.A$1]+[.B32]*[.B$1]+[.C$1]" office:value-type="float" office:value="-2443.32921407591" calcext:value-type="float">
            <text:p>-2443.32921407591</text:p>
          </table:table-cell>
          <table:table-cell table:formula="of:=IF([.D32]&gt;0;IF([.C32]&gt;0;&quot;true positive&quot;;&quot;false positive&quot;);IF([.C32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0.3364126056677" calcext:value-type="float">
            <text:p>0.3364126056677</text:p>
          </table:table-cell>
          <table:table-cell office:value-type="float" office:value="-0.0883348832315112" calcext:value-type="float">
            <text:p>-0.088334883231511</text:p>
          </table:table-cell>
          <table:table-cell office:value-type="float" office:value="-1" calcext:value-type="float">
            <text:p>-1</text:p>
          </table:table-cell>
          <table:table-cell table:formula="of:=[.A33]*[.A$1]+[.B33]*[.B$1]+[.C$1]" office:value-type="float" office:value="-3216.79059792501" calcext:value-type="float">
            <text:p>-3216.79059792501</text:p>
          </table:table-cell>
          <table:table-cell table:formula="of:=IF([.D33]&gt;0;IF([.C33]&gt;0;&quot;true positive&quot;;&quot;false positive&quot;);IF([.C33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0.621701367193498" calcext:value-type="float">
            <text:p>0.621701367193498</text:p>
          </table:table-cell>
          <table:table-cell office:value-type="float" office:value="0.651562332283298" calcext:value-type="float">
            <text:p>0.651562332283298</text:p>
          </table:table-cell>
          <table:table-cell office:value-type="float" office:value="-1" calcext:value-type="float">
            <text:p>-1</text:p>
          </table:table-cell>
          <table:table-cell table:formula="of:=[.A34]*[.A$1]+[.B34]*[.B$1]+[.C$1]" office:value-type="float" office:value="-4155.64634253188" calcext:value-type="float">
            <text:p>-4155.64634253188</text:p>
          </table:table-cell>
          <table:table-cell table:formula="of:=IF([.D34]&gt;0;IF([.C34]&gt;0;&quot;true positive&quot;;&quot;false positive&quot;);IF([.C34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1.92991776797975" calcext:value-type="float">
            <text:p>1.92991776797975</text:p>
          </table:table-cell>
          <table:table-cell office:value-type="float" office:value="0.958602107741368" calcext:value-type="float">
            <text:p>0.958602107741368</text:p>
          </table:table-cell>
          <table:table-cell office:value-type="float" office:value="-1" calcext:value-type="float">
            <text:p>-1</text:p>
          </table:table-cell>
          <table:table-cell table:formula="of:=[.A35]*[.A$1]+[.B35]*[.B$1]+[.C$1]" office:value-type="float" office:value="-6446.67008210732" calcext:value-type="float">
            <text:p>-6446.67008210732</text:p>
          </table:table-cell>
          <table:table-cell table:formula="of:=IF([.D35]&gt;0;IF([.C35]&gt;0;&quot;true positive&quot;;&quot;false positive&quot;);IF([.C35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0.590201559513313" calcext:value-type="float">
            <text:p>0.590201559513313</text:p>
          </table:table-cell>
          <table:table-cell office:value-type="float" office:value="-1.64276706451484" calcext:value-type="float">
            <text:p>-1.64276706451484</text:p>
          </table:table-cell>
          <table:table-cell office:value-type="float" office:value="-1" calcext:value-type="float">
            <text:p>-1</text:p>
          </table:table-cell>
          <table:table-cell table:formula="of:=[.A36]*[.A$1]+[.B36]*[.B$1]+[.C$1]" office:value-type="float" office:value="-2607.75124109809" calcext:value-type="float">
            <text:p>-2607.75124109809</text:p>
          </table:table-cell>
          <table:table-cell table:formula="of:=IF([.D36]&gt;0;IF([.C36]&gt;0;&quot;true positive&quot;;&quot;false positive&quot;);IF([.C36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0.171446902831745" calcext:value-type="float">
            <text:p>0.171446902831745</text:p>
          </table:table-cell>
          <table:table-cell office:value-type="float" office:value="-0.207703235351426" calcext:value-type="float">
            <text:p>-0.207703235351426</text:p>
          </table:table-cell>
          <table:table-cell office:value-type="float" office:value="-1" calcext:value-type="float">
            <text:p>-1</text:p>
          </table:table-cell>
          <table:table-cell table:formula="of:=[.A37]*[.A$1]+[.B37]*[.B$1]+[.C$1]" office:value-type="float" office:value="-2875.25077574749" calcext:value-type="float">
            <text:p>-2875.25077574749</text:p>
          </table:table-cell>
          <table:table-cell table:formula="of:=IF([.D37]&gt;0;IF([.C37]&gt;0;&quot;true positive&quot;;&quot;false positive&quot;);IF([.C37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0.59448647236878" calcext:value-type="float">
            <text:p>0.59448647236878</text:p>
          </table:table-cell>
          <table:table-cell office:value-type="float" office:value="0.174404779894319" calcext:value-type="float">
            <text:p>0.174404779894319</text:p>
          </table:table-cell>
          <table:table-cell office:value-type="float" office:value="-1" calcext:value-type="float">
            <text:p>-1</text:p>
          </table:table-cell>
          <table:table-cell table:formula="of:=[.A38]*[.A$1]+[.B38]*[.B$1]+[.C$1]" office:value-type="float" office:value="-3800.7045821032" calcext:value-type="float">
            <text:p>-3800.7045821032</text:p>
          </table:table-cell>
          <table:table-cell table:formula="of:=IF([.D38]&gt;0;IF([.C38]&gt;0;&quot;true positive&quot;;&quot;false positive&quot;);IF([.C38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3.1" calcext:value-type="float">
            <text:p>163.1</text:p>
          </table:table-cell>
          <table:table-cell table:formula="of:=(-[.$C$1]-[.$A$1]*[.$F38])/[.$B$1]" office:value-type="float" office:value="-403.512448226498" calcext:value-type="float">
            <text:p>-403.512448226498</text:p>
          </table:table-cell>
          <table:table-cell table:number-columns-repeated="2"/>
        </table:table-row>
        <table:table-row table:style-name="ro1">
          <table:table-cell office:value-type="float" office:value="1.23333811475943" calcext:value-type="float">
            <text:p>1.23333811475943</text:p>
          </table:table-cell>
          <table:table-cell office:value-type="float" office:value="0.238113236447811" calcext:value-type="float">
            <text:p>0.238113236447811</text:p>
          </table:table-cell>
          <table:table-cell office:value-type="float" office:value="-1" calcext:value-type="float">
            <text:p>-1</text:p>
          </table:table-cell>
          <table:table-cell table:formula="of:=[.A39]*[.A$1]+[.B39]*[.B$1]+[.C$1]" office:value-type="float" office:value="-4863.2137225619" calcext:value-type="float">
            <text:p>-4863.2137225619</text:p>
          </table:table-cell>
          <table:table-cell table:formula="of:=IF([.D39]&gt;0;IF([.C39]&gt;0;&quot;true positive&quot;;&quot;false positive&quot;);IF([.C39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3.2" calcext:value-type="float">
            <text:p>163.2</text:p>
          </table:table-cell>
          <table:table-cell table:formula="of:=(-[.$C$1]-[.$A$1]*[.$F39])/[.$B$1]" office:value-type="float" office:value="-403.757279297007" calcext:value-type="float">
            <text:p>-403.757279297007</text:p>
          </table:table-cell>
          <table:table-cell table:number-columns-repeated="2"/>
        </table:table-row>
        <table:table-row table:style-name="ro1">
          <table:table-cell office:value-type="float" office:value="-0.0689665131804781" calcext:value-type="float">
            <text:p>-0.068966513180478</text:p>
          </table:table-cell>
          <table:table-cell office:value-type="float" office:value="-0.794927717179251" calcext:value-type="float">
            <text:p>-0.794927717179251</text:p>
          </table:table-cell>
          <table:table-cell office:value-type="float" office:value="-1" calcext:value-type="float">
            <text:p>-1</text:p>
          </table:table-cell>
          <table:table-cell table:formula="of:=[.A40]*[.A$1]+[.B40]*[.B$1]+[.C$1]" office:value-type="float" office:value="-2107.76133209349" calcext:value-type="float">
            <text:p>-2107.76133209349</text:p>
          </table:table-cell>
          <table:table-cell table:formula="of:=IF([.D40]&gt;0;IF([.C40]&gt;0;&quot;true positive&quot;;&quot;false positive&quot;);IF([.C40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3.3" calcext:value-type="float">
            <text:p>163.3</text:p>
          </table:table-cell>
          <table:table-cell table:formula="of:=(-[.$C$1]-[.$A$1]*[.$F40])/[.$B$1]" office:value-type="float" office:value="-404.002110367516" calcext:value-type="float">
            <text:p>-404.002110367516</text:p>
          </table:table-cell>
          <table:table-cell table:number-columns-repeated="2"/>
        </table:table-row>
        <table:table-row table:style-name="ro1">
          <table:table-cell office:value-type="float" office:value="1.12040079257761" calcext:value-type="float">
            <text:p>1.12040079257761</text:p>
          </table:table-cell>
          <table:table-cell office:value-type="float" office:value="0.836546118743604" calcext:value-type="float">
            <text:p>0.836546118743604</text:p>
          </table:table-cell>
          <table:table-cell office:value-type="float" office:value="-1" calcext:value-type="float">
            <text:p>-1</text:p>
          </table:table-cell>
          <table:table-cell table:formula="of:=[.A41]*[.A$1]+[.B41]*[.B$1]+[.C$1]" office:value-type="float" office:value="-5073.34230568534" calcext:value-type="float">
            <text:p>-5073.34230568534</text:p>
          </table:table-cell>
          <table:table-cell table:formula="of:=IF([.D41]&gt;0;IF([.C41]&gt;0;&quot;true positive&quot;;&quot;false positive&quot;);IF([.C41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3.4" calcext:value-type="float">
            <text:p>163.4</text:p>
          </table:table-cell>
          <table:table-cell table:formula="of:=(-[.$C$1]-[.$A$1]*[.$F41])/[.$B$1]" office:value-type="float" office:value="-404.246941438025" calcext:value-type="float">
            <text:p>-404.246941438025</text:p>
          </table:table-cell>
          <table:table-cell table:number-columns-repeated="2"/>
        </table:table-row>
        <table:table-row table:style-name="ro1">
          <table:table-cell office:value-type="float" office:value="-0.773272447503775" calcext:value-type="float">
            <text:p>-0.773272447503775</text:p>
          </table:table-cell>
          <table:table-cell office:value-type="float" office:value="0.168933310738458" calcext:value-type="float">
            <text:p>0.168933310738458</text:p>
          </table:table-cell>
          <table:table-cell office:value-type="float" office:value="-1" calcext:value-type="float">
            <text:p>-1</text:p>
          </table:table-cell>
          <table:table-cell table:formula="of:=[.A42]*[.A$1]+[.B42]*[.B$1]+[.C$1]" office:value-type="float" office:value="-1611.36802590434" calcext:value-type="float">
            <text:p>-1611.36802590434</text:p>
          </table:table-cell>
          <table:table-cell table:formula="of:=IF([.D42]&gt;0;IF([.C42]&gt;0;&quot;true positive&quot;;&quot;false positive&quot;);IF([.C42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3.5" calcext:value-type="float">
            <text:p>163.5</text:p>
          </table:table-cell>
          <table:table-cell table:formula="of:=(-[.$C$1]-[.$A$1]*[.$F42])/[.$B$1]" office:value-type="float" office:value="-404.491772508534" calcext:value-type="float">
            <text:p>-404.491772508534</text:p>
          </table:table-cell>
          <table:table-cell table:number-columns-repeated="2"/>
        </table:table-row>
        <table:table-row table:style-name="ro1">
          <table:table-cell office:value-type="float" office:value="0.725985033500572" calcext:value-type="float">
            <text:p>0.725985033500572</text:p>
          </table:table-cell>
          <table:table-cell office:value-type="float" office:value="1.44029025116496" calcext:value-type="float">
            <text:p>1.44029025116496</text:p>
          </table:table-cell>
          <table:table-cell office:value-type="float" office:value="-1" calcext:value-type="float">
            <text:p>-1</text:p>
          </table:table-cell>
          <table:table-cell table:formula="of:=[.A43]*[.A$1]+[.B43]*[.B$1]+[.C$1]" office:value-type="float" office:value="-4837.11731662232" calcext:value-type="float">
            <text:p>-4837.11731662232</text:p>
          </table:table-cell>
          <table:table-cell table:formula="of:=IF([.D43]&gt;0;IF([.C43]&gt;0;&quot;true positive&quot;;&quot;false positive&quot;);IF([.C43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3.6" calcext:value-type="float">
            <text:p>163.6</text:p>
          </table:table-cell>
          <table:table-cell table:formula="of:=(-[.$C$1]-[.$A$1]*[.$F43])/[.$B$1]" office:value-type="float" office:value="-404.736603579043" calcext:value-type="float">
            <text:p>-404.736603579043</text:p>
          </table:table-cell>
          <table:table-cell table:number-columns-repeated="2"/>
        </table:table-row>
        <table:table-row table:style-name="ro1">
          <table:table-cell office:value-type="float" office:value="0.953107740876242" calcext:value-type="float">
            <text:p>0.953107740876242</text:p>
          </table:table-cell>
          <table:table-cell office:value-type="float" office:value="-0.242480516251018" calcext:value-type="float">
            <text:p>-0.242480516251018</text:p>
          </table:table-cell>
          <table:table-cell office:value-type="float" office:value="-1" calcext:value-type="float">
            <text:p>-1</text:p>
          </table:table-cell>
          <table:table-cell table:formula="of:=[.A44]*[.A$1]+[.B44]*[.B$1]+[.C$1]" office:value-type="float" office:value="-4101.69435335359" calcext:value-type="float">
            <text:p>-4101.69435335359</text:p>
          </table:table-cell>
          <table:table-cell table:formula="of:=IF([.D44]&gt;0;IF([.C44]&gt;0;&quot;true positive&quot;;&quot;false positive&quot;);IF([.C44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3.7" calcext:value-type="float">
            <text:p>163.7</text:p>
          </table:table-cell>
          <table:table-cell table:formula="of:=(-[.$C$1]-[.$A$1]*[.$F44])/[.$B$1]" office:value-type="float" office:value="-404.981434649552" calcext:value-type="float">
            <text:p>-404.981434649552</text:p>
          </table:table-cell>
          <table:table-cell table:number-columns-repeated="2"/>
        </table:table-row>
        <table:table-row table:style-name="ro1">
          <table:table-cell office:value-type="float" office:value="0.258091778599396" calcext:value-type="float">
            <text:p>0.258091778599396</text:p>
          </table:table-cell>
          <table:table-cell office:value-type="float" office:value="0.42695106708496" calcext:value-type="float">
            <text:p>0.42695106708496</text:p>
          </table:table-cell>
          <table:table-cell office:value-type="float" office:value="-1" calcext:value-type="float">
            <text:p>-1</text:p>
          </table:table-cell>
          <table:table-cell table:formula="of:=[.A45]*[.A$1]+[.B45]*[.B$1]+[.C$1]" office:value-type="float" office:value="-3427.96680019783" calcext:value-type="float">
            <text:p>-3427.96680019783</text:p>
          </table:table-cell>
          <table:table-cell table:formula="of:=IF([.D45]&gt;0;IF([.C45]&gt;0;&quot;true positive&quot;;&quot;false positive&quot;);IF([.C45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3.8" calcext:value-type="float">
            <text:p>163.8</text:p>
          </table:table-cell>
          <table:table-cell table:formula="of:=(-[.$C$1]-[.$A$1]*[.$F45])/[.$B$1]" office:value-type="float" office:value="-405.226265720061" calcext:value-type="float">
            <text:p>-405.226265720061</text:p>
          </table:table-cell>
          <table:table-cell table:number-columns-repeated="2"/>
        </table:table-row>
        <table:table-row table:style-name="ro1">
          <table:table-cell office:value-type="float" office:value="1.06123615501726" calcext:value-type="float">
            <text:p>1.06123615501726</text:p>
          </table:table-cell>
          <table:table-cell office:value-type="float" office:value="1.0650125188331" calcext:value-type="float">
            <text:p>1.0650125188331</text:p>
          </table:table-cell>
          <table:table-cell office:value-type="float" office:value="-1" calcext:value-type="float">
            <text:p>-1</text:p>
          </table:table-cell>
          <table:table-cell table:formula="of:=[.A46]*[.A$1]+[.B46]*[.B$1]+[.C$1]" office:value-type="float" office:value="-5127.91823616621" calcext:value-type="float">
            <text:p>-5127.91823616621</text:p>
          </table:table-cell>
          <table:table-cell table:formula="of:=IF([.D46]&gt;0;IF([.C46]&gt;0;&quot;true positive&quot;;&quot;false positive&quot;);IF([.C46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3.9" calcext:value-type="float">
            <text:p>163.9</text:p>
          </table:table-cell>
          <table:table-cell table:formula="of:=(-[.$C$1]-[.$A$1]*[.$F46])/[.$B$1]" office:value-type="float" office:value="-405.47109679057" calcext:value-type="float">
            <text:p>-405.47109679057</text:p>
          </table:table-cell>
          <table:table-cell table:number-columns-repeated="2"/>
        </table:table-row>
        <table:table-row table:style-name="ro1">
          <table:table-cell office:value-type="float" office:value="2.36282372423937" calcext:value-type="float">
            <text:p>2.36282372423937</text:p>
          </table:table-cell>
          <table:table-cell office:value-type="float" office:value="2.57010444652672" calcext:value-type="float">
            <text:p>2.57010444652672</text:p>
          </table:table-cell>
          <table:table-cell office:value-type="float" office:value="-1" calcext:value-type="float">
            <text:p>-1</text:p>
          </table:table-cell>
          <table:table-cell table:formula="of:=[.A47]*[.A$1]+[.B47]*[.B$1]+[.C$1]" office:value-type="float" office:value="-8190.34218996588" calcext:value-type="float">
            <text:p>-8190.34218996588</text:p>
          </table:table-cell>
          <table:table-cell table:formula="of:=IF([.D47]&gt;0;IF([.C47]&gt;0;&quot;true positive&quot;;&quot;false positive&quot;);IF([.C47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4" calcext:value-type="float">
            <text:p>164</text:p>
          </table:table-cell>
          <table:table-cell table:formula="of:=(-[.$C$1]-[.$A$1]*[.$F47])/[.$B$1]" office:value-type="float" office:value="-405.715927861079" calcext:value-type="float">
            <text:p>-405.715927861079</text:p>
          </table:table-cell>
          <table:table-cell table:number-columns-repeated="2"/>
        </table:table-row>
        <table:table-row table:style-name="ro1">
          <table:table-cell office:value-type="float" office:value="0.397341723951866" calcext:value-type="float">
            <text:p>0.397341723951866</text:p>
          </table:table-cell>
          <table:table-cell office:value-type="float" office:value="0.42404663523616" calcext:value-type="float">
            <text:p>0.42404663523616</text:p>
          </table:table-cell>
          <table:table-cell office:value-type="float" office:value="-1" calcext:value-type="float">
            <text:p>-1</text:p>
          </table:table-cell>
          <table:table-cell table:formula="of:=[.A48]*[.A$1]+[.B48]*[.B$1]+[.C$1]" office:value-type="float" office:value="-3648.60123238957" calcext:value-type="float">
            <text:p>-3648.60123238957</text:p>
          </table:table-cell>
          <table:table-cell table:formula="of:=IF([.D48]&gt;0;IF([.C48]&gt;0;&quot;true positive&quot;;&quot;false positive&quot;);IF([.C48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4.1" calcext:value-type="float">
            <text:p>164.1</text:p>
          </table:table-cell>
          <table:table-cell table:formula="of:=(-[.$C$1]-[.$A$1]*[.$F48])/[.$B$1]" office:value-type="float" office:value="-405.960758931588" calcext:value-type="float">
            <text:p>-405.960758931588</text:p>
          </table:table-cell>
          <table:table-cell table:number-columns-repeated="2"/>
        </table:table-row>
        <table:table-row table:style-name="ro1">
          <table:table-cell office:value-type="float" office:value="0.735246047612031" calcext:value-type="float">
            <text:p>0.735246047612031</text:p>
          </table:table-cell>
          <table:table-cell office:value-type="float" office:value="-0.374927805250349" calcext:value-type="float">
            <text:p>-0.374927805250349</text:p>
          </table:table-cell>
          <table:table-cell office:value-type="float" office:value="-1" calcext:value-type="float">
            <text:p>-1</text:p>
          </table:table-cell>
          <table:table-cell table:formula="of:=[.A49]*[.A$1]+[.B49]*[.B$1]+[.C$1]" office:value-type="float" office:value="-3667.08650117083" calcext:value-type="float">
            <text:p>-3667.08650117083</text:p>
          </table:table-cell>
          <table:table-cell table:formula="of:=IF([.D49]&gt;0;IF([.C49]&gt;0;&quot;true positive&quot;;&quot;false positive&quot;);IF([.C49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4.2" calcext:value-type="float">
            <text:p>164.2</text:p>
          </table:table-cell>
          <table:table-cell table:formula="of:=(-[.$C$1]-[.$A$1]*[.$F49])/[.$B$1]" office:value-type="float" office:value="-406.205590002096" calcext:value-type="float">
            <text:p>-406.205590002096</text:p>
          </table:table-cell>
          <table:table-cell table:number-columns-repeated="2"/>
        </table:table-row>
        <table:table-row table:style-name="ro1">
          <table:table-cell office:value-type="float" office:value="0.563767676644094" calcext:value-type="float">
            <text:p>0.563767676644094</text:p>
          </table:table-cell>
          <table:table-cell office:value-type="float" office:value="0.895965990459716" calcext:value-type="float">
            <text:p>0.895965990459716</text:p>
          </table:table-cell>
          <table:table-cell office:value-type="float" office:value="-1" calcext:value-type="float">
            <text:p>-1</text:p>
          </table:table-cell>
          <table:table-cell table:formula="of:=[.A50]*[.A$1]+[.B50]*[.B$1]+[.C$1]" office:value-type="float" office:value="-4222.59198328986" calcext:value-type="float">
            <text:p>-4222.59198328986</text:p>
          </table:table-cell>
          <table:table-cell table:formula="of:=IF([.D50]&gt;0;IF([.C50]&gt;0;&quot;true positive&quot;;&quot;false positive&quot;);IF([.C50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4.3" calcext:value-type="float">
            <text:p>164.3</text:p>
          </table:table-cell>
          <table:table-cell table:formula="of:=(-[.$C$1]-[.$A$1]*[.$F50])/[.$B$1]" office:value-type="float" office:value="-406.450421072605" calcext:value-type="float">
            <text:p>-406.450421072605</text:p>
          </table:table-cell>
          <table:table-cell table:number-columns-repeated="2"/>
        </table:table-row>
        <table:table-row table:style-name="ro1">
          <table:table-cell office:value-type="float" office:value="1.91018252964392" calcext:value-type="float">
            <text:p>1.91018252964392</text:p>
          </table:table-cell>
          <table:table-cell office:value-type="float" office:value="0.756903071195363" calcext:value-type="float">
            <text:p>0.756903071195363</text:p>
          </table:table-cell>
          <table:table-cell office:value-type="float" office:value="-1" calcext:value-type="float">
            <text:p>-1</text:p>
          </table:table-cell>
          <table:table-cell table:formula="of:=[.A51]*[.A$1]+[.B51]*[.B$1]+[.C$1]" office:value-type="float" office:value="-6283.47877616938" calcext:value-type="float">
            <text:p>-6283.47877616938</text:p>
          </table:table-cell>
          <table:table-cell table:formula="of:=IF([.D51]&gt;0;IF([.C51]&gt;0;&quot;true positive&quot;;&quot;false positive&quot;);IF([.C51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4.4" calcext:value-type="float">
            <text:p>164.4</text:p>
          </table:table-cell>
          <table:table-cell table:formula="of:=(-[.$C$1]-[.$A$1]*[.$F51])/[.$B$1]" office:value-type="float" office:value="-406.695252143114" calcext:value-type="float">
            <text:p>-406.695252143114</text:p>
          </table:table-cell>
          <table:table-cell table:number-columns-repeated="2"/>
        </table:table-row>
        <table:table-row table:style-name="ro1">
          <table:table-cell office:value-type="float" office:value="-0.363016717399906" calcext:value-type="float">
            <text:p>-0.363016717399906</text:p>
          </table:table-cell>
          <table:table-cell office:value-type="float" office:value="-1.05517772475842" calcext:value-type="float">
            <text:p>-1.05517772475842</text:p>
          </table:table-cell>
          <table:table-cell office:value-type="float" office:value="-1" calcext:value-type="float">
            <text:p>-1</text:p>
          </table:table-cell>
          <table:table-cell table:formula="of:=[.A52]*[.A$1]+[.B52]*[.B$1]+[.C$1]" office:value-type="float" office:value="-1467.97993622224" calcext:value-type="float">
            <text:p>-1467.97993622224</text:p>
          </table:table-cell>
          <table:table-cell table:formula="of:=IF([.D52]&gt;0;IF([.C52]&gt;0;&quot;true positive&quot;;&quot;false positive&quot;);IF([.C52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4.5" calcext:value-type="float">
            <text:p>164.5</text:p>
          </table:table-cell>
          <table:table-cell table:formula="of:=(-[.$C$1]-[.$A$1]*[.$F52])/[.$B$1]" office:value-type="float" office:value="-406.940083213623" calcext:value-type="float">
            <text:p>-406.940083213623</text:p>
          </table:table-cell>
          <table:table-cell table:number-columns-repeated="2"/>
        </table:table-row>
        <table:table-row table:style-name="ro1">
          <table:table-cell office:value-type="float" office:value="-0.0698318807613124" calcext:value-type="float">
            <text:p>-0.069831880761312</text:p>
          </table:table-cell>
          <table:table-cell office:value-type="float" office:value="0.581906046384365" calcext:value-type="float">
            <text:p>0.581906046384365</text:p>
          </table:table-cell>
          <table:table-cell office:value-type="float" office:value="-1" calcext:value-type="float">
            <text:p>-1</text:p>
          </table:table-cell>
          <table:table-cell table:formula="of:=[.A53]*[.A$1]+[.B53]*[.B$1]+[.C$1]" office:value-type="float" office:value="-3005.06639453085" calcext:value-type="float">
            <text:p>-3005.06639453085</text:p>
          </table:table-cell>
          <table:table-cell table:formula="of:=IF([.D53]&gt;0;IF([.C53]&gt;0;&quot;true positive&quot;;&quot;false positive&quot;);IF([.C53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4.6" calcext:value-type="float">
            <text:p>164.6</text:p>
          </table:table-cell>
          <table:table-cell table:formula="of:=(-[.$C$1]-[.$A$1]*[.$F53])/[.$B$1]" office:value-type="float" office:value="-407.184914284132" calcext:value-type="float">
            <text:p>-407.184914284132</text:p>
          </table:table-cell>
          <table:table-cell table:number-columns-repeated="2"/>
        </table:table-row>
        <table:table-row table:style-name="ro1">
          <table:table-cell office:value-type="float" office:value="1.02508639405892" calcext:value-type="float">
            <text:p>1.02508639405892</text:p>
          </table:table-cell>
          <table:table-cell office:value-type="float" office:value="-0.174354445983829" calcext:value-type="float">
            <text:p>-0.174354445983829</text:p>
          </table:table-cell>
          <table:table-cell office:value-type="float" office:value="-1" calcext:value-type="float">
            <text:p>-1</text:p>
          </table:table-cell>
          <table:table-cell table:formula="of:=[.A54]*[.A$1]+[.B54]*[.B$1]+[.C$1]" office:value-type="float" office:value="-4261.18809122165" calcext:value-type="float">
            <text:p>-4261.18809122165</text:p>
          </table:table-cell>
          <table:table-cell table:formula="of:=IF([.D54]&gt;0;IF([.C54]&gt;0;&quot;true positive&quot;;&quot;false positive&quot;);IF([.C54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4.7" calcext:value-type="float">
            <text:p>164.7</text:p>
          </table:table-cell>
          <table:table-cell table:formula="of:=(-[.$C$1]-[.$A$1]*[.$F54])/[.$B$1]" office:value-type="float" office:value="-407.429745354641" calcext:value-type="float">
            <text:p>-407.429745354641</text:p>
          </table:table-cell>
          <table:table-cell table:number-columns-repeated="2"/>
        </table:table-row>
        <table:table-row table:style-name="ro1">
          <table:table-cell office:value-type="float" office:value="-0.855954549654077" calcext:value-type="float">
            <text:p>-0.855954549654077</text:p>
          </table:table-cell>
          <table:table-cell office:value-type="float" office:value="0.366908168786564" calcext:value-type="float">
            <text:p>0.366908168786564</text:p>
          </table:table-cell>
          <table:table-cell office:value-type="float" office:value="-1" calcext:value-type="float">
            <text:p>-1</text:p>
          </table:table-cell>
          <table:table-cell table:formula="of:=[.A55]*[.A$1]+[.B55]*[.B$1]+[.C$1]" office:value-type="float" office:value="-1608.45909898871" calcext:value-type="float">
            <text:p>-1608.45909898871</text:p>
          </table:table-cell>
          <table:table-cell table:formula="of:=IF([.D55]&gt;0;IF([.C55]&gt;0;&quot;true positive&quot;;&quot;false positive&quot;);IF([.C55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4.8" calcext:value-type="float">
            <text:p>164.8</text:p>
          </table:table-cell>
          <table:table-cell table:formula="of:=(-[.$C$1]-[.$A$1]*[.$F55])/[.$B$1]" office:value-type="float" office:value="-407.67457642515" calcext:value-type="float">
            <text:p>-407.67457642515</text:p>
          </table:table-cell>
          <table:table-cell table:number-columns-repeated="2"/>
        </table:table-row>
        <table:table-row table:style-name="ro1">
          <table:table-cell office:value-type="float" office:value="0.943257261082224" calcext:value-type="float">
            <text:p>0.943257261082224</text:p>
          </table:table-cell>
          <table:table-cell office:value-type="float" office:value="1.20879612873396" calcext:value-type="float">
            <text:p>1.20879612873396</text:p>
          </table:table-cell>
          <table:table-cell office:value-type="float" office:value="-1" calcext:value-type="float">
            <text:p>-1</text:p>
          </table:table-cell>
          <table:table-cell table:formula="of:=[.A56]*[.A$1]+[.B56]*[.B$1]+[.C$1]" office:value-type="float" office:value="-5033.2310523072" calcext:value-type="float">
            <text:p>-5033.2310523072</text:p>
          </table:table-cell>
          <table:table-cell table:formula="of:=IF([.D56]&gt;0;IF([.C56]&gt;0;&quot;true positive&quot;;&quot;false positive&quot;);IF([.C56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4.9" calcext:value-type="float">
            <text:p>164.9</text:p>
          </table:table-cell>
          <table:table-cell table:formula="of:=(-[.$C$1]-[.$A$1]*[.$F56])/[.$B$1]" office:value-type="float" office:value="-407.919407495659" calcext:value-type="float">
            <text:p>-407.919407495659</text:p>
          </table:table-cell>
          <table:table-cell table:number-columns-repeated="2"/>
        </table:table-row>
        <table:table-row table:style-name="ro1">
          <table:table-cell office:value-type="float" office:value="0.32557396752818" calcext:value-type="float">
            <text:p>0.32557396752818</text:p>
          </table:table-cell>
          <table:table-cell office:value-type="float" office:value="0.443314699070296" calcext:value-type="float">
            <text:p>0.443314699070296</text:p>
          </table:table-cell>
          <table:table-cell office:value-type="float" office:value="-1" calcext:value-type="float">
            <text:p>-1</text:p>
          </table:table-cell>
          <table:table-cell table:formula="of:=[.A57]*[.A$1]+[.B57]*[.B$1]+[.C$1]" office:value-type="float" office:value="-3546.48848612241" calcext:value-type="float">
            <text:p>-3546.48848612241</text:p>
          </table:table-cell>
          <table:table-cell table:formula="of:=IF([.D57]&gt;0;IF([.C57]&gt;0;&quot;true positive&quot;;&quot;false positive&quot;);IF([.C57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5" calcext:value-type="float">
            <text:p>165</text:p>
          </table:table-cell>
          <table:table-cell table:formula="of:=(-[.$C$1]-[.$A$1]*[.$F57])/[.$B$1]" office:value-type="float" office:value="-408.164238566168" calcext:value-type="float">
            <text:p>-408.164238566168</text:p>
          </table:table-cell>
          <table:table-cell table:number-columns-repeated="2"/>
        </table:table-row>
        <table:table-row table:style-name="ro1">
          <table:table-cell office:value-type="float" office:value="0.281801541032973" calcext:value-type="float">
            <text:p>0.281801541032973</text:p>
          </table:table-cell>
          <table:table-cell office:value-type="float" office:value="0.0991156852869307" calcext:value-type="float">
            <text:p>0.099115685286931</text:p>
          </table:table-cell>
          <table:table-cell office:value-type="float" office:value="-1" calcext:value-type="float">
            <text:p>-1</text:p>
          </table:table-cell>
          <table:table-cell table:formula="of:=[.A58]*[.A$1]+[.B58]*[.B$1]+[.C$1]" office:value-type="float" office:value="-3251.87154121211" calcext:value-type="float">
            <text:p>-3251.87154121211</text:p>
          </table:table-cell>
          <table:table-cell table:formula="of:=IF([.D58]&gt;0;IF([.C58]&gt;0;&quot;true positive&quot;;&quot;false positive&quot;);IF([.C58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5.1" calcext:value-type="float">
            <text:p>165.1</text:p>
          </table:table-cell>
          <table:table-cell table:formula="of:=(-[.$C$1]-[.$A$1]*[.$F58])/[.$B$1]" office:value-type="float" office:value="-408.409069636677" calcext:value-type="float">
            <text:p>-408.409069636677</text:p>
          </table:table-cell>
          <table:table-cell table:number-columns-repeated="2"/>
        </table:table-row>
        <table:table-row table:style-name="ro1">
          <table:table-cell office:value-type="float" office:value="0.311697935628829" calcext:value-type="float">
            <text:p>0.311697935628829</text:p>
          </table:table-cell>
          <table:table-cell office:value-type="float" office:value="-1.46442610096382" calcext:value-type="float">
            <text:p>-1.46442610096382</text:p>
          </table:table-cell>
          <table:table-cell office:value-type="float" office:value="-1" calcext:value-type="float">
            <text:p>-1</text:p>
          </table:table-cell>
          <table:table-cell table:formula="of:=[.A59]*[.A$1]+[.B59]*[.B$1]+[.C$1]" office:value-type="float" office:value="-2279.09169344502" calcext:value-type="float">
            <text:p>-2279.09169344502</text:p>
          </table:table-cell>
          <table:table-cell table:formula="of:=IF([.D59]&gt;0;IF([.C59]&gt;0;&quot;true positive&quot;;&quot;false positive&quot;);IF([.C59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5.2" calcext:value-type="float">
            <text:p>165.2</text:p>
          </table:table-cell>
          <table:table-cell table:formula="of:=(-[.$C$1]-[.$A$1]*[.$F59])/[.$B$1]" office:value-type="float" office:value="-408.653900707186" calcext:value-type="float">
            <text:p>-408.653900707186</text:p>
          </table:table-cell>
          <table:table-cell table:number-columns-repeated="2"/>
        </table:table-row>
        <table:table-row table:style-name="ro1">
          <table:table-cell office:value-type="float" office:value="0.458021419533884" calcext:value-type="float">
            <text:p>0.458021419533884</text:p>
          </table:table-cell>
          <table:table-cell office:value-type="float" office:value="0.523209013603837" calcext:value-type="float">
            <text:p>0.523209013603837</text:p>
          </table:table-cell>
          <table:table-cell office:value-type="float" office:value="-1" calcext:value-type="float">
            <text:p>-1</text:p>
          </table:table-cell>
          <table:table-cell table:formula="of:=[.A60]*[.A$1]+[.B60]*[.B$1]+[.C$1]" office:value-type="float" office:value="-3810.29656424108" calcext:value-type="float">
            <text:p>-3810.29656424108</text:p>
          </table:table-cell>
          <table:table-cell table:formula="of:=IF([.D60]&gt;0;IF([.C60]&gt;0;&quot;true positive&quot;;&quot;false positive&quot;);IF([.C60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5.3" calcext:value-type="float">
            <text:p>165.3</text:p>
          </table:table-cell>
          <table:table-cell table:formula="of:=(-[.$C$1]-[.$A$1]*[.$F60])/[.$B$1]" office:value-type="float" office:value="-408.898731777695" calcext:value-type="float">
            <text:p>-408.898731777695</text:p>
          </table:table-cell>
          <table:table-cell table:number-columns-repeated="2"/>
        </table:table-row>
        <table:table-row table:style-name="ro1">
          <table:table-cell office:value-type="float" office:value="1.47614830497079" calcext:value-type="float">
            <text:p>1.47614830497079</text:p>
          </table:table-cell>
          <table:table-cell office:value-type="float" office:value="2.327233486294" calcext:value-type="float">
            <text:p>2.327233486294</text:p>
          </table:table-cell>
          <table:table-cell office:value-type="float" office:value="-1" calcext:value-type="float">
            <text:p>-1</text:p>
          </table:table-cell>
          <table:table-cell table:formula="of:=[.A61]*[.A$1]+[.B61]*[.B$1]+[.C$1]" office:value-type="float" office:value="-6614.8519034776" calcext:value-type="float">
            <text:p>-6614.8519034776</text:p>
          </table:table-cell>
          <table:table-cell table:formula="of:=IF([.D61]&gt;0;IF([.C61]&gt;0;&quot;true positive&quot;;&quot;false positive&quot;);IF([.C61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5.4" calcext:value-type="float">
            <text:p>165.4</text:p>
          </table:table-cell>
          <table:table-cell table:formula="of:=(-[.$C$1]-[.$A$1]*[.$F61])/[.$B$1]" office:value-type="float" office:value="-409.143562848203" calcext:value-type="float">
            <text:p>-409.143562848203</text:p>
          </table:table-cell>
          <table:table-cell table:number-columns-repeated="2"/>
        </table:table-row>
        <table:table-row table:style-name="ro1">
          <table:table-cell office:value-type="float" office:value="0.68466861643228" calcext:value-type="float">
            <text:p>0.68466861643228</text:p>
          </table:table-cell>
          <table:table-cell office:value-type="float" office:value="-0.268416260144107" calcext:value-type="float">
            <text:p>-0.268416260144107</text:p>
          </table:table-cell>
          <table:table-cell office:value-type="float" office:value="-1" calcext:value-type="float">
            <text:p>-1</text:p>
          </table:table-cell>
          <table:table-cell table:formula="of:=[.A62]*[.A$1]+[.B62]*[.B$1]+[.C$1]" office:value-type="float" office:value="-3655.78286517705" calcext:value-type="float">
            <text:p>-3655.78286517705</text:p>
          </table:table-cell>
          <table:table-cell table:formula="of:=IF([.D62]&gt;0;IF([.C62]&gt;0;&quot;true positive&quot;;&quot;false positive&quot;);IF([.C62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5.5" calcext:value-type="float">
            <text:p>165.5</text:p>
          </table:table-cell>
          <table:table-cell table:formula="of:=(-[.$C$1]-[.$A$1]*[.$F62])/[.$B$1]" office:value-type="float" office:value="-409.388393918712" calcext:value-type="float">
            <text:p>-409.388393918712</text:p>
          </table:table-cell>
          <table:table-cell table:number-columns-repeated="2"/>
        </table:table-row>
        <table:table-row table:style-name="ro1">
          <table:table-cell office:value-type="float" office:value="0.162815678281728" calcext:value-type="float">
            <text:p>0.162815678281728</text:p>
          </table:table-cell>
          <table:table-cell office:value-type="float" office:value="-0.731162054139308" calcext:value-type="float">
            <text:p>-0.731162054139308</text:p>
          </table:table-cell>
          <table:table-cell office:value-type="float" office:value="-1" calcext:value-type="float">
            <text:p>-1</text:p>
          </table:table-cell>
          <table:table-cell table:formula="of:=[.A63]*[.A$1]+[.B63]*[.B$1]+[.C$1]" office:value-type="float" office:value="-2519.78509756504" calcext:value-type="float">
            <text:p>-2519.78509756504</text:p>
          </table:table-cell>
          <table:table-cell table:formula="of:=IF([.D63]&gt;0;IF([.C63]&gt;0;&quot;true positive&quot;;&quot;false positive&quot;);IF([.C63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5.6" calcext:value-type="float">
            <text:p>165.6</text:p>
          </table:table-cell>
          <table:table-cell table:formula="of:=(-[.$C$1]-[.$A$1]*[.$F63])/[.$B$1]" office:value-type="float" office:value="-409.633224989221" calcext:value-type="float">
            <text:p>-409.633224989221</text:p>
          </table:table-cell>
          <table:table-cell table:number-columns-repeated="2"/>
        </table:table-row>
        <table:table-row table:style-name="ro1">
          <table:table-cell office:value-type="float" office:value="-0.555974809548927" calcext:value-type="float">
            <text:p>-0.555974809548927</text:p>
          </table:table-cell>
          <table:table-cell office:value-type="float" office:value="-0.310007846101555" calcext:value-type="float">
            <text:p>-0.310007846101555</text:p>
          </table:table-cell>
          <table:table-cell office:value-type="float" office:value="-1" calcext:value-type="float">
            <text:p>-1</text:p>
          </table:table-cell>
          <table:table-cell table:formula="of:=[.A64]*[.A$1]+[.B64]*[.B$1]+[.C$1]" office:value-type="float" office:value="-1646.00855369324" calcext:value-type="float">
            <text:p>-1646.00855369324</text:p>
          </table:table-cell>
          <table:table-cell table:formula="of:=IF([.D64]&gt;0;IF([.C64]&gt;0;&quot;true positive&quot;;&quot;false positive&quot;);IF([.C64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5.7" calcext:value-type="float">
            <text:p>165.7</text:p>
          </table:table-cell>
          <table:table-cell table:formula="of:=(-[.$C$1]-[.$A$1]*[.$F64])/[.$B$1]" office:value-type="float" office:value="-409.87805605973" calcext:value-type="float">
            <text:p>-409.87805605973</text:p>
          </table:table-cell>
          <table:table-cell table:number-columns-repeated="2"/>
        </table:table-row>
        <table:table-row table:style-name="ro1">
          <table:table-cell office:value-type="float" office:value="1.48691725705871" calcext:value-type="float">
            <text:p>1.48691725705871</text:p>
          </table:table-cell>
          <table:table-cell office:value-type="float" office:value="0.515661361218485" calcext:value-type="float">
            <text:p>0.515661361218485</text:p>
          </table:table-cell>
          <table:table-cell office:value-type="float" office:value="-1" calcext:value-type="float">
            <text:p>-1</text:p>
          </table:table-cell>
          <table:table-cell table:formula="of:=[.A65]*[.A$1]+[.B65]*[.B$1]+[.C$1]" office:value-type="float" office:value="-5449.61064329355" calcext:value-type="float">
            <text:p>-5449.61064329355</text:p>
          </table:table-cell>
          <table:table-cell table:formula="of:=IF([.D65]&gt;0;IF([.C65]&gt;0;&quot;true positive&quot;;&quot;false positive&quot;);IF([.C65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5.8" calcext:value-type="float">
            <text:p>165.8</text:p>
          </table:table-cell>
          <table:table-cell table:formula="of:=(-[.$C$1]-[.$A$1]*[.$F65])/[.$B$1]" office:value-type="float" office:value="-410.122887130239" calcext:value-type="float">
            <text:p>-410.122887130239</text:p>
          </table:table-cell>
          <table:table-cell table:number-columns-repeated="2"/>
        </table:table-row>
        <table:table-row table:style-name="ro1">
          <table:table-cell office:value-type="float" office:value="0.00589426306972278" calcext:value-type="float">
            <text:p>0.005894263069723</text:p>
          </table:table-cell>
          <table:table-cell office:value-type="float" office:value="0.048682591071295" calcext:value-type="float">
            <text:p>0.048682591071295</text:p>
          </table:table-cell>
          <table:table-cell office:value-type="float" office:value="-1" calcext:value-type="float">
            <text:p>-1</text:p>
          </table:table-cell>
          <table:table-cell table:formula="of:=[.A66]*[.A$1]+[.B66]*[.B$1]+[.C$1]" office:value-type="float" office:value="-2778.03554261045" calcext:value-type="float">
            <text:p>-2778.03554261045</text:p>
          </table:table-cell>
          <table:table-cell table:formula="of:=IF([.D66]&gt;0;IF([.C66]&gt;0;&quot;true positive&quot;;&quot;false positive&quot;);IF([.C66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5.9" calcext:value-type="float">
            <text:p>165.9</text:p>
          </table:table-cell>
          <table:table-cell table:formula="of:=(-[.$C$1]-[.$A$1]*[.$F66])/[.$B$1]" office:value-type="float" office:value="-410.367718200748" calcext:value-type="float">
            <text:p>-410.367718200748</text:p>
          </table:table-cell>
          <table:table-cell table:number-columns-repeated="2"/>
        </table:table-row>
        <table:table-row table:style-name="ro1">
          <table:table-cell office:value-type="float" office:value="0.56725929488374" calcext:value-type="float">
            <text:p>0.56725929488374</text:p>
          </table:table-cell>
          <table:table-cell office:value-type="float" office:value="0.650950474008329" calcext:value-type="float">
            <text:p>0.650950474008329</text:p>
          </table:table-cell>
          <table:table-cell office:value-type="float" office:value="-1" calcext:value-type="float">
            <text:p>-1</text:p>
          </table:table-cell>
          <table:table-cell table:formula="of:=[.A67]*[.A$1]+[.B67]*[.B$1]+[.C$1]" office:value-type="float" office:value="-4068.24509691407" calcext:value-type="float">
            <text:p>-4068.24509691407</text:p>
          </table:table-cell>
          <table:table-cell table:formula="of:=IF([.D67]&gt;0;IF([.C67]&gt;0;&quot;true positive&quot;;&quot;false positive&quot;);IF([.C67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6" calcext:value-type="float">
            <text:p>166</text:p>
          </table:table-cell>
          <table:table-cell table:formula="of:=(-[.$C$1]-[.$A$1]*[.$F67])/[.$B$1]" office:value-type="float" office:value="-410.612549271257" calcext:value-type="float">
            <text:p>-410.612549271257</text:p>
          </table:table-cell>
          <table:table-cell table:number-columns-repeated="2"/>
        </table:table-row>
        <table:table-row table:style-name="ro1">
          <table:table-cell office:value-type="float" office:value="1.3064258747652" calcext:value-type="float">
            <text:p>1.3064258747652</text:p>
          </table:table-cell>
          <table:table-cell office:value-type="float" office:value="-0.440013421386923" calcext:value-type="float">
            <text:p>-0.440013421386923</text:p>
          </table:table-cell>
          <table:table-cell office:value-type="float" office:value="-1" calcext:value-type="float">
            <text:p>-1</text:p>
          </table:table-cell>
          <table:table-cell table:formula="of:=[.A68]*[.A$1]+[.B68]*[.B$1]+[.C$1]" office:value-type="float" office:value="-4537.38523866378" calcext:value-type="float">
            <text:p>-4537.38523866378</text:p>
          </table:table-cell>
          <table:table-cell table:formula="of:=IF([.D68]&gt;0;IF([.C68]&gt;0;&quot;true positive&quot;;&quot;false positive&quot;);IF([.C68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6.1" calcext:value-type="float">
            <text:p>166.1</text:p>
          </table:table-cell>
          <table:table-cell table:formula="of:=(-[.$C$1]-[.$A$1]*[.$F68])/[.$B$1]" office:value-type="float" office:value="-410.857380341766" calcext:value-type="float">
            <text:p>-410.857380341766</text:p>
          </table:table-cell>
          <table:table-cell table:number-columns-repeated="2"/>
        </table:table-row>
        <table:table-row table:style-name="ro1">
          <table:table-cell office:value-type="float" office:value="0.219696411346104" calcext:value-type="float">
            <text:p>0.219696411346104</text:p>
          </table:table-cell>
          <table:table-cell office:value-type="float" office:value="-0.491920368086908" calcext:value-type="float">
            <text:p>-0.491920368086908</text:p>
          </table:table-cell>
          <table:table-cell office:value-type="float" office:value="-1" calcext:value-type="float">
            <text:p>-1</text:p>
          </table:table-cell>
          <table:table-cell table:formula="of:=[.A69]*[.A$1]+[.B69]*[.B$1]+[.C$1]" office:value-type="float" office:value="-2766.84211872837" calcext:value-type="float">
            <text:p>-2766.84211872837</text:p>
          </table:table-cell>
          <table:table-cell table:formula="of:=IF([.D69]&gt;0;IF([.C69]&gt;0;&quot;true positive&quot;;&quot;false positive&quot;);IF([.C69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6.2" calcext:value-type="float">
            <text:p>166.2</text:p>
          </table:table-cell>
          <table:table-cell table:formula="of:=(-[.$C$1]-[.$A$1]*[.$F69])/[.$B$1]" office:value-type="float" office:value="-411.102211412275" calcext:value-type="float">
            <text:p>-411.102211412275</text:p>
          </table:table-cell>
          <table:table-cell table:number-columns-repeated="2"/>
        </table:table-row>
        <table:table-row table:style-name="ro1">
          <table:table-cell office:value-type="float" office:value="0.358998702404064" calcext:value-type="float">
            <text:p>0.358998702404064</text:p>
          </table:table-cell>
          <table:table-cell office:value-type="float" office:value="-0.0108400402948446" calcext:value-type="float">
            <text:p>-0.010840040294845</text:p>
          </table:table-cell>
          <table:table-cell office:value-type="float" office:value="-1" calcext:value-type="float">
            <text:p>-1</text:p>
          </table:table-cell>
          <table:table-cell table:formula="of:=[.A70]*[.A$1]+[.B70]*[.B$1]+[.C$1]" office:value-type="float" office:value="-3303.46710069412" calcext:value-type="float">
            <text:p>-3303.46710069412</text:p>
          </table:table-cell>
          <table:table-cell table:formula="of:=IF([.D70]&gt;0;IF([.C70]&gt;0;&quot;true positive&quot;;&quot;false positive&quot;);IF([.C70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6.3" calcext:value-type="float">
            <text:p>166.3</text:p>
          </table:table-cell>
          <table:table-cell table:formula="of:=(-[.$C$1]-[.$A$1]*[.$F70])/[.$B$1]" office:value-type="float" office:value="-411.347042482784" calcext:value-type="float">
            <text:p>-411.347042482784</text:p>
          </table:table-cell>
          <table:table-cell table:number-columns-repeated="2"/>
        </table:table-row>
        <table:table-row table:style-name="ro1">
          <table:table-cell office:value-type="float" office:value="-0.0400778623121331" calcext:value-type="float">
            <text:p>-0.040077862312133</text:p>
          </table:table-cell>
          <table:table-cell office:value-type="float" office:value="0.982356049352941" calcext:value-type="float">
            <text:p>0.982356049352941</text:p>
          </table:table-cell>
          <table:table-cell office:value-type="float" office:value="-1" calcext:value-type="float">
            <text:p>-1</text:p>
          </table:table-cell>
          <table:table-cell table:formula="of:=[.A71]*[.A$1]+[.B71]*[.B$1]+[.C$1]" office:value-type="float" office:value="-3313.99722539774" calcext:value-type="float">
            <text:p>-3313.99722539774</text:p>
          </table:table-cell>
          <table:table-cell table:formula="of:=IF([.D71]&gt;0;IF([.C71]&gt;0;&quot;true positive&quot;;&quot;false positive&quot;);IF([.C71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6.4" calcext:value-type="float">
            <text:p>166.4</text:p>
          </table:table-cell>
          <table:table-cell table:formula="of:=(-[.$C$1]-[.$A$1]*[.$F71])/[.$B$1]" office:value-type="float" office:value="-411.591873553293" calcext:value-type="float">
            <text:p>-411.591873553293</text:p>
          </table:table-cell>
          <table:table-cell table:number-columns-repeated="2"/>
        </table:table-row>
        <table:table-row table:style-name="ro1">
          <table:table-cell office:value-type="float" office:value="0.149231330854488" calcext:value-type="float">
            <text:p>0.149231330854488</text:p>
          </table:table-cell>
          <table:table-cell office:value-type="float" office:value="-0.0832670255563744" calcext:value-type="float">
            <text:p>-0.083267025556374</text:p>
          </table:table-cell>
          <table:table-cell office:value-type="float" office:value="-1" calcext:value-type="float">
            <text:p>-1</text:p>
          </table:table-cell>
          <table:table-cell table:formula="of:=[.A72]*[.A$1]+[.B72]*[.B$1]+[.C$1]" office:value-type="float" office:value="-2920.97098429042" calcext:value-type="float">
            <text:p>-2920.97098429042</text:p>
          </table:table-cell>
          <table:table-cell table:formula="of:=IF([.D72]&gt;0;IF([.C72]&gt;0;&quot;true positive&quot;;&quot;false positive&quot;);IF([.C72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6.5" calcext:value-type="float">
            <text:p>166.5</text:p>
          </table:table-cell>
          <table:table-cell table:formula="of:=(-[.$C$1]-[.$A$1]*[.$F72])/[.$B$1]" office:value-type="float" office:value="-411.836704623802" calcext:value-type="float">
            <text:p>-411.836704623802</text:p>
          </table:table-cell>
          <table:table-cell table:number-columns-repeated="2"/>
        </table:table-row>
        <table:table-row table:style-name="ro1">
          <table:table-cell office:value-type="float" office:value="-0.203108327764998" calcext:value-type="float">
            <text:p>-0.203108327764998</text:p>
          </table:table-cell>
          <table:table-cell office:value-type="float" office:value="-0.795644219810644" calcext:value-type="float">
            <text:p>-0.795644219810644</text:p>
          </table:table-cell>
          <table:table-cell office:value-type="float" office:value="-1" calcext:value-type="float">
            <text:p>-1</text:p>
          </table:table-cell>
          <table:table-cell table:formula="of:=[.A73]*[.A$1]+[.B73]*[.B$1]+[.C$1]" office:value-type="float" office:value="-1892.9265566815" calcext:value-type="float">
            <text:p>-1892.9265566815</text:p>
          </table:table-cell>
          <table:table-cell table:formula="of:=IF([.D73]&gt;0;IF([.C73]&gt;0;&quot;true positive&quot;;&quot;false positive&quot;);IF([.C73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6.6" calcext:value-type="float">
            <text:p>166.6</text:p>
          </table:table-cell>
          <table:table-cell table:formula="of:=(-[.$C$1]-[.$A$1]*[.$F73])/[.$B$1]" office:value-type="float" office:value="-412.081535694311" calcext:value-type="float">
            <text:p>-412.081535694311</text:p>
          </table:table-cell>
          <table:table-cell table:number-columns-repeated="2"/>
        </table:table-row>
        <table:table-row table:style-name="ro1">
          <table:table-cell office:value-type="float" office:value="0.953219217493386" calcext:value-type="float">
            <text:p>0.953219217493386</text:p>
          </table:table-cell>
          <table:table-cell office:value-type="float" office:value="1.1376011057781" calcext:value-type="float">
            <text:p>1.1376011057781</text:p>
          </table:table-cell>
          <table:table-cell office:value-type="float" office:value="-1" calcext:value-type="float">
            <text:p>-1</text:p>
          </table:table-cell>
          <table:table-cell table:formula="of:=[.A74]*[.A$1]+[.B74]*[.B$1]+[.C$1]" office:value-type="float" office:value="-5002.68041920081" calcext:value-type="float">
            <text:p>-5002.68041920081</text:p>
          </table:table-cell>
          <table:table-cell table:formula="of:=IF([.D74]&gt;0;IF([.C74]&gt;0;&quot;true positive&quot;;&quot;false positive&quot;);IF([.C74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6.7" calcext:value-type="float">
            <text:p>166.7</text:p>
          </table:table-cell>
          <table:table-cell table:formula="of:=(-[.$C$1]-[.$A$1]*[.$F74])/[.$B$1]" office:value-type="float" office:value="-412.326366764819" calcext:value-type="float">
            <text:p>-412.326366764819</text:p>
          </table:table-cell>
          <table:table-cell table:number-columns-repeated="2"/>
        </table:table-row>
        <table:table-row table:style-name="ro1">
          <table:table-cell office:value-type="float" office:value="-0.43418337647186" calcext:value-type="float">
            <text:p>-0.43418337647186</text:p>
          </table:table-cell>
          <table:table-cell office:value-type="float" office:value="0.273901631139767" calcext:value-type="float">
            <text:p>0.273901631139767</text:p>
          </table:table-cell>
          <table:table-cell office:value-type="float" office:value="-1" calcext:value-type="float">
            <text:p>-1</text:p>
          </table:table-cell>
          <table:table-cell table:formula="of:=[.A75]*[.A$1]+[.B75]*[.B$1]+[.C$1]" office:value-type="float" office:value="-2221.7687978134" calcext:value-type="float">
            <text:p>-2221.7687978134</text:p>
          </table:table-cell>
          <table:table-cell table:formula="of:=IF([.D75]&gt;0;IF([.C75]&gt;0;&quot;true positive&quot;;&quot;false positive&quot;);IF([.C75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6.8" calcext:value-type="float">
            <text:p>166.8</text:p>
          </table:table-cell>
          <table:table-cell table:formula="of:=(-[.$C$1]-[.$A$1]*[.$F75])/[.$B$1]" office:value-type="float" office:value="-412.571197835328" calcext:value-type="float">
            <text:p>-412.571197835328</text:p>
          </table:table-cell>
          <table:table-cell table:number-columns-repeated="2"/>
        </table:table-row>
        <table:table-row table:style-name="ro1">
          <table:table-cell office:value-type="float" office:value="0.823698087871959" calcext:value-type="float">
            <text:p>0.823698087871959</text:p>
          </table:table-cell>
          <table:table-cell office:value-type="float" office:value="1.21372095908651" calcext:value-type="float">
            <text:p>1.21372095908651</text:p>
          </table:table-cell>
          <table:table-cell office:value-type="float" office:value="-1" calcext:value-type="float">
            <text:p>-1</text:p>
          </table:table-cell>
          <table:table-cell table:formula="of:=[.A76]*[.A$1]+[.B76]*[.B$1]+[.C$1]" office:value-type="float" office:value="-4845.38247475841" calcext:value-type="float">
            <text:p>-4845.38247475841</text:p>
          </table:table-cell>
          <table:table-cell table:formula="of:=IF([.D76]&gt;0;IF([.C76]&gt;0;&quot;true positive&quot;;&quot;false positive&quot;);IF([.C76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6.9" calcext:value-type="float">
            <text:p>166.9</text:p>
          </table:table-cell>
          <table:table-cell table:formula="of:=(-[.$C$1]-[.$A$1]*[.$F76])/[.$B$1]" office:value-type="float" office:value="-412.816028905837" calcext:value-type="float">
            <text:p>-412.816028905837</text:p>
          </table:table-cell>
          <table:table-cell table:number-columns-repeated="2"/>
        </table:table-row>
        <table:table-row table:style-name="ro1">
          <table:table-cell office:value-type="float" office:value="1.32254129039379" calcext:value-type="float">
            <text:p>1.32254129039379</text:p>
          </table:table-cell>
          <table:table-cell office:value-type="float" office:value="0.206414670872903" calcext:value-type="float">
            <text:p>0.206414670872903</text:p>
          </table:table-cell>
          <table:table-cell office:value-type="float" office:value="-1" calcext:value-type="float">
            <text:p>-1</text:p>
          </table:table-cell>
          <table:table-cell table:formula="of:=[.A77]*[.A$1]+[.B77]*[.B$1]+[.C$1]" office:value-type="float" office:value="-4985.0757243916" calcext:value-type="float">
            <text:p>-4985.0757243916</text:p>
          </table:table-cell>
          <table:table-cell table:formula="of:=IF([.D77]&gt;0;IF([.C77]&gt;0;&quot;true positive&quot;;&quot;false positive&quot;);IF([.C77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7" calcext:value-type="float">
            <text:p>167</text:p>
          </table:table-cell>
          <table:table-cell table:formula="of:=(-[.$C$1]-[.$A$1]*[.$F77])/[.$B$1]" office:value-type="float" office:value="-413.060859976346" calcext:value-type="float">
            <text:p>-413.060859976346</text:p>
          </table:table-cell>
          <table:table-cell table:number-columns-repeated="2"/>
        </table:table-row>
        <table:table-row table:style-name="ro1">
          <table:table-cell office:value-type="float" office:value="0.410330027314139" calcext:value-type="float">
            <text:p>0.410330027314139</text:p>
          </table:table-cell>
          <table:table-cell office:value-type="float" office:value="-0.247658674538612" calcext:value-type="float">
            <text:p>-0.247658674538612</text:p>
          </table:table-cell>
          <table:table-cell office:value-type="float" office:value="-1" calcext:value-type="float">
            <text:p>-1</text:p>
          </table:table-cell>
          <table:table-cell table:formula="of:=[.A78]*[.A$1]+[.B78]*[.B$1]+[.C$1]" office:value-type="float" office:value="-3230.92136483899" calcext:value-type="float">
            <text:p>-3230.92136483899</text:p>
          </table:table-cell>
          <table:table-cell table:formula="of:=IF([.D78]&gt;0;IF([.C78]&gt;0;&quot;true positive&quot;;&quot;false positive&quot;);IF([.C78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7.1" calcext:value-type="float">
            <text:p>167.1</text:p>
          </table:table-cell>
          <table:table-cell table:formula="of:=(-[.$C$1]-[.$A$1]*[.$F78])/[.$B$1]" office:value-type="float" office:value="-413.305691046855" calcext:value-type="float">
            <text:p>-413.305691046855</text:p>
          </table:table-cell>
          <table:table-cell table:number-columns-repeated="2"/>
        </table:table-row>
        <table:table-row table:style-name="ro1">
          <table:table-cell office:value-type="float" office:value="0.909249756639597" calcext:value-type="float">
            <text:p>0.909249756639597</text:p>
          </table:table-cell>
          <table:table-cell office:value-type="float" office:value="1.05825568491516" calcext:value-type="float">
            <text:p>1.05825568491516</text:p>
          </table:table-cell>
          <table:table-cell office:value-type="float" office:value="-1" calcext:value-type="float">
            <text:p>-1</text:p>
          </table:table-cell>
          <table:table-cell table:formula="of:=[.A79]*[.A$1]+[.B79]*[.B$1]+[.C$1]" office:value-type="float" office:value="-4880.62403823344" calcext:value-type="float">
            <text:p>-4880.62403823344</text:p>
          </table:table-cell>
          <table:table-cell table:formula="of:=IF([.D79]&gt;0;IF([.C79]&gt;0;&quot;true positive&quot;;&quot;false positive&quot;);IF([.C79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7.2" calcext:value-type="float">
            <text:p>167.2</text:p>
          </table:table-cell>
          <table:table-cell table:formula="of:=(-[.$C$1]-[.$A$1]*[.$F79])/[.$B$1]" office:value-type="float" office:value="-413.550522117364" calcext:value-type="float">
            <text:p>-413.550522117364</text:p>
          </table:table-cell>
          <table:table-cell table:number-columns-repeated="2"/>
        </table:table-row>
        <table:table-row table:style-name="ro1">
          <table:table-cell office:value-type="float" office:value="0.885038528356212" calcext:value-type="float">
            <text:p>0.885038528356212</text:p>
          </table:table-cell>
          <table:table-cell office:value-type="float" office:value="1.524351600585" calcext:value-type="float">
            <text:p>1.524351600585</text:p>
          </table:table-cell>
          <table:table-cell office:value-type="float" office:value="-1" calcext:value-type="float">
            <text:p>-1</text:p>
          </table:table-cell>
          <table:table-cell table:formula="of:=[.A80]*[.A$1]+[.B80]*[.B$1]+[.C$1]" office:value-type="float" office:value="-5146.16344323483" calcext:value-type="float">
            <text:p>-5146.16344323483</text:p>
          </table:table-cell>
          <table:table-cell table:formula="of:=IF([.D80]&gt;0;IF([.C80]&gt;0;&quot;true positive&quot;;&quot;false positive&quot;);IF([.C80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7.3" calcext:value-type="float">
            <text:p>167.3</text:p>
          </table:table-cell>
          <table:table-cell table:formula="of:=(-[.$C$1]-[.$A$1]*[.$F80])/[.$B$1]" office:value-type="float" office:value="-413.795353187873" calcext:value-type="float">
            <text:p>-413.795353187873</text:p>
          </table:table-cell>
          <table:table-cell table:number-columns-repeated="2"/>
        </table:table-row>
        <table:table-row table:style-name="ro1">
          <table:table-cell office:value-type="float" office:value="-0.822253178452143" calcext:value-type="float">
            <text:p>-0.822253178452143</text:p>
          </table:table-cell>
          <table:table-cell office:value-type="float" office:value="-0.506267574327465" calcext:value-type="float">
            <text:p>-0.506267574327465</text:p>
          </table:table-cell>
          <table:table-cell office:value-type="float" office:value="-1" calcext:value-type="float">
            <text:p>-1</text:p>
          </table:table-cell>
          <table:table-cell table:formula="of:=[.A81]*[.A$1]+[.B81]*[.B$1]+[.C$1]" office:value-type="float" office:value="-1092.37608970347" calcext:value-type="float">
            <text:p>-1092.37608970347</text:p>
          </table:table-cell>
          <table:table-cell table:formula="of:=IF([.D81]&gt;0;IF([.C81]&gt;0;&quot;true positive&quot;;&quot;false positive&quot;);IF([.C81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7.4" calcext:value-type="float">
            <text:p>167.4</text:p>
          </table:table-cell>
          <table:table-cell table:formula="of:=(-[.$C$1]-[.$A$1]*[.$F81])/[.$B$1]" office:value-type="float" office:value="-414.040184258382" calcext:value-type="float">
            <text:p>-414.040184258382</text:p>
          </table:table-cell>
          <table:table-cell table:number-columns-repeated="2"/>
        </table:table-row>
        <table:table-row table:style-name="ro1">
          <table:table-cell office:value-type="float" office:value="0.900092612676685" calcext:value-type="float">
            <text:p>0.900092612676685</text:p>
          </table:table-cell>
          <table:table-cell office:value-type="float" office:value="-0.448233585485291" calcext:value-type="float">
            <text:p>-0.448233585485291</text:p>
          </table:table-cell>
          <table:table-cell office:value-type="float" office:value="-1" calcext:value-type="float">
            <text:p>-1</text:p>
          </table:table-cell>
          <table:table-cell table:formula="of:=[.A82]*[.A$1]+[.B82]*[.B$1]+[.C$1]" office:value-type="float" office:value="-3882.67352839709" calcext:value-type="float">
            <text:p>-3882.67352839709</text:p>
          </table:table-cell>
          <table:table-cell table:formula="of:=IF([.D82]&gt;0;IF([.C82]&gt;0;&quot;true positive&quot;;&quot;false positive&quot;);IF([.C82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7.5" calcext:value-type="float">
            <text:p>167.5</text:p>
          </table:table-cell>
          <table:table-cell table:formula="of:=(-[.$C$1]-[.$A$1]*[.$F82])/[.$B$1]" office:value-type="float" office:value="-414.285015328891" calcext:value-type="float">
            <text:p>-414.285015328891</text:p>
          </table:table-cell>
          <table:table-cell table:number-columns-repeated="2"/>
        </table:table-row>
        <table:table-row table:style-name="ro1">
          <table:table-cell office:value-type="float" office:value="0.866254830217968" calcext:value-type="float">
            <text:p>0.866254830217968</text:p>
          </table:table-cell>
          <table:table-cell office:value-type="float" office:value="-0.335359915486234" calcext:value-type="float">
            <text:p>-0.335359915486234</text:p>
          </table:table-cell>
          <table:table-cell office:value-type="float" office:value="-1" calcext:value-type="float">
            <text:p>-1</text:p>
          </table:table-cell>
          <table:table-cell table:formula="of:=[.A83]*[.A$1]+[.B83]*[.B$1]+[.C$1]" office:value-type="float" office:value="-3902.27360019795" calcext:value-type="float">
            <text:p>-3902.27360019795</text:p>
          </table:table-cell>
          <table:table-cell table:formula="of:=IF([.D83]&gt;0;IF([.C83]&gt;0;&quot;true positive&quot;;&quot;false positive&quot;);IF([.C83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7.6" calcext:value-type="float">
            <text:p>167.6</text:p>
          </table:table-cell>
          <table:table-cell table:formula="of:=(-[.$C$1]-[.$A$1]*[.$F83])/[.$B$1]" office:value-type="float" office:value="-414.5298463994" calcext:value-type="float">
            <text:p>-414.5298463994</text:p>
          </table:table-cell>
          <table:table-cell table:number-columns-repeated="2"/>
        </table:table-row>
        <table:table-row table:style-name="ro1">
          <table:table-cell office:value-type="float" office:value="1.11643096867284" calcext:value-type="float">
            <text:p>1.11643096867284</text:p>
          </table:table-cell>
          <table:table-cell office:value-type="float" office:value="1.59745861097817" calcext:value-type="float">
            <text:p>1.59745861097817</text:p>
          </table:table-cell>
          <table:table-cell office:value-type="float" office:value="-1" calcext:value-type="float">
            <text:p>-1</text:p>
          </table:table-cell>
          <table:table-cell table:formula="of:=[.A84]*[.A$1]+[.B84]*[.B$1]+[.C$1]" office:value-type="float" office:value="-5563.66165304127" calcext:value-type="float">
            <text:p>-5563.66165304127</text:p>
          </table:table-cell>
          <table:table-cell table:formula="of:=IF([.D84]&gt;0;IF([.C84]&gt;0;&quot;true positive&quot;;&quot;false positive&quot;);IF([.C84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7.7" calcext:value-type="float">
            <text:p>167.7</text:p>
          </table:table-cell>
          <table:table-cell table:formula="of:=(-[.$C$1]-[.$A$1]*[.$F84])/[.$B$1]" office:value-type="float" office:value="-414.774677469909" calcext:value-type="float">
            <text:p>-414.774677469909</text:p>
          </table:table-cell>
          <table:table-cell table:number-columns-repeated="2"/>
        </table:table-row>
        <table:table-row table:style-name="ro1">
          <table:table-cell office:value-type="float" office:value="1.15005949797111" calcext:value-type="float">
            <text:p>1.15005949797111</text:p>
          </table:table-cell>
          <table:table-cell office:value-type="float" office:value="1.24702741518688" calcext:value-type="float">
            <text:p>1.24702741518688</text:p>
          </table:table-cell>
          <table:table-cell office:value-type="float" office:value="-1" calcext:value-type="float">
            <text:p>-1</text:p>
          </table:table-cell>
          <table:table-cell table:formula="of:=[.A85]*[.A$1]+[.B85]*[.B$1]+[.C$1]" office:value-type="float" office:value="-5388.66845372096" calcext:value-type="float">
            <text:p>-5388.66845372096</text:p>
          </table:table-cell>
          <table:table-cell table:formula="of:=IF([.D85]&gt;0;IF([.C85]&gt;0;&quot;true positive&quot;;&quot;false positive&quot;);IF([.C85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7.8" calcext:value-type="float">
            <text:p>167.8</text:p>
          </table:table-cell>
          <table:table-cell table:formula="of:=(-[.$C$1]-[.$A$1]*[.$F85])/[.$B$1]" office:value-type="float" office:value="-415.019508540418" calcext:value-type="float">
            <text:p>-415.019508540418</text:p>
          </table:table-cell>
          <table:table-cell table:number-columns-repeated="2"/>
        </table:table-row>
        <table:table-row table:style-name="ro1">
          <table:table-cell office:value-type="float" office:value="0.671011457112229" calcext:value-type="float">
            <text:p>0.671011457112229</text:p>
          </table:table-cell>
          <table:table-cell office:value-type="float" office:value="-0.951552670235199" calcext:value-type="float">
            <text:p>-0.951552670235199</text:p>
          </table:table-cell>
          <table:table-cell office:value-type="float" office:value="-1" calcext:value-type="float">
            <text:p>-1</text:p>
          </table:table-cell>
          <table:table-cell table:formula="of:=[.A86]*[.A$1]+[.B86]*[.B$1]+[.C$1]" office:value-type="float" office:value="-3188.0605474723" calcext:value-type="float">
            <text:p>-3188.0605474723</text:p>
          </table:table-cell>
          <table:table-cell table:formula="of:=IF([.D86]&gt;0;IF([.C86]&gt;0;&quot;true positive&quot;;&quot;false positive&quot;);IF([.C86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7.9" calcext:value-type="float">
            <text:p>167.9</text:p>
          </table:table-cell>
          <table:table-cell table:formula="of:=(-[.$C$1]-[.$A$1]*[.$F86])/[.$B$1]" office:value-type="float" office:value="-415.264339610926" calcext:value-type="float">
            <text:p>-415.264339610926</text:p>
          </table:table-cell>
          <table:table-cell table:number-columns-repeated="2"/>
        </table:table-row>
        <table:table-row table:style-name="ro1">
          <table:table-cell office:value-type="float" office:value="0.413554347027492" calcext:value-type="float">
            <text:p>0.413554347027492</text:p>
          </table:table-cell>
          <table:table-cell office:value-type="float" office:value="1.36532632993462" calcext:value-type="float">
            <text:p>1.36532632993462</text:p>
          </table:table-cell>
          <table:table-cell office:value-type="float" office:value="-1" calcext:value-type="float">
            <text:p>-1</text:p>
          </table:table-cell>
          <table:table-cell table:formula="of:=[.A87]*[.A$1]+[.B87]*[.B$1]+[.C$1]" office:value-type="float" office:value="-4288.90282250594" calcext:value-type="float">
            <text:p>-4288.90282250594</text:p>
          </table:table-cell>
          <table:table-cell table:formula="of:=IF([.D87]&gt;0;IF([.C87]&gt;0;&quot;true positive&quot;;&quot;false positive&quot;);IF([.C87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8" calcext:value-type="float">
            <text:p>168</text:p>
          </table:table-cell>
          <table:table-cell table:formula="of:=(-[.$C$1]-[.$A$1]*[.$F87])/[.$B$1]" office:value-type="float" office:value="-415.509170681435" calcext:value-type="float">
            <text:p>-415.509170681435</text:p>
          </table:table-cell>
          <table:table-cell table:number-columns-repeated="2"/>
        </table:table-row>
        <table:table-row table:style-name="ro1">
          <table:table-cell office:value-type="float" office:value="0.981031095828276" calcext:value-type="float">
            <text:p>0.981031095828276</text:p>
          </table:table-cell>
          <table:table-cell office:value-type="float" office:value="0.315708836821818" calcext:value-type="float">
            <text:p>0.315708836821818</text:p>
          </table:table-cell>
          <table:table-cell office:value-type="float" office:value="-1" calcext:value-type="float">
            <text:p>-1</text:p>
          </table:table-cell>
          <table:table-cell table:formula="of:=[.A88]*[.A$1]+[.B88]*[.B$1]+[.C$1]" office:value-type="float" office:value="-4510.65941602261" calcext:value-type="float">
            <text:p>-4510.65941602261</text:p>
          </table:table-cell>
          <table:table-cell table:formula="of:=IF([.D88]&gt;0;IF([.C88]&gt;0;&quot;true positive&quot;;&quot;false positive&quot;);IF([.C88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8.1" calcext:value-type="float">
            <text:p>168.1</text:p>
          </table:table-cell>
          <table:table-cell table:formula="of:=(-[.$C$1]-[.$A$1]*[.$F88])/[.$B$1]" office:value-type="float" office:value="-415.754001751944" calcext:value-type="float">
            <text:p>-415.754001751944</text:p>
          </table:table-cell>
          <table:table-cell table:number-columns-repeated="2"/>
        </table:table-row>
        <table:table-row table:style-name="ro1">
          <table:table-cell office:value-type="float" office:value="1.0334903845967" calcext:value-type="float">
            <text:p>1.0334903845967</text:p>
          </table:table-cell>
          <table:table-cell office:value-type="float" office:value="-0.372726731208281" calcext:value-type="float">
            <text:p>-0.372726731208281</text:p>
          </table:table-cell>
          <table:table-cell office:value-type="float" office:value="-1" calcext:value-type="float">
            <text:p>-1</text:p>
          </table:table-cell>
          <table:table-cell table:formula="of:=[.A89]*[.A$1]+[.B89]*[.B$1]+[.C$1]" office:value-type="float" office:value="-4145.13649143789" calcext:value-type="float">
            <text:p>-4145.13649143789</text:p>
          </table:table-cell>
          <table:table-cell table:formula="of:=IF([.D89]&gt;0;IF([.C89]&gt;0;&quot;true positive&quot;;&quot;false positive&quot;);IF([.C89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8.2" calcext:value-type="float">
            <text:p>168.2</text:p>
          </table:table-cell>
          <table:table-cell table:formula="of:=(-[.$C$1]-[.$A$1]*[.$F89])/[.$B$1]" office:value-type="float" office:value="-415.998832822453" calcext:value-type="float">
            <text:p>-415.998832822453</text:p>
          </table:table-cell>
          <table:table-cell table:number-columns-repeated="2"/>
        </table:table-row>
        <table:table-row table:style-name="ro1">
          <table:table-cell office:value-type="float" office:value="0.267884278353365" calcext:value-type="float">
            <text:p>0.267884278353365</text:p>
          </table:table-cell>
          <table:table-cell office:value-type="float" office:value="-0.650300462055935" calcext:value-type="float">
            <text:p>-0.650300462055935</text:p>
          </table:table-cell>
          <table:table-cell office:value-type="float" office:value="-1" calcext:value-type="float">
            <text:p>-1</text:p>
          </table:table-cell>
          <table:table-cell table:formula="of:=[.A90]*[.A$1]+[.B90]*[.B$1]+[.C$1]" office:value-type="float" office:value="-2740.47140171461" calcext:value-type="float">
            <text:p>-2740.47140171461</text:p>
          </table:table-cell>
          <table:table-cell table:formula="of:=IF([.D90]&gt;0;IF([.C90]&gt;0;&quot;true positive&quot;;&quot;false positive&quot;);IF([.C90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8.3" calcext:value-type="float">
            <text:p>168.3</text:p>
          </table:table-cell>
          <table:table-cell table:formula="of:=(-[.$C$1]-[.$A$1]*[.$F90])/[.$B$1]" office:value-type="float" office:value="-416.243663892962" calcext:value-type="float">
            <text:p>-416.243663892962</text:p>
          </table:table-cell>
          <table:table-cell table:number-columns-repeated="2"/>
        </table:table-row>
        <table:table-row table:style-name="ro1">
          <table:table-cell office:value-type="float" office:value="0.742130804899297" calcext:value-type="float">
            <text:p>0.742130804899297</text:p>
          </table:table-cell>
          <table:table-cell office:value-type="float" office:value="-1.17127338729256" calcext:value-type="float">
            <text:p>-1.17127338729256</text:p>
          </table:table-cell>
          <table:table-cell office:value-type="float" office:value="-1" calcext:value-type="float">
            <text:p>-1</text:p>
          </table:table-cell>
          <table:table-cell table:formula="of:=[.A91]*[.A$1]+[.B91]*[.B$1]+[.C$1]" office:value-type="float" office:value="-3158.29748846947" calcext:value-type="float">
            <text:p>-3158.29748846947</text:p>
          </table:table-cell>
          <table:table-cell table:formula="of:=IF([.D91]&gt;0;IF([.C91]&gt;0;&quot;true positive&quot;;&quot;false positive&quot;);IF([.C91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8.4" calcext:value-type="float">
            <text:p>168.4</text:p>
          </table:table-cell>
          <table:table-cell table:formula="of:=(-[.$C$1]-[.$A$1]*[.$F91])/[.$B$1]" office:value-type="float" office:value="-416.488494963471" calcext:value-type="float">
            <text:p>-416.488494963471</text:p>
          </table:table-cell>
          <table:table-cell table:number-columns-repeated="2"/>
        </table:table-row>
        <table:table-row table:style-name="ro1">
          <table:table-cell office:value-type="float" office:value="0.860839883684402" calcext:value-type="float">
            <text:p>0.860839883684402</text:p>
          </table:table-cell>
          <table:table-cell office:value-type="float" office:value="1.80415016311523" calcext:value-type="float">
            <text:p>1.80415016311523</text:p>
          </table:table-cell>
          <table:table-cell office:value-type="float" office:value="-1" calcext:value-type="float">
            <text:p>-1</text:p>
          </table:table-cell>
          <table:table-cell table:formula="of:=[.A92]*[.A$1]+[.B92]*[.B$1]+[.C$1]" office:value-type="float" office:value="-5290.12280852924" calcext:value-type="float">
            <text:p>-5290.12280852924</text:p>
          </table:table-cell>
          <table:table-cell table:formula="of:=IF([.D92]&gt;0;IF([.C92]&gt;0;&quot;true positive&quot;;&quot;false positive&quot;);IF([.C92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8.5" calcext:value-type="float">
            <text:p>168.5</text:p>
          </table:table-cell>
          <table:table-cell table:formula="of:=(-[.$C$1]-[.$A$1]*[.$F92])/[.$B$1]" office:value-type="float" office:value="-416.73332603398" calcext:value-type="float">
            <text:p>-416.73332603398</text:p>
          </table:table-cell>
          <table:table-cell table:number-columns-repeated="2"/>
        </table:table-row>
        <table:table-row table:style-name="ro1">
          <table:table-cell office:value-type="float" office:value="1.23771246829429" calcext:value-type="float">
            <text:p>1.23771246829429</text:p>
          </table:table-cell>
          <table:table-cell office:value-type="float" office:value="-0.31589943181709" calcext:value-type="float">
            <text:p>-0.31589943181709</text:p>
          </table:table-cell>
          <table:table-cell office:value-type="float" office:value="-1" calcext:value-type="float">
            <text:p>-1</text:p>
          </table:table-cell>
          <table:table-cell table:formula="of:=[.A93]*[.A$1]+[.B93]*[.B$1]+[.C$1]" office:value-type="float" office:value="-4508.5886485684" calcext:value-type="float">
            <text:p>-4508.5886485684</text:p>
          </table:table-cell>
          <table:table-cell table:formula="of:=IF([.D93]&gt;0;IF([.C93]&gt;0;&quot;true positive&quot;;&quot;false positive&quot;);IF([.C93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8.6" calcext:value-type="float">
            <text:p>168.6</text:p>
          </table:table-cell>
          <table:table-cell table:formula="of:=(-[.$C$1]-[.$A$1]*[.$F93])/[.$B$1]" office:value-type="float" office:value="-416.978157104489" calcext:value-type="float">
            <text:p>-416.978157104489</text:p>
          </table:table-cell>
          <table:table-cell table:number-columns-repeated="2"/>
        </table:table-row>
        <table:table-row table:style-name="ro1">
          <table:table-cell office:value-type="float" office:value="0.055492216064404" calcext:value-type="float">
            <text:p>0.055492216064404</text:p>
          </table:table-cell>
          <table:table-cell office:value-type="float" office:value="0.461405301839318" calcext:value-type="float">
            <text:p>0.461405301839318</text:p>
          </table:table-cell>
          <table:table-cell office:value-type="float" office:value="-1" calcext:value-type="float">
            <text:p>-1</text:p>
          </table:table-cell>
          <table:table-cell table:formula="of:=[.A94]*[.A$1]+[.B94]*[.B$1]+[.C$1]" office:value-type="float" office:value="-3126.68888639314" calcext:value-type="float">
            <text:p>-3126.68888639314</text:p>
          </table:table-cell>
          <table:table-cell table:formula="of:=IF([.D94]&gt;0;IF([.C94]&gt;0;&quot;true positive&quot;;&quot;false positive&quot;);IF([.C94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8.7" calcext:value-type="float">
            <text:p>168.7</text:p>
          </table:table-cell>
          <table:table-cell table:formula="of:=(-[.$C$1]-[.$A$1]*[.$F94])/[.$B$1]" office:value-type="float" office:value="-417.222988174998" calcext:value-type="float">
            <text:p>-417.222988174998</text:p>
          </table:table-cell>
          <table:table-cell table:number-columns-repeated="2"/>
        </table:table-row>
        <table:table-row table:style-name="ro1">
          <table:table-cell office:value-type="float" office:value="0.147122669255594" calcext:value-type="float">
            <text:p>0.147122669255594</text:p>
          </table:table-cell>
          <table:table-cell office:value-type="float" office:value="1.00051327397637" calcext:value-type="float">
            <text:p>1.00051327397637</text:p>
          </table:table-cell>
          <table:table-cell office:value-type="float" office:value="-1" calcext:value-type="float">
            <text:p>-1</text:p>
          </table:table-cell>
          <table:table-cell table:formula="of:=[.A95]*[.A$1]+[.B95]*[.B$1]+[.C$1]" office:value-type="float" office:value="-3625.0071058109" calcext:value-type="float">
            <text:p>-3625.0071058109</text:p>
          </table:table-cell>
          <table:table-cell table:formula="of:=IF([.D95]&gt;0;IF([.C95]&gt;0;&quot;true positive&quot;;&quot;false positive&quot;);IF([.C95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8.8" calcext:value-type="float">
            <text:p>168.8</text:p>
          </table:table-cell>
          <table:table-cell table:formula="of:=(-[.$C$1]-[.$A$1]*[.$F95])/[.$B$1]" office:value-type="float" office:value="-417.467819245507" calcext:value-type="float">
            <text:p>-417.467819245507</text:p>
          </table:table-cell>
          <table:table-cell table:number-columns-repeated="2"/>
        </table:table-row>
        <table:table-row table:style-name="ro1">
          <table:table-cell office:value-type="float" office:value="1.10130525371995" calcext:value-type="float">
            <text:p>1.10130525371995</text:p>
          </table:table-cell>
          <table:table-cell office:value-type="float" office:value="-0.138447799133658" calcext:value-type="float">
            <text:p>-0.138447799133658</text:p>
          </table:table-cell>
          <table:table-cell office:value-type="float" office:value="-1" calcext:value-type="float">
            <text:p>-1</text:p>
          </table:table-cell>
          <table:table-cell table:formula="of:=[.A96]*[.A$1]+[.B96]*[.B$1]+[.C$1]" office:value-type="float" office:value="-4406.42766068138" calcext:value-type="float">
            <text:p>-4406.42766068138</text:p>
          </table:table-cell>
          <table:table-cell table:formula="of:=IF([.D96]&gt;0;IF([.C96]&gt;0;&quot;true positive&quot;;&quot;false positive&quot;);IF([.C96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8.9" calcext:value-type="float">
            <text:p>168.9</text:p>
          </table:table-cell>
          <table:table-cell table:formula="of:=(-[.$C$1]-[.$A$1]*[.$F96])/[.$B$1]" office:value-type="float" office:value="-417.712650316016" calcext:value-type="float">
            <text:p>-417.712650316016</text:p>
          </table:table-cell>
          <table:table-cell table:number-columns-repeated="2"/>
        </table:table-row>
        <table:table-row table:style-name="ro1">
          <table:table-cell office:value-type="float" office:value="-0.464813076699639" calcext:value-type="float">
            <text:p>-0.464813076699639</text:p>
          </table:table-cell>
          <table:table-cell office:value-type="float" office:value="0.461379928799505" calcext:value-type="float">
            <text:p>0.461379928799505</text:p>
          </table:table-cell>
          <table:table-cell office:value-type="float" office:value="-1" calcext:value-type="float">
            <text:p>-1</text:p>
          </table:table-cell>
          <table:table-cell table:formula="of:=[.A97]*[.A$1]+[.B97]*[.B$1]+[.C$1]" office:value-type="float" office:value="-2295.19157675364" calcext:value-type="float">
            <text:p>-2295.19157675364</text:p>
          </table:table-cell>
          <table:table-cell table:formula="of:=IF([.D97]&gt;0;IF([.C97]&gt;0;&quot;true positive&quot;;&quot;false positive&quot;);IF([.C97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9" calcext:value-type="float">
            <text:p>169</text:p>
          </table:table-cell>
          <table:table-cell table:formula="of:=(-[.$C$1]-[.$A$1]*[.$F97])/[.$B$1]" office:value-type="float" office:value="-417.957481386525" calcext:value-type="float">
            <text:p>-417.957481386525</text:p>
          </table:table-cell>
          <table:table-cell table:number-columns-repeated="2"/>
        </table:table-row>
        <table:table-row table:style-name="ro1">
          <table:table-cell office:value-type="float" office:value="1.41199207235298" calcext:value-type="float">
            <text:p>1.41199207235298</text:p>
          </table:table-cell>
          <table:table-cell office:value-type="float" office:value="0.881107601384286" calcext:value-type="float">
            <text:p>0.881107601384286</text:p>
          </table:table-cell>
          <table:table-cell office:value-type="float" office:value="-1" calcext:value-type="float">
            <text:p>-1</text:p>
          </table:table-cell>
          <table:table-cell table:formula="of:=[.A98]*[.A$1]+[.B98]*[.B$1]+[.C$1]" office:value-type="float" office:value="-5568.40980787864" calcext:value-type="float">
            <text:p>-5568.40980787864</text:p>
          </table:table-cell>
          <table:table-cell table:formula="of:=IF([.D98]&gt;0;IF([.C98]&gt;0;&quot;true positive&quot;;&quot;false positive&quot;);IF([.C98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9.1" calcext:value-type="float">
            <text:p>169.1</text:p>
          </table:table-cell>
          <table:table-cell table:formula="of:=(-[.$C$1]-[.$A$1]*[.$F98])/[.$B$1]" office:value-type="float" office:value="-418.202312457033" calcext:value-type="float">
            <text:p>-418.202312457033</text:p>
          </table:table-cell>
          <table:table-cell table:number-columns-repeated="2"/>
        </table:table-row>
        <table:table-row table:style-name="ro1">
          <table:table-cell office:value-type="float" office:value="1.32115004742019" calcext:value-type="float">
            <text:p>1.32115004742019</text:p>
          </table:table-cell>
          <table:table-cell office:value-type="float" office:value="-1.0209812338772" calcext:value-type="float">
            <text:p>-1.0209812338772</text:p>
          </table:table-cell>
          <table:table-cell office:value-type="float" office:value="-1" calcext:value-type="float">
            <text:p>-1</text:p>
          </table:table-cell>
          <table:table-cell table:formula="of:=[.A99]*[.A$1]+[.B99]*[.B$1]+[.C$1]" office:value-type="float" office:value="-4181.70564776504" calcext:value-type="float">
            <text:p>-4181.70564776504</text:p>
          </table:table-cell>
          <table:table-cell table:formula="of:=IF([.D99]&gt;0;IF([.C99]&gt;0;&quot;true positive&quot;;&quot;false positive&quot;);IF([.C99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9.2" calcext:value-type="float">
            <text:p>169.2</text:p>
          </table:table-cell>
          <table:table-cell table:formula="of:=(-[.$C$1]-[.$A$1]*[.$F99])/[.$B$1]" office:value-type="float" office:value="-418.447143527542" calcext:value-type="float">
            <text:p>-418.447143527542</text:p>
          </table:table-cell>
          <table:table-cell table:number-columns-repeated="2"/>
        </table:table-row>
        <table:table-row table:style-name="ro1">
          <table:table-cell office:value-type="float" office:value="0.731159155631579" calcext:value-type="float">
            <text:p>0.731159155631579</text:p>
          </table:table-cell>
          <table:table-cell office:value-type="float" office:value="1.01112121708817" calcext:value-type="float">
            <text:p>1.01112121708817</text:p>
          </table:table-cell>
          <table:table-cell office:value-type="float" office:value="-1" calcext:value-type="float">
            <text:p>-1</text:p>
          </table:table-cell>
          <table:table-cell table:formula="of:=[.A100]*[.A$1]+[.B100]*[.B$1]+[.C$1]" office:value-type="float" office:value="-4565.25835464485" calcext:value-type="float">
            <text:p>-4565.25835464485</text:p>
          </table:table-cell>
          <table:table-cell table:formula="of:=IF([.D100]&gt;0;IF([.C100]&gt;0;&quot;true positive&quot;;&quot;false positive&quot;);IF([.C100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9.3" calcext:value-type="float">
            <text:p>169.3</text:p>
          </table:table-cell>
          <table:table-cell table:formula="of:=(-[.$C$1]-[.$A$1]*[.$F100])/[.$B$1]" office:value-type="float" office:value="-418.691974598051" calcext:value-type="float">
            <text:p>-418.691974598051</text:p>
          </table:table-cell>
          <table:table-cell table:number-columns-repeated="2"/>
        </table:table-row>
        <table:table-row table:style-name="ro1">
          <table:table-cell office:value-type="float" office:value="0.516437773798542" calcext:value-type="float">
            <text:p>0.516437773798542</text:p>
          </table:table-cell>
          <table:table-cell office:value-type="float" office:value="1.66709393776001" calcext:value-type="float">
            <text:p>1.66709393776001</text:p>
          </table:table-cell>
          <table:table-cell office:value-type="float" office:value="-1" calcext:value-type="float">
            <text:p>-1</text:p>
          </table:table-cell>
          <table:table-cell table:formula="of:=[.A101]*[.A$1]+[.B101]*[.B$1]+[.C$1]" office:value-type="float" office:value="-4650.28702310786" calcext:value-type="float">
            <text:p>-4650.28702310786</text:p>
          </table:table-cell>
          <table:table-cell table:formula="of:=IF([.D101]&gt;0;IF([.C101]&gt;0;&quot;true positive&quot;;&quot;false positive&quot;);IF([.C101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9.4" calcext:value-type="float">
            <text:p>169.4</text:p>
          </table:table-cell>
          <table:table-cell table:formula="of:=(-[.$C$1]-[.$A$1]*[.$F101])/[.$B$1]" office:value-type="float" office:value="-418.93680566856" calcext:value-type="float">
            <text:p>-418.93680566856</text:p>
          </table:table-cell>
          <table:table-cell table:number-columns-repeated="2"/>
        </table:table-row>
        <table:table-row table:style-name="ro1">
          <table:table-cell office:value-type="float" office:value="0.845657980254668" calcext:value-type="float">
            <text:p>0.845657980254668</text:p>
          </table:table-cell>
          <table:table-cell office:value-type="float" office:value="-0.527338033079841" calcext:value-type="float">
            <text:p>-0.527338033079841</text:p>
          </table:table-cell>
          <table:table-cell office:value-type="float" office:value="-1" calcext:value-type="float">
            <text:p>-1</text:p>
          </table:table-cell>
          <table:table-cell table:formula="of:=[.A102]*[.A$1]+[.B102]*[.B$1]+[.C$1]" office:value-type="float" office:value="-3744.05042997792" calcext:value-type="float">
            <text:p>-3744.05042997792</text:p>
          </table:table-cell>
          <table:table-cell table:formula="of:=IF([.D102]&gt;0;IF([.C102]&gt;0;&quot;true positive&quot;;&quot;false positive&quot;);IF([.C102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9.5" calcext:value-type="float">
            <text:p>169.5</text:p>
          </table:table-cell>
          <table:table-cell table:formula="of:=(-[.$C$1]-[.$A$1]*[.$F102])/[.$B$1]" office:value-type="float" office:value="-419.181636739069" calcext:value-type="float">
            <text:p>-419.181636739069</text:p>
          </table:table-cell>
          <table:table-cell table:number-columns-repeated="2"/>
        </table:table-row>
        <table:table-row table:style-name="ro1">
          <table:table-cell office:value-type="float" office:value="-0.57231183623415" calcext:value-type="float">
            <text:p>-0.57231183623415</text:p>
          </table:table-cell>
          <table:table-cell office:value-type="float" office:value="0.878734162649184" calcext:value-type="float">
            <text:p>0.878734162649184</text:p>
          </table:table-cell>
          <table:table-cell office:value-type="float" office:value="-1" calcext:value-type="float">
            <text:p>-1</text:p>
          </table:table-cell>
          <table:table-cell table:formula="of:=[.A103]*[.A$1]+[.B103]*[.B$1]+[.C$1]" office:value-type="float" office:value="-2395.81753453503" calcext:value-type="float">
            <text:p>-2395.81753453503</text:p>
          </table:table-cell>
          <table:table-cell table:formula="of:=IF([.D103]&gt;0;IF([.C103]&gt;0;&quot;true positive&quot;;&quot;false positive&quot;);IF([.C103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9.6" calcext:value-type="float">
            <text:p>169.6</text:p>
          </table:table-cell>
          <table:table-cell table:formula="of:=(-[.$C$1]-[.$A$1]*[.$F103])/[.$B$1]" office:value-type="float" office:value="-419.426467809578" calcext:value-type="float">
            <text:p>-419.426467809578</text:p>
          </table:table-cell>
          <table:table-cell table:number-columns-repeated="2"/>
        </table:table-row>
        <table:table-row table:style-name="ro1">
          <table:table-cell office:value-type="float" office:value="-0.505012854090937" calcext:value-type="float">
            <text:p>-0.505012854090937</text:p>
          </table:table-cell>
          <table:table-cell office:value-type="float" office:value="0.529405977057898" calcext:value-type="float">
            <text:p>0.529405977057898</text:p>
          </table:table-cell>
          <table:table-cell office:value-type="float" office:value="-1" calcext:value-type="float">
            <text:p>-1</text:p>
          </table:table-cell>
          <table:table-cell table:formula="of:=[.A104]*[.A$1]+[.B104]*[.B$1]+[.C$1]" office:value-type="float" office:value="-2275.35180493767" calcext:value-type="float">
            <text:p>-2275.35180493767</text:p>
          </table:table-cell>
          <table:table-cell table:formula="of:=IF([.D104]&gt;0;IF([.C104]&gt;0;&quot;true positive&quot;;&quot;false positive&quot;);IF([.C104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9.7" calcext:value-type="float">
            <text:p>169.7</text:p>
          </table:table-cell>
          <table:table-cell table:formula="of:=(-[.$C$1]-[.$A$1]*[.$F104])/[.$B$1]" office:value-type="float" office:value="-419.671298880087" calcext:value-type="float">
            <text:p>-419.671298880087</text:p>
          </table:table-cell>
          <table:table-cell table:number-columns-repeated="2"/>
        </table:table-row>
        <table:table-row table:style-name="ro1">
          <table:table-cell office:value-type="float" office:value="0.727154536803034" calcext:value-type="float">
            <text:p>0.727154536803034</text:p>
          </table:table-cell>
          <table:table-cell office:value-type="float" office:value="0.244491137142958" calcext:value-type="float">
            <text:p>0.244491137142958</text:p>
          </table:table-cell>
          <table:table-cell office:value-type="float" office:value="-1" calcext:value-type="float">
            <text:p>-1</text:p>
          </table:table-cell>
          <table:table-cell table:formula="of:=[.A105]*[.A$1]+[.B105]*[.B$1]+[.C$1]" office:value-type="float" office:value="-4058.46335553815" calcext:value-type="float">
            <text:p>-4058.46335553815</text:p>
          </table:table-cell>
          <table:table-cell table:formula="of:=IF([.D105]&gt;0;IF([.C105]&gt;0;&quot;true positive&quot;;&quot;false positive&quot;);IF([.C105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9.8" calcext:value-type="float">
            <text:p>169.8</text:p>
          </table:table-cell>
          <table:table-cell table:formula="of:=(-[.$C$1]-[.$A$1]*[.$F105])/[.$B$1]" office:value-type="float" office:value="-419.916129950596" calcext:value-type="float">
            <text:p>-419.916129950596</text:p>
          </table:table-cell>
          <table:table-cell table:number-columns-repeated="2"/>
        </table:table-row>
        <table:table-row table:style-name="ro1">
          <table:table-cell office:value-type="float" office:value="1.42533957474647" calcext:value-type="float">
            <text:p>1.42533957474647</text:p>
          </table:table-cell>
          <table:table-cell office:value-type="float" office:value="0.652568812454514" calcext:value-type="float">
            <text:p>0.652568812454514</text:p>
          </table:table-cell>
          <table:table-cell office:value-type="float" office:value="-1" calcext:value-type="float">
            <text:p>-1</text:p>
          </table:table-cell>
          <table:table-cell table:formula="of:=[.A106]*[.A$1]+[.B106]*[.B$1]+[.C$1]" office:value-type="float" office:value="-5440.56794944342" calcext:value-type="float">
            <text:p>-5440.56794944342</text:p>
          </table:table-cell>
          <table:table-cell table:formula="of:=IF([.D106]&gt;0;IF([.C106]&gt;0;&quot;true positive&quot;;&quot;false positive&quot;);IF([.C106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69.9" calcext:value-type="float">
            <text:p>169.9</text:p>
          </table:table-cell>
          <table:table-cell table:formula="of:=(-[.$C$1]-[.$A$1]*[.$F106])/[.$B$1]" office:value-type="float" office:value="-420.160961021105" calcext:value-type="float">
            <text:p>-420.160961021105</text:p>
          </table:table-cell>
          <table:table-cell table:number-columns-repeated="2"/>
        </table:table-row>
        <table:table-row table:style-name="ro1">
          <table:table-cell office:value-type="float" office:value="1.27992704608922" calcext:value-type="float">
            <text:p>1.27992704608922</text:p>
          </table:table-cell>
          <table:table-cell office:value-type="float" office:value="-0.580736696495708" calcext:value-type="float">
            <text:p>-0.580736696495708</text:p>
          </table:table-cell>
          <table:table-cell office:value-type="float" office:value="-1" calcext:value-type="float">
            <text:p>-1</text:p>
          </table:table-cell>
          <table:table-cell table:formula="of:=[.A107]*[.A$1]+[.B107]*[.B$1]+[.C$1]" office:value-type="float" office:value="-4403.18543289299" calcext:value-type="float">
            <text:p>-4403.18543289299</text:p>
          </table:table-cell>
          <table:table-cell table:formula="of:=IF([.D107]&gt;0;IF([.C107]&gt;0;&quot;true positive&quot;;&quot;false positive&quot;);IF([.C107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0" calcext:value-type="float">
            <text:p>170</text:p>
          </table:table-cell>
          <table:table-cell table:formula="of:=(-[.$C$1]-[.$A$1]*[.$F107])/[.$B$1]" office:value-type="float" office:value="-420.405792091614" calcext:value-type="float">
            <text:p>-420.405792091614</text:p>
          </table:table-cell>
          <table:table-cell table:number-columns-repeated="2"/>
        </table:table-row>
        <table:table-row table:style-name="ro1">
          <table:table-cell office:value-type="float" office:value="-0.363828644343516" calcext:value-type="float">
            <text:p>-0.363828644343516</text:p>
          </table:table-cell>
          <table:table-cell office:value-type="float" office:value="-0.324805777559716" calcext:value-type="float">
            <text:p>-0.324805777559716</text:p>
          </table:table-cell>
          <table:table-cell office:value-type="float" office:value="-1" calcext:value-type="float">
            <text:p>-1</text:p>
          </table:table-cell>
          <table:table-cell table:formula="of:=[.A108]*[.A$1]+[.B108]*[.B$1]+[.C$1]" office:value-type="float" office:value="-1943.4113549104" calcext:value-type="float">
            <text:p>-1943.4113549104</text:p>
          </table:table-cell>
          <table:table-cell table:formula="of:=IF([.D108]&gt;0;IF([.C108]&gt;0;&quot;true positive&quot;;&quot;false positive&quot;);IF([.C108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0.1" calcext:value-type="float">
            <text:p>170.1</text:p>
          </table:table-cell>
          <table:table-cell table:formula="of:=(-[.$C$1]-[.$A$1]*[.$F108])/[.$B$1]" office:value-type="float" office:value="-420.650623162123" calcext:value-type="float">
            <text:p>-420.650623162123</text:p>
          </table:table-cell>
          <table:table-cell table:number-columns-repeated="2"/>
        </table:table-row>
        <table:table-row table:style-name="ro1">
          <table:table-cell office:value-type="float" office:value="-0.645330608706838" calcext:value-type="float">
            <text:p>-0.645330608706838</text:p>
          </table:table-cell>
          <table:table-cell office:value-type="float" office:value="0.146969763594417" calcext:value-type="float">
            <text:p>0.146969763594417</text:p>
          </table:table-cell>
          <table:table-cell office:value-type="float" office:value="-1" calcext:value-type="float">
            <text:p>-1</text:p>
          </table:table-cell>
          <table:table-cell table:formula="of:=[.A109]*[.A$1]+[.B109]*[.B$1]+[.C$1]" office:value-type="float" office:value="-1801.49110885869" calcext:value-type="float">
            <text:p>-1801.49110885869</text:p>
          </table:table-cell>
          <table:table-cell table:formula="of:=IF([.D109]&gt;0;IF([.C109]&gt;0;&quot;true positive&quot;;&quot;false positive&quot;);IF([.C109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0.2" calcext:value-type="float">
            <text:p>170.2</text:p>
          </table:table-cell>
          <table:table-cell table:formula="of:=(-[.$C$1]-[.$A$1]*[.$F109])/[.$B$1]" office:value-type="float" office:value="-420.895454232632" calcext:value-type="float">
            <text:p>-420.895454232632</text:p>
          </table:table-cell>
          <table:table-cell table:number-columns-repeated="2"/>
        </table:table-row>
        <table:table-row table:style-name="ro1">
          <table:table-cell office:value-type="float" office:value="-0.250693377007796" calcext:value-type="float">
            <text:p>-0.250693377007796</text:p>
          </table:table-cell>
          <table:table-cell office:value-type="float" office:value="-0.540303612144557" calcext:value-type="float">
            <text:p>-0.540303612144557</text:p>
          </table:table-cell>
          <table:table-cell office:value-type="float" office:value="-1" calcext:value-type="float">
            <text:p>-1</text:p>
          </table:table-cell>
          <table:table-cell table:formula="of:=[.A110]*[.A$1]+[.B110]*[.B$1]+[.C$1]" office:value-type="float" office:value="-1983.54875435598" calcext:value-type="float">
            <text:p>-1983.54875435598</text:p>
          </table:table-cell>
          <table:table-cell table:formula="of:=IF([.D110]&gt;0;IF([.C110]&gt;0;&quot;true positive&quot;;&quot;false positive&quot;);IF([.C110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0.3" calcext:value-type="float">
            <text:p>170.3</text:p>
          </table:table-cell>
          <table:table-cell table:formula="of:=(-[.$C$1]-[.$A$1]*[.$F110])/[.$B$1]" office:value-type="float" office:value="-421.140285303141" calcext:value-type="float">
            <text:p>-421.140285303141</text:p>
          </table:table-cell>
          <table:table-cell table:number-columns-repeated="2"/>
        </table:table-row>
        <table:table-row table:style-name="ro1">
          <table:table-cell office:value-type="float" office:value="1.52494407350515" calcext:value-type="float">
            <text:p>1.52494407350515</text:p>
          </table:table-cell>
          <table:table-cell office:value-type="float" office:value="1.89160268174843" calcext:value-type="float">
            <text:p>1.89160268174843</text:p>
          </table:table-cell>
          <table:table-cell office:value-type="float" office:value="-1" calcext:value-type="float">
            <text:p>-1</text:p>
          </table:table-cell>
          <table:table-cell table:formula="of:=[.A111]*[.A$1]+[.B111]*[.B$1]+[.C$1]" office:value-type="float" office:value="-6408.48535822437" calcext:value-type="float">
            <text:p>-6408.48535822437</text:p>
          </table:table-cell>
          <table:table-cell table:formula="of:=IF([.D111]&gt;0;IF([.C111]&gt;0;&quot;true positive&quot;;&quot;false positive&quot;);IF([.C111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0.4" calcext:value-type="float">
            <text:p>170.4</text:p>
          </table:table-cell>
          <table:table-cell table:formula="of:=(-[.$C$1]-[.$A$1]*[.$F111])/[.$B$1]" office:value-type="float" office:value="-421.385116373649" calcext:value-type="float">
            <text:p>-421.385116373649</text:p>
          </table:table-cell>
          <table:table-cell table:number-columns-repeated="2"/>
        </table:table-row>
        <table:table-row table:style-name="ro1">
          <table:table-cell office:value-type="float" office:value="2.70587463440444" calcext:value-type="float">
            <text:p>2.70587463440444</text:p>
          </table:table-cell>
          <table:table-cell office:value-type="float" office:value="1.66281369451171" calcext:value-type="float">
            <text:p>1.66281369451171</text:p>
          </table:table-cell>
          <table:table-cell office:value-type="float" office:value="-1" calcext:value-type="float">
            <text:p>-1</text:p>
          </table:table-cell>
          <table:table-cell table:formula="of:=[.A112]*[.A$1]+[.B112]*[.B$1]+[.C$1]" office:value-type="float" office:value="-8146.35172460721" calcext:value-type="float">
            <text:p>-8146.35172460721</text:p>
          </table:table-cell>
          <table:table-cell table:formula="of:=IF([.D112]&gt;0;IF([.C112]&gt;0;&quot;true positive&quot;;&quot;false positive&quot;);IF([.C112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0.5" calcext:value-type="float">
            <text:p>170.5</text:p>
          </table:table-cell>
          <table:table-cell table:formula="of:=(-[.$C$1]-[.$A$1]*[.$F112])/[.$B$1]" office:value-type="float" office:value="-421.629947444158" calcext:value-type="float">
            <text:p>-421.629947444158</text:p>
          </table:table-cell>
          <table:table-cell table:number-columns-repeated="2"/>
        </table:table-row>
        <table:table-row table:style-name="ro1">
          <table:table-cell office:value-type="float" office:value="0.139525829926148" calcext:value-type="float">
            <text:p>0.139525829926148</text:p>
          </table:table-cell>
          <table:table-cell office:value-type="float" office:value="-0.971739514573902" calcext:value-type="float">
            <text:p>-0.971739514573902</text:p>
          </table:table-cell>
          <table:table-cell office:value-type="float" office:value="-1" calcext:value-type="float">
            <text:p>-1</text:p>
          </table:table-cell>
          <table:table-cell table:formula="of:=[.A113]*[.A$1]+[.B113]*[.B$1]+[.C$1]" office:value-type="float" office:value="-2325.53654589799" calcext:value-type="float">
            <text:p>-2325.53654589799</text:p>
          </table:table-cell>
          <table:table-cell table:formula="of:=IF([.D113]&gt;0;IF([.C113]&gt;0;&quot;true positive&quot;;&quot;false positive&quot;);IF([.C113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0.6" calcext:value-type="float">
            <text:p>170.6</text:p>
          </table:table-cell>
          <table:table-cell table:formula="of:=(-[.$C$1]-[.$A$1]*[.$F113])/[.$B$1]" office:value-type="float" office:value="-421.874778514667" calcext:value-type="float">
            <text:p>-421.874778514667</text:p>
          </table:table-cell>
          <table:table-cell table:number-columns-repeated="2"/>
        </table:table-row>
        <table:table-row table:style-name="ro1">
          <table:table-cell office:value-type="float" office:value="1.0764528516962" calcext:value-type="float">
            <text:p>1.0764528516962</text:p>
          </table:table-cell>
          <table:table-cell office:value-type="float" office:value="0.770549590747707" calcext:value-type="float">
            <text:p>0.770549590747707</text:p>
          </table:table-cell>
          <table:table-cell office:value-type="float" office:value="-1" calcext:value-type="float">
            <text:p>-1</text:p>
          </table:table-cell>
          <table:table-cell table:formula="of:=[.A114]*[.A$1]+[.B114]*[.B$1]+[.C$1]" office:value-type="float" office:value="-4960.03341443323" calcext:value-type="float">
            <text:p>-4960.03341443323</text:p>
          </table:table-cell>
          <table:table-cell table:formula="of:=IF([.D114]&gt;0;IF([.C114]&gt;0;&quot;true positive&quot;;&quot;false positive&quot;);IF([.C114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0.7" calcext:value-type="float">
            <text:p>170.7</text:p>
          </table:table-cell>
          <table:table-cell table:formula="of:=(-[.$C$1]-[.$A$1]*[.$F114])/[.$B$1]" office:value-type="float" office:value="-422.119609585176" calcext:value-type="float">
            <text:p>-422.119609585176</text:p>
          </table:table-cell>
          <table:table-cell table:number-columns-repeated="2"/>
        </table:table-row>
        <table:table-row table:style-name="ro1">
          <table:table-cell office:value-type="float" office:value="-1.05934123922592" calcext:value-type="float">
            <text:p>-1.05934123922592</text:p>
          </table:table-cell>
          <table:table-cell office:value-type="float" office:value="0.382061211423455" calcext:value-type="float">
            <text:p>0.382061211423455</text:p>
          </table:table-cell>
          <table:table-cell office:value-type="float" office:value="-1" calcext:value-type="float">
            <text:p>-1</text:p>
          </table:table-cell>
          <table:table-cell table:formula="of:=[.A115]*[.A$1]+[.B115]*[.B$1]+[.C$1]" office:value-type="float" office:value="-1293.32501771857" calcext:value-type="float">
            <text:p>-1293.32501771857</text:p>
          </table:table-cell>
          <table:table-cell table:formula="of:=IF([.D115]&gt;0;IF([.C115]&gt;0;&quot;true positive&quot;;&quot;false positive&quot;);IF([.C115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0.8" calcext:value-type="float">
            <text:p>170.8</text:p>
          </table:table-cell>
          <table:table-cell table:formula="of:=(-[.$C$1]-[.$A$1]*[.$F115])/[.$B$1]" office:value-type="float" office:value="-422.364440655685" calcext:value-type="float">
            <text:p>-422.364440655685</text:p>
          </table:table-cell>
          <table:table-cell table:number-columns-repeated="2"/>
        </table:table-row>
        <table:table-row table:style-name="ro1">
          <table:table-cell office:value-type="float" office:value="0.152896834971656" calcext:value-type="float">
            <text:p>0.152896834971656</text:p>
          </table:table-cell>
          <table:table-cell office:value-type="float" office:value="0.462872190770378" calcext:value-type="float">
            <text:p>0.462872190770378</text:p>
          </table:table-cell>
          <table:table-cell office:value-type="float" office:value="-1" calcext:value-type="float">
            <text:p>-1</text:p>
          </table:table-cell>
          <table:table-cell table:formula="of:=[.A116]*[.A$1]+[.B116]*[.B$1]+[.C$1]" office:value-type="float" office:value="-3283.30509354049" calcext:value-type="float">
            <text:p>-3283.30509354049</text:p>
          </table:table-cell>
          <table:table-cell table:formula="of:=IF([.D116]&gt;0;IF([.C116]&gt;0;&quot;true positive&quot;;&quot;false positive&quot;);IF([.C116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0.9" calcext:value-type="float">
            <text:p>170.9</text:p>
          </table:table-cell>
          <table:table-cell table:formula="of:=(-[.$C$1]-[.$A$1]*[.$F116])/[.$B$1]" office:value-type="float" office:value="-422.609271726194" calcext:value-type="float">
            <text:p>-422.609271726194</text:p>
          </table:table-cell>
          <table:table-cell table:number-columns-repeated="2"/>
        </table:table-row>
        <table:table-row table:style-name="ro1">
          <table:table-cell office:value-type="float" office:value="1.34149492330718" calcext:value-type="float">
            <text:p>1.34149492330718</text:p>
          </table:table-cell>
          <table:table-cell office:value-type="float" office:value="0.688589070674523" calcext:value-type="float">
            <text:p>0.688589070674523</text:p>
          </table:table-cell>
          <table:table-cell office:value-type="float" office:value="-1" calcext:value-type="float">
            <text:p>-1</text:p>
          </table:table-cell>
          <table:table-cell table:formula="of:=[.A117]*[.A$1]+[.B117]*[.B$1]+[.C$1]" office:value-type="float" office:value="-5330.09006649717" calcext:value-type="float">
            <text:p>-5330.09006649717</text:p>
          </table:table-cell>
          <table:table-cell table:formula="of:=IF([.D117]&gt;0;IF([.C117]&gt;0;&quot;true positive&quot;;&quot;false positive&quot;);IF([.C117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1" calcext:value-type="float">
            <text:p>171</text:p>
          </table:table-cell>
          <table:table-cell table:formula="of:=(-[.$C$1]-[.$A$1]*[.$F117])/[.$B$1]" office:value-type="float" office:value="-422.854102796703" calcext:value-type="float">
            <text:p>-422.854102796703</text:p>
          </table:table-cell>
          <table:table-cell table:number-columns-repeated="2"/>
        </table:table-row>
        <table:table-row table:style-name="ro1">
          <table:table-cell office:value-type="float" office:value="-0.175134613971024" calcext:value-type="float">
            <text:p>-0.175134613971024</text:p>
          </table:table-cell>
          <table:table-cell office:value-type="float" office:value="-0.0445801594968417" calcext:value-type="float">
            <text:p>-0.044580159496842</text:p>
          </table:table-cell>
          <table:table-cell office:value-type="float" office:value="-1" calcext:value-type="float">
            <text:p>-1</text:p>
          </table:table-cell>
          <table:table-cell table:formula="of:=[.A118]*[.A$1]+[.B118]*[.B$1]+[.C$1]" office:value-type="float" office:value="-2427.86542061613" calcext:value-type="float">
            <text:p>-2427.86542061613</text:p>
          </table:table-cell>
          <table:table-cell table:formula="of:=IF([.D118]&gt;0;IF([.C118]&gt;0;&quot;true positive&quot;;&quot;false positive&quot;);IF([.C118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1.1" calcext:value-type="float">
            <text:p>171.1</text:p>
          </table:table-cell>
          <table:table-cell table:formula="of:=(-[.$C$1]-[.$A$1]*[.$F118])/[.$B$1]" office:value-type="float" office:value="-423.098933867212" calcext:value-type="float">
            <text:p>-423.098933867212</text:p>
          </table:table-cell>
          <table:table-cell table:number-columns-repeated="2"/>
        </table:table-row>
        <table:table-row table:style-name="ro1">
          <table:table-cell office:value-type="float" office:value="0.701309166528024" calcext:value-type="float">
            <text:p>0.701309166528024</text:p>
          </table:table-cell>
          <table:table-cell office:value-type="float" office:value="1.39352174889543" calcext:value-type="float">
            <text:p>1.39352174889543</text:p>
          </table:table-cell>
          <table:table-cell office:value-type="float" office:value="-1" calcext:value-type="float">
            <text:p>-1</text:p>
          </table:table-cell>
          <table:table-cell table:formula="of:=[.A119]*[.A$1]+[.B119]*[.B$1]+[.C$1]" office:value-type="float" office:value="-4767.1569492123" calcext:value-type="float">
            <text:p>-4767.1569492123</text:p>
          </table:table-cell>
          <table:table-cell table:formula="of:=IF([.D119]&gt;0;IF([.C119]&gt;0;&quot;true positive&quot;;&quot;false positive&quot;);IF([.C119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1.2" calcext:value-type="float">
            <text:p>171.2</text:p>
          </table:table-cell>
          <table:table-cell table:formula="of:=(-[.$C$1]-[.$A$1]*[.$F119])/[.$B$1]" office:value-type="float" office:value="-423.343764937721" calcext:value-type="float">
            <text:p>-423.343764937721</text:p>
          </table:table-cell>
          <table:table-cell table:number-columns-repeated="2"/>
        </table:table-row>
        <table:table-row table:style-name="ro1">
          <table:table-cell office:value-type="float" office:value="0.0361915107437208" calcext:value-type="float">
            <text:p>0.036191510743721</text:p>
          </table:table-cell>
          <table:table-cell office:value-type="float" office:value="-0.0838281364138222" calcext:value-type="float">
            <text:p>-0.083828136413822</text:p>
          </table:table-cell>
          <table:table-cell office:value-type="float" office:value="-1" calcext:value-type="float">
            <text:p>-1</text:p>
          </table:table-cell>
          <table:table-cell table:formula="of:=[.A120]*[.A$1]+[.B120]*[.B$1]+[.C$1]" office:value-type="float" office:value="-2739.95995741348" calcext:value-type="float">
            <text:p>-2739.95995741348</text:p>
          </table:table-cell>
          <table:table-cell table:formula="of:=IF([.D120]&gt;0;IF([.C120]&gt;0;&quot;true positive&quot;;&quot;false positive&quot;);IF([.C120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1.3" calcext:value-type="float">
            <text:p>171.3</text:p>
          </table:table-cell>
          <table:table-cell table:formula="of:=(-[.$C$1]-[.$A$1]*[.$F120])/[.$B$1]" office:value-type="float" office:value="-423.58859600823" calcext:value-type="float">
            <text:p>-423.58859600823</text:p>
          </table:table-cell>
          <table:table-cell table:number-columns-repeated="2"/>
        </table:table-row>
        <table:table-row table:style-name="ro1">
          <table:table-cell office:value-type="float" office:value="2.15740654137238" calcext:value-type="float">
            <text:p>2.15740654137238</text:p>
          </table:table-cell>
          <table:table-cell office:value-type="float" office:value="0.582566927201046" calcext:value-type="float">
            <text:p>0.582566927201046</text:p>
          </table:table-cell>
          <table:table-cell office:value-type="float" office:value="-1" calcext:value-type="float">
            <text:p>-1</text:p>
          </table:table-cell>
          <table:table-cell table:formula="of:=[.A121]*[.A$1]+[.B121]*[.B$1]+[.C$1]" office:value-type="float" office:value="-6564.76555515214" calcext:value-type="float">
            <text:p>-6564.76555515214</text:p>
          </table:table-cell>
          <table:table-cell table:formula="of:=IF([.D121]&gt;0;IF([.C121]&gt;0;&quot;true positive&quot;;&quot;false positive&quot;);IF([.C121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1.4" calcext:value-type="float">
            <text:p>171.4</text:p>
          </table:table-cell>
          <table:table-cell table:formula="of:=(-[.$C$1]-[.$A$1]*[.$F121])/[.$B$1]" office:value-type="float" office:value="-423.833427078739" calcext:value-type="float">
            <text:p>-423.833427078739</text:p>
          </table:table-cell>
          <table:table-cell table:number-columns-repeated="2"/>
        </table:table-row>
        <table:table-row table:style-name="ro1">
          <table:table-cell office:value-type="float" office:value="-0.103274528690346" calcext:value-type="float">
            <text:p>-0.103274528690346</text:p>
          </table:table-cell>
          <table:table-cell office:value-type="float" office:value="-0.22031305207434" calcext:value-type="float">
            <text:p>-0.22031305207434</text:p>
          </table:table-cell>
          <table:table-cell office:value-type="float" office:value="-1" calcext:value-type="float">
            <text:p>-1</text:p>
          </table:table-cell>
          <table:table-cell table:formula="of:=[.A122]*[.A$1]+[.B122]*[.B$1]+[.C$1]" office:value-type="float" office:value="-2427.99787298582" calcext:value-type="float">
            <text:p>-2427.99787298582</text:p>
          </table:table-cell>
          <table:table-cell table:formula="of:=IF([.D122]&gt;0;IF([.C122]&gt;0;&quot;true positive&quot;;&quot;false positive&quot;);IF([.C122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1.5" calcext:value-type="float">
            <text:p>171.5</text:p>
          </table:table-cell>
          <table:table-cell table:formula="of:=(-[.$C$1]-[.$A$1]*[.$F122])/[.$B$1]" office:value-type="float" office:value="-424.078258149248" calcext:value-type="float">
            <text:p>-424.078258149248</text:p>
          </table:table-cell>
          <table:table-cell table:number-columns-repeated="2"/>
        </table:table-row>
        <table:table-row table:style-name="ro1">
          <table:table-cell office:value-type="float" office:value="2.15215270411386" calcext:value-type="float">
            <text:p>2.15215270411386</text:p>
          </table:table-cell>
          <table:table-cell office:value-type="float" office:value="0.556004486906489" calcext:value-type="float">
            <text:p>0.556004486906489</text:p>
          </table:table-cell>
          <table:table-cell office:value-type="float" office:value="-1" calcext:value-type="float">
            <text:p>-1</text:p>
          </table:table-cell>
          <table:table-cell table:formula="of:=[.A123]*[.A$1]+[.B123]*[.B$1]+[.C$1]" office:value-type="float" office:value="-6539.03173499932" calcext:value-type="float">
            <text:p>-6539.03173499932</text:p>
          </table:table-cell>
          <table:table-cell table:formula="of:=IF([.D123]&gt;0;IF([.C123]&gt;0;&quot;true positive&quot;;&quot;false positive&quot;);IF([.C123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1.6" calcext:value-type="float">
            <text:p>171.6</text:p>
          </table:table-cell>
          <table:table-cell table:formula="of:=(-[.$C$1]-[.$A$1]*[.$F123])/[.$B$1]" office:value-type="float" office:value="-424.323089219756" calcext:value-type="float">
            <text:p>-424.323089219756</text:p>
          </table:table-cell>
          <table:table-cell table:number-columns-repeated="2"/>
        </table:table-row>
        <table:table-row table:style-name="ro1">
          <table:table-cell office:value-type="float" office:value="1.41943691313957" calcext:value-type="float">
            <text:p>1.41943691313957</text:p>
          </table:table-cell>
          <table:table-cell office:value-type="float" office:value="0.910346405057556" calcext:value-type="float">
            <text:p>0.910346405057556</text:p>
          </table:table-cell>
          <table:table-cell office:value-type="float" office:value="-1" calcext:value-type="float">
            <text:p>-1</text:p>
          </table:table-cell>
          <table:table-cell table:formula="of:=[.A124]*[.A$1]+[.B124]*[.B$1]+[.C$1]" office:value-type="float" office:value="-5599.39190809712" calcext:value-type="float">
            <text:p>-5599.39190809712</text:p>
          </table:table-cell>
          <table:table-cell table:formula="of:=IF([.D124]&gt;0;IF([.C124]&gt;0;&quot;true positive&quot;;&quot;false positive&quot;);IF([.C124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1.7" calcext:value-type="float">
            <text:p>171.7</text:p>
          </table:table-cell>
          <table:table-cell table:formula="of:=(-[.$C$1]-[.$A$1]*[.$F124])/[.$B$1]" office:value-type="float" office:value="-424.567920290265" calcext:value-type="float">
            <text:p>-424.567920290265</text:p>
          </table:table-cell>
          <table:table-cell table:number-columns-repeated="2"/>
        </table:table-row>
        <table:table-row table:style-name="ro1">
          <table:table-cell office:value-type="float" office:value="1.10164243074074" calcext:value-type="float">
            <text:p>1.10164243074074</text:p>
          </table:table-cell>
          <table:table-cell office:value-type="float" office:value="1.97653398296608" calcext:value-type="float">
            <text:p>1.97653398296608</text:p>
          </table:table-cell>
          <table:table-cell office:value-type="float" office:value="-1" calcext:value-type="float">
            <text:p>-1</text:p>
          </table:table-cell>
          <table:table-cell table:formula="of:=[.A125]*[.A$1]+[.B125]*[.B$1]+[.C$1]" office:value-type="float" office:value="-5787.45899783711" calcext:value-type="float">
            <text:p>-5787.45899783711</text:p>
          </table:table-cell>
          <table:table-cell table:formula="of:=IF([.D125]&gt;0;IF([.C125]&gt;0;&quot;true positive&quot;;&quot;false positive&quot;);IF([.C125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1.8" calcext:value-type="float">
            <text:p>171.8</text:p>
          </table:table-cell>
          <table:table-cell table:formula="of:=(-[.$C$1]-[.$A$1]*[.$F125])/[.$B$1]" office:value-type="float" office:value="-424.812751360774" calcext:value-type="float">
            <text:p>-424.812751360774</text:p>
          </table:table-cell>
          <table:table-cell table:number-columns-repeated="2"/>
        </table:table-row>
        <table:table-row table:style-name="ro1">
          <table:table-cell office:value-type="float" office:value="2.40656974459767" calcext:value-type="float">
            <text:p>2.40656974459767</text:p>
          </table:table-cell>
          <table:table-cell office:value-type="float" office:value="0.670982994787038" calcext:value-type="float">
            <text:p>0.670982994787038</text:p>
          </table:table-cell>
          <table:table-cell office:value-type="float" office:value="-1" calcext:value-type="float">
            <text:p>-1</text:p>
          </table:table-cell>
          <table:table-cell table:formula="of:=[.A126]*[.A$1]+[.B126]*[.B$1]+[.C$1]" office:value-type="float" office:value="-7020.65510681678" calcext:value-type="float">
            <text:p>-7020.65510681678</text:p>
          </table:table-cell>
          <table:table-cell table:formula="of:=IF([.D126]&gt;0;IF([.C126]&gt;0;&quot;true positive&quot;;&quot;false positive&quot;);IF([.C126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1.9" calcext:value-type="float">
            <text:p>171.9</text:p>
          </table:table-cell>
          <table:table-cell table:formula="of:=(-[.$C$1]-[.$A$1]*[.$F126])/[.$B$1]" office:value-type="float" office:value="-425.057582431283" calcext:value-type="float">
            <text:p>-425.057582431283</text:p>
          </table:table-cell>
          <table:table-cell table:number-columns-repeated="2"/>
        </table:table-row>
        <table:table-row table:style-name="ro1">
          <table:table-cell office:value-type="float" office:value="1.06838370244915" calcext:value-type="float">
            <text:p>1.06838370244915</text:p>
          </table:table-cell>
          <table:table-cell office:value-type="float" office:value="-0.792384360140424" calcext:value-type="float">
            <text:p>-0.792384360140424</text:p>
          </table:table-cell>
          <table:table-cell office:value-type="float" office:value="-1" calcext:value-type="float">
            <text:p>-1</text:p>
          </table:table-cell>
          <table:table-cell table:formula="of:=[.A127]*[.A$1]+[.B127]*[.B$1]+[.C$1]" office:value-type="float" office:value="-3926.97897442934" calcext:value-type="float">
            <text:p>-3926.97897442934</text:p>
          </table:table-cell>
          <table:table-cell table:formula="of:=IF([.D127]&gt;0;IF([.C127]&gt;0;&quot;true positive&quot;;&quot;false positive&quot;);IF([.C127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2" calcext:value-type="float">
            <text:p>172</text:p>
          </table:table-cell>
          <table:table-cell table:formula="of:=(-[.$C$1]-[.$A$1]*[.$F127])/[.$B$1]" office:value-type="float" office:value="-425.302413501792" calcext:value-type="float">
            <text:p>-425.302413501792</text:p>
          </table:table-cell>
          <table:table-cell table:number-columns-repeated="2"/>
        </table:table-row>
        <table:table-row table:style-name="ro1">
          <table:table-cell office:value-type="float" office:value="1.18775818420287" calcext:value-type="float">
            <text:p>1.18775818420287</text:p>
          </table:table-cell>
          <table:table-cell office:value-type="float" office:value="2.02933321880603" calcext:value-type="float">
            <text:p>2.02933321880603</text:p>
          </table:table-cell>
          <table:table-cell office:value-type="float" office:value="-1" calcext:value-type="float">
            <text:p>-1</text:p>
          </table:table-cell>
          <table:table-cell table:formula="of:=[.A128]*[.A$1]+[.B128]*[.B$1]+[.C$1]" office:value-type="float" office:value="-5959.5405726578" calcext:value-type="float">
            <text:p>-5959.5405726578</text:p>
          </table:table-cell>
          <table:table-cell table:formula="of:=IF([.D128]&gt;0;IF([.C128]&gt;0;&quot;true positive&quot;;&quot;false positive&quot;);IF([.C128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2.1" calcext:value-type="float">
            <text:p>172.1</text:p>
          </table:table-cell>
          <table:table-cell table:formula="of:=(-[.$C$1]-[.$A$1]*[.$F128])/[.$B$1]" office:value-type="float" office:value="-425.547244572301" calcext:value-type="float">
            <text:p>-425.547244572301</text:p>
          </table:table-cell>
          <table:table-cell table:number-columns-repeated="2"/>
        </table:table-row>
        <table:table-row table:style-name="ro1">
          <table:table-cell office:value-type="float" office:value="0.741607277945482" calcext:value-type="float">
            <text:p>0.741607277945482</text:p>
          </table:table-cell>
          <table:table-cell office:value-type="float" office:value="0.0188605243832513" calcext:value-type="float">
            <text:p>0.018860524383251</text:p>
          </table:table-cell>
          <table:table-cell office:value-type="float" office:value="-1" calcext:value-type="float">
            <text:p>-1</text:p>
          </table:table-cell>
          <table:table-cell table:formula="of:=[.A129]*[.A$1]+[.B129]*[.B$1]+[.C$1]" office:value-type="float" office:value="-3934.28596543695" calcext:value-type="float">
            <text:p>-3934.28596543695</text:p>
          </table:table-cell>
          <table:table-cell table:formula="of:=IF([.D129]&gt;0;IF([.C129]&gt;0;&quot;true positive&quot;;&quot;false positive&quot;);IF([.C129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2.2" calcext:value-type="float">
            <text:p>172.2</text:p>
          </table:table-cell>
          <table:table-cell table:formula="of:=(-[.$C$1]-[.$A$1]*[.$F129])/[.$B$1]" office:value-type="float" office:value="-425.79207564281" calcext:value-type="float">
            <text:p>-425.79207564281</text:p>
          </table:table-cell>
          <table:table-cell table:number-columns-repeated="2"/>
        </table:table-row>
        <table:table-row table:style-name="ro1">
          <table:table-cell office:value-type="float" office:value="0.520101063034087" calcext:value-type="float">
            <text:p>0.520101063034087</text:p>
          </table:table-cell>
          <table:table-cell office:value-type="float" office:value="-1.13518441036754" calcext:value-type="float">
            <text:p>-1.13518441036754</text:p>
          </table:table-cell>
          <table:table-cell office:value-type="float" office:value="-1" calcext:value-type="float">
            <text:p>-1</text:p>
          </table:table-cell>
          <table:table-cell table:formula="of:=[.A130]*[.A$1]+[.B130]*[.B$1]+[.C$1]" office:value-type="float" office:value="-2827.03594999131" calcext:value-type="float">
            <text:p>-2827.03594999131</text:p>
          </table:table-cell>
          <table:table-cell table:formula="of:=IF([.D130]&gt;0;IF([.C130]&gt;0;&quot;true positive&quot;;&quot;false positive&quot;);IF([.C130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2.3" calcext:value-type="float">
            <text:p>172.3</text:p>
          </table:table-cell>
          <table:table-cell table:formula="of:=(-[.$C$1]-[.$A$1]*[.$F130])/[.$B$1]" office:value-type="float" office:value="-426.036906713319" calcext:value-type="float">
            <text:p>-426.036906713319</text:p>
          </table:table-cell>
          <table:table-cell table:number-columns-repeated="2"/>
        </table:table-row>
        <table:table-row table:style-name="ro1">
          <table:table-cell office:value-type="float" office:value="-0.076559594038122" calcext:value-type="float">
            <text:p>-0.076559594038122</text:p>
          </table:table-cell>
          <table:table-cell office:value-type="float" office:value="0.190157089384936" calcext:value-type="float">
            <text:p>0.190157089384936</text:p>
          </table:table-cell>
          <table:table-cell office:value-type="float" office:value="-1" calcext:value-type="float">
            <text:p>-1</text:p>
          </table:table-cell>
          <table:table-cell table:formula="of:=[.A131]*[.A$1]+[.B131]*[.B$1]+[.C$1]" office:value-type="float" office:value="-2738.6124082014" calcext:value-type="float">
            <text:p>-2738.6124082014</text:p>
          </table:table-cell>
          <table:table-cell table:formula="of:=IF([.D131]&gt;0;IF([.C131]&gt;0;&quot;true positive&quot;;&quot;false positive&quot;);IF([.C131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2.4" calcext:value-type="float">
            <text:p>172.4</text:p>
          </table:table-cell>
          <table:table-cell table:formula="of:=(-[.$C$1]-[.$A$1]*[.$F131])/[.$B$1]" office:value-type="float" office:value="-426.281737783828" calcext:value-type="float">
            <text:p>-426.281737783828</text:p>
          </table:table-cell>
          <table:table-cell table:number-columns-repeated="2"/>
        </table:table-row>
        <table:table-row table:style-name="ro1">
          <table:table-cell office:value-type="float" office:value="1.53018782382114" calcext:value-type="float">
            <text:p>1.53018782382114</text:p>
          </table:table-cell>
          <table:table-cell office:value-type="float" office:value="1.5955863978599" calcext:value-type="float">
            <text:p>1.5955863978599</text:p>
          </table:table-cell>
          <table:table-cell office:value-type="float" office:value="-1" calcext:value-type="float">
            <text:p>-1</text:p>
          </table:table-cell>
          <table:table-cell table:formula="of:=[.A132]*[.A$1]+[.B132]*[.B$1]+[.C$1]" office:value-type="float" office:value="-6223.64923020544" calcext:value-type="float">
            <text:p>-6223.64923020544</text:p>
          </table:table-cell>
          <table:table-cell table:formula="of:=IF([.D132]&gt;0;IF([.C132]&gt;0;&quot;true positive&quot;;&quot;false positive&quot;);IF([.C132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2.5" calcext:value-type="float">
            <text:p>172.5</text:p>
          </table:table-cell>
          <table:table-cell table:formula="of:=(-[.$C$1]-[.$A$1]*[.$F132])/[.$B$1]" office:value-type="float" office:value="-426.526568854337" calcext:value-type="float">
            <text:p>-426.526568854337</text:p>
          </table:table-cell>
          <table:table-cell table:number-columns-repeated="2"/>
        </table:table-row>
        <table:table-row table:style-name="ro1">
          <table:table-cell office:value-type="float" office:value="0.384621156155422" calcext:value-type="float">
            <text:p>0.384621156155422</text:p>
          </table:table-cell>
          <table:table-cell office:value-type="float" office:value="2.51978159919856" calcext:value-type="float">
            <text:p>2.51978159919856</text:p>
          </table:table-cell>
          <table:table-cell office:value-type="float" office:value="-1" calcext:value-type="float">
            <text:p>-1</text:p>
          </table:table-cell>
          <table:table-cell table:formula="of:=[.A133]*[.A$1]+[.B133]*[.B$1]+[.C$1]" office:value-type="float" office:value="-4996.20267022412" calcext:value-type="float">
            <text:p>-4996.20267022412</text:p>
          </table:table-cell>
          <table:table-cell table:formula="of:=IF([.D133]&gt;0;IF([.C133]&gt;0;&quot;true positive&quot;;&quot;false positive&quot;);IF([.C133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2.6" calcext:value-type="float">
            <text:p>172.6</text:p>
          </table:table-cell>
          <table:table-cell table:formula="of:=(-[.$C$1]-[.$A$1]*[.$F133])/[.$B$1]" office:value-type="float" office:value="-426.771399924846" calcext:value-type="float">
            <text:p>-426.771399924846</text:p>
          </table:table-cell>
          <table:table-cell table:number-columns-repeated="2"/>
        </table:table-row>
        <table:table-row table:style-name="ro1">
          <table:table-cell office:value-type="float" office:value="0.849299803884362" calcext:value-type="float">
            <text:p>0.849299803884362</text:p>
          </table:table-cell>
          <table:table-cell office:value-type="float" office:value="0.864423951004835" calcext:value-type="float">
            <text:p>0.864423951004835</text:p>
          </table:table-cell>
          <table:table-cell office:value-type="float" office:value="-1" calcext:value-type="float">
            <text:p>-1</text:p>
          </table:table-cell>
          <table:table-cell table:formula="of:=[.A134]*[.A$1]+[.B134]*[.B$1]+[.C$1]" office:value-type="float" office:value="-4658.30222826358" calcext:value-type="float">
            <text:p>-4658.30222826358</text:p>
          </table:table-cell>
          <table:table-cell table:formula="of:=IF([.D134]&gt;0;IF([.C134]&gt;0;&quot;true positive&quot;;&quot;false positive&quot;);IF([.C134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2.7" calcext:value-type="float">
            <text:p>172.7</text:p>
          </table:table-cell>
          <table:table-cell table:formula="of:=(-[.$C$1]-[.$A$1]*[.$F134])/[.$B$1]" office:value-type="float" office:value="-427.016230995355" calcext:value-type="float">
            <text:p>-427.016230995355</text:p>
          </table:table-cell>
          <table:table-cell table:number-columns-repeated="2"/>
        </table:table-row>
        <table:table-row table:style-name="ro1">
          <table:table-cell office:value-type="float" office:value="0.453477052721566" calcext:value-type="float">
            <text:p>0.453477052721566</text:p>
          </table:table-cell>
          <table:table-cell office:value-type="float" office:value="0.565140659560151" calcext:value-type="float">
            <text:p>0.565140659560151</text:p>
          </table:table-cell>
          <table:table-cell office:value-type="float" office:value="-1" calcext:value-type="float">
            <text:p>-1</text:p>
          </table:table-cell>
          <table:table-cell table:formula="of:=[.A135]*[.A$1]+[.B135]*[.B$1]+[.C$1]" office:value-type="float" office:value="-3830.40403444344" calcext:value-type="float">
            <text:p>-3830.40403444344</text:p>
          </table:table-cell>
          <table:table-cell table:formula="of:=IF([.D135]&gt;0;IF([.C135]&gt;0;&quot;true positive&quot;;&quot;false positive&quot;);IF([.C135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2.8" calcext:value-type="float">
            <text:p>172.8</text:p>
          </table:table-cell>
          <table:table-cell table:formula="of:=(-[.$C$1]-[.$A$1]*[.$F135])/[.$B$1]" office:value-type="float" office:value="-427.261062065863" calcext:value-type="float">
            <text:p>-427.261062065863</text:p>
          </table:table-cell>
          <table:table-cell table:number-columns-repeated="2"/>
        </table:table-row>
        <table:table-row table:style-name="ro1">
          <table:table-cell office:value-type="float" office:value="1.13859735634299" calcext:value-type="float">
            <text:p>1.13859735634299</text:p>
          </table:table-cell>
          <table:table-cell office:value-type="float" office:value="0.248410329610245" calcext:value-type="float">
            <text:p>0.248410329610245</text:p>
          </table:table-cell>
          <table:table-cell office:value-type="float" office:value="-1" calcext:value-type="float">
            <text:p>-1</text:p>
          </table:table-cell>
          <table:table-cell table:formula="of:=[.A136]*[.A$1]+[.B136]*[.B$1]+[.C$1]" office:value-type="float" office:value="-4718.53312815199" calcext:value-type="float">
            <text:p>-4718.53312815199</text:p>
          </table:table-cell>
          <table:table-cell table:formula="of:=IF([.D136]&gt;0;IF([.C136]&gt;0;&quot;true positive&quot;;&quot;false positive&quot;);IF([.C136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2.9" calcext:value-type="float">
            <text:p>172.9</text:p>
          </table:table-cell>
          <table:table-cell table:formula="of:=(-[.$C$1]-[.$A$1]*[.$F136])/[.$B$1]" office:value-type="float" office:value="-427.505893136372" calcext:value-type="float">
            <text:p>-427.505893136372</text:p>
          </table:table-cell>
          <table:table-cell table:number-columns-repeated="2"/>
        </table:table-row>
        <table:table-row table:style-name="ro1">
          <table:table-cell office:value-type="float" office:value="0.845780969853793" calcext:value-type="float">
            <text:p>0.845780969853793</text:p>
          </table:table-cell>
          <table:table-cell office:value-type="float" office:value="0.371710635138586" calcext:value-type="float">
            <text:p>0.371710635138586</text:p>
          </table:table-cell>
          <table:table-cell office:value-type="float" office:value="-1" calcext:value-type="float">
            <text:p>-1</text:p>
          </table:table-cell>
          <table:table-cell table:formula="of:=[.A137]*[.A$1]+[.B137]*[.B$1]+[.C$1]" office:value-type="float" office:value="-4331.07470120238" calcext:value-type="float">
            <text:p>-4331.07470120238</text:p>
          </table:table-cell>
          <table:table-cell table:formula="of:=IF([.D137]&gt;0;IF([.C137]&gt;0;&quot;true positive&quot;;&quot;false positive&quot;);IF([.C137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3" calcext:value-type="float">
            <text:p>173</text:p>
          </table:table-cell>
          <table:table-cell table:formula="of:=(-[.$C$1]-[.$A$1]*[.$F137])/[.$B$1]" office:value-type="float" office:value="-427.750724206881" calcext:value-type="float">
            <text:p>-427.750724206881</text:p>
          </table:table-cell>
          <table:table-cell table:number-columns-repeated="2"/>
        </table:table-row>
        <table:table-row table:style-name="ro1">
          <table:table-cell office:value-type="float" office:value="1.13905092093511" calcext:value-type="float">
            <text:p>1.13905092093511</text:p>
          </table:table-cell>
          <table:table-cell office:value-type="float" office:value="-1.14477355109928" calcext:value-type="float">
            <text:p>-1.14477355109928</text:p>
          </table:table-cell>
          <table:table-cell office:value-type="float" office:value="-1" calcext:value-type="float">
            <text:p>-1</text:p>
          </table:table-cell>
          <table:table-cell table:formula="of:=[.A138]*[.A$1]+[.B138]*[.B$1]+[.C$1]" office:value-type="float" office:value="-3809.89791768902" calcext:value-type="float">
            <text:p>-3809.89791768902</text:p>
          </table:table-cell>
          <table:table-cell table:formula="of:=IF([.D138]&gt;0;IF([.C138]&gt;0;&quot;true positive&quot;;&quot;false positive&quot;);IF([.C138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3.1" calcext:value-type="float">
            <text:p>173.1</text:p>
          </table:table-cell>
          <table:table-cell table:formula="of:=(-[.$C$1]-[.$A$1]*[.$F138])/[.$B$1]" office:value-type="float" office:value="-427.99555527739" calcext:value-type="float">
            <text:p>-427.99555527739</text:p>
          </table:table-cell>
          <table:table-cell table:number-columns-repeated="2"/>
        </table:table-row>
        <table:table-row table:style-name="ro1">
          <table:table-cell office:value-type="float" office:value="1.55255540589821" calcext:value-type="float">
            <text:p>1.55255540589821</text:p>
          </table:table-cell>
          <table:table-cell office:value-type="float" office:value="-0.182073206893135" calcext:value-type="float">
            <text:p>-0.182073206893135</text:p>
          </table:table-cell>
          <table:table-cell office:value-type="float" office:value="-1" calcext:value-type="float">
            <text:p>-1</text:p>
          </table:table-cell>
          <table:table-cell table:formula="of:=[.A139]*[.A$1]+[.B139]*[.B$1]+[.C$1]" office:value-type="float" office:value="-5099.0787198238" calcext:value-type="float">
            <text:p>-5099.0787198238</text:p>
          </table:table-cell>
          <table:table-cell table:formula="of:=IF([.D139]&gt;0;IF([.C139]&gt;0;&quot;true positive&quot;;&quot;false positive&quot;);IF([.C139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3.2" calcext:value-type="float">
            <text:p>173.2</text:p>
          </table:table-cell>
          <table:table-cell table:formula="of:=(-[.$C$1]-[.$A$1]*[.$F139])/[.$B$1]" office:value-type="float" office:value="-428.240386347899" calcext:value-type="float">
            <text:p>-428.240386347899</text:p>
          </table:table-cell>
          <table:table-cell table:number-columns-repeated="2"/>
        </table:table-row>
        <table:table-row table:style-name="ro1">
          <table:table-cell office:value-type="float" office:value="0.642366742078153" calcext:value-type="float">
            <text:p>0.642366742078153</text:p>
          </table:table-cell>
          <table:table-cell office:value-type="float" office:value="-0.515592522880948" calcext:value-type="float">
            <text:p>-0.515592522880948</text:p>
          </table:table-cell>
          <table:table-cell office:value-type="float" office:value="-1" calcext:value-type="float">
            <text:p>-1</text:p>
          </table:table-cell>
          <table:table-cell table:formula="of:=[.A140]*[.A$1]+[.B140]*[.B$1]+[.C$1]" office:value-type="float" office:value="-3426.84471892356" calcext:value-type="float">
            <text:p>-3426.84471892356</text:p>
          </table:table-cell>
          <table:table-cell table:formula="of:=IF([.D140]&gt;0;IF([.C140]&gt;0;&quot;true positive&quot;;&quot;false positive&quot;);IF([.C140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3.3" calcext:value-type="float">
            <text:p>173.3</text:p>
          </table:table-cell>
          <table:table-cell table:formula="of:=(-[.$C$1]-[.$A$1]*[.$F140])/[.$B$1]" office:value-type="float" office:value="-428.485217418408" calcext:value-type="float">
            <text:p>-428.485217418408</text:p>
          </table:table-cell>
          <table:table-cell table:number-columns-repeated="2"/>
        </table:table-row>
        <table:table-row table:style-name="ro1">
          <table:table-cell office:value-type="float" office:value="1.16448260236186" calcext:value-type="float">
            <text:p>1.16448260236186</text:p>
          </table:table-cell>
          <table:table-cell office:value-type="float" office:value="1.65020540290013" calcext:value-type="float">
            <text:p>1.65020540290013</text:p>
          </table:table-cell>
          <table:table-cell office:value-type="float" office:value="-1" calcext:value-type="float">
            <text:p>-1</text:p>
          </table:table-cell>
          <table:table-cell table:formula="of:=[.A141]*[.A$1]+[.B141]*[.B$1]+[.C$1]" office:value-type="float" office:value="-5674.8801270664" calcext:value-type="float">
            <text:p>-5674.8801270664</text:p>
          </table:table-cell>
          <table:table-cell table:formula="of:=IF([.D141]&gt;0;IF([.C141]&gt;0;&quot;true positive&quot;;&quot;false positive&quot;);IF([.C141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3.4" calcext:value-type="float">
            <text:p>173.4</text:p>
          </table:table-cell>
          <table:table-cell table:formula="of:=(-[.$C$1]-[.$A$1]*[.$F141])/[.$B$1]" office:value-type="float" office:value="-428.730048488917" calcext:value-type="float">
            <text:p>-428.730048488917</text:p>
          </table:table-cell>
          <table:table-cell table:number-columns-repeated="2"/>
        </table:table-row>
        <table:table-row table:style-name="ro1">
          <table:table-cell office:value-type="float" office:value="0.85248820195052" calcext:value-type="float">
            <text:p>0.85248820195052</text:p>
          </table:table-cell>
          <table:table-cell office:value-type="float" office:value="-0.651613969142369" calcext:value-type="float">
            <text:p>-0.651613969142369</text:p>
          </table:table-cell>
          <table:table-cell office:value-type="float" office:value="-1" calcext:value-type="float">
            <text:p>-1</text:p>
          </table:table-cell>
          <table:table-cell table:formula="of:=[.A142]*[.A$1]+[.B142]*[.B$1]+[.C$1]" office:value-type="float" office:value="-3673.84807311603" calcext:value-type="float">
            <text:p>-3673.84807311603</text:p>
          </table:table-cell>
          <table:table-cell table:formula="of:=IF([.D142]&gt;0;IF([.C142]&gt;0;&quot;true positive&quot;;&quot;false positive&quot;);IF([.C142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3.5" calcext:value-type="float">
            <text:p>173.5</text:p>
          </table:table-cell>
          <table:table-cell table:formula="of:=(-[.$C$1]-[.$A$1]*[.$F142])/[.$B$1]" office:value-type="float" office:value="-428.974879559426" calcext:value-type="float">
            <text:p>-428.974879559426</text:p>
          </table:table-cell>
          <table:table-cell table:number-columns-repeated="2"/>
        </table:table-row>
        <table:table-row table:style-name="ro1">
          <table:table-cell office:value-type="float" office:value="1.07145545666699" calcext:value-type="float">
            <text:p>1.07145545666699</text:p>
          </table:table-cell>
          <table:table-cell office:value-type="float" office:value="1.62658037708397" calcext:value-type="float">
            <text:p>1.62658037708397</text:p>
          </table:table-cell>
          <table:table-cell office:value-type="float" office:value="-1" calcext:value-type="float">
            <text:p>-1</text:p>
          </table:table-cell>
          <table:table-cell table:formula="of:=[.A143]*[.A$1]+[.B143]*[.B$1]+[.C$1]" office:value-type="float" office:value="-5510.79632297657" calcext:value-type="float">
            <text:p>-5510.79632297657</text:p>
          </table:table-cell>
          <table:table-cell table:formula="of:=IF([.D143]&gt;0;IF([.C143]&gt;0;&quot;true positive&quot;;&quot;false positive&quot;);IF([.C143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3.6" calcext:value-type="float">
            <text:p>173.6</text:p>
          </table:table-cell>
          <table:table-cell table:formula="of:=(-[.$C$1]-[.$A$1]*[.$F143])/[.$B$1]" office:value-type="float" office:value="-429.219710629935" calcext:value-type="float">
            <text:p>-429.219710629935</text:p>
          </table:table-cell>
          <table:table-cell table:number-columns-repeated="2"/>
        </table:table-row>
        <table:table-row table:style-name="ro1">
          <table:table-cell office:value-type="float" office:value="-0.198362726021315" calcext:value-type="float">
            <text:p>-0.198362726021315</text:p>
          </table:table-cell>
          <table:table-cell office:value-type="float" office:value="-0.912067227626711" calcext:value-type="float">
            <text:p>-0.912067227626711</text:p>
          </table:table-cell>
          <table:table-cell office:value-type="float" office:value="-1" calcext:value-type="float">
            <text:p>-1</text:p>
          </table:table-cell>
          <table:table-cell table:formula="of:=[.A144]*[.A$1]+[.B144]*[.B$1]+[.C$1]" office:value-type="float" office:value="-1824.51861461898" calcext:value-type="float">
            <text:p>-1824.51861461898</text:p>
          </table:table-cell>
          <table:table-cell table:formula="of:=IF([.D144]&gt;0;IF([.C144]&gt;0;&quot;true positive&quot;;&quot;false positive&quot;);IF([.C144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3.7" calcext:value-type="float">
            <text:p>173.7</text:p>
          </table:table-cell>
          <table:table-cell table:formula="of:=(-[.$C$1]-[.$A$1]*[.$F144])/[.$B$1]" office:value-type="float" office:value="-429.464541700444" calcext:value-type="float">
            <text:p>-429.464541700444</text:p>
          </table:table-cell>
          <table:table-cell table:number-columns-repeated="2"/>
        </table:table-row>
        <table:table-row table:style-name="ro1">
          <table:table-cell office:value-type="float" office:value="-0.445705948958685" calcext:value-type="float">
            <text:p>-0.445705948958685</text:p>
          </table:table-cell>
          <table:table-cell office:value-type="float" office:value="-0.490617209257225" calcext:value-type="float">
            <text:p>-0.490617209257225</text:p>
          </table:table-cell>
          <table:table-cell office:value-type="float" office:value="-1" calcext:value-type="float">
            <text:p>-1</text:p>
          </table:table-cell>
          <table:table-cell table:formula="of:=[.A145]*[.A$1]+[.B145]*[.B$1]+[.C$1]" office:value-type="float" office:value="-1704.33768339822" calcext:value-type="float">
            <text:p>-1704.33768339822</text:p>
          </table:table-cell>
          <table:table-cell table:formula="of:=IF([.D145]&gt;0;IF([.C145]&gt;0;&quot;true positive&quot;;&quot;false positive&quot;);IF([.C145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3.8" calcext:value-type="float">
            <text:p>173.8</text:p>
          </table:table-cell>
          <table:table-cell table:formula="of:=(-[.$C$1]-[.$A$1]*[.$F145])/[.$B$1]" office:value-type="float" office:value="-429.709372770953" calcext:value-type="float">
            <text:p>-429.709372770953</text:p>
          </table:table-cell>
          <table:table-cell table:number-columns-repeated="2"/>
        </table:table-row>
        <table:table-row table:style-name="ro1">
          <table:table-cell office:value-type="float" office:value="1.428706950259" calcext:value-type="float">
            <text:p>1.428706950259</text:p>
          </table:table-cell>
          <table:table-cell office:value-type="float" office:value="2.32689702892306" calcext:value-type="float">
            <text:p>2.32689702892306</text:p>
          </table:table-cell>
          <table:table-cell office:value-type="float" office:value="-1" calcext:value-type="float">
            <text:p>-1</text:p>
          </table:table-cell>
          <table:table-cell table:formula="of:=[.A146]*[.A$1]+[.B146]*[.B$1]+[.C$1]" office:value-type="float" office:value="-6538.81800700704" calcext:value-type="float">
            <text:p>-6538.81800700704</text:p>
          </table:table-cell>
          <table:table-cell table:formula="of:=IF([.D146]&gt;0;IF([.C146]&gt;0;&quot;true positive&quot;;&quot;false positive&quot;);IF([.C146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3.9" calcext:value-type="float">
            <text:p>173.9</text:p>
          </table:table-cell>
          <table:table-cell table:formula="of:=(-[.$C$1]-[.$A$1]*[.$F146])/[.$B$1]" office:value-type="float" office:value="-429.954203841462" calcext:value-type="float">
            <text:p>-429.954203841462</text:p>
          </table:table-cell>
          <table:table-cell table:number-columns-repeated="2"/>
        </table:table-row>
        <table:table-row table:style-name="ro1">
          <table:table-cell office:value-type="float" office:value="-0.410546888910644" calcext:value-type="float">
            <text:p>-0.410546888910644</text:p>
          </table:table-cell>
          <table:table-cell office:value-type="float" office:value="-1.14226856280117" calcext:value-type="float">
            <text:p>-1.14226856280117</text:p>
          </table:table-cell>
          <table:table-cell office:value-type="float" office:value="-1" calcext:value-type="float">
            <text:p>-1</text:p>
          </table:table-cell>
          <table:table-cell table:formula="of:=[.A147]*[.A$1]+[.B147]*[.B$1]+[.C$1]" office:value-type="float" office:value="-1335.17771998595" calcext:value-type="float">
            <text:p>-1335.17771998595</text:p>
          </table:table-cell>
          <table:table-cell table:formula="of:=IF([.D147]&gt;0;IF([.C147]&gt;0;&quot;true positive&quot;;&quot;false positive&quot;);IF([.C147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4" calcext:value-type="float">
            <text:p>174</text:p>
          </table:table-cell>
          <table:table-cell table:formula="of:=(-[.$C$1]-[.$A$1]*[.$F147])/[.$B$1]" office:value-type="float" office:value="-430.199034911971" calcext:value-type="float">
            <text:p>-430.199034911971</text:p>
          </table:table-cell>
          <table:table-cell table:number-columns-repeated="2"/>
        </table:table-row>
        <table:table-row table:style-name="ro1">
          <table:table-cell office:value-type="float" office:value="0.212913012805615" calcext:value-type="float">
            <text:p>0.212913012805615</text:p>
          </table:table-cell>
          <table:table-cell office:value-type="float" office:value="-0.00580861085774808" calcext:value-type="float">
            <text:p>-0.005808610857748</text:p>
          </table:table-cell>
          <table:table-cell office:value-type="float" office:value="-1" calcext:value-type="float">
            <text:p>-1</text:p>
          </table:table-cell>
          <table:table-cell table:formula="of:=[.A148]*[.A$1]+[.B148]*[.B$1]+[.C$1]" office:value-type="float" office:value="-3073.2970525594" calcext:value-type="float">
            <text:p>-3073.2970525594</text:p>
          </table:table-cell>
          <table:table-cell table:formula="of:=IF([.D148]&gt;0;IF([.C148]&gt;0;&quot;true positive&quot;;&quot;false positive&quot;);IF([.C148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4.1" calcext:value-type="float">
            <text:p>174.1</text:p>
          </table:table-cell>
          <table:table-cell table:formula="of:=(-[.$C$1]-[.$A$1]*[.$F148])/[.$B$1]" office:value-type="float" office:value="-430.443865982479" calcext:value-type="float">
            <text:p>-430.443865982479</text:p>
          </table:table-cell>
          <table:table-cell table:number-columns-repeated="2"/>
        </table:table-row>
        <table:table-row table:style-name="ro1">
          <table:table-cell office:value-type="float" office:value="1.81186369912847" calcext:value-type="float">
            <text:p>1.81186369912847</text:p>
          </table:table-cell>
          <table:table-cell office:value-type="float" office:value="1.21184735467548" calcext:value-type="float">
            <text:p>1.21184735467548</text:p>
          </table:table-cell>
          <table:table-cell office:value-type="float" office:value="-1" calcext:value-type="float">
            <text:p>-1</text:p>
          </table:table-cell>
          <table:table-cell table:formula="of:=[.A149]*[.A$1]+[.B149]*[.B$1]+[.C$1]" office:value-type="float" office:value="-6423.31064641727" calcext:value-type="float">
            <text:p>-6423.31064641727</text:p>
          </table:table-cell>
          <table:table-cell table:formula="of:=IF([.D149]&gt;0;IF([.C149]&gt;0;&quot;true positive&quot;;&quot;false positive&quot;);IF([.C149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4.2" calcext:value-type="float">
            <text:p>174.2</text:p>
          </table:table-cell>
          <table:table-cell table:formula="of:=(-[.$C$1]-[.$A$1]*[.$F149])/[.$B$1]" office:value-type="float" office:value="-430.688697052988" calcext:value-type="float">
            <text:p>-430.688697052988</text:p>
          </table:table-cell>
          <table:table-cell table:number-columns-repeated="2"/>
        </table:table-row>
        <table:table-row table:style-name="ro1">
          <table:table-cell office:value-type="float" office:value="-0.564302111638013" calcext:value-type="float">
            <text:p>-0.564302111638013</text:p>
          </table:table-cell>
          <table:table-cell office:value-type="float" office:value="0.5870788296535" calcext:value-type="float">
            <text:p>0.5870788296535</text:p>
          </table:table-cell>
          <table:table-cell office:value-type="float" office:value="-1" calcext:value-type="float">
            <text:p>-1</text:p>
          </table:table-cell>
          <table:table-cell table:formula="of:=[.A150]*[.A$1]+[.B150]*[.B$1]+[.C$1]" office:value-type="float" office:value="-2218.24809142462" calcext:value-type="float">
            <text:p>-2218.24809142462</text:p>
          </table:table-cell>
          <table:table-cell table:formula="of:=IF([.D150]&gt;0;IF([.C150]&gt;0;&quot;true positive&quot;;&quot;false positive&quot;);IF([.C150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4.3" calcext:value-type="float">
            <text:p>174.3</text:p>
          </table:table-cell>
          <table:table-cell table:formula="of:=(-[.$C$1]-[.$A$1]*[.$F150])/[.$B$1]" office:value-type="float" office:value="-430.933528123497" calcext:value-type="float">
            <text:p>-430.933528123497</text:p>
          </table:table-cell>
          <table:table-cell table:number-columns-repeated="2"/>
        </table:table-row>
        <table:table-row table:style-name="ro1">
          <table:table-cell office:value-type="float" office:value="0.118051203203193" calcext:value-type="float">
            <text:p>0.118051203203193</text:p>
          </table:table-cell>
          <table:table-cell office:value-type="float" office:value="-1.11931126969039" calcext:value-type="float">
            <text:p>-1.11931126969039</text:p>
          </table:table-cell>
          <table:table-cell office:value-type="float" office:value="-1" calcext:value-type="float">
            <text:p>-1</text:p>
          </table:table-cell>
          <table:table-cell table:formula="of:=[.A151]*[.A$1]+[.B151]*[.B$1]+[.C$1]" office:value-type="float" office:value="-2194.89558739971" calcext:value-type="float">
            <text:p>-2194.89558739971</text:p>
          </table:table-cell>
          <table:table-cell table:formula="of:=IF([.D151]&gt;0;IF([.C151]&gt;0;&quot;true positive&quot;;&quot;false positive&quot;);IF([.C151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4.4" calcext:value-type="float">
            <text:p>174.4</text:p>
          </table:table-cell>
          <table:table-cell table:formula="of:=(-[.$C$1]-[.$A$1]*[.$F151])/[.$B$1]" office:value-type="float" office:value="-431.178359194006" calcext:value-type="float">
            <text:p>-431.178359194006</text:p>
          </table:table-cell>
          <table:table-cell table:number-columns-repeated="2"/>
        </table:table-row>
        <table:table-row table:style-name="ro1">
          <table:table-cell office:value-type="float" office:value="0.670676340426665" calcext:value-type="float">
            <text:p>0.670676340426665</text:p>
          </table:table-cell>
          <table:table-cell office:value-type="float" office:value="1.39183362070436" calcext:value-type="float">
            <text:p>1.39183362070436</text:p>
          </table:table-cell>
          <table:table-cell office:value-type="float" office:value="-1" calcext:value-type="float">
            <text:p>-1</text:p>
          </table:table-cell>
          <table:table-cell table:formula="of:=[.A152]*[.A$1]+[.B152]*[.B$1]+[.C$1]" office:value-type="float" office:value="-4717.10188038721" calcext:value-type="float">
            <text:p>-4717.10188038721</text:p>
          </table:table-cell>
          <table:table-cell table:formula="of:=IF([.D152]&gt;0;IF([.C152]&gt;0;&quot;true positive&quot;;&quot;false positive&quot;);IF([.C152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4.5" calcext:value-type="float">
            <text:p>174.5</text:p>
          </table:table-cell>
          <table:table-cell table:formula="of:=(-[.$C$1]-[.$A$1]*[.$F152])/[.$B$1]" office:value-type="float" office:value="-431.423190264515" calcext:value-type="float">
            <text:p>-431.423190264515</text:p>
          </table:table-cell>
          <table:table-cell table:number-columns-repeated="2"/>
        </table:table-row>
        <table:table-row table:style-name="ro1">
          <table:table-cell office:value-type="float" office:value="0.780568880274311" calcext:value-type="float">
            <text:p>0.780568880274311</text:p>
          </table:table-cell>
          <table:table-cell office:value-type="float" office:value="-0.802631952847317" calcext:value-type="float">
            <text:p>-0.802631952847317</text:p>
          </table:table-cell>
          <table:table-cell office:value-type="float" office:value="-1" calcext:value-type="float">
            <text:p>-1</text:p>
          </table:table-cell>
          <table:table-cell table:formula="of:=[.A153]*[.A$1]+[.B153]*[.B$1]+[.C$1]" office:value-type="float" office:value="-3460.34387837089" calcext:value-type="float">
            <text:p>-3460.34387837089</text:p>
          </table:table-cell>
          <table:table-cell table:formula="of:=IF([.D153]&gt;0;IF([.C153]&gt;0;&quot;true positive&quot;;&quot;false positive&quot;);IF([.C153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4.6" calcext:value-type="float">
            <text:p>174.6</text:p>
          </table:table-cell>
          <table:table-cell table:formula="of:=(-[.$C$1]-[.$A$1]*[.$F153])/[.$B$1]" office:value-type="float" office:value="-431.668021335024" calcext:value-type="float">
            <text:p>-431.668021335024</text:p>
          </table:table-cell>
          <table:table-cell table:number-columns-repeated="2"/>
        </table:table-row>
        <table:table-row table:style-name="ro1">
          <table:table-cell office:value-type="float" office:value="1.23235577266579" calcext:value-type="float">
            <text:p>1.23235577266579</text:p>
          </table:table-cell>
          <table:table-cell office:value-type="float" office:value="-0.198161522195992" calcext:value-type="float">
            <text:p>-0.198161522195992</text:p>
          </table:table-cell>
          <table:table-cell office:value-type="float" office:value="-1" calcext:value-type="float">
            <text:p>-1</text:p>
          </table:table-cell>
          <table:table-cell table:formula="of:=[.A154]*[.A$1]+[.B154]*[.B$1]+[.C$1]" office:value-type="float" office:value="-4576.87828767339" calcext:value-type="float">
            <text:p>-4576.87828767339</text:p>
          </table:table-cell>
          <table:table-cell table:formula="of:=IF([.D154]&gt;0;IF([.C154]&gt;0;&quot;true positive&quot;;&quot;false positive&quot;);IF([.C154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4.7" calcext:value-type="float">
            <text:p>174.7</text:p>
          </table:table-cell>
          <table:table-cell table:formula="of:=(-[.$C$1]-[.$A$1]*[.$F154])/[.$B$1]" office:value-type="float" office:value="-431.912852405533" calcext:value-type="float">
            <text:p>-431.912852405533</text:p>
          </table:table-cell>
          <table:table-cell table:number-columns-repeated="2"/>
        </table:table-row>
        <table:table-row table:style-name="ro1">
          <table:table-cell office:value-type="float" office:value="1.00205810365006" calcext:value-type="float">
            <text:p>1.00205810365006</text:p>
          </table:table-cell>
          <table:table-cell office:value-type="float" office:value="-0.157548971593518" calcext:value-type="float">
            <text:p>-0.157548971593518</text:p>
          </table:table-cell>
          <table:table-cell office:value-type="float" office:value="-1" calcext:value-type="float">
            <text:p>-1</text:p>
          </table:table-cell>
          <table:table-cell table:formula="of:=[.A155]*[.A$1]+[.B155]*[.B$1]+[.C$1]" office:value-type="float" office:value="-4235.35670939341" calcext:value-type="float">
            <text:p>-4235.35670939341</text:p>
          </table:table-cell>
          <table:table-cell table:formula="of:=IF([.D155]&gt;0;IF([.C155]&gt;0;&quot;true positive&quot;;&quot;false positive&quot;);IF([.C155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4.8" calcext:value-type="float">
            <text:p>174.8</text:p>
          </table:table-cell>
          <table:table-cell table:formula="of:=(-[.$C$1]-[.$A$1]*[.$F155])/[.$B$1]" office:value-type="float" office:value="-432.157683476042" calcext:value-type="float">
            <text:p>-432.157683476042</text:p>
          </table:table-cell>
          <table:table-cell table:number-columns-repeated="2"/>
        </table:table-row>
        <table:table-row table:style-name="ro1">
          <table:table-cell office:value-type="float" office:value="0.176130209508281" calcext:value-type="float">
            <text:p>0.176130209508281</text:p>
          </table:table-cell>
          <table:table-cell office:value-type="float" office:value="1.00998730982836" calcext:value-type="float">
            <text:p>1.00998730982836</text:p>
          </table:table-cell>
          <table:table-cell office:value-type="float" office:value="-1" calcext:value-type="float">
            <text:p>-1</text:p>
          </table:table-cell>
          <table:table-cell table:formula="of:=[.A156]*[.A$1]+[.B156]*[.B$1]+[.C$1]" office:value-type="float" office:value="-3677.5468886416" calcext:value-type="float">
            <text:p>-3677.5468886416</text:p>
          </table:table-cell>
          <table:table-cell table:formula="of:=IF([.D156]&gt;0;IF([.C156]&gt;0;&quot;true positive&quot;;&quot;false positive&quot;);IF([.C156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4.9" calcext:value-type="float">
            <text:p>174.9</text:p>
          </table:table-cell>
          <table:table-cell table:formula="of:=(-[.$C$1]-[.$A$1]*[.$F156])/[.$B$1]" office:value-type="float" office:value="-432.402514546551" calcext:value-type="float">
            <text:p>-432.402514546551</text:p>
          </table:table-cell>
          <table:table-cell table:number-columns-repeated="2"/>
        </table:table-row>
        <table:table-row table:style-name="ro1">
          <table:table-cell office:value-type="float" office:value="1.73699384953167" calcext:value-type="float">
            <text:p>1.73699384953167</text:p>
          </table:table-cell>
          <table:table-cell office:value-type="float" office:value="1.18447951022327" calcext:value-type="float">
            <text:p>1.18447951022327</text:p>
          </table:table-cell>
          <table:table-cell office:value-type="float" office:value="-1" calcext:value-type="float">
            <text:p>-1</text:p>
          </table:table-cell>
          <table:table-cell table:formula="of:=[.A157]*[.A$1]+[.B157]*[.B$1]+[.C$1]" office:value-type="float" office:value="-6285.80033386916" calcext:value-type="float">
            <text:p>-6285.80033386916</text:p>
          </table:table-cell>
          <table:table-cell table:formula="of:=IF([.D157]&gt;0;IF([.C157]&gt;0;&quot;true positive&quot;;&quot;false positive&quot;);IF([.C157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5" calcext:value-type="float">
            <text:p>175</text:p>
          </table:table-cell>
          <table:table-cell table:formula="of:=(-[.$C$1]-[.$A$1]*[.$F157])/[.$B$1]" office:value-type="float" office:value="-432.64734561706" calcext:value-type="float">
            <text:p>-432.64734561706</text:p>
          </table:table-cell>
          <table:table-cell table:number-columns-repeated="2"/>
        </table:table-row>
        <table:table-row table:style-name="ro1">
          <table:table-cell office:value-type="float" office:value="1.03251636696077" calcext:value-type="float">
            <text:p>1.03251636696077</text:p>
          </table:table-cell>
          <table:table-cell office:value-type="float" office:value="-0.203792833241678" calcext:value-type="float">
            <text:p>-0.203792833241678</text:p>
          </table:table-cell>
          <table:table-cell office:value-type="float" office:value="-1" calcext:value-type="float">
            <text:p>-1</text:p>
          </table:table-cell>
          <table:table-cell table:formula="of:=[.A158]*[.A$1]+[.B158]*[.B$1]+[.C$1]" office:value-type="float" office:value="-4253.84661121746" calcext:value-type="float">
            <text:p>-4253.84661121746</text:p>
          </table:table-cell>
          <table:table-cell table:formula="of:=IF([.D158]&gt;0;IF([.C158]&gt;0;&quot;true positive&quot;;&quot;false positive&quot;);IF([.C158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5.1" calcext:value-type="float">
            <text:p>175.1</text:p>
          </table:table-cell>
          <table:table-cell table:formula="of:=(-[.$C$1]-[.$A$1]*[.$F158])/[.$B$1]" office:value-type="float" office:value="-432.892176687569" calcext:value-type="float">
            <text:p>-432.892176687569</text:p>
          </table:table-cell>
          <table:table-cell table:number-columns-repeated="2"/>
        </table:table-row>
        <table:table-row table:style-name="ro1">
          <table:table-cell office:value-type="float" office:value="0.723965193848599" calcext:value-type="float">
            <text:p>0.723965193848599</text:p>
          </table:table-cell>
          <table:table-cell office:value-type="float" office:value="2.51831946718015" calcext:value-type="float">
            <text:p>2.51831946718015</text:p>
          </table:table-cell>
          <table:table-cell office:value-type="float" office:value="-1" calcext:value-type="float">
            <text:p>-1</text:p>
          </table:table-cell>
          <table:table-cell table:formula="of:=[.A159]*[.A$1]+[.B159]*[.B$1]+[.C$1]" office:value-type="float" office:value="-5537.54152964943" calcext:value-type="float">
            <text:p>-5537.54152964943</text:p>
          </table:table-cell>
          <table:table-cell table:formula="of:=IF([.D159]&gt;0;IF([.C159]&gt;0;&quot;true positive&quot;;&quot;false positive&quot;);IF([.C159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5.2" calcext:value-type="float">
            <text:p>175.2</text:p>
          </table:table-cell>
          <table:table-cell table:formula="of:=(-[.$C$1]-[.$A$1]*[.$F159])/[.$B$1]" office:value-type="float" office:value="-433.137007758077" calcext:value-type="float">
            <text:p>-433.137007758077</text:p>
          </table:table-cell>
          <table:table-cell table:number-columns-repeated="2"/>
        </table:table-row>
        <table:table-row table:style-name="ro1">
          <table:table-cell office:value-type="float" office:value="0.448618284132663" calcext:value-type="float">
            <text:p>0.448618284132663</text:p>
          </table:table-cell>
          <table:table-cell office:value-type="float" office:value="-0.272589723372273" calcext:value-type="float">
            <text:p>-0.272589723372273</text:p>
          </table:table-cell>
          <table:table-cell office:value-type="float" office:value="-1" calcext:value-type="float">
            <text:p>-1</text:p>
          </table:table-cell>
          <table:table-cell table:formula="of:=[.A160]*[.A$1]+[.B160]*[.B$1]+[.C$1]" office:value-type="float" office:value="-3275.83540653438" calcext:value-type="float">
            <text:p>-3275.83540653438</text:p>
          </table:table-cell>
          <table:table-cell table:formula="of:=IF([.D160]&gt;0;IF([.C160]&gt;0;&quot;true positive&quot;;&quot;false positive&quot;);IF([.C160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5.3" calcext:value-type="float">
            <text:p>175.3</text:p>
          </table:table-cell>
          <table:table-cell table:formula="of:=(-[.$C$1]-[.$A$1]*[.$F160])/[.$B$1]" office:value-type="float" office:value="-433.381838828586" calcext:value-type="float">
            <text:p>-433.381838828586</text:p>
          </table:table-cell>
          <table:table-cell table:number-columns-repeated="2"/>
        </table:table-row>
        <table:table-row table:style-name="ro1">
          <table:table-cell office:value-type="float" office:value="-0.180336754628208" calcext:value-type="float">
            <text:p>-0.180336754628208</text:p>
          </table:table-cell>
          <table:table-cell office:value-type="float" office:value="-0.33681139486537" calcext:value-type="float">
            <text:p>-0.33681139486537</text:p>
          </table:table-cell>
          <table:table-cell office:value-type="float" office:value="-1" calcext:value-type="float">
            <text:p>-1</text:p>
          </table:table-cell>
          <table:table-cell table:formula="of:=[.A161]*[.A$1]+[.B161]*[.B$1]+[.C$1]" office:value-type="float" office:value="-2228.80667823135" calcext:value-type="float">
            <text:p>-2228.80667823135</text:p>
          </table:table-cell>
          <table:table-cell table:formula="of:=IF([.D161]&gt;0;IF([.C161]&gt;0;&quot;true positive&quot;;&quot;false positive&quot;);IF([.C161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5.4" calcext:value-type="float">
            <text:p>175.4</text:p>
          </table:table-cell>
          <table:table-cell table:formula="of:=(-[.$C$1]-[.$A$1]*[.$F161])/[.$B$1]" office:value-type="float" office:value="-433.626669899095" calcext:value-type="float">
            <text:p>-433.626669899095</text:p>
          </table:table-cell>
          <table:table-cell table:number-columns-repeated="2"/>
        </table:table-row>
        <table:table-row table:style-name="ro1">
          <table:table-cell office:value-type="float" office:value="1.35246449329003" calcext:value-type="float">
            <text:p>1.35246449329003</text:p>
          </table:table-cell>
          <table:table-cell office:value-type="float" office:value="1.82610416868113" calcext:value-type="float">
            <text:p>1.82610416868113</text:p>
          </table:table-cell>
          <table:table-cell office:value-type="float" office:value="-1" calcext:value-type="float">
            <text:p>-1</text:p>
          </table:table-cell>
          <table:table-cell table:formula="of:=[.A162]*[.A$1]+[.B162]*[.B$1]+[.C$1]" office:value-type="float" office:value="-6090.09984706907" calcext:value-type="float">
            <text:p>-6090.09984706907</text:p>
          </table:table-cell>
          <table:table-cell table:formula="of:=IF([.D162]&gt;0;IF([.C162]&gt;0;&quot;true positive&quot;;&quot;false positive&quot;);IF([.C162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5.5" calcext:value-type="float">
            <text:p>175.5</text:p>
          </table:table-cell>
          <table:table-cell table:formula="of:=(-[.$C$1]-[.$A$1]*[.$F162])/[.$B$1]" office:value-type="float" office:value="-433.871500969604" calcext:value-type="float">
            <text:p>-433.871500969604</text:p>
          </table:table-cell>
          <table:table-cell table:number-columns-repeated="2"/>
        </table:table-row>
        <table:table-row table:style-name="ro1">
          <table:table-cell office:value-type="float" office:value="0.774657067822297" calcext:value-type="float">
            <text:p>0.774657067822297</text:p>
          </table:table-cell>
          <table:table-cell office:value-type="float" office:value="-0.660834422621195" calcext:value-type="float">
            <text:p>-0.660834422621195</text:p>
          </table:table-cell>
          <table:table-cell office:value-type="float" office:value="-1" calcext:value-type="float">
            <text:p>-1</text:p>
          </table:table-cell>
          <table:table-cell table:formula="of:=[.A163]*[.A$1]+[.B163]*[.B$1]+[.C$1]" office:value-type="float" office:value="-3543.45061944261" calcext:value-type="float">
            <text:p>-3543.45061944261</text:p>
          </table:table-cell>
          <table:table-cell table:formula="of:=IF([.D163]&gt;0;IF([.C163]&gt;0;&quot;true positive&quot;;&quot;false positive&quot;);IF([.C163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5.6" calcext:value-type="float">
            <text:p>175.6</text:p>
          </table:table-cell>
          <table:table-cell table:formula="of:=(-[.$C$1]-[.$A$1]*[.$F163])/[.$B$1]" office:value-type="float" office:value="-434.116332040113" calcext:value-type="float">
            <text:p>-434.116332040113</text:p>
          </table:table-cell>
          <table:table-cell table:number-columns-repeated="2"/>
        </table:table-row>
        <table:table-row table:style-name="ro1">
          <table:table-cell office:value-type="float" office:value="0.197811228115177" calcext:value-type="float">
            <text:p>0.197811228115177</text:p>
          </table:table-cell>
          <table:table-cell office:value-type="float" office:value="0.554515732388811" calcext:value-type="float">
            <text:p>0.554515732388811</text:p>
          </table:table-cell>
          <table:table-cell office:value-type="float" office:value="-1" calcext:value-type="float">
            <text:p>-1</text:p>
          </table:table-cell>
          <table:table-cell table:formula="of:=[.A164]*[.A$1]+[.B164]*[.B$1]+[.C$1]" office:value-type="float" office:value="-3414.89877471168" calcext:value-type="float">
            <text:p>-3414.89877471168</text:p>
          </table:table-cell>
          <table:table-cell table:formula="of:=IF([.D164]&gt;0;IF([.C164]&gt;0;&quot;true positive&quot;;&quot;false positive&quot;);IF([.C164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5.7" calcext:value-type="float">
            <text:p>175.7</text:p>
          </table:table-cell>
          <table:table-cell table:formula="of:=(-[.$C$1]-[.$A$1]*[.$F164])/[.$B$1]" office:value-type="float" office:value="-434.361163110622" calcext:value-type="float">
            <text:p>-434.361163110622</text:p>
          </table:table-cell>
          <table:table-cell table:number-columns-repeated="2"/>
        </table:table-row>
        <table:table-row table:style-name="ro1">
          <table:table-cell office:value-type="float" office:value="0.845472056564456" calcext:value-type="float">
            <text:p>0.845472056564456</text:p>
          </table:table-cell>
          <table:table-cell office:value-type="float" office:value="-0.31854523436972" calcext:value-type="float">
            <text:p>-0.31854523436972</text:p>
          </table:table-cell>
          <table:table-cell office:value-type="float" office:value="-1" calcext:value-type="float">
            <text:p>-1</text:p>
          </table:table-cell>
          <table:table-cell table:formula="of:=[.A165]*[.A$1]+[.B165]*[.B$1]+[.C$1]" office:value-type="float" office:value="-3880.0367055129" calcext:value-type="float">
            <text:p>-3880.0367055129</text:p>
          </table:table-cell>
          <table:table-cell table:formula="of:=IF([.D165]&gt;0;IF([.C165]&gt;0;&quot;true positive&quot;;&quot;false positive&quot;);IF([.C165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5.8" calcext:value-type="float">
            <text:p>175.8</text:p>
          </table:table-cell>
          <table:table-cell table:formula="of:=(-[.$C$1]-[.$A$1]*[.$F165])/[.$B$1]" office:value-type="float" office:value="-434.605994181131" calcext:value-type="float">
            <text:p>-434.605994181131</text:p>
          </table:table-cell>
          <table:table-cell table:number-columns-repeated="2"/>
        </table:table-row>
        <table:table-row table:style-name="ro1">
          <table:table-cell office:value-type="float" office:value="-0.0279238089535768" calcext:value-type="float">
            <text:p>-0.027923808953577</text:p>
          </table:table-cell>
          <table:table-cell office:value-type="float" office:value="-0.339709802570197" calcext:value-type="float">
            <text:p>-0.339709802570197</text:p>
          </table:table-cell>
          <table:table-cell office:value-type="float" office:value="-1" calcext:value-type="float">
            <text:p>-1</text:p>
          </table:table-cell>
          <table:table-cell table:formula="of:=[.A166]*[.A$1]+[.B166]*[.B$1]+[.C$1]" office:value-type="float" office:value="-2470.48034910037" calcext:value-type="float">
            <text:p>-2470.48034910037</text:p>
          </table:table-cell>
          <table:table-cell table:formula="of:=IF([.D166]&gt;0;IF([.C166]&gt;0;&quot;true positive&quot;;&quot;false positive&quot;);IF([.C166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5.9" calcext:value-type="float">
            <text:p>175.9</text:p>
          </table:table-cell>
          <table:table-cell table:formula="of:=(-[.$C$1]-[.$A$1]*[.$F166])/[.$B$1]" office:value-type="float" office:value="-434.85082525164" calcext:value-type="float">
            <text:p>-434.85082525164</text:p>
          </table:table-cell>
          <table:table-cell table:number-columns-repeated="2"/>
        </table:table-row>
        <table:table-row table:style-name="ro1">
          <table:table-cell office:value-type="float" office:value="0.181134916057169" calcext:value-type="float">
            <text:p>0.181134916057169</text:p>
          </table:table-cell>
          <table:table-cell office:value-type="float" office:value="-0.740274595106368" calcext:value-type="float">
            <text:p>-0.740274595106368</text:p>
          </table:table-cell>
          <table:table-cell office:value-type="float" office:value="-1" calcext:value-type="float">
            <text:p>-1</text:p>
          </table:table-cell>
          <table:table-cell table:formula="of:=[.A167]*[.A$1]+[.B167]*[.B$1]+[.C$1]" office:value-type="float" office:value="-2543.11245292667" calcext:value-type="float">
            <text:p>-2543.11245292667</text:p>
          </table:table-cell>
          <table:table-cell table:formula="of:=IF([.D167]&gt;0;IF([.C167]&gt;0;&quot;true positive&quot;;&quot;false positive&quot;);IF([.C167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6" calcext:value-type="float">
            <text:p>176</text:p>
          </table:table-cell>
          <table:table-cell table:formula="of:=(-[.$C$1]-[.$A$1]*[.$F167])/[.$B$1]" office:value-type="float" office:value="-435.095656322149" calcext:value-type="float">
            <text:p>-435.095656322149</text:p>
          </table:table-cell>
          <table:table-cell table:number-columns-repeated="2"/>
        </table:table-row>
        <table:table-row table:style-name="ro1">
          <table:table-cell office:value-type="float" office:value="1.7934862172712" calcext:value-type="float">
            <text:p>1.7934862172712</text:p>
          </table:table-cell>
          <table:table-cell office:value-type="float" office:value="0.429770481993497" calcext:value-type="float">
            <text:p>0.429770481993497</text:p>
          </table:table-cell>
          <table:table-cell office:value-type="float" office:value="-1" calcext:value-type="float">
            <text:p>-1</text:p>
          </table:table-cell>
          <table:table-cell table:formula="of:=[.A168]*[.A$1]+[.B168]*[.B$1]+[.C$1]" office:value-type="float" office:value="-5883.46446140515" calcext:value-type="float">
            <text:p>-5883.46446140515</text:p>
          </table:table-cell>
          <table:table-cell table:formula="of:=IF([.D168]&gt;0;IF([.C168]&gt;0;&quot;true positive&quot;;&quot;false positive&quot;);IF([.C168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6.1" calcext:value-type="float">
            <text:p>176.1</text:p>
          </table:table-cell>
          <table:table-cell table:formula="of:=(-[.$C$1]-[.$A$1]*[.$F168])/[.$B$1]" office:value-type="float" office:value="-435.340487392658" calcext:value-type="float">
            <text:p>-435.340487392658</text:p>
          </table:table-cell>
          <table:table-cell table:number-columns-repeated="2"/>
        </table:table-row>
        <table:table-row table:style-name="ro1">
          <table:table-cell office:value-type="float" office:value="0.626127602821231" calcext:value-type="float">
            <text:p>0.626127602821231</text:p>
          </table:table-cell>
          <table:table-cell office:value-type="float" office:value="-0.066354416132748" calcext:value-type="float">
            <text:p>-0.066354416132748</text:p>
          </table:table-cell>
          <table:table-cell office:value-type="float" office:value="-1" calcext:value-type="float">
            <text:p>-1</text:p>
          </table:table-cell>
          <table:table-cell table:formula="of:=[.A169]*[.A$1]+[.B169]*[.B$1]+[.C$1]" office:value-type="float" office:value="-3694.12058435484" calcext:value-type="float">
            <text:p>-3694.12058435484</text:p>
          </table:table-cell>
          <table:table-cell table:formula="of:=IF([.D169]&gt;0;IF([.C169]&gt;0;&quot;true positive&quot;;&quot;false positive&quot;);IF([.C169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6.2" calcext:value-type="float">
            <text:p>176.2</text:p>
          </table:table-cell>
          <table:table-cell table:formula="of:=(-[.$C$1]-[.$A$1]*[.$F169])/[.$B$1]" office:value-type="float" office:value="-435.585318463167" calcext:value-type="float">
            <text:p>-435.585318463167</text:p>
          </table:table-cell>
          <table:table-cell table:number-columns-repeated="2"/>
        </table:table-row>
        <table:table-row table:style-name="ro1">
          <table:table-cell office:value-type="float" office:value="0.679082799241224" calcext:value-type="float">
            <text:p>0.679082799241224</text:p>
          </table:table-cell>
          <table:table-cell office:value-type="float" office:value="0.150876967406647" calcext:value-type="float">
            <text:p>0.150876967406647</text:p>
          </table:table-cell>
          <table:table-cell office:value-type="float" office:value="-1" calcext:value-type="float">
            <text:p>-1</text:p>
          </table:table-cell>
          <table:table-cell table:formula="of:=[.A170]*[.A$1]+[.B170]*[.B$1]+[.C$1]" office:value-type="float" office:value="-3920.53776852573" calcext:value-type="float">
            <text:p>-3920.53776852573</text:p>
          </table:table-cell>
          <table:table-cell table:formula="of:=IF([.D170]&gt;0;IF([.C170]&gt;0;&quot;true positive&quot;;&quot;false positive&quot;);IF([.C170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6.3" calcext:value-type="float">
            <text:p>176.3</text:p>
          </table:table-cell>
          <table:table-cell table:formula="of:=(-[.$C$1]-[.$A$1]*[.$F170])/[.$B$1]" office:value-type="float" office:value="-435.830149533676" calcext:value-type="float">
            <text:p>-435.830149533676</text:p>
          </table:table-cell>
          <table:table-cell table:number-columns-repeated="2"/>
        </table:table-row>
        <table:table-row table:style-name="ro1">
          <table:table-cell office:value-type="float" office:value="0.369028374519137" calcext:value-type="float">
            <text:p>0.369028374519137</text:p>
          </table:table-cell>
          <table:table-cell office:value-type="float" office:value="0.753045554591636" calcext:value-type="float">
            <text:p>0.753045554591636</text:p>
          </table:table-cell>
          <table:table-cell office:value-type="float" office:value="-1" calcext:value-type="float">
            <text:p>-1</text:p>
          </table:table-cell>
          <table:table-cell table:formula="of:=[.A171]*[.A$1]+[.B171]*[.B$1]+[.C$1]" office:value-type="float" office:value="-3818.09913345573" calcext:value-type="float">
            <text:p>-3818.09913345573</text:p>
          </table:table-cell>
          <table:table-cell table:formula="of:=IF([.D171]&gt;0;IF([.C171]&gt;0;&quot;true positive&quot;;&quot;false positive&quot;);IF([.C171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6.4" calcext:value-type="float">
            <text:p>176.4</text:p>
          </table:table-cell>
          <table:table-cell table:formula="of:=(-[.$C$1]-[.$A$1]*[.$F171])/[.$B$1]" office:value-type="float" office:value="-436.074980604185" calcext:value-type="float">
            <text:p>-436.074980604185</text:p>
          </table:table-cell>
          <table:table-cell table:number-columns-repeated="2"/>
        </table:table-row>
        <table:table-row table:style-name="ro1">
          <table:table-cell office:value-type="float" office:value="0.422262421502524" calcext:value-type="float">
            <text:p>0.422262421502524</text:p>
          </table:table-cell>
          <table:table-cell office:value-type="float" office:value="-0.441624262753363" calcext:value-type="float">
            <text:p>-0.441624262753363</text:p>
          </table:table-cell>
          <table:table-cell office:value-type="float" office:value="-1" calcext:value-type="float">
            <text:p>-1</text:p>
          </table:table-cell>
          <table:table-cell table:formula="of:=[.A172]*[.A$1]+[.B172]*[.B$1]+[.C$1]" office:value-type="float" office:value="-3123.38471973349" calcext:value-type="float">
            <text:p>-3123.38471973349</text:p>
          </table:table-cell>
          <table:table-cell table:formula="of:=IF([.D172]&gt;0;IF([.C172]&gt;0;&quot;true positive&quot;;&quot;false positive&quot;);IF([.C172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6.5" calcext:value-type="float">
            <text:p>176.5</text:p>
          </table:table-cell>
          <table:table-cell table:formula="of:=(-[.$C$1]-[.$A$1]*[.$F172])/[.$B$1]" office:value-type="float" office:value="-436.319811674693" calcext:value-type="float">
            <text:p>-436.319811674693</text:p>
          </table:table-cell>
          <table:table-cell table:number-columns-repeated="2"/>
        </table:table-row>
        <table:table-row table:style-name="ro1">
          <table:table-cell office:value-type="float" office:value="0.448088800400249" calcext:value-type="float">
            <text:p>0.448088800400249</text:p>
          </table:table-cell>
          <table:table-cell office:value-type="float" office:value="1.33011744824693" calcext:value-type="float">
            <text:p>1.33011744824693</text:p>
          </table:table-cell>
          <table:table-cell office:value-type="float" office:value="-1" calcext:value-type="float">
            <text:p>-1</text:p>
          </table:table-cell>
          <table:table-cell table:formula="of:=[.A173]*[.A$1]+[.B173]*[.B$1]+[.C$1]" office:value-type="float" office:value="-4321.10949417737" calcext:value-type="float">
            <text:p>-4321.10949417737</text:p>
          </table:table-cell>
          <table:table-cell table:formula="of:=IF([.D173]&gt;0;IF([.C173]&gt;0;&quot;true positive&quot;;&quot;false positive&quot;);IF([.C173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6.6" calcext:value-type="float">
            <text:p>176.6</text:p>
          </table:table-cell>
          <table:table-cell table:formula="of:=(-[.$C$1]-[.$A$1]*[.$F173])/[.$B$1]" office:value-type="float" office:value="-436.564642745202" calcext:value-type="float">
            <text:p>-436.564642745202</text:p>
          </table:table-cell>
          <table:table-cell table:number-columns-repeated="2"/>
        </table:table-row>
        <table:table-row table:style-name="ro1">
          <table:table-cell office:value-type="float" office:value="1.17957430642973" calcext:value-type="float">
            <text:p>1.17957430642973</text:p>
          </table:table-cell>
          <table:table-cell office:value-type="float" office:value="1.44567486472238" calcext:value-type="float">
            <text:p>1.44567486472238</text:p>
          </table:table-cell>
          <table:table-cell office:value-type="float" office:value="-1" calcext:value-type="float">
            <text:p>-1</text:p>
          </table:table-cell>
          <table:table-cell table:formula="of:=[.A174]*[.A$1]+[.B174]*[.B$1]+[.C$1]" office:value-type="float" office:value="-5565.49629673613" calcext:value-type="float">
            <text:p>-5565.49629673613</text:p>
          </table:table-cell>
          <table:table-cell table:formula="of:=IF([.D174]&gt;0;IF([.C174]&gt;0;&quot;true positive&quot;;&quot;false positive&quot;);IF([.C174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6.7" calcext:value-type="float">
            <text:p>176.7</text:p>
          </table:table-cell>
          <table:table-cell table:formula="of:=(-[.$C$1]-[.$A$1]*[.$F174])/[.$B$1]" office:value-type="float" office:value="-436.809473815711" calcext:value-type="float">
            <text:p>-436.809473815711</text:p>
          </table:table-cell>
          <table:table-cell table:number-columns-repeated="2"/>
        </table:table-row>
        <table:table-row table:style-name="ro1">
          <table:table-cell office:value-type="float" office:value="-0.460985346239919" calcext:value-type="float">
            <text:p>-0.460985346239919</text:p>
          </table:table-cell>
          <table:table-cell office:value-type="float" office:value="-0.636624506318424" calcext:value-type="float">
            <text:p>-0.636624506318424</text:p>
          </table:table-cell>
          <table:table-cell office:value-type="float" office:value="-1" calcext:value-type="float">
            <text:p>-1</text:p>
          </table:table-cell>
          <table:table-cell table:formula="of:=[.A175]*[.A$1]+[.B175]*[.B$1]+[.C$1]" office:value-type="float" office:value="-1584.61824741365" calcext:value-type="float">
            <text:p>-1584.61824741365</text:p>
          </table:table-cell>
          <table:table-cell table:formula="of:=IF([.D175]&gt;0;IF([.C175]&gt;0;&quot;true positive&quot;;&quot;false positive&quot;);IF([.C175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6.8" calcext:value-type="float">
            <text:p>176.8</text:p>
          </table:table-cell>
          <table:table-cell table:formula="of:=(-[.$C$1]-[.$A$1]*[.$F175])/[.$B$1]" office:value-type="float" office:value="-437.05430488622" calcext:value-type="float">
            <text:p>-437.05430488622</text:p>
          </table:table-cell>
          <table:table-cell table:number-columns-repeated="2"/>
        </table:table-row>
        <table:table-row table:style-name="ro1">
          <table:table-cell office:value-type="float" office:value="0.670390619101633" calcext:value-type="float">
            <text:p>0.670390619101633</text:p>
          </table:table-cell>
          <table:table-cell office:value-type="float" office:value="0.542543539921645" calcext:value-type="float">
            <text:p>0.542543539921645</text:p>
          </table:table-cell>
          <table:table-cell office:value-type="float" office:value="-1" calcext:value-type="float">
            <text:p>-1</text:p>
          </table:table-cell>
          <table:table-cell table:formula="of:=[.A176]*[.A$1]+[.B176]*[.B$1]+[.C$1]" office:value-type="float" office:value="-4162.29601636818" calcext:value-type="float">
            <text:p>-4162.29601636818</text:p>
          </table:table-cell>
          <table:table-cell table:formula="of:=IF([.D176]&gt;0;IF([.C176]&gt;0;&quot;true positive&quot;;&quot;false positive&quot;);IF([.C176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6.9" calcext:value-type="float">
            <text:p>176.9</text:p>
          </table:table-cell>
          <table:table-cell table:formula="of:=(-[.$C$1]-[.$A$1]*[.$F176])/[.$B$1]" office:value-type="float" office:value="-437.299135956729" calcext:value-type="float">
            <text:p>-437.299135956729</text:p>
          </table:table-cell>
          <table:table-cell table:number-columns-repeated="2"/>
        </table:table-row>
        <table:table-row table:style-name="ro1">
          <table:table-cell office:value-type="float" office:value="0.132313017018785" calcext:value-type="float">
            <text:p>0.132313017018785</text:p>
          </table:table-cell>
          <table:table-cell office:value-type="float" office:value="0.132559223969788" calcext:value-type="float">
            <text:p>0.132559223969788</text:p>
          </table:table-cell>
          <table:table-cell office:value-type="float" office:value="-1" calcext:value-type="float">
            <text:p>-1</text:p>
          </table:table-cell>
          <table:table-cell table:formula="of:=[.A177]*[.A$1]+[.B177]*[.B$1]+[.C$1]" office:value-type="float" office:value="-3034.80872199215" calcext:value-type="float">
            <text:p>-3034.80872199215</text:p>
          </table:table-cell>
          <table:table-cell table:formula="of:=IF([.D177]&gt;0;IF([.C177]&gt;0;&quot;true positive&quot;;&quot;false positive&quot;);IF([.C177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7" calcext:value-type="float">
            <text:p>177</text:p>
          </table:table-cell>
          <table:table-cell table:formula="of:=(-[.$C$1]-[.$A$1]*[.$F177])/[.$B$1]" office:value-type="float" office:value="-437.543967027238" calcext:value-type="float">
            <text:p>-437.543967027238</text:p>
          </table:table-cell>
          <table:table-cell table:number-columns-repeated="2"/>
        </table:table-row>
        <table:table-row table:style-name="ro1">
          <table:table-cell office:value-type="float" office:value="1.82869343251957" calcext:value-type="float">
            <text:p>1.82869343251957</text:p>
          </table:table-cell>
          <table:table-cell office:value-type="float" office:value="1.22225888896941" calcext:value-type="float">
            <text:p>1.22225888896941</text:p>
          </table:table-cell>
          <table:table-cell office:value-type="float" office:value="-1" calcext:value-type="float">
            <text:p>-1</text:p>
          </table:table-cell>
          <table:table-cell table:formula="of:=[.A178]*[.A$1]+[.B178]*[.B$1]+[.C$1]" office:value-type="float" office:value="-6457.00144877339" calcext:value-type="float">
            <text:p>-6457.00144877339</text:p>
          </table:table-cell>
          <table:table-cell table:formula="of:=IF([.D178]&gt;0;IF([.C178]&gt;0;&quot;true positive&quot;;&quot;false positive&quot;);IF([.C178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7.1" calcext:value-type="float">
            <text:p>177.1</text:p>
          </table:table-cell>
          <table:table-cell table:formula="of:=(-[.$C$1]-[.$A$1]*[.$F178])/[.$B$1]" office:value-type="float" office:value="-437.788798097747" calcext:value-type="float">
            <text:p>-437.788798097747</text:p>
          </table:table-cell>
          <table:table-cell table:number-columns-repeated="2"/>
        </table:table-row>
        <table:table-row table:style-name="ro1">
          <table:table-cell office:value-type="float" office:value="1.12281608736425" calcext:value-type="float">
            <text:p>1.12281608736425</text:p>
          </table:table-cell>
          <table:table-cell office:value-type="float" office:value="0.34622027346245" calcext:value-type="float">
            <text:p>0.34622027346245</text:p>
          </table:table-cell>
          <table:table-cell office:value-type="float" office:value="-1" calcext:value-type="float">
            <text:p>-1</text:p>
          </table:table-cell>
          <table:table-cell table:formula="of:=[.A179]*[.A$1]+[.B179]*[.B$1]+[.C$1]" office:value-type="float" office:value="-4757.15624319516" calcext:value-type="float">
            <text:p>-4757.15624319516</text:p>
          </table:table-cell>
          <table:table-cell table:formula="of:=IF([.D179]&gt;0;IF([.C179]&gt;0;&quot;true positive&quot;;&quot;false positive&quot;);IF([.C179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7.2" calcext:value-type="float">
            <text:p>177.2</text:p>
          </table:table-cell>
          <table:table-cell table:formula="of:=(-[.$C$1]-[.$A$1]*[.$F179])/[.$B$1]" office:value-type="float" office:value="-438.033629168256" calcext:value-type="float">
            <text:p>-438.033629168256</text:p>
          </table:table-cell>
          <table:table-cell table:number-columns-repeated="2"/>
        </table:table-row>
        <table:table-row table:style-name="ro1">
          <table:table-cell office:value-type="float" office:value="0.352406232343305" calcext:value-type="float">
            <text:p>0.352406232343305</text:p>
          </table:table-cell>
          <table:table-cell office:value-type="float" office:value="1.54893818991127" calcext:value-type="float">
            <text:p>1.54893818991127</text:p>
          </table:table-cell>
          <table:table-cell office:value-type="float" office:value="-1" calcext:value-type="float">
            <text:p>-1</text:p>
          </table:table-cell>
          <table:table-cell table:formula="of:=[.A180]*[.A$1]+[.B180]*[.B$1]+[.C$1]" office:value-type="float" office:value="-4311.03154184445" calcext:value-type="float">
            <text:p>-4311.03154184445</text:p>
          </table:table-cell>
          <table:table-cell table:formula="of:=IF([.D180]&gt;0;IF([.C180]&gt;0;&quot;true positive&quot;;&quot;false positive&quot;);IF([.C180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7.3" calcext:value-type="float">
            <text:p>177.3</text:p>
          </table:table-cell>
          <table:table-cell table:formula="of:=(-[.$C$1]-[.$A$1]*[.$F180])/[.$B$1]" office:value-type="float" office:value="-438.278460238765" calcext:value-type="float">
            <text:p>-438.278460238765</text:p>
          </table:table-cell>
          <table:table-cell table:number-columns-repeated="2"/>
        </table:table-row>
        <table:table-row table:style-name="ro1">
          <table:table-cell office:value-type="float" office:value="2.02259845184223" calcext:value-type="float">
            <text:p>2.02259845184223</text:p>
          </table:table-cell>
          <table:table-cell office:value-type="float" office:value="0.271080059619673" calcext:value-type="float">
            <text:p>0.271080059619673</text:p>
          </table:table-cell>
          <table:table-cell office:value-type="float" office:value="-1" calcext:value-type="float">
            <text:p>-1</text:p>
          </table:table-cell>
          <table:table-cell table:formula="of:=[.A181]*[.A$1]+[.B181]*[.B$1]+[.C$1]" office:value-type="float" office:value="-6146.01976282096" calcext:value-type="float">
            <text:p>-6146.01976282096</text:p>
          </table:table-cell>
          <table:table-cell table:formula="of:=IF([.D181]&gt;0;IF([.C181]&gt;0;&quot;true positive&quot;;&quot;false positive&quot;);IF([.C181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7.4" calcext:value-type="float">
            <text:p>177.4</text:p>
          </table:table-cell>
          <table:table-cell table:formula="of:=(-[.$C$1]-[.$A$1]*[.$F181])/[.$B$1]" office:value-type="float" office:value="-438.523291309274" calcext:value-type="float">
            <text:p>-438.523291309274</text:p>
          </table:table-cell>
          <table:table-cell table:number-columns-repeated="2"/>
        </table:table-row>
        <table:table-row table:style-name="ro1">
          <table:table-cell office:value-type="float" office:value="1.10486632405832" calcext:value-type="float">
            <text:p>1.10486632405832</text:p>
          </table:table-cell>
          <table:table-cell office:value-type="float" office:value="2.13494079645346" calcext:value-type="float">
            <text:p>2.13494079645346</text:p>
          </table:table-cell>
          <table:table-cell office:value-type="float" office:value="-1" calcext:value-type="float">
            <text:p>-1</text:p>
          </table:table-cell>
          <table:table-cell table:formula="of:=[.A182]*[.A$1]+[.B182]*[.B$1]+[.C$1]" office:value-type="float" office:value="-5896.00639814893" calcext:value-type="float">
            <text:p>-5896.00639814893</text:p>
          </table:table-cell>
          <table:table-cell table:formula="of:=IF([.D182]&gt;0;IF([.C182]&gt;0;&quot;true positive&quot;;&quot;false positive&quot;);IF([.C182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7.5" calcext:value-type="float">
            <text:p>177.5</text:p>
          </table:table-cell>
          <table:table-cell table:formula="of:=(-[.$C$1]-[.$A$1]*[.$F182])/[.$B$1]" office:value-type="float" office:value="-438.768122379783" calcext:value-type="float">
            <text:p>-438.768122379783</text:p>
          </table:table-cell>
          <table:table-cell table:number-columns-repeated="2"/>
        </table:table-row>
        <table:table-row table:style-name="ro1">
          <table:table-cell office:value-type="float" office:value="1.85196770211282" calcext:value-type="float">
            <text:p>1.85196770211282</text:p>
          </table:table-cell>
          <table:table-cell office:value-type="float" office:value="1.84493671214126" calcext:value-type="float">
            <text:p>1.84493671214126</text:p>
          </table:table-cell>
          <table:table-cell office:value-type="float" office:value="-1" calcext:value-type="float">
            <text:p>-1</text:p>
          </table:table-cell>
          <table:table-cell table:formula="of:=[.A183]*[.A$1]+[.B183]*[.B$1]+[.C$1]" office:value-type="float" office:value="-6900.62994208701" calcext:value-type="float">
            <text:p>-6900.62994208701</text:p>
          </table:table-cell>
          <table:table-cell table:formula="of:=IF([.D183]&gt;0;IF([.C183]&gt;0;&quot;true positive&quot;;&quot;false positive&quot;);IF([.C183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7.6" calcext:value-type="float">
            <text:p>177.6</text:p>
          </table:table-cell>
          <table:table-cell table:formula="of:=(-[.$C$1]-[.$A$1]*[.$F183])/[.$B$1]" office:value-type="float" office:value="-439.012953450292" calcext:value-type="float">
            <text:p>-439.012953450292</text:p>
          </table:table-cell>
          <table:table-cell table:number-columns-repeated="2"/>
        </table:table-row>
        <table:table-row table:style-name="ro1">
          <table:table-cell office:value-type="float" office:value="1.21123608932679" calcext:value-type="float">
            <text:p>1.21123608932679</text:p>
          </table:table-cell>
          <table:table-cell office:value-type="float" office:value="-0.681019377106001" calcext:value-type="float">
            <text:p>-0.681019377106001</text:p>
          </table:table-cell>
          <table:table-cell office:value-type="float" office:value="-1" calcext:value-type="float">
            <text:p>-1</text:p>
          </table:table-cell>
          <table:table-cell table:formula="of:=[.A184]*[.A$1]+[.B184]*[.B$1]+[.C$1]" office:value-type="float" office:value="-4227.95635472938" calcext:value-type="float">
            <text:p>-4227.95635472938</text:p>
          </table:table-cell>
          <table:table-cell table:formula="of:=IF([.D184]&gt;0;IF([.C184]&gt;0;&quot;true positive&quot;;&quot;false positive&quot;);IF([.C184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7.7" calcext:value-type="float">
            <text:p>177.7</text:p>
          </table:table-cell>
          <table:table-cell table:formula="of:=(-[.$C$1]-[.$A$1]*[.$F184])/[.$B$1]" office:value-type="float" office:value="-439.2577845208" calcext:value-type="float">
            <text:p>-439.2577845208</text:p>
          </table:table-cell>
          <table:table-cell table:number-columns-repeated="2"/>
        </table:table-row>
        <table:table-row table:style-name="ro1">
          <table:table-cell office:value-type="float" office:value="0.257907600359113" calcext:value-type="float">
            <text:p>0.257907600359113</text:p>
          </table:table-cell>
          <table:table-cell office:value-type="float" office:value="0.593278905578574" calcext:value-type="float">
            <text:p>0.593278905578574</text:p>
          </table:table-cell>
          <table:table-cell office:value-type="float" office:value="-1" calcext:value-type="float">
            <text:p>-1</text:p>
          </table:table-cell>
          <table:table-cell table:formula="of:=[.A185]*[.A$1]+[.B185]*[.B$1]+[.C$1]" office:value-type="float" office:value="-3536.23810415169" calcext:value-type="float">
            <text:p>-3536.23810415169</text:p>
          </table:table-cell>
          <table:table-cell table:formula="of:=IF([.D185]&gt;0;IF([.C185]&gt;0;&quot;true positive&quot;;&quot;false positive&quot;);IF([.C185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7.8" calcext:value-type="float">
            <text:p>177.8</text:p>
          </table:table-cell>
          <table:table-cell table:formula="of:=(-[.$C$1]-[.$A$1]*[.$F185])/[.$B$1]" office:value-type="float" office:value="-439.502615591309" calcext:value-type="float">
            <text:p>-439.502615591309</text:p>
          </table:table-cell>
          <table:table-cell table:number-columns-repeated="2"/>
        </table:table-row>
        <table:table-row table:style-name="ro1">
          <table:table-cell office:value-type="float" office:value="1.00313279385376" calcext:value-type="float">
            <text:p>1.00313279385376</text:p>
          </table:table-cell>
          <table:table-cell office:value-type="float" office:value="-0.39899962710024" calcext:value-type="float">
            <text:p>-0.39899962710024</text:p>
          </table:table-cell>
          <table:table-cell office:value-type="float" office:value="-1" calcext:value-type="float">
            <text:p>-1</text:p>
          </table:table-cell>
          <table:table-cell table:formula="of:=[.A186]*[.A$1]+[.B186]*[.B$1]+[.C$1]" office:value-type="float" office:value="-4079.47427796334" calcext:value-type="float">
            <text:p>-4079.47427796334</text:p>
          </table:table-cell>
          <table:table-cell table:formula="of:=IF([.D186]&gt;0;IF([.C186]&gt;0;&quot;true positive&quot;;&quot;false positive&quot;);IF([.C186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7.9" calcext:value-type="float">
            <text:p>177.9</text:p>
          </table:table-cell>
          <table:table-cell table:formula="of:=(-[.$C$1]-[.$A$1]*[.$F186])/[.$B$1]" office:value-type="float" office:value="-439.747446661818" calcext:value-type="float">
            <text:p>-439.747446661818</text:p>
          </table:table-cell>
          <table:table-cell table:number-columns-repeated="2"/>
        </table:table-row>
        <table:table-row table:style-name="ro1">
          <table:table-cell office:value-type="float" office:value="-0.529696951259093" calcext:value-type="float">
            <text:p>-0.529696951259093</text:p>
          </table:table-cell>
          <table:table-cell office:value-type="float" office:value="0.476744418530774" calcext:value-type="float">
            <text:p>0.476744418530774</text:p>
          </table:table-cell>
          <table:table-cell office:value-type="float" office:value="-1" calcext:value-type="float">
            <text:p>-1</text:p>
          </table:table-cell>
          <table:table-cell table:formula="of:=[.A187]*[.A$1]+[.B187]*[.B$1]+[.C$1]" office:value-type="float" office:value="-2201.53176502136" calcext:value-type="float">
            <text:p>-2201.53176502136</text:p>
          </table:table-cell>
          <table:table-cell table:formula="of:=IF([.D187]&gt;0;IF([.C187]&gt;0;&quot;true positive&quot;;&quot;false positive&quot;);IF([.C187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8" calcext:value-type="float">
            <text:p>178</text:p>
          </table:table-cell>
          <table:table-cell table:formula="of:=(-[.$C$1]-[.$A$1]*[.$F187])/[.$B$1]" office:value-type="float" office:value="-439.992277732327" calcext:value-type="float">
            <text:p>-439.992277732327</text:p>
          </table:table-cell>
          <table:table-cell table:number-columns-repeated="2"/>
        </table:table-row>
        <table:table-row table:style-name="ro1">
          <table:table-cell office:value-type="float" office:value="0.136735210409781" calcext:value-type="float">
            <text:p>0.136735210409781</text:p>
          </table:table-cell>
          <table:table-cell office:value-type="float" office:value="0.37637126240829" calcext:value-type="float">
            <text:p>0.37637126240829</text:p>
          </table:table-cell>
          <table:table-cell office:value-type="float" office:value="-1" calcext:value-type="float">
            <text:p>-1</text:p>
          </table:table-cell>
          <table:table-cell table:formula="of:=[.A188]*[.A$1]+[.B188]*[.B$1]+[.C$1]" office:value-type="float" office:value="-3201.01684453509" calcext:value-type="float">
            <text:p>-3201.01684453509</text:p>
          </table:table-cell>
          <table:table-cell table:formula="of:=IF([.D188]&gt;0;IF([.C188]&gt;0;&quot;true positive&quot;;&quot;false positive&quot;);IF([.C188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8.1" calcext:value-type="float">
            <text:p>178.1</text:p>
          </table:table-cell>
          <table:table-cell table:formula="of:=(-[.$C$1]-[.$A$1]*[.$F188])/[.$B$1]" office:value-type="float" office:value="-440.237108802836" calcext:value-type="float">
            <text:p>-440.237108802836</text:p>
          </table:table-cell>
          <table:table-cell table:number-columns-repeated="2"/>
        </table:table-row>
        <table:table-row table:style-name="ro1">
          <table:table-cell office:value-type="float" office:value="-0.345032711764586" calcext:value-type="float">
            <text:p>-0.345032711764586</text:p>
          </table:table-cell>
          <table:table-cell office:value-type="float" office:value="-0.743922646084291" calcext:value-type="float">
            <text:p>-0.743922646084291</text:p>
          </table:table-cell>
          <table:table-cell office:value-type="float" office:value="-1" calcext:value-type="float">
            <text:p>-1</text:p>
          </table:table-cell>
          <table:table-cell table:formula="of:=[.A189]*[.A$1]+[.B189]*[.B$1]+[.C$1]" office:value-type="float" office:value="-1699.88216420535" calcext:value-type="float">
            <text:p>-1699.88216420535</text:p>
          </table:table-cell>
          <table:table-cell table:formula="of:=IF([.D189]&gt;0;IF([.C189]&gt;0;&quot;true positive&quot;;&quot;false positive&quot;);IF([.C189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8.2" calcext:value-type="float">
            <text:p>178.2</text:p>
          </table:table-cell>
          <table:table-cell table:formula="of:=(-[.$C$1]-[.$A$1]*[.$F189])/[.$B$1]" office:value-type="float" office:value="-440.481939873345" calcext:value-type="float">
            <text:p>-440.481939873345</text:p>
          </table:table-cell>
          <table:table-cell table:number-columns-repeated="2"/>
        </table:table-row>
        <table:table-row table:style-name="ro1">
          <table:table-cell office:value-type="float" office:value="0.821549466624787" calcext:value-type="float">
            <text:p>0.821549466624787</text:p>
          </table:table-cell>
          <table:table-cell office:value-type="float" office:value="0.723091701665318" calcext:value-type="float">
            <text:p>0.723091701665318</text:p>
          </table:table-cell>
          <table:table-cell office:value-type="float" office:value="-1" calcext:value-type="float">
            <text:p>-1</text:p>
          </table:table-cell>
          <table:table-cell table:formula="of:=[.A190]*[.A$1]+[.B190]*[.B$1]+[.C$1]" office:value-type="float" office:value="-4521.704942544" calcext:value-type="float">
            <text:p>-4521.704942544</text:p>
          </table:table-cell>
          <table:table-cell table:formula="of:=IF([.D190]&gt;0;IF([.C190]&gt;0;&quot;true positive&quot;;&quot;false positive&quot;);IF([.C190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8.3" calcext:value-type="float">
            <text:p>178.3</text:p>
          </table:table-cell>
          <table:table-cell table:formula="of:=(-[.$C$1]-[.$A$1]*[.$F190])/[.$B$1]" office:value-type="float" office:value="-440.726770943854" calcext:value-type="float">
            <text:p>-440.726770943854</text:p>
          </table:table-cell>
          <table:table-cell table:number-columns-repeated="2"/>
        </table:table-row>
        <table:table-row table:style-name="ro1">
          <table:table-cell office:value-type="float" office:value="1.30901520302982" calcext:value-type="float">
            <text:p>1.30901520302982</text:p>
          </table:table-cell>
          <table:table-cell office:value-type="float" office:value="1.30853613114975" calcext:value-type="float">
            <text:p>1.30853613114975</text:p>
          </table:table-cell>
          <table:table-cell office:value-type="float" office:value="-1" calcext:value-type="float">
            <text:p>-1</text:p>
          </table:table-cell>
          <table:table-cell table:formula="of:=[.A191]*[.A$1]+[.B191]*[.B$1]+[.C$1]" office:value-type="float" office:value="-5682.83773410467" calcext:value-type="float">
            <text:p>-5682.83773410467</text:p>
          </table:table-cell>
          <table:table-cell table:formula="of:=IF([.D191]&gt;0;IF([.C191]&gt;0;&quot;true positive&quot;;&quot;false positive&quot;);IF([.C191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8.4" calcext:value-type="float">
            <text:p>178.4</text:p>
          </table:table-cell>
          <table:table-cell table:formula="of:=(-[.$C$1]-[.$A$1]*[.$F191])/[.$B$1]" office:value-type="float" office:value="-440.971602014363" calcext:value-type="float">
            <text:p>-440.971602014363</text:p>
          </table:table-cell>
          <table:table-cell table:number-columns-repeated="2"/>
        </table:table-row>
        <table:table-row table:style-name="ro1">
          <table:table-cell office:value-type="float" office:value="1.6109384068386" calcext:value-type="float">
            <text:p>1.6109384068386</text:p>
          </table:table-cell>
          <table:table-cell office:value-type="float" office:value="1.38676753094137" calcext:value-type="float">
            <text:p>1.38676753094137</text:p>
          </table:table-cell>
          <table:table-cell office:value-type="float" office:value="-1" calcext:value-type="float">
            <text:p>-1</text:p>
          </table:table-cell>
          <table:table-cell table:formula="of:=[.A192]*[.A$1]+[.B192]*[.B$1]+[.C$1]" office:value-type="float" office:value="-6216.3933577848" calcext:value-type="float">
            <text:p>-6216.3933577848</text:p>
          </table:table-cell>
          <table:table-cell table:formula="of:=IF([.D192]&gt;0;IF([.C192]&gt;0;&quot;true positive&quot;;&quot;false positive&quot;);IF([.C192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8.5" calcext:value-type="float">
            <text:p>178.5</text:p>
          </table:table-cell>
          <table:table-cell table:formula="of:=(-[.$C$1]-[.$A$1]*[.$F192])/[.$B$1]" office:value-type="float" office:value="-441.216433084872" calcext:value-type="float">
            <text:p>-441.216433084872</text:p>
          </table:table-cell>
          <table:table-cell table:number-columns-repeated="2"/>
        </table:table-row>
        <table:table-row table:style-name="ro1">
          <table:table-cell office:value-type="float" office:value="1.29053694101403" calcext:value-type="float">
            <text:p>1.29053694101403</text:p>
          </table:table-cell>
          <table:table-cell office:value-type="float" office:value="0.987260494408189" calcext:value-type="float">
            <text:p>0.987260494408189</text:p>
          </table:table-cell>
          <table:table-cell office:value-type="float" office:value="-1" calcext:value-type="float">
            <text:p>-1</text:p>
          </table:table-cell>
          <table:table-cell table:formula="of:=[.A193]*[.A$1]+[.B193]*[.B$1]+[.C$1]" office:value-type="float" office:value="-5443.60502694828" calcext:value-type="float">
            <text:p>-5443.60502694828</text:p>
          </table:table-cell>
          <table:table-cell table:formula="of:=IF([.D193]&gt;0;IF([.C193]&gt;0;&quot;true positive&quot;;&quot;false positive&quot;);IF([.C193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8.6" calcext:value-type="float">
            <text:p>178.6</text:p>
          </table:table-cell>
          <table:table-cell table:formula="of:=(-[.$C$1]-[.$A$1]*[.$F193])/[.$B$1]" office:value-type="float" office:value="-441.461264155381" calcext:value-type="float">
            <text:p>-441.461264155381</text:p>
          </table:table-cell>
          <table:table-cell table:number-columns-repeated="2"/>
        </table:table-row>
        <table:table-row table:style-name="ro1">
          <table:table-cell office:value-type="float" office:value="1.46632993563109" calcext:value-type="float">
            <text:p>1.46632993563109</text:p>
          </table:table-cell>
          <table:table-cell office:value-type="float" office:value="0.457537669286448" calcext:value-type="float">
            <text:p>0.457537669286448</text:p>
          </table:table-cell>
          <table:table-cell office:value-type="float" office:value="-1" calcext:value-type="float">
            <text:p>-1</text:p>
          </table:table-cell>
          <table:table-cell table:formula="of:=[.A194]*[.A$1]+[.B194]*[.B$1]+[.C$1]" office:value-type="float" office:value="-5378.77226213853" calcext:value-type="float">
            <text:p>-5378.77226213853</text:p>
          </table:table-cell>
          <table:table-cell table:formula="of:=IF([.D194]&gt;0;IF([.C194]&gt;0;&quot;true positive&quot;;&quot;false positive&quot;);IF([.C194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8.7" calcext:value-type="float">
            <text:p>178.7</text:p>
          </table:table-cell>
          <table:table-cell table:formula="of:=(-[.$C$1]-[.$A$1]*[.$F194])/[.$B$1]" office:value-type="float" office:value="-441.70609522589" calcext:value-type="float">
            <text:p>-441.70609522589</text:p>
          </table:table-cell>
          <table:table-cell table:number-columns-repeated="2"/>
        </table:table-row>
        <table:table-row table:style-name="ro1">
          <table:table-cell office:value-type="float" office:value="1.88863887389227" calcext:value-type="float">
            <text:p>1.88863887389227</text:p>
          </table:table-cell>
          <table:table-cell office:value-type="float" office:value="-0.81645402248618" calcext:value-type="float">
            <text:p>-0.81645402248618</text:p>
          </table:table-cell>
          <table:table-cell office:value-type="float" office:value="-1" calcext:value-type="float">
            <text:p>-1</text:p>
          </table:table-cell>
          <table:table-cell table:formula="of:=[.A195]*[.A$1]+[.B195]*[.B$1]+[.C$1]" office:value-type="float" office:value="-5222.08782136091" calcext:value-type="float">
            <text:p>-5222.08782136091</text:p>
          </table:table-cell>
          <table:table-cell table:formula="of:=IF([.D195]&gt;0;IF([.C195]&gt;0;&quot;true positive&quot;;&quot;false positive&quot;);IF([.C195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8.8" calcext:value-type="float">
            <text:p>178.8</text:p>
          </table:table-cell>
          <table:table-cell table:formula="of:=(-[.$C$1]-[.$A$1]*[.$F195])/[.$B$1]" office:value-type="float" office:value="-441.950926296399" calcext:value-type="float">
            <text:p>-441.950926296399</text:p>
          </table:table-cell>
          <table:table-cell table:number-columns-repeated="2"/>
        </table:table-row>
        <table:table-row table:style-name="ro1">
          <table:table-cell office:value-type="float" office:value="0.940423239905442" calcext:value-type="float">
            <text:p>0.940423239905442</text:p>
          </table:table-cell>
          <table:table-cell office:value-type="float" office:value="1.15660214249365" calcext:value-type="float">
            <text:p>1.15660214249365</text:p>
          </table:table-cell>
          <table:table-cell office:value-type="float" office:value="-1" calcext:value-type="float">
            <text:p>-1</text:p>
          </table:table-cell>
          <table:table-cell table:formula="of:=[.A196]*[.A$1]+[.B196]*[.B$1]+[.C$1]" office:value-type="float" office:value="-4994.63400918016" calcext:value-type="float">
            <text:p>-4994.63400918016</text:p>
          </table:table-cell>
          <table:table-cell table:formula="of:=IF([.D196]&gt;0;IF([.C196]&gt;0;&quot;true positive&quot;;&quot;false positive&quot;);IF([.C196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8.9" calcext:value-type="float">
            <text:p>178.9</text:p>
          </table:table-cell>
          <table:table-cell table:formula="of:=(-[.$C$1]-[.$A$1]*[.$F196])/[.$B$1]" office:value-type="float" office:value="-442.195757366908" calcext:value-type="float">
            <text:p>-442.195757366908</text:p>
          </table:table-cell>
          <table:table-cell table:number-columns-repeated="2"/>
        </table:table-row>
        <table:table-row table:style-name="ro1">
          <table:table-cell office:value-type="float" office:value="0.39159441024594" calcext:value-type="float">
            <text:p>0.39159441024594</text:p>
          </table:table-cell>
          <table:table-cell office:value-type="float" office:value="0.264306626263272" calcext:value-type="float">
            <text:p>0.264306626263272</text:p>
          </table:table-cell>
          <table:table-cell office:value-type="float" office:value="-1" calcext:value-type="float">
            <text:p>-1</text:p>
          </table:table-cell>
          <table:table-cell table:formula="of:=[.A197]*[.A$1]+[.B197]*[.B$1]+[.C$1]" office:value-type="float" office:value="-3535.15104241834" calcext:value-type="float">
            <text:p>-3535.15104241834</text:p>
          </table:table-cell>
          <table:table-cell table:formula="of:=IF([.D197]&gt;0;IF([.C197]&gt;0;&quot;true positive&quot;;&quot;false positive&quot;);IF([.C197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9" calcext:value-type="float">
            <text:p>179</text:p>
          </table:table-cell>
          <table:table-cell table:formula="of:=(-[.$C$1]-[.$A$1]*[.$F197])/[.$B$1]" office:value-type="float" office:value="-442.440588437416" calcext:value-type="float">
            <text:p>-442.440588437416</text:p>
          </table:table-cell>
          <table:table-cell table:number-columns-repeated="2"/>
        </table:table-row>
        <table:table-row table:style-name="ro1">
          <table:table-cell office:value-type="float" office:value="1.18438815158874" calcext:value-type="float">
            <text:p>1.18438815158874</text:p>
          </table:table-cell>
          <table:table-cell office:value-type="float" office:value="-0.510104435377548" calcext:value-type="float">
            <text:p>-0.510104435377548</text:p>
          </table:table-cell>
          <table:table-cell office:value-type="float" office:value="-1" calcext:value-type="float">
            <text:p>-1</text:p>
          </table:table-cell>
          <table:table-cell table:formula="of:=[.A198]*[.A$1]+[.B198]*[.B$1]+[.C$1]" office:value-type="float" office:value="-4296.61138298718" calcext:value-type="float">
            <text:p>-4296.61138298718</text:p>
          </table:table-cell>
          <table:table-cell table:formula="of:=IF([.D198]&gt;0;IF([.C198]&gt;0;&quot;true positive&quot;;&quot;false positive&quot;);IF([.C198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9.1" calcext:value-type="float">
            <text:p>179.1</text:p>
          </table:table-cell>
          <table:table-cell table:formula="of:=(-[.$C$1]-[.$A$1]*[.$F198])/[.$B$1]" office:value-type="float" office:value="-442.685419507925" calcext:value-type="float">
            <text:p>-442.685419507925</text:p>
          </table:table-cell>
          <table:table-cell table:number-columns-repeated="2"/>
        </table:table-row>
        <table:table-row table:style-name="ro1">
          <table:table-cell office:value-type="float" office:value="0.587201173644955" calcext:value-type="float">
            <text:p>0.587201173644955</text:p>
          </table:table-cell>
          <table:table-cell office:value-type="float" office:value="-0.3712675450711" calcext:value-type="float">
            <text:p>-0.3712675450711</text:p>
          </table:table-cell>
          <table:table-cell office:value-type="float" office:value="-1" calcext:value-type="float">
            <text:p>-1</text:p>
          </table:table-cell>
          <table:table-cell table:formula="of:=[.A199]*[.A$1]+[.B199]*[.B$1]+[.C$1]" office:value-type="float" office:value="-3432.89056193416" calcext:value-type="float">
            <text:p>-3432.89056193416</text:p>
          </table:table-cell>
          <table:table-cell table:formula="of:=IF([.D199]&gt;0;IF([.C199]&gt;0;&quot;true positive&quot;;&quot;false positive&quot;);IF([.C199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9.2" calcext:value-type="float">
            <text:p>179.2</text:p>
          </table:table-cell>
          <table:table-cell table:formula="of:=(-[.$C$1]-[.$A$1]*[.$F199])/[.$B$1]" office:value-type="float" office:value="-442.930250578434" calcext:value-type="float">
            <text:p>-442.930250578434</text:p>
          </table:table-cell>
          <table:table-cell table:number-columns-repeated="2"/>
        </table:table-row>
        <table:table-row table:style-name="ro1">
          <table:table-cell office:value-type="float" office:value="1.27313580390041" calcext:value-type="float">
            <text:p>1.27313580390041</text:p>
          </table:table-cell>
          <table:table-cell office:value-type="float" office:value="0.995858301382418" calcext:value-type="float">
            <text:p>0.995858301382418</text:p>
          </table:table-cell>
          <table:table-cell office:value-type="float" office:value="-1" calcext:value-type="float">
            <text:p>-1</text:p>
          </table:table-cell>
          <table:table-cell table:formula="of:=[.A200]*[.A$1]+[.B200]*[.B$1]+[.C$1]" office:value-type="float" office:value="-5421.40887691981" calcext:value-type="float">
            <text:p>-5421.40887691981</text:p>
          </table:table-cell>
          <table:table-cell table:formula="of:=IF([.D200]&gt;0;IF([.C200]&gt;0;&quot;true positive&quot;;&quot;false positive&quot;);IF([.C200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9.3" calcext:value-type="float">
            <text:p>179.3</text:p>
          </table:table-cell>
          <table:table-cell table:formula="of:=(-[.$C$1]-[.$A$1]*[.$F200])/[.$B$1]" office:value-type="float" office:value="-443.175081648943" calcext:value-type="float">
            <text:p>-443.175081648943</text:p>
          </table:table-cell>
          <table:table-cell table:number-columns-repeated="2"/>
        </table:table-row>
        <table:table-row table:style-name="ro1">
          <table:table-cell office:value-type="float" office:value="0.937386180698261" calcext:value-type="float">
            <text:p>0.937386180698261</text:p>
          </table:table-cell>
          <table:table-cell office:value-type="float" office:value="2.10839734455936" calcext:value-type="float">
            <text:p>2.10839734455936</text:p>
          </table:table-cell>
          <table:table-cell office:value-type="float" office:value="-1" calcext:value-type="float">
            <text:p>-1</text:p>
          </table:table-cell>
          <table:table-cell table:formula="of:=[.A201]*[.A$1]+[.B201]*[.B$1]+[.C$1]" office:value-type="float" office:value="-5611.0370800844" calcext:value-type="float">
            <text:p>-5611.0370800844</text:p>
          </table:table-cell>
          <table:table-cell table:formula="of:=IF([.D201]&gt;0;IF([.C201]&gt;0;&quot;true positive&quot;;&quot;false positive&quot;);IF([.C201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9.4" calcext:value-type="float">
            <text:p>179.4</text:p>
          </table:table-cell>
          <table:table-cell table:formula="of:=(-[.$C$1]-[.$A$1]*[.$F201])/[.$B$1]" office:value-type="float" office:value="-443.419912719452" calcext:value-type="float">
            <text:p>-443.419912719452</text:p>
          </table:table-cell>
          <table:table-cell table:number-columns-repeated="2"/>
        </table:table-row>
        <table:table-row table:style-name="ro1">
          <table:table-cell office:value-type="float" office:value="1.32292968547843" calcext:value-type="float">
            <text:p>1.32292968547843</text:p>
          </table:table-cell>
          <table:table-cell office:value-type="float" office:value="1.81991797292469" calcext:value-type="float">
            <text:p>1.81991797292469</text:p>
          </table:table-cell>
          <table:table-cell office:value-type="float" office:value="-1" calcext:value-type="float">
            <text:p>-1</text:p>
          </table:table-cell>
          <table:table-cell table:formula="of:=[.A202]*[.A$1]+[.B202]*[.B$1]+[.C$1]" office:value-type="float" office:value="-6038.86349882039" calcext:value-type="float">
            <text:p>-6038.86349882039</text:p>
          </table:table-cell>
          <table:table-cell table:formula="of:=IF([.D202]&gt;0;IF([.C202]&gt;0;&quot;true positive&quot;;&quot;false positive&quot;);IF([.C202]&lt;=0;&quot;true negative&quot;;&quot;false negative&quot;))" office:value-type="string" office:string-value="true negative" calcext:value-type="string">
            <text:p>true negative</text:p>
          </table:table-cell>
          <table:table-cell office:value-type="float" office:value="179.5" calcext:value-type="float">
            <text:p>179.5</text:p>
          </table:table-cell>
          <table:table-cell table:formula="of:=(-[.$C$1]-[.$A$1]*[.$F202])/[.$B$1]" office:value-type="float" office:value="-443.664743789961" calcext:value-type="float">
            <text:p>-443.664743789961</text:p>
          </table:table-cell>
          <table:table-cell table:number-columns-repeated="2"/>
        </table:table-row>
        <table:table-row table:style-name="ro1">
          <table:table-cell office:value-type="float" office:value="-1.04944813250603" calcext:value-type="float">
            <text:p>-1.04944813250603</text:p>
          </table:table-cell>
          <table:table-cell office:value-type="float" office:value="-0.668069464822827" calcext:value-type="float">
            <text:p>-0.668069464822827</text:p>
          </table:table-cell>
          <table:table-cell office:value-type="float" office:value="1" calcext:value-type="float">
            <text:p>1</text:p>
          </table:table-cell>
          <table:table-cell table:formula="of:=[.A203]*[.A$1]+[.B203]*[.B$1]+[.C$1]" office:value-type="float" office:value="-623.6927391214" calcext:value-type="float">
            <text:p>-623.6927391214</text:p>
          </table:table-cell>
          <table:table-cell table:formula="of:=IF([.D203]&gt;0;IF([.C203]&gt;0;&quot;true positive&quot;;&quot;false positive&quot;);IF([.C203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79.6" calcext:value-type="float">
            <text:p>179.6</text:p>
          </table:table-cell>
          <table:table-cell table:formula="of:=(-[.$C$1]-[.$A$1]*[.$F203])/[.$B$1]" office:value-type="float" office:value="-443.90957486047" calcext:value-type="float">
            <text:p>-443.90957486047</text:p>
          </table:table-cell>
          <table:table-cell table:number-columns-repeated="2"/>
        </table:table-row>
        <table:table-row table:style-name="ro1">
          <table:table-cell office:value-type="float" office:value="-0.721446625423562" calcext:value-type="float">
            <text:p>-0.721446625423562</text:p>
          </table:table-cell>
          <table:table-cell office:value-type="float" office:value="0.945257921125043" calcext:value-type="float">
            <text:p>0.945257921125043</text:p>
          </table:table-cell>
          <table:table-cell office:value-type="float" office:value="1" calcext:value-type="float">
            <text:p>1</text:p>
          </table:table-cell>
          <table:table-cell table:formula="of:=[.A204]*[.A$1]+[.B204]*[.B$1]+[.C$1]" office:value-type="float" office:value="-2200.91215198566" calcext:value-type="float">
            <text:p>-2200.91215198566</text:p>
          </table:table-cell>
          <table:table-cell table:formula="of:=IF([.D204]&gt;0;IF([.C204]&gt;0;&quot;true positive&quot;;&quot;false positive&quot;);IF([.C204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79.7" calcext:value-type="float">
            <text:p>179.7</text:p>
          </table:table-cell>
          <table:table-cell table:formula="of:=(-[.$C$1]-[.$A$1]*[.$F204])/[.$B$1]" office:value-type="float" office:value="-444.154405930979" calcext:value-type="float">
            <text:p>-444.154405930979</text:p>
          </table:table-cell>
          <table:table-cell table:number-columns-repeated="2"/>
        </table:table-row>
        <table:table-row table:style-name="ro1">
          <table:table-cell office:value-type="float" office:value="-1.28217862971421" calcext:value-type="float">
            <text:p>-1.28217862971421</text:p>
          </table:table-cell>
          <table:table-cell office:value-type="float" office:value="-1.55871773346332" calcext:value-type="float">
            <text:p>-1.55871773346332</text:p>
          </table:table-cell>
          <table:table-cell office:value-type="float" office:value="1" calcext:value-type="float">
            <text:p>1</text:p>
          </table:table-cell>
          <table:table-cell table:formula="of:=[.A205]*[.A$1]+[.B205]*[.B$1]+[.C$1]" office:value-type="float" office:value="329.569918025366" calcext:value-type="float">
            <text:p>329.569918025366</text:p>
          </table:table-cell>
          <table:table-cell table:formula="of:=IF([.D205]&gt;0;IF([.C205]&gt;0;&quot;true positive&quot;;&quot;false positive&quot;);IF([.C205]&lt;=0;&quot;true negative&quot;;&quot;false negative&quot;))" office:value-type="string" office:string-value="true positive" calcext:value-type="string">
            <text:p>true positive</text:p>
          </table:table-cell>
          <table:table-cell office:value-type="float" office:value="179.8" calcext:value-type="float">
            <text:p>179.8</text:p>
          </table:table-cell>
          <table:table-cell table:formula="of:=(-[.$C$1]-[.$A$1]*[.$F205])/[.$B$1]" office:value-type="float" office:value="-444.399237001488" calcext:value-type="float">
            <text:p>-444.399237001488</text:p>
          </table:table-cell>
          <table:table-cell table:number-columns-repeated="2"/>
        </table:table-row>
        <table:table-row table:style-name="ro1">
          <table:table-cell office:value-type="float" office:value="-0.714752622707841" calcext:value-type="float">
            <text:p>-0.714752622707841</text:p>
          </table:table-cell>
          <table:table-cell office:value-type="float" office:value="-2.19458189144567" calcext:value-type="float">
            <text:p>-2.19458189144567</text:p>
          </table:table-cell>
          <table:table-cell office:value-type="float" office:value="1" calcext:value-type="float">
            <text:p>1</text:p>
          </table:table-cell>
          <table:table-cell table:formula="of:=[.A206]*[.A$1]+[.B206]*[.B$1]+[.C$1]" office:value-type="float" office:value="-162.170976448333" calcext:value-type="float">
            <text:p>-162.170976448333</text:p>
          </table:table-cell>
          <table:table-cell table:formula="of:=IF([.D206]&gt;0;IF([.C206]&gt;0;&quot;true positive&quot;;&quot;false positive&quot;);IF([.C206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79.9" calcext:value-type="float">
            <text:p>179.9</text:p>
          </table:table-cell>
          <table:table-cell table:formula="of:=(-[.$C$1]-[.$A$1]*[.$F206])/[.$B$1]" office:value-type="float" office:value="-444.644068071997" calcext:value-type="float">
            <text:p>-444.644068071997</text:p>
          </table:table-cell>
          <table:table-cell table:number-columns-repeated="2"/>
        </table:table-row>
        <table:table-row table:style-name="ro1">
          <table:table-cell office:value-type="float" office:value="-0.534417344079605" calcext:value-type="float">
            <text:p>-0.534417344079605</text:p>
          </table:table-cell>
          <table:table-cell office:value-type="float" office:value="0.0266447706972533" calcext:value-type="float">
            <text:p>0.026644770697253</text:p>
          </table:table-cell>
          <table:table-cell office:value-type="float" office:value="1" calcext:value-type="float">
            <text:p>1</text:p>
          </table:table-cell>
          <table:table-cell table:formula="of:=[.A207]*[.A$1]+[.B207]*[.B$1]+[.C$1]" office:value-type="float" office:value="-1900.19889665778" calcext:value-type="float">
            <text:p>-1900.19889665778</text:p>
          </table:table-cell>
          <table:table-cell table:formula="of:=IF([.D207]&gt;0;IF([.C207]&gt;0;&quot;true positive&quot;;&quot;false positive&quot;);IF([.C207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0" calcext:value-type="float">
            <text:p>180</text:p>
          </table:table-cell>
          <table:table-cell table:formula="of:=(-[.$C$1]-[.$A$1]*[.$F207])/[.$B$1]" office:value-type="float" office:value="-444.888899142506" calcext:value-type="float">
            <text:p>-444.888899142506</text:p>
          </table:table-cell>
          <table:table-cell table:number-columns-repeated="2"/>
        </table:table-row>
        <table:table-row table:style-name="ro1">
          <table:table-cell office:value-type="float" office:value="-1.10647736130707" calcext:value-type="float">
            <text:p>-1.10647736130707</text:p>
          </table:table-cell>
          <table:table-cell office:value-type="float" office:value="0.587869867916873" calcext:value-type="float">
            <text:p>0.587869867916873</text:p>
          </table:table-cell>
          <table:table-cell office:value-type="float" office:value="1" calcext:value-type="float">
            <text:p>1</text:p>
          </table:table-cell>
          <table:table-cell table:formula="of:=[.A208]*[.A$1]+[.B208]*[.B$1]+[.C$1]" office:value-type="float" office:value="-1352.3340967782" calcext:value-type="float">
            <text:p>-1352.3340967782</text:p>
          </table:table-cell>
          <table:table-cell table:formula="of:=IF([.D208]&gt;0;IF([.C208]&gt;0;&quot;true positive&quot;;&quot;false positive&quot;);IF([.C208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0.1" calcext:value-type="float">
            <text:p>180.1</text:p>
          </table:table-cell>
          <table:table-cell table:formula="of:=(-[.$C$1]-[.$A$1]*[.$F208])/[.$B$1]" office:value-type="float" office:value="-445.133730213014" calcext:value-type="float">
            <text:p>-445.133730213014</text:p>
          </table:table-cell>
          <table:table-cell table:number-columns-repeated="2"/>
        </table:table-row>
        <table:table-row table:style-name="ro1">
          <table:table-cell office:value-type="float" office:value="0.198959080020038" calcext:value-type="float">
            <text:p>0.198959080020038</text:p>
          </table:table-cell>
          <table:table-cell office:value-type="float" office:value="-1.40911133978923" calcext:value-type="float">
            <text:p>-1.40911133978923</text:p>
          </table:table-cell>
          <table:table-cell office:value-type="float" office:value="1" calcext:value-type="float">
            <text:p>1</text:p>
          </table:table-cell>
          <table:table-cell table:formula="of:=[.A209]*[.A$1]+[.B209]*[.B$1]+[.C$1]" office:value-type="float" office:value="-2135.03296828165" calcext:value-type="float">
            <text:p>-2135.03296828165</text:p>
          </table:table-cell>
          <table:table-cell table:formula="of:=IF([.D209]&gt;0;IF([.C209]&gt;0;&quot;true positive&quot;;&quot;false positive&quot;);IF([.C209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0.2" calcext:value-type="float">
            <text:p>180.2</text:p>
          </table:table-cell>
          <table:table-cell table:formula="of:=(-[.$C$1]-[.$A$1]*[.$F209])/[.$B$1]" office:value-type="float" office:value="-445.378561283523" calcext:value-type="float">
            <text:p>-445.378561283523</text:p>
          </table:table-cell>
          <table:table-cell table:number-columns-repeated="2"/>
        </table:table-row>
        <table:table-row table:style-name="ro1">
          <table:table-cell office:value-type="float" office:value="0.613324833383398" calcext:value-type="float">
            <text:p>0.613324833383398</text:p>
          </table:table-cell>
          <table:table-cell office:value-type="float" office:value="0.663261990826354" calcext:value-type="float">
            <text:p>0.663261990826354</text:p>
          </table:table-cell>
          <table:table-cell office:value-type="float" office:value="1" calcext:value-type="float">
            <text:p>1</text:p>
          </table:table-cell>
          <table:table-cell table:formula="of:=[.A210]*[.A$1]+[.B210]*[.B$1]+[.C$1]" office:value-type="float" office:value="-4149.89672195861" calcext:value-type="float">
            <text:p>-4149.89672195861</text:p>
          </table:table-cell>
          <table:table-cell table:formula="of:=IF([.D210]&gt;0;IF([.C210]&gt;0;&quot;true positive&quot;;&quot;false positive&quot;);IF([.C210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0.3" calcext:value-type="float">
            <text:p>180.3</text:p>
          </table:table-cell>
          <table:table-cell table:formula="of:=(-[.$C$1]-[.$A$1]*[.$F210])/[.$B$1]" office:value-type="float" office:value="-445.623392354032" calcext:value-type="float">
            <text:p>-445.623392354032</text:p>
          </table:table-cell>
          <table:table-cell table:number-columns-repeated="2"/>
        </table:table-row>
        <table:table-row table:style-name="ro1">
          <table:table-cell office:value-type="float" office:value="-0.859413392749426" calcext:value-type="float">
            <text:p>-0.859413392749426</text:p>
          </table:table-cell>
          <table:table-cell office:value-type="float" office:value="-2.36791300777809" calcext:value-type="float">
            <text:p>-2.36791300777809</text:p>
          </table:table-cell>
          <table:table-cell office:value-type="float" office:value="1" calcext:value-type="float">
            <text:p>1</text:p>
          </table:table-cell>
          <table:table-cell table:formula="of:=[.A211]*[.A$1]+[.B211]*[.B$1]+[.C$1]" office:value-type="float" office:value="182.142895811759" calcext:value-type="float">
            <text:p>182.142895811759</text:p>
          </table:table-cell>
          <table:table-cell table:formula="of:=IF([.D211]&gt;0;IF([.C211]&gt;0;&quot;true positive&quot;;&quot;false positive&quot;);IF([.C211]&lt;=0;&quot;true negative&quot;;&quot;false negative&quot;))" office:value-type="string" office:string-value="true positive" calcext:value-type="string">
            <text:p>true positive</text:p>
          </table:table-cell>
          <table:table-cell office:value-type="float" office:value="180.4" calcext:value-type="float">
            <text:p>180.4</text:p>
          </table:table-cell>
          <table:table-cell table:formula="of:=(-[.$C$1]-[.$A$1]*[.$F211])/[.$B$1]" office:value-type="float" office:value="-445.868223424541" calcext:value-type="float">
            <text:p>-445.868223424541</text:p>
          </table:table-cell>
          <table:table-cell table:number-columns-repeated="2"/>
        </table:table-row>
        <table:table-row table:style-name="ro1">
          <table:table-cell office:value-type="float" office:value="-1.13656676238984" calcext:value-type="float">
            <text:p>-1.13656676238984</text:p>
          </table:table-cell>
          <table:table-cell office:value-type="float" office:value="-0.0742273533537647" calcext:value-type="float">
            <text:p>-0.074227353353765</text:p>
          </table:table-cell>
          <table:table-cell office:value-type="float" office:value="1" calcext:value-type="float">
            <text:p>1</text:p>
          </table:table-cell>
          <table:table-cell table:formula="of:=[.A212]*[.A$1]+[.B212]*[.B$1]+[.C$1]" office:value-type="float" office:value="-872.084733222718" calcext:value-type="float">
            <text:p>-872.084733222718</text:p>
          </table:table-cell>
          <table:table-cell table:formula="of:=IF([.D212]&gt;0;IF([.C212]&gt;0;&quot;true positive&quot;;&quot;false positive&quot;);IF([.C212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0.5" calcext:value-type="float">
            <text:p>180.5</text:p>
          </table:table-cell>
          <table:table-cell table:formula="of:=(-[.$C$1]-[.$A$1]*[.$F212])/[.$B$1]" office:value-type="float" office:value="-446.11305449505" calcext:value-type="float">
            <text:p>-446.11305449505</text:p>
          </table:table-cell>
          <table:table-cell table:number-columns-repeated="2"/>
        </table:table-row>
        <table:table-row table:style-name="ro1">
          <table:table-cell office:value-type="float" office:value="-0.406767237830322" calcext:value-type="float">
            <text:p>-0.406767237830322</text:p>
          </table:table-cell>
          <table:table-cell office:value-type="float" office:value="-1.38245177207477" calcext:value-type="float">
            <text:p>-1.38245177207477</text:p>
          </table:table-cell>
          <table:table-cell office:value-type="float" office:value="1" calcext:value-type="float">
            <text:p>1</text:p>
          </table:table-cell>
          <table:table-cell table:formula="of:=[.A213]*[.A$1]+[.B213]*[.B$1]+[.C$1]" office:value-type="float" office:value="-1184.44527548964" calcext:value-type="float">
            <text:p>-1184.44527548964</text:p>
          </table:table-cell>
          <table:table-cell table:formula="of:=IF([.D213]&gt;0;IF([.C213]&gt;0;&quot;true positive&quot;;&quot;false positive&quot;);IF([.C213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0.6" calcext:value-type="float">
            <text:p>180.6</text:p>
          </table:table-cell>
          <table:table-cell table:formula="of:=(-[.$C$1]-[.$A$1]*[.$F213])/[.$B$1]" office:value-type="float" office:value="-446.357885565559" calcext:value-type="float">
            <text:p>-446.357885565559</text:p>
          </table:table-cell>
          <table:table-cell table:number-columns-repeated="2"/>
        </table:table-row>
        <table:table-row table:style-name="ro1">
          <table:table-cell office:value-type="float" office:value="-0.807539227560277" calcext:value-type="float">
            <text:p>-0.807539227560277</text:p>
          </table:table-cell>
          <table:table-cell office:value-type="float" office:value="-1.19018285074699" calcext:value-type="float">
            <text:p>-1.19018285074699</text:p>
          </table:table-cell>
          <table:table-cell office:value-type="float" office:value="1" calcext:value-type="float">
            <text:p>1</text:p>
          </table:table-cell>
          <table:table-cell table:formula="of:=[.A214]*[.A$1]+[.B214]*[.B$1]+[.C$1]" office:value-type="float" office:value="-669.484217334701" calcext:value-type="float">
            <text:p>-669.484217334701</text:p>
          </table:table-cell>
          <table:table-cell table:formula="of:=IF([.D214]&gt;0;IF([.C214]&gt;0;&quot;true positive&quot;;&quot;false positive&quot;);IF([.C214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0.7" calcext:value-type="float">
            <text:p>180.7</text:p>
          </table:table-cell>
          <table:table-cell table:formula="of:=(-[.$C$1]-[.$A$1]*[.$F214])/[.$B$1]" office:value-type="float" office:value="-446.602716636068" calcext:value-type="float">
            <text:p>-446.602716636068</text:p>
          </table:table-cell>
          <table:table-cell table:number-columns-repeated="2"/>
        </table:table-row>
        <table:table-row table:style-name="ro1">
          <table:table-cell office:value-type="float" office:value="-0.693573577758904" calcext:value-type="float">
            <text:p>-0.693573577758904</text:p>
          </table:table-cell>
          <table:table-cell office:value-type="float" office:value="-0.699168176613973" calcext:value-type="float">
            <text:p>-0.699168176613973</text:p>
          </table:table-cell>
          <table:table-cell office:value-type="float" office:value="1" calcext:value-type="float">
            <text:p>1</text:p>
          </table:table-cell>
          <table:table-cell table:formula="of:=[.A215]*[.A$1]+[.B215]*[.B$1]+[.C$1]" office:value-type="float" office:value="-1172.10399900629" calcext:value-type="float">
            <text:p>-1172.10399900629</text:p>
          </table:table-cell>
          <table:table-cell table:formula="of:=IF([.D215]&gt;0;IF([.C215]&gt;0;&quot;true positive&quot;;&quot;false positive&quot;);IF([.C215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0.8" calcext:value-type="float">
            <text:p>180.8</text:p>
          </table:table-cell>
          <table:table-cell table:formula="of:=(-[.$C$1]-[.$A$1]*[.$F215])/[.$B$1]" office:value-type="float" office:value="-446.847547706577" calcext:value-type="float">
            <text:p>-446.847547706577</text:p>
          </table:table-cell>
          <table:table-cell table:number-columns-repeated="2"/>
        </table:table-row>
        <table:table-row table:style-name="ro1">
          <table:table-cell office:value-type="float" office:value="-0.106260272310659" calcext:value-type="float">
            <text:p>-0.106260272310659</text:p>
          </table:table-cell>
          <table:table-cell office:value-type="float" office:value="1.48084059415593" calcext:value-type="float">
            <text:p>1.48084059415593</text:p>
          </table:table-cell>
          <table:table-cell office:value-type="float" office:value="1" calcext:value-type="float">
            <text:p>1</text:p>
          </table:table-cell>
          <table:table-cell table:formula="of:=[.A216]*[.A$1]+[.B216]*[.B$1]+[.C$1]" office:value-type="float" office:value="-3533.60475935683" calcext:value-type="float">
            <text:p>-3533.60475935683</text:p>
          </table:table-cell>
          <table:table-cell table:formula="of:=IF([.D216]&gt;0;IF([.C216]&gt;0;&quot;true positive&quot;;&quot;false positive&quot;);IF([.C216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0.9" calcext:value-type="float">
            <text:p>180.9</text:p>
          </table:table-cell>
          <table:table-cell table:formula="of:=(-[.$C$1]-[.$A$1]*[.$F216])/[.$B$1]" office:value-type="float" office:value="-447.092378777086" calcext:value-type="float">
            <text:p>-447.092378777086</text:p>
          </table:table-cell>
          <table:table-cell table:number-columns-repeated="2"/>
        </table:table-row>
        <table:table-row table:style-name="ro1">
          <table:table-cell office:value-type="float" office:value="0.197441593409049" calcext:value-type="float">
            <text:p>0.197441593409049</text:p>
          </table:table-cell>
          <table:table-cell office:value-type="float" office:value="0.989938733628664" calcext:value-type="float">
            <text:p>0.989938733628664</text:p>
          </table:table-cell>
          <table:table-cell office:value-type="float" office:value="1" calcext:value-type="float">
            <text:p>1</text:p>
          </table:table-cell>
          <table:table-cell table:formula="of:=[.A217]*[.A$1]+[.B217]*[.B$1]+[.C$1]" office:value-type="float" office:value="-3698.51770547471" calcext:value-type="float">
            <text:p>-3698.51770547471</text:p>
          </table:table-cell>
          <table:table-cell table:formula="of:=IF([.D217]&gt;0;IF([.C217]&gt;0;&quot;true positive&quot;;&quot;false positive&quot;);IF([.C217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1" calcext:value-type="float">
            <text:p>181</text:p>
          </table:table-cell>
          <table:table-cell table:formula="of:=(-[.$C$1]-[.$A$1]*[.$F217])/[.$B$1]" office:value-type="float" office:value="-447.337209847595" calcext:value-type="float">
            <text:p>-447.337209847595</text:p>
          </table:table-cell>
          <table:table-cell table:number-columns-repeated="2"/>
        </table:table-row>
        <table:table-row table:style-name="ro1">
          <table:table-cell office:value-type="float" office:value="0.334007053399628" calcext:value-type="float">
            <text:p>0.334007053399628</text:p>
          </table:table-cell>
          <table:table-cell office:value-type="float" office:value="0.681462654887388" calcext:value-type="float">
            <text:p>0.681462654887388</text:p>
          </table:table-cell>
          <table:table-cell office:value-type="float" office:value="1" calcext:value-type="float">
            <text:p>1</text:p>
          </table:table-cell>
          <table:table-cell table:formula="of:=[.A218]*[.A$1]+[.B218]*[.B$1]+[.C$1]" office:value-type="float" office:value="-3715.40920410284" calcext:value-type="float">
            <text:p>-3715.40920410284</text:p>
          </table:table-cell>
          <table:table-cell table:formula="of:=IF([.D218]&gt;0;IF([.C218]&gt;0;&quot;true positive&quot;;&quot;false positive&quot;);IF([.C218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1.1" calcext:value-type="float">
            <text:p>181.1</text:p>
          </table:table-cell>
          <table:table-cell table:formula="of:=(-[.$C$1]-[.$A$1]*[.$F218])/[.$B$1]" office:value-type="float" office:value="-447.582040918104" calcext:value-type="float">
            <text:p>-447.582040918104</text:p>
          </table:table-cell>
          <table:table-cell table:number-columns-repeated="2"/>
        </table:table-row>
        <table:table-row table:style-name="ro1">
          <table:table-cell office:value-type="float" office:value="-1.40504682787755" calcext:value-type="float">
            <text:p>-1.40504682787755</text:p>
          </table:table-cell>
          <table:table-cell office:value-type="float" office:value="-0.00802715354148461" calcext:value-type="float">
            <text:p>-0.008027153541485</text:p>
          </table:table-cell>
          <table:table-cell office:value-type="float" office:value="1" calcext:value-type="float">
            <text:p>1</text:p>
          </table:table-cell>
          <table:table-cell table:formula="of:=[.A219]*[.A$1]+[.B219]*[.B$1]+[.C$1]" office:value-type="float" office:value="-486.246861466583" calcext:value-type="float">
            <text:p>-486.246861466583</text:p>
          </table:table-cell>
          <table:table-cell table:formula="of:=IF([.D219]&gt;0;IF([.C219]&gt;0;&quot;true positive&quot;;&quot;false positive&quot;);IF([.C219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1.2" calcext:value-type="float">
            <text:p>181.2</text:p>
          </table:table-cell>
          <table:table-cell table:formula="of:=(-[.$C$1]-[.$A$1]*[.$F219])/[.$B$1]" office:value-type="float" office:value="-447.826871988613" calcext:value-type="float">
            <text:p>-447.826871988613</text:p>
          </table:table-cell>
          <table:table-cell table:number-columns-repeated="2"/>
        </table:table-row>
        <table:table-row table:style-name="ro1">
          <table:table-cell office:value-type="float" office:value="-0.083994292110545" calcext:value-type="float">
            <text:p>-0.083994292110545</text:p>
          </table:table-cell>
          <table:table-cell office:value-type="float" office:value="-0.709088228014115" calcext:value-type="float">
            <text:p>-0.709088228014115</text:p>
          </table:table-cell>
          <table:table-cell office:value-type="float" office:value="1" calcext:value-type="float">
            <text:p>1</text:p>
          </table:table-cell>
          <table:table-cell table:formula="of:=[.A220]*[.A$1]+[.B220]*[.B$1]+[.C$1]" office:value-type="float" office:value="-2139.77520763651" calcext:value-type="float">
            <text:p>-2139.77520763651</text:p>
          </table:table-cell>
          <table:table-cell table:formula="of:=IF([.D220]&gt;0;IF([.C220]&gt;0;&quot;true positive&quot;;&quot;false positive&quot;);IF([.C220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1.3" calcext:value-type="float">
            <text:p>181.3</text:p>
          </table:table-cell>
          <table:table-cell table:formula="of:=(-[.$C$1]-[.$A$1]*[.$F220])/[.$B$1]" office:value-type="float" office:value="-448.071703059122" calcext:value-type="float">
            <text:p>-448.071703059122</text:p>
          </table:table-cell>
          <table:table-cell table:number-columns-repeated="2"/>
        </table:table-row>
        <table:table-row table:style-name="ro1">
          <table:table-cell office:value-type="float" office:value="-0.495558019069947" calcext:value-type="float">
            <text:p>-0.495558019069947</text:p>
          </table:table-cell>
          <table:table-cell office:value-type="float" office:value="-0.449852483077578" calcext:value-type="float">
            <text:p>-0.449852483077578</text:p>
          </table:table-cell>
          <table:table-cell office:value-type="float" office:value="1" calcext:value-type="float">
            <text:p>1</text:p>
          </table:table-cell>
          <table:table-cell table:formula="of:=[.A221]*[.A$1]+[.B221]*[.B$1]+[.C$1]" office:value-type="float" office:value="-1651.27890691422" calcext:value-type="float">
            <text:p>-1651.27890691422</text:p>
          </table:table-cell>
          <table:table-cell table:formula="of:=IF([.D221]&gt;0;IF([.C221]&gt;0;&quot;true positive&quot;;&quot;false positive&quot;);IF([.C221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1.4" calcext:value-type="float">
            <text:p>181.4</text:p>
          </table:table-cell>
          <table:table-cell table:formula="of:=(-[.$C$1]-[.$A$1]*[.$F221])/[.$B$1]" office:value-type="float" office:value="-448.31653412963" calcext:value-type="float">
            <text:p>-448.31653412963</text:p>
          </table:table-cell>
          <table:table-cell table:number-columns-repeated="2"/>
        </table:table-row>
        <table:table-row table:style-name="ro1">
          <table:table-cell office:value-type="float" office:value="-1.92732595958609" calcext:value-type="float">
            <text:p>-1.92732595958609</text:p>
          </table:table-cell>
          <table:table-cell office:value-type="float" office:value="-2.0010419533886" calcext:value-type="float">
            <text:p>-2.0010419533886</text:p>
          </table:table-cell>
          <table:table-cell office:value-type="float" office:value="1" calcext:value-type="float">
            <text:p>1</text:p>
          </table:table-cell>
          <table:table-cell table:formula="of:=[.A222]*[.A$1]+[.B222]*[.B$1]+[.C$1]" office:value-type="float" office:value="1649.27033221383" calcext:value-type="float">
            <text:p>1649.27033221383</text:p>
          </table:table-cell>
          <table:table-cell table:formula="of:=IF([.D222]&gt;0;IF([.C222]&gt;0;&quot;true positive&quot;;&quot;false positive&quot;);IF([.C222]&lt;=0;&quot;true negative&quot;;&quot;false negative&quot;))" office:value-type="string" office:string-value="true positive" calcext:value-type="string">
            <text:p>true positive</text:p>
          </table:table-cell>
          <table:table-cell office:value-type="float" office:value="181.5" calcext:value-type="float">
            <text:p>181.5</text:p>
          </table:table-cell>
          <table:table-cell table:formula="of:=(-[.$C$1]-[.$A$1]*[.$F222])/[.$B$1]" office:value-type="float" office:value="-448.561365200139" calcext:value-type="float">
            <text:p>-448.561365200139</text:p>
          </table:table-cell>
          <table:table-cell table:number-columns-repeated="2"/>
        </table:table-row>
        <table:table-row table:style-name="ro1">
          <table:table-cell office:value-type="float" office:value="0.0596871462720874" calcext:value-type="float">
            <text:p>0.059687146272087</text:p>
          </table:table-cell>
          <table:table-cell office:value-type="float" office:value="0.155816597561444" calcext:value-type="float">
            <text:p>0.155816597561444</text:p>
          </table:table-cell>
          <table:table-cell office:value-type="float" office:value="1" calcext:value-type="float">
            <text:p>1</text:p>
          </table:table-cell>
          <table:table-cell table:formula="of:=[.A223]*[.A$1]+[.B223]*[.B$1]+[.C$1]" office:value-type="float" office:value="-2933.92856007183" calcext:value-type="float">
            <text:p>-2933.92856007183</text:p>
          </table:table-cell>
          <table:table-cell table:formula="of:=IF([.D223]&gt;0;IF([.C223]&gt;0;&quot;true positive&quot;;&quot;false positive&quot;);IF([.C223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1.6" calcext:value-type="float">
            <text:p>181.6</text:p>
          </table:table-cell>
          <table:table-cell table:formula="of:=(-[.$C$1]-[.$A$1]*[.$F223])/[.$B$1]" office:value-type="float" office:value="-448.806196270648" calcext:value-type="float">
            <text:p>-448.806196270648</text:p>
          </table:table-cell>
          <table:table-cell table:number-columns-repeated="2"/>
        </table:table-row>
        <table:table-row table:style-name="ro1">
          <table:table-cell office:value-type="float" office:value="-0.560752382643333" calcext:value-type="float">
            <text:p>-0.560752382643333</text:p>
          </table:table-cell>
          <table:table-cell office:value-type="float" office:value="-0.617341468817894" calcext:value-type="float">
            <text:p>-0.617341468817894</text:p>
          </table:table-cell>
          <table:table-cell office:value-type="float" office:value="1" calcext:value-type="float">
            <text:p>1</text:p>
          </table:table-cell>
          <table:table-cell table:formula="of:=[.A224]*[.A$1]+[.B224]*[.B$1]+[.C$1]" office:value-type="float" office:value="-1437.77065543064" calcext:value-type="float">
            <text:p>-1437.77065543064</text:p>
          </table:table-cell>
          <table:table-cell table:formula="of:=IF([.D224]&gt;0;IF([.C224]&gt;0;&quot;true positive&quot;;&quot;false positive&quot;);IF([.C224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1.7" calcext:value-type="float">
            <text:p>181.7</text:p>
          </table:table-cell>
          <table:table-cell table:formula="of:=(-[.$C$1]-[.$A$1]*[.$F224])/[.$B$1]" office:value-type="float" office:value="-449.051027341157" calcext:value-type="float">
            <text:p>-449.051027341157</text:p>
          </table:table-cell>
          <table:table-cell table:number-columns-repeated="2"/>
        </table:table-row>
        <table:table-row table:style-name="ro1">
          <table:table-cell office:value-type="float" office:value="-0.443261028219215" calcext:value-type="float">
            <text:p>-0.443261028219215</text:p>
          </table:table-cell>
          <table:table-cell office:value-type="float" office:value="0.984235088630563" calcext:value-type="float">
            <text:p>0.984235088630563</text:p>
          </table:table-cell>
          <table:table-cell office:value-type="float" office:value="1" calcext:value-type="float">
            <text:p>1</text:p>
          </table:table-cell>
          <table:table-cell table:formula="of:=[.A225]*[.A$1]+[.B225]*[.B$1]+[.C$1]" office:value-type="float" office:value="-2670.91152761631" calcext:value-type="float">
            <text:p>-2670.91152761631</text:p>
          </table:table-cell>
          <table:table-cell table:formula="of:=IF([.D225]&gt;0;IF([.C225]&gt;0;&quot;true positive&quot;;&quot;false positive&quot;);IF([.C225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1.8" calcext:value-type="float">
            <text:p>181.8</text:p>
          </table:table-cell>
          <table:table-cell table:formula="of:=(-[.$C$1]-[.$A$1]*[.$F225])/[.$B$1]" office:value-type="float" office:value="-449.295858411666" calcext:value-type="float">
            <text:p>-449.295858411666</text:p>
          </table:table-cell>
          <table:table-cell table:number-columns-repeated="2"/>
        </table:table-row>
        <table:table-row table:style-name="ro1">
          <table:table-cell office:value-type="float" office:value="-0.186944955390093" calcext:value-type="float">
            <text:p>-0.186944955390093</text:p>
          </table:table-cell>
          <table:table-cell office:value-type="float" office:value="-0.128330539585005" calcext:value-type="float">
            <text:p>-0.128330539585005</text:p>
          </table:table-cell>
          <table:table-cell office:value-type="float" office:value="1" calcext:value-type="float">
            <text:p>1</text:p>
          </table:table-cell>
          <table:table-cell table:formula="of:=[.A226]*[.A$1]+[.B226]*[.B$1]+[.C$1]" office:value-type="float" office:value="-2354.32613708032" calcext:value-type="float">
            <text:p>-2354.32613708032</text:p>
          </table:table-cell>
          <table:table-cell table:formula="of:=IF([.D226]&gt;0;IF([.C226]&gt;0;&quot;true positive&quot;;&quot;false positive&quot;);IF([.C226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1.9" calcext:value-type="float">
            <text:p>181.9</text:p>
          </table:table-cell>
          <table:table-cell table:formula="of:=(-[.$C$1]-[.$A$1]*[.$F226])/[.$B$1]" office:value-type="float" office:value="-449.540689482175" calcext:value-type="float">
            <text:p>-449.540689482175</text:p>
          </table:table-cell>
          <table:table-cell table:number-columns-repeated="2"/>
        </table:table-row>
        <table:table-row table:style-name="ro1">
          <table:table-cell office:value-type="float" office:value="-0.887078796249871" calcext:value-type="float">
            <text:p>-0.887078796249871</text:p>
          </table:table-cell>
          <table:table-cell office:value-type="float" office:value="-1.41240854556025" calcext:value-type="float">
            <text:p>-1.41240854556025</text:p>
          </table:table-cell>
          <table:table-cell office:value-type="float" office:value="1" calcext:value-type="float">
            <text:p>1</text:p>
          </table:table-cell>
          <table:table-cell table:formula="of:=[.A227]*[.A$1]+[.B227]*[.B$1]+[.C$1]" office:value-type="float" office:value="-397.323635158546" calcext:value-type="float">
            <text:p>-397.323635158546</text:p>
          </table:table-cell>
          <table:table-cell table:formula="of:=IF([.D227]&gt;0;IF([.C227]&gt;0;&quot;true positive&quot;;&quot;false positive&quot;);IF([.C227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2" calcext:value-type="float">
            <text:p>182</text:p>
          </table:table-cell>
          <table:table-cell table:formula="of:=(-[.$C$1]-[.$A$1]*[.$F227])/[.$B$1]" office:value-type="float" office:value="-449.785520552684" calcext:value-type="float">
            <text:p>-449.785520552684</text:p>
          </table:table-cell>
          <table:table-cell table:number-columns-repeated="2"/>
        </table:table-row>
        <table:table-row table:style-name="ro1">
          <table:table-cell office:value-type="float" office:value="0.0806288420364264" calcext:value-type="float">
            <text:p>0.080628842036426</text:p>
          </table:table-cell>
          <table:table-cell office:value-type="float" office:value="0.376902425789272" calcext:value-type="float">
            <text:p>0.376902425789272</text:p>
          </table:table-cell>
          <table:table-cell office:value-type="float" office:value="1" calcext:value-type="float">
            <text:p>1</text:p>
          </table:table-cell>
          <table:table-cell table:formula="of:=[.A228]*[.A$1]+[.B228]*[.B$1]+[.C$1]" office:value-type="float" office:value="-3111.70202256073" calcext:value-type="float">
            <text:p>-3111.70202256073</text:p>
          </table:table-cell>
          <table:table-cell table:formula="of:=IF([.D228]&gt;0;IF([.C228]&gt;0;&quot;true positive&quot;;&quot;false positive&quot;);IF([.C228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2.1" calcext:value-type="float">
            <text:p>182.1</text:p>
          </table:table-cell>
          <table:table-cell table:formula="of:=(-[.$C$1]-[.$A$1]*[.$F228])/[.$B$1]" office:value-type="float" office:value="-450.030351623193" calcext:value-type="float">
            <text:p>-450.030351623193</text:p>
          </table:table-cell>
          <table:table-cell table:number-columns-repeated="2"/>
        </table:table-row>
        <table:table-row table:style-name="ro1">
          <table:table-cell office:value-type="float" office:value="-1.66415540146302" calcext:value-type="float">
            <text:p>-1.66415540146302</text:p>
          </table:table-cell>
          <table:table-cell office:value-type="float" office:value="-1.10879531450094" calcext:value-type="float">
            <text:p>-1.10879531450094</text:p>
          </table:table-cell>
          <table:table-cell office:value-type="float" office:value="1" calcext:value-type="float">
            <text:p>1</text:p>
          </table:table-cell>
          <table:table-cell table:formula="of:=[.A229]*[.A$1]+[.B229]*[.B$1]+[.C$1]" office:value-type="float" office:value="646.319244068285" calcext:value-type="float">
            <text:p>646.319244068285</text:p>
          </table:table-cell>
          <table:table-cell table:formula="of:=IF([.D229]&gt;0;IF([.C229]&gt;0;&quot;true positive&quot;;&quot;false positive&quot;);IF([.C229]&lt;=0;&quot;true negative&quot;;&quot;false negative&quot;))" office:value-type="string" office:string-value="true positive" calcext:value-type="string">
            <text:p>true positive</text:p>
          </table:table-cell>
          <table:table-cell office:value-type="float" office:value="182.2" calcext:value-type="float">
            <text:p>182.2</text:p>
          </table:table-cell>
          <table:table-cell table:formula="of:=(-[.$C$1]-[.$A$1]*[.$F229])/[.$B$1]" office:value-type="float" office:value="-450.275182693702" calcext:value-type="float">
            <text:p>-450.275182693702</text:p>
          </table:table-cell>
          <table:table-cell table:number-columns-repeated="2"/>
        </table:table-row>
        <table:table-row table:style-name="ro1">
          <table:table-cell office:value-type="float" office:value="-0.493513646935502" calcext:value-type="float">
            <text:p>-0.493513646935502</text:p>
          </table:table-cell>
          <table:table-cell office:value-type="float" office:value="1.00893148728083" calcext:value-type="float">
            <text:p>1.00893148728083</text:p>
          </table:table-cell>
          <table:table-cell office:value-type="float" office:value="1" calcext:value-type="float">
            <text:p>1</text:p>
          </table:table-cell>
          <table:table-cell table:formula="of:=[.A230]*[.A$1]+[.B230]*[.B$1]+[.C$1]" office:value-type="float" office:value="-2606.72451825467" calcext:value-type="float">
            <text:p>-2606.72451825467</text:p>
          </table:table-cell>
          <table:table-cell table:formula="of:=IF([.D230]&gt;0;IF([.C230]&gt;0;&quot;true positive&quot;;&quot;false positive&quot;);IF([.C230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2.3" calcext:value-type="float">
            <text:p>182.3</text:p>
          </table:table-cell>
          <table:table-cell table:formula="of:=(-[.$C$1]-[.$A$1]*[.$F230])/[.$B$1]" office:value-type="float" office:value="-450.520013764211" calcext:value-type="float">
            <text:p>-450.520013764211</text:p>
          </table:table-cell>
          <table:table-cell table:number-columns-repeated="2"/>
        </table:table-row>
        <table:table-row table:style-name="ro1">
          <table:table-cell office:value-type="float" office:value="-1.0195683046234" calcext:value-type="float">
            <text:p>-1.0195683046234</text:p>
          </table:table-cell>
          <table:table-cell office:value-type="float" office:value="-0.615489189241369" calcext:value-type="float">
            <text:p>-0.615489189241369</text:p>
          </table:table-cell>
          <table:table-cell office:value-type="float" office:value="1" calcext:value-type="float">
            <text:p>1</text:p>
          </table:table-cell>
          <table:table-cell table:formula="of:=[.A231]*[.A$1]+[.B231]*[.B$1]+[.C$1]" office:value-type="float" office:value="-705.762830093779" calcext:value-type="float">
            <text:p>-705.762830093779</text:p>
          </table:table-cell>
          <table:table-cell table:formula="of:=IF([.D231]&gt;0;IF([.C231]&gt;0;&quot;true positive&quot;;&quot;false positive&quot;);IF([.C231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2.4" calcext:value-type="float">
            <text:p>182.4</text:p>
          </table:table-cell>
          <table:table-cell table:formula="of:=(-[.$C$1]-[.$A$1]*[.$F231])/[.$B$1]" office:value-type="float" office:value="-450.76484483472" calcext:value-type="float">
            <text:p>-450.76484483472</text:p>
          </table:table-cell>
          <table:table-cell table:number-columns-repeated="2"/>
        </table:table-row>
        <table:table-row table:style-name="ro1">
          <table:table-cell office:value-type="float" office:value="-1.23268093466385" calcext:value-type="float">
            <text:p>-1.23268093466385</text:p>
          </table:table-cell>
          <table:table-cell office:value-type="float" office:value="-0.92324924815735" calcext:value-type="float">
            <text:p>-0.92324924815735</text:p>
          </table:table-cell>
          <table:table-cell office:value-type="float" office:value="1" calcext:value-type="float">
            <text:p>1</text:p>
          </table:table-cell>
          <table:table-cell table:formula="of:=[.A232]*[.A$1]+[.B232]*[.B$1]+[.C$1]" office:value-type="float" office:value="-164.313997495137" calcext:value-type="float">
            <text:p>-164.313997495137</text:p>
          </table:table-cell>
          <table:table-cell table:formula="of:=IF([.D232]&gt;0;IF([.C232]&gt;0;&quot;true positive&quot;;&quot;false positive&quot;);IF([.C232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2.5" calcext:value-type="float">
            <text:p>182.5</text:p>
          </table:table-cell>
          <table:table-cell table:formula="of:=(-[.$C$1]-[.$A$1]*[.$F232])/[.$B$1]" office:value-type="float" office:value="-451.009675905229" calcext:value-type="float">
            <text:p>-451.009675905229</text:p>
          </table:table-cell>
          <table:table-cell table:number-columns-repeated="2"/>
        </table:table-row>
        <table:table-row table:style-name="ro1">
          <table:table-cell office:value-type="float" office:value="-0.684886089974469" calcext:value-type="float">
            <text:p>-0.684886089974469</text:p>
          </table:table-cell>
          <table:table-cell office:value-type="float" office:value="-0.772455243626184" calcext:value-type="float">
            <text:p>-0.772455243626184</text:p>
          </table:table-cell>
          <table:table-cell office:value-type="float" office:value="1" calcext:value-type="float">
            <text:p>1</text:p>
          </table:table-cell>
          <table:table-cell table:formula="of:=[.A233]*[.A$1]+[.B233]*[.B$1]+[.C$1]" office:value-type="float" office:value="-1138.15116389356" calcext:value-type="float">
            <text:p>-1138.15116389356</text:p>
          </table:table-cell>
          <table:table-cell table:formula="of:=IF([.D233]&gt;0;IF([.C233]&gt;0;&quot;true positive&quot;;&quot;false positive&quot;);IF([.C233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2.6" calcext:value-type="float">
            <text:p>182.6</text:p>
          </table:table-cell>
          <table:table-cell table:formula="of:=(-[.$C$1]-[.$A$1]*[.$F233])/[.$B$1]" office:value-type="float" office:value="-451.254506975737" calcext:value-type="float">
            <text:p>-451.254506975737</text:p>
          </table:table-cell>
          <table:table-cell table:number-columns-repeated="2"/>
        </table:table-row>
        <table:table-row table:style-name="ro1">
          <table:table-cell office:value-type="float" office:value="-0.00627272923286707" calcext:value-type="float">
            <text:p>-0.006272729232867</text:p>
          </table:table-cell>
          <table:table-cell office:value-type="float" office:value="0.856536090554564" calcext:value-type="float">
            <text:p>0.856536090554564</text:p>
          </table:table-cell>
          <table:table-cell office:value-type="float" office:value="1" calcext:value-type="float">
            <text:p>1</text:p>
          </table:table-cell>
          <table:table-cell table:formula="of:=[.A234]*[.A$1]+[.B234]*[.B$1]+[.C$1]" office:value-type="float" office:value="-3285.89466641691" calcext:value-type="float">
            <text:p>-3285.89466641691</text:p>
          </table:table-cell>
          <table:table-cell table:formula="of:=IF([.D234]&gt;0;IF([.C234]&gt;0;&quot;true positive&quot;;&quot;false positive&quot;);IF([.C234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2.7" calcext:value-type="float">
            <text:p>182.7</text:p>
          </table:table-cell>
          <table:table-cell table:formula="of:=(-[.$C$1]-[.$A$1]*[.$F234])/[.$B$1]" office:value-type="float" office:value="-451.499338046246" calcext:value-type="float">
            <text:p>-451.499338046246</text:p>
          </table:table-cell>
          <table:table-cell table:number-columns-repeated="2"/>
        </table:table-row>
        <table:table-row table:style-name="ro1">
          <table:table-cell office:value-type="float" office:value="-0.53194002321151" calcext:value-type="float">
            <text:p>-0.53194002321151</text:p>
          </table:table-cell>
          <table:table-cell office:value-type="float" office:value="-1.26383297696361" calcext:value-type="float">
            <text:p>-1.26383297696361</text:p>
          </table:table-cell>
          <table:table-cell office:value-type="float" office:value="1" calcext:value-type="float">
            <text:p>1</text:p>
          </table:table-cell>
          <table:table-cell table:formula="of:=[.A235]*[.A$1]+[.B235]*[.B$1]+[.C$1]" office:value-type="float" office:value="-1061.83620142408" calcext:value-type="float">
            <text:p>-1061.83620142408</text:p>
          </table:table-cell>
          <table:table-cell table:formula="of:=IF([.D235]&gt;0;IF([.C235]&gt;0;&quot;true positive&quot;;&quot;false positive&quot;);IF([.C235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2.8" calcext:value-type="float">
            <text:p>182.8</text:p>
          </table:table-cell>
          <table:table-cell table:formula="of:=(-[.$C$1]-[.$A$1]*[.$F235])/[.$B$1]" office:value-type="float" office:value="-451.744169116755" calcext:value-type="float">
            <text:p>-451.744169116755</text:p>
          </table:table-cell>
          <table:table-cell table:number-columns-repeated="2"/>
        </table:table-row>
        <table:table-row table:style-name="ro1">
          <table:table-cell office:value-type="float" office:value="0.474137246404262" calcext:value-type="float">
            <text:p>0.474137246404262</text:p>
          </table:table-cell>
          <table:table-cell office:value-type="float" office:value="0.861676965887658" calcext:value-type="float">
            <text:p>0.861676965887658</text:p>
          </table:table-cell>
          <table:table-cell office:value-type="float" office:value="1" calcext:value-type="float">
            <text:p>1</text:p>
          </table:table-cell>
          <table:table-cell table:formula="of:=[.A236]*[.A$1]+[.B236]*[.B$1]+[.C$1]" office:value-type="float" office:value="-4056.97573188926" calcext:value-type="float">
            <text:p>-4056.97573188926</text:p>
          </table:table-cell>
          <table:table-cell table:formula="of:=IF([.D236]&gt;0;IF([.C236]&gt;0;&quot;true positive&quot;;&quot;false positive&quot;);IF([.C236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2.9" calcext:value-type="float">
            <text:p>182.9</text:p>
          </table:table-cell>
          <table:table-cell table:formula="of:=(-[.$C$1]-[.$A$1]*[.$F236])/[.$B$1]" office:value-type="float" office:value="-451.989000187264" calcext:value-type="float">
            <text:p>-451.989000187264</text:p>
          </table:table-cell>
          <table:table-cell table:number-columns-repeated="2"/>
        </table:table-row>
        <table:table-row table:style-name="ro1">
          <table:table-cell office:value-type="float" office:value="-1.46785258803885" calcext:value-type="float">
            <text:p>-1.46785258803885</text:p>
          </table:table-cell>
          <table:table-cell office:value-type="float" office:value="-0.125569226804106" calcext:value-type="float">
            <text:p>-0.125569226804106</text:p>
          </table:table-cell>
          <table:table-cell office:value-type="float" office:value="1" calcext:value-type="float">
            <text:p>1</text:p>
          </table:table-cell>
          <table:table-cell table:formula="of:=[.A237]*[.A$1]+[.B237]*[.B$1]+[.C$1]" office:value-type="float" office:value="-309.157135681359" calcext:value-type="float">
            <text:p>-309.157135681359</text:p>
          </table:table-cell>
          <table:table-cell table:formula="of:=IF([.D237]&gt;0;IF([.C237]&gt;0;&quot;true positive&quot;;&quot;false positive&quot;);IF([.C237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3" calcext:value-type="float">
            <text:p>183</text:p>
          </table:table-cell>
          <table:table-cell table:formula="of:=(-[.$C$1]-[.$A$1]*[.$F237])/[.$B$1]" office:value-type="float" office:value="-452.233831257773" calcext:value-type="float">
            <text:p>-452.233831257773</text:p>
          </table:table-cell>
          <table:table-cell table:number-columns-repeated="2"/>
        </table:table-row>
        <table:table-row table:style-name="ro1">
          <table:table-cell office:value-type="float" office:value="-1.18888911148496" calcext:value-type="float">
            <text:p>-1.18888911148496</text:p>
          </table:table-cell>
          <table:table-cell office:value-type="float" office:value="-0.538959658609616" calcext:value-type="float">
            <text:p>-0.538959658609616</text:p>
          </table:table-cell>
          <table:table-cell office:value-type="float" office:value="1" calcext:value-type="float">
            <text:p>1</text:p>
          </table:table-cell>
          <table:table-cell table:formula="of:=[.A238]*[.A$1]+[.B238]*[.B$1]+[.C$1]" office:value-type="float" office:value="-485.129890438778" calcext:value-type="float">
            <text:p>-485.129890438778</text:p>
          </table:table-cell>
          <table:table-cell table:formula="of:=IF([.D238]&gt;0;IF([.C238]&gt;0;&quot;true positive&quot;;&quot;false positive&quot;);IF([.C238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3.1" calcext:value-type="float">
            <text:p>183.1</text:p>
          </table:table-cell>
          <table:table-cell table:formula="of:=(-[.$C$1]-[.$A$1]*[.$F238])/[.$B$1]" office:value-type="float" office:value="-452.478662328282" calcext:value-type="float">
            <text:p>-452.478662328282</text:p>
          </table:table-cell>
          <table:table-cell table:number-columns-repeated="2"/>
        </table:table-row>
        <table:table-row table:style-name="ro1">
          <table:table-cell office:value-type="float" office:value="-0.527767463350398" calcext:value-type="float">
            <text:p>-0.527767463350398</text:p>
          </table:table-cell>
          <table:table-cell office:value-type="float" office:value="0.338245512047088" calcext:value-type="float">
            <text:p>0.338245512047088</text:p>
          </table:table-cell>
          <table:table-cell office:value-type="float" office:value="1" calcext:value-type="float">
            <text:p>1</text:p>
          </table:table-cell>
          <table:table-cell table:formula="of:=[.A239]*[.A$1]+[.B239]*[.B$1]+[.C$1]" office:value-type="float" office:value="-2114.21409777465" calcext:value-type="float">
            <text:p>-2114.21409777465</text:p>
          </table:table-cell>
          <table:table-cell table:formula="of:=IF([.D239]&gt;0;IF([.C239]&gt;0;&quot;true positive&quot;;&quot;false positive&quot;);IF([.C239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3.2" calcext:value-type="float">
            <text:p>183.2</text:p>
          </table:table-cell>
          <table:table-cell table:formula="of:=(-[.$C$1]-[.$A$1]*[.$F239])/[.$B$1]" office:value-type="float" office:value="-452.723493398791" calcext:value-type="float">
            <text:p>-452.723493398791</text:p>
          </table:table-cell>
          <table:table-cell table:number-columns-repeated="2"/>
        </table:table-row>
        <table:table-row table:style-name="ro1">
          <table:table-cell office:value-type="float" office:value="-0.433493216185319" calcext:value-type="float">
            <text:p>-0.433493216185319</text:p>
          </table:table-cell>
          <table:table-cell office:value-type="float" office:value="0.0456893103933343" calcext:value-type="float">
            <text:p>0.045689310393334</text:p>
          </table:table-cell>
          <table:table-cell office:value-type="float" office:value="1" calcext:value-type="float">
            <text:p>1</text:p>
          </table:table-cell>
          <table:table-cell table:formula="of:=[.A240]*[.A$1]+[.B240]*[.B$1]+[.C$1]" office:value-type="float" office:value="-2073.91279913631" calcext:value-type="float">
            <text:p>-2073.91279913631</text:p>
          </table:table-cell>
          <table:table-cell table:formula="of:=IF([.D240]&gt;0;IF([.C240]&gt;0;&quot;true positive&quot;;&quot;false positive&quot;);IF([.C240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3.3" calcext:value-type="float">
            <text:p>183.3</text:p>
          </table:table-cell>
          <table:table-cell table:formula="of:=(-[.$C$1]-[.$A$1]*[.$F240])/[.$B$1]" office:value-type="float" office:value="-452.9683244693" calcext:value-type="float">
            <text:p>-452.9683244693</text:p>
          </table:table-cell>
          <table:table-cell table:number-columns-repeated="2"/>
        </table:table-row>
        <table:table-row table:style-name="ro1">
          <table:table-cell office:value-type="float" office:value="-1.25285904354581" calcext:value-type="float">
            <text:p>-1.25285904354581</text:p>
          </table:table-cell>
          <table:table-cell office:value-type="float" office:value="-1.16032679936153" calcext:value-type="float">
            <text:p>-1.16032679936153</text:p>
          </table:table-cell>
          <table:table-cell office:value-type="float" office:value="1" calcext:value-type="float">
            <text:p>1</text:p>
          </table:table-cell>
          <table:table-cell table:formula="of:=[.A241]*[.A$1]+[.B241]*[.B$1]+[.C$1]" office:value-type="float" office:value="22.6773343917521" calcext:value-type="float">
            <text:p>22.6773343917521</text:p>
          </table:table-cell>
          <table:table-cell table:formula="of:=IF([.D241]&gt;0;IF([.C241]&gt;0;&quot;true positive&quot;;&quot;false positive&quot;);IF([.C241]&lt;=0;&quot;true negative&quot;;&quot;false negative&quot;))" office:value-type="string" office:string-value="true positive" calcext:value-type="string">
            <text:p>true positive</text:p>
          </table:table-cell>
          <table:table-cell office:value-type="float" office:value="183.4" calcext:value-type="float">
            <text:p>183.4</text:p>
          </table:table-cell>
          <table:table-cell table:formula="of:=(-[.$C$1]-[.$A$1]*[.$F241])/[.$B$1]" office:value-type="float" office:value="-453.213155539809" calcext:value-type="float">
            <text:p>-453.213155539809</text:p>
          </table:table-cell>
          <table:table-cell table:number-columns-repeated="2"/>
        </table:table-row>
        <table:table-row table:style-name="ro1">
          <table:table-cell office:value-type="float" office:value="0.0327746904831979" calcext:value-type="float">
            <text:p>0.032774690483198</text:p>
          </table:table-cell>
          <table:table-cell office:value-type="float" office:value="0.829836710554861" calcext:value-type="float">
            <text:p>0.829836710554861</text:p>
          </table:table-cell>
          <table:table-cell office:value-type="float" office:value="1" calcext:value-type="float">
            <text:p>1</text:p>
          </table:table-cell>
          <table:table-cell table:formula="of:=[.A242]*[.A$1]+[.B242]*[.B$1]+[.C$1]" office:value-type="float" office:value="-3330.86767195697" calcext:value-type="float">
            <text:p>-3330.86767195697</text:p>
          </table:table-cell>
          <table:table-cell table:formula="of:=IF([.D242]&gt;0;IF([.C242]&gt;0;&quot;true positive&quot;;&quot;false positive&quot;);IF([.C242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3.5" calcext:value-type="float">
            <text:p>183.5</text:p>
          </table:table-cell>
          <table:table-cell table:formula="of:=(-[.$C$1]-[.$A$1]*[.$F242])/[.$B$1]" office:value-type="float" office:value="-453.457986610318" calcext:value-type="float">
            <text:p>-453.457986610318</text:p>
          </table:table-cell>
          <table:table-cell table:number-columns-repeated="2"/>
        </table:table-row>
        <table:table-row table:style-name="ro1">
          <table:table-cell office:value-type="float" office:value="-0.619546530456767" calcext:value-type="float">
            <text:p>-0.619546530456767</text:p>
          </table:table-cell>
          <table:table-cell office:value-type="float" office:value="-0.587564540148469" calcext:value-type="float">
            <text:p>-0.587564540148469</text:p>
          </table:table-cell>
          <table:table-cell office:value-type="float" office:value="1" calcext:value-type="float">
            <text:p>1</text:p>
          </table:table-cell>
          <table:table-cell table:formula="of:=[.A243]*[.A$1]+[.B243]*[.B$1]+[.C$1]" office:value-type="float" office:value="-1363.24991002536" calcext:value-type="float">
            <text:p>-1363.24991002536</text:p>
          </table:table-cell>
          <table:table-cell table:formula="of:=IF([.D243]&gt;0;IF([.C243]&gt;0;&quot;true positive&quot;;&quot;false positive&quot;);IF([.C243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3.6" calcext:value-type="float">
            <text:p>183.6</text:p>
          </table:table-cell>
          <table:table-cell table:formula="of:=(-[.$C$1]-[.$A$1]*[.$F243])/[.$B$1]" office:value-type="float" office:value="-453.702817680827" calcext:value-type="float">
            <text:p>-453.702817680827</text:p>
          </table:table-cell>
          <table:table-cell table:number-columns-repeated="2"/>
        </table:table-row>
        <table:table-row table:style-name="ro1">
          <table:table-cell office:value-type="float" office:value="-0.722687161769737" calcext:value-type="float">
            <text:p>-0.722687161769737</text:p>
          </table:table-cell>
          <table:table-cell office:value-type="float" office:value="1.22479098108123" calcext:value-type="float">
            <text:p>1.22479098108123</text:p>
          </table:table-cell>
          <table:table-cell office:value-type="float" office:value="1" calcext:value-type="float">
            <text:p>1</text:p>
          </table:table-cell>
          <table:table-cell table:formula="of:=[.A244]*[.A$1]+[.B244]*[.B$1]+[.C$1]" office:value-type="float" office:value="-2381.38672660492" calcext:value-type="float">
            <text:p>-2381.38672660492</text:p>
          </table:table-cell>
          <table:table-cell table:formula="of:=IF([.D244]&gt;0;IF([.C244]&gt;0;&quot;true positive&quot;;&quot;false positive&quot;);IF([.C244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3.7" calcext:value-type="float">
            <text:p>183.7</text:p>
          </table:table-cell>
          <table:table-cell table:formula="of:=(-[.$C$1]-[.$A$1]*[.$F244])/[.$B$1]" office:value-type="float" office:value="-453.947648751336" calcext:value-type="float">
            <text:p>-453.947648751336</text:p>
          </table:table-cell>
          <table:table-cell table:number-columns-repeated="2"/>
        </table:table-row>
        <table:table-row table:style-name="ro1">
          <table:table-cell office:value-type="float" office:value="-1.71141665296934" calcext:value-type="float">
            <text:p>-1.71141665296934</text:p>
          </table:table-cell>
          <table:table-cell office:value-type="float" office:value="-0.318440064924488" calcext:value-type="float">
            <text:p>-0.318440064924488</text:p>
          </table:table-cell>
          <table:table-cell office:value-type="float" office:value="1" calcext:value-type="float">
            <text:p>1</text:p>
          </table:table-cell>
          <table:table-cell table:formula="of:=[.A245]*[.A$1]+[.B245]*[.B$1]+[.C$1]" office:value-type="float" office:value="205.964435800044" calcext:value-type="float">
            <text:p>205.964435800044</text:p>
          </table:table-cell>
          <table:table-cell table:formula="of:=IF([.D245]&gt;0;IF([.C245]&gt;0;&quot;true positive&quot;;&quot;false positive&quot;);IF([.C245]&lt;=0;&quot;true negative&quot;;&quot;false negative&quot;))" office:value-type="string" office:string-value="true positive" calcext:value-type="string">
            <text:p>true positive</text:p>
          </table:table-cell>
          <table:table-cell office:value-type="float" office:value="183.8" calcext:value-type="float">
            <text:p>183.8</text:p>
          </table:table-cell>
          <table:table-cell table:formula="of:=(-[.$C$1]-[.$A$1]*[.$F245])/[.$B$1]" office:value-type="float" office:value="-454.192479821845" calcext:value-type="float">
            <text:p>-454.192479821845</text:p>
          </table:table-cell>
          <table:table-cell table:number-columns-repeated="2"/>
        </table:table-row>
        <table:table-row table:style-name="ro1">
          <table:table-cell office:value-type="float" office:value="-0.285297114206076" calcext:value-type="float">
            <text:p>-0.285297114206076</text:p>
          </table:table-cell>
          <table:table-cell office:value-type="float" office:value="-0.801228505859449" calcext:value-type="float">
            <text:p>-0.801228505859449</text:p>
          </table:table-cell>
          <table:table-cell office:value-type="float" office:value="1" calcext:value-type="float">
            <text:p>1</text:p>
          </table:table-cell>
          <table:table-cell table:formula="of:=[.A246]*[.A$1]+[.B246]*[.B$1]+[.C$1]" office:value-type="float" office:value="-1757.93870110243" calcext:value-type="float">
            <text:p>-1757.93870110243</text:p>
          </table:table-cell>
          <table:table-cell table:formula="of:=IF([.D246]&gt;0;IF([.C246]&gt;0;&quot;true positive&quot;;&quot;false positive&quot;);IF([.C246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3.9" calcext:value-type="float">
            <text:p>183.9</text:p>
          </table:table-cell>
          <table:table-cell table:formula="of:=(-[.$C$1]-[.$A$1]*[.$F246])/[.$B$1]" office:value-type="float" office:value="-454.437310892353" calcext:value-type="float">
            <text:p>-454.437310892353</text:p>
          </table:table-cell>
          <table:table-cell table:number-columns-repeated="2"/>
        </table:table-row>
        <table:table-row table:style-name="ro1">
          <table:table-cell office:value-type="float" office:value="-0.80085643021033" calcext:value-type="float">
            <text:p>-0.80085643021033</text:p>
          </table:table-cell>
          <table:table-cell office:value-type="float" office:value="-0.745224402710934" calcext:value-type="float">
            <text:p>-0.745224402710934</text:p>
          </table:table-cell>
          <table:table-cell office:value-type="float" office:value="1" calcext:value-type="float">
            <text:p>1</text:p>
          </table:table-cell>
          <table:table-cell table:formula="of:=[.A247]*[.A$1]+[.B247]*[.B$1]+[.C$1]" office:value-type="float" office:value="-970.597364370023" calcext:value-type="float">
            <text:p>-970.597364370023</text:p>
          </table:table-cell>
          <table:table-cell table:formula="of:=IF([.D247]&gt;0;IF([.C247]&gt;0;&quot;true positive&quot;;&quot;false positive&quot;);IF([.C247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4" calcext:value-type="float">
            <text:p>184</text:p>
          </table:table-cell>
          <table:table-cell table:formula="of:=(-[.$C$1]-[.$A$1]*[.$F247])/[.$B$1]" office:value-type="float" office:value="-454.682141962862" calcext:value-type="float">
            <text:p>-454.682141962862</text:p>
          </table:table-cell>
          <table:table-cell table:number-columns-repeated="2"/>
        </table:table-row>
        <table:table-row table:style-name="ro1">
          <table:table-cell office:value-type="float" office:value="-0.395429582394622" calcext:value-type="float">
            <text:p>-0.395429582394622</text:p>
          </table:table-cell>
          <table:table-cell office:value-type="float" office:value="-0.869104011498449" calcext:value-type="float">
            <text:p>-0.869104011498449</text:p>
          </table:table-cell>
          <table:table-cell office:value-type="float" office:value="1" calcext:value-type="float">
            <text:p>1</text:p>
          </table:table-cell>
          <table:table-cell table:formula="of:=[.A248]*[.A$1]+[.B248]*[.B$1]+[.C$1]" office:value-type="float" office:value="-1537.63630375415" calcext:value-type="float">
            <text:p>-1537.63630375415</text:p>
          </table:table-cell>
          <table:table-cell table:formula="of:=IF([.D248]&gt;0;IF([.C248]&gt;0;&quot;true positive&quot;;&quot;false positive&quot;);IF([.C248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4.1" calcext:value-type="float">
            <text:p>184.1</text:p>
          </table:table-cell>
          <table:table-cell table:formula="of:=(-[.$C$1]-[.$A$1]*[.$F248])/[.$B$1]" office:value-type="float" office:value="-454.926973033371" calcext:value-type="float">
            <text:p>-454.926973033371</text:p>
          </table:table-cell>
          <table:table-cell table:number-columns-repeated="2"/>
        </table:table-row>
        <table:table-row table:style-name="ro1">
          <table:table-cell office:value-type="float" office:value="-1.67756685891274" calcext:value-type="float">
            <text:p>-1.67756685891274</text:p>
          </table:table-cell>
          <table:table-cell office:value-type="float" office:value="-0.442539575181965" calcext:value-type="float">
            <text:p>-0.442539575181965</text:p>
          </table:table-cell>
          <table:table-cell office:value-type="float" office:value="1" calcext:value-type="float">
            <text:p>1</text:p>
          </table:table-cell>
          <table:table-cell table:formula="of:=[.A249]*[.A$1]+[.B249]*[.B$1]+[.C$1]" office:value-type="float" office:value="232.872651244266" calcext:value-type="float">
            <text:p>232.872651244266</text:p>
          </table:table-cell>
          <table:table-cell table:formula="of:=IF([.D249]&gt;0;IF([.C249]&gt;0;&quot;true positive&quot;;&quot;false positive&quot;);IF([.C249]&lt;=0;&quot;true negative&quot;;&quot;false negative&quot;))" office:value-type="string" office:string-value="true positive" calcext:value-type="string">
            <text:p>true positive</text:p>
          </table:table-cell>
          <table:table-cell office:value-type="float" office:value="184.2" calcext:value-type="float">
            <text:p>184.2</text:p>
          </table:table-cell>
          <table:table-cell table:formula="of:=(-[.$C$1]-[.$A$1]*[.$F249])/[.$B$1]" office:value-type="float" office:value="-455.17180410388" calcext:value-type="float">
            <text:p>-455.17180410388</text:p>
          </table:table-cell>
          <table:table-cell table:number-columns-repeated="2"/>
        </table:table-row>
        <table:table-row table:style-name="ro1">
          <table:table-cell office:value-type="float" office:value="-0.624500736985063" calcext:value-type="float">
            <text:p>-0.624500736985063</text:p>
          </table:table-cell>
          <table:table-cell office:value-type="float" office:value="0.541750774875388" calcext:value-type="float">
            <text:p>0.541750774875388</text:p>
          </table:table-cell>
          <table:table-cell office:value-type="float" office:value="1" calcext:value-type="float">
            <text:p>1</text:p>
          </table:table-cell>
          <table:table-cell table:formula="of:=[.A250]*[.A$1]+[.B250]*[.B$1]+[.C$1]" office:value-type="float" office:value="-2092.46032059106" calcext:value-type="float">
            <text:p>-2092.46032059106</text:p>
          </table:table-cell>
          <table:table-cell table:formula="of:=IF([.D250]&gt;0;IF([.C250]&gt;0;&quot;true positive&quot;;&quot;false positive&quot;);IF([.C250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4.3" calcext:value-type="float">
            <text:p>184.3</text:p>
          </table:table-cell>
          <table:table-cell table:formula="of:=(-[.$C$1]-[.$A$1]*[.$F250])/[.$B$1]" office:value-type="float" office:value="-455.416635174389" calcext:value-type="float">
            <text:p>-455.416635174389</text:p>
          </table:table-cell>
          <table:table-cell table:number-columns-repeated="2"/>
        </table:table-row>
        <table:table-row table:style-name="ro1">
          <table:table-cell office:value-type="float" office:value="-0.405973513824604" calcext:value-type="float">
            <text:p>-0.405973513824604</text:p>
          </table:table-cell>
          <table:table-cell office:value-type="float" office:value="0.767023118140317" calcext:value-type="float">
            <text:p>0.767023118140317</text:p>
          </table:table-cell>
          <table:table-cell office:value-type="float" office:value="1" calcext:value-type="float">
            <text:p>1</text:p>
          </table:table-cell>
          <table:table-cell table:formula="of:=[.A251]*[.A$1]+[.B251]*[.B$1]+[.C$1]" office:value-type="float" office:value="-2588.72057118039" calcext:value-type="float">
            <text:p>-2588.72057118039</text:p>
          </table:table-cell>
          <table:table-cell table:formula="of:=IF([.D251]&gt;0;IF([.C251]&gt;0;&quot;true positive&quot;;&quot;false positive&quot;);IF([.C251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4.4" calcext:value-type="float">
            <text:p>184.4</text:p>
          </table:table-cell>
          <table:table-cell table:formula="of:=(-[.$C$1]-[.$A$1]*[.$F251])/[.$B$1]" office:value-type="float" office:value="-455.661466244898" calcext:value-type="float">
            <text:p>-455.661466244898</text:p>
          </table:table-cell>
          <table:table-cell table:number-columns-repeated="2"/>
        </table:table-row>
        <table:table-row table:style-name="ro1">
          <table:table-cell office:value-type="float" office:value="-0.593393816863864" calcext:value-type="float">
            <text:p>-0.593393816863864</text:p>
          </table:table-cell>
          <table:table-cell office:value-type="float" office:value="0.0282873195170477" calcext:value-type="float">
            <text:p>0.028287319517048</text:p>
          </table:table-cell>
          <table:table-cell office:value-type="float" office:value="1" calcext:value-type="float">
            <text:p>1</text:p>
          </table:table-cell>
          <table:table-cell table:formula="of:=[.A252]*[.A$1]+[.B252]*[.B$1]+[.C$1]" office:value-type="float" office:value="-1807.02289074901" calcext:value-type="float">
            <text:p>-1807.02289074901</text:p>
          </table:table-cell>
          <table:table-cell table:formula="of:=IF([.D252]&gt;0;IF([.C252]&gt;0;&quot;true positive&quot;;&quot;false positive&quot;);IF([.C252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4.5" calcext:value-type="float">
            <text:p>184.5</text:p>
          </table:table-cell>
          <table:table-cell table:formula="of:=(-[.$C$1]-[.$A$1]*[.$F252])/[.$B$1]" office:value-type="float" office:value="-455.906297315407" calcext:value-type="float">
            <text:p>-455.906297315407</text:p>
          </table:table-cell>
          <table:table-cell table:number-columns-repeated="2"/>
        </table:table-row>
        <table:table-row table:style-name="ro1">
          <table:table-cell office:value-type="float" office:value="-0.963903455629425" calcext:value-type="float">
            <text:p>-0.963903455629425</text:p>
          </table:table-cell>
          <table:table-cell office:value-type="float" office:value="-0.0117228714617162" calcext:value-type="float">
            <text:p>-0.011722871461716</text:p>
          </table:table-cell>
          <table:table-cell office:value-type="float" office:value="1" calcext:value-type="float">
            <text:p>1</text:p>
          </table:table-cell>
          <table:table-cell table:formula="of:=[.A253]*[.A$1]+[.B253]*[.B$1]+[.C$1]" office:value-type="float" office:value="-1188.80958472028" calcext:value-type="float">
            <text:p>-1188.80958472028</text:p>
          </table:table-cell>
          <table:table-cell table:formula="of:=IF([.D253]&gt;0;IF([.C253]&gt;0;&quot;true positive&quot;;&quot;false positive&quot;);IF([.C253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4.6" calcext:value-type="float">
            <text:p>184.6</text:p>
          </table:table-cell>
          <table:table-cell table:formula="of:=(-[.$C$1]-[.$A$1]*[.$F253])/[.$B$1]" office:value-type="float" office:value="-456.151128385916" calcext:value-type="float">
            <text:p>-456.151128385916</text:p>
          </table:table-cell>
          <table:table-cell table:number-columns-repeated="2"/>
        </table:table-row>
        <table:table-row table:style-name="ro1">
          <table:table-cell office:value-type="float" office:value="-1.24637754847521" calcext:value-type="float">
            <text:p>-1.24637754847521</text:p>
          </table:table-cell>
          <table:table-cell office:value-type="float" office:value="0.363947788718377" calcext:value-type="float">
            <text:p>0.363947788718377</text:p>
          </table:table-cell>
          <table:table-cell office:value-type="float" office:value="1" calcext:value-type="float">
            <text:p>1</text:p>
          </table:table-cell>
          <table:table-cell table:formula="of:=[.A254]*[.A$1]+[.B254]*[.B$1]+[.C$1]" office:value-type="float" office:value="-982.606165372585" calcext:value-type="float">
            <text:p>-982.606165372585</text:p>
          </table:table-cell>
          <table:table-cell table:formula="of:=IF([.D254]&gt;0;IF([.C254]&gt;0;&quot;true positive&quot;;&quot;false positive&quot;);IF([.C254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4.7" calcext:value-type="float">
            <text:p>184.7</text:p>
          </table:table-cell>
          <table:table-cell table:formula="of:=(-[.$C$1]-[.$A$1]*[.$F254])/[.$B$1]" office:value-type="float" office:value="-456.395959456425" calcext:value-type="float">
            <text:p>-456.395959456425</text:p>
          </table:table-cell>
          <table:table-cell table:number-columns-repeated="2"/>
        </table:table-row>
        <table:table-row table:style-name="ro1">
          <table:table-cell office:value-type="float" office:value="-0.58190278252402" calcext:value-type="float">
            <text:p>-0.58190278252402</text:p>
          </table:table-cell>
          <table:table-cell office:value-type="float" office:value="-0.931872844583915" calcext:value-type="float">
            <text:p>-0.931872844583915</text:p>
          </table:table-cell>
          <table:table-cell office:value-type="float" office:value="1" calcext:value-type="float">
            <text:p>1</text:p>
          </table:table-cell>
          <table:table-cell table:formula="of:=[.A255]*[.A$1]+[.B255]*[.B$1]+[.C$1]" office:value-type="float" office:value="-1198.66982217123" calcext:value-type="float">
            <text:p>-1198.66982217123</text:p>
          </table:table-cell>
          <table:table-cell table:formula="of:=IF([.D255]&gt;0;IF([.C255]&gt;0;&quot;true positive&quot;;&quot;false positive&quot;);IF([.C255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4.8" calcext:value-type="float">
            <text:p>184.8</text:p>
          </table:table-cell>
          <table:table-cell table:formula="of:=(-[.$C$1]-[.$A$1]*[.$F255])/[.$B$1]" office:value-type="float" office:value="-456.640790526934" calcext:value-type="float">
            <text:p>-456.640790526934</text:p>
          </table:table-cell>
          <table:table-cell table:number-columns-repeated="2"/>
        </table:table-row>
        <table:table-row table:style-name="ro1">
          <table:table-cell office:value-type="float" office:value="-0.768722997960474" calcext:value-type="float">
            <text:p>-0.768722997960474</text:p>
          </table:table-cell>
          <table:table-cell office:value-type="float" office:value="-0.633845846295251" calcext:value-type="float">
            <text:p>-0.633845846295251</text:p>
          </table:table-cell>
          <table:table-cell office:value-type="float" office:value="1" calcext:value-type="float">
            <text:p>1</text:p>
          </table:table-cell>
          <table:table-cell table:formula="of:=[.A256]*[.A$1]+[.B256]*[.B$1]+[.C$1]" office:value-type="float" office:value="-1094.64771587539" calcext:value-type="float">
            <text:p>-1094.64771587539</text:p>
          </table:table-cell>
          <table:table-cell table:formula="of:=IF([.D256]&gt;0;IF([.C256]&gt;0;&quot;true positive&quot;;&quot;false positive&quot;);IF([.C256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4.9" calcext:value-type="float">
            <text:p>184.9</text:p>
          </table:table-cell>
          <table:table-cell table:formula="of:=(-[.$C$1]-[.$A$1]*[.$F256])/[.$B$1]" office:value-type="float" office:value="-456.885621597443" calcext:value-type="float">
            <text:p>-456.885621597443</text:p>
          </table:table-cell>
          <table:table-cell table:number-columns-repeated="2"/>
        </table:table-row>
        <table:table-row table:style-name="ro1">
          <table:table-cell office:value-type="float" office:value="-0.0324299229286364" calcext:value-type="float">
            <text:p>-0.032429922928636</text:p>
          </table:table-cell>
          <table:table-cell office:value-type="float" office:value="0.536065771658002" calcext:value-type="float">
            <text:p>0.536065771658002</text:p>
          </table:table-cell>
          <table:table-cell office:value-type="float" office:value="1" calcext:value-type="float">
            <text:p>1</text:p>
          </table:table-cell>
          <table:table-cell table:formula="of:=[.A257]*[.A$1]+[.B257]*[.B$1]+[.C$1]" office:value-type="float" office:value="-3034.91618869646" calcext:value-type="float">
            <text:p>-3034.91618869646</text:p>
          </table:table-cell>
          <table:table-cell table:formula="of:=IF([.D257]&gt;0;IF([.C257]&gt;0;&quot;true positive&quot;;&quot;false positive&quot;);IF([.C257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5" calcext:value-type="float">
            <text:p>185</text:p>
          </table:table-cell>
          <table:table-cell table:formula="of:=(-[.$C$1]-[.$A$1]*[.$F257])/[.$B$1]" office:value-type="float" office:value="-457.130452667952" calcext:value-type="float">
            <text:p>-457.130452667952</text:p>
          </table:table-cell>
          <table:table-cell table:number-columns-repeated="2"/>
        </table:table-row>
        <table:table-row table:style-name="ro1">
          <table:table-cell office:value-type="float" office:value="-0.457615271892663" calcext:value-type="float">
            <text:p>-0.457615271892663</text:p>
          </table:table-cell>
          <table:table-cell office:value-type="float" office:value="0.409691600278968" calcext:value-type="float">
            <text:p>0.409691600278968</text:p>
          </table:table-cell>
          <table:table-cell office:value-type="float" office:value="1" calcext:value-type="float">
            <text:p>1</text:p>
          </table:table-cell>
          <table:table-cell table:formula="of:=[.A258]*[.A$1]+[.B258]*[.B$1]+[.C$1]" office:value-type="float" office:value="-2272.95607898393" calcext:value-type="float">
            <text:p>-2272.95607898393</text:p>
          </table:table-cell>
          <table:table-cell table:formula="of:=IF([.D258]&gt;0;IF([.C258]&gt;0;&quot;true positive&quot;;&quot;false positive&quot;);IF([.C258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5.1" calcext:value-type="float">
            <text:p>185.1</text:p>
          </table:table-cell>
          <table:table-cell table:formula="of:=(-[.$C$1]-[.$A$1]*[.$F258])/[.$B$1]" office:value-type="float" office:value="-457.37528373846" calcext:value-type="float">
            <text:p>-457.37528373846</text:p>
          </table:table-cell>
          <table:table-cell table:number-columns-repeated="2"/>
        </table:table-row>
        <table:table-row table:style-name="ro1">
          <table:table-cell office:value-type="float" office:value="-1.24009078777425" calcext:value-type="float">
            <text:p>-1.24009078777425</text:p>
          </table:table-cell>
          <table:table-cell office:value-type="float" office:value="-1.29214450906816" calcext:value-type="float">
            <text:p>-1.29214450906816</text:p>
          </table:table-cell>
          <table:table-cell office:value-type="float" office:value="1" calcext:value-type="float">
            <text:p>1</text:p>
          </table:table-cell>
          <table:table-cell table:formula="of:=[.A259]*[.A$1]+[.B259]*[.B$1]+[.C$1]" office:value-type="float" office:value="88.3130096288405" calcext:value-type="float">
            <text:p>88.3130096288405</text:p>
          </table:table-cell>
          <table:table-cell table:formula="of:=IF([.D259]&gt;0;IF([.C259]&gt;0;&quot;true positive&quot;;&quot;false positive&quot;);IF([.C259]&lt;=0;&quot;true negative&quot;;&quot;false negative&quot;))" office:value-type="string" office:string-value="true positive" calcext:value-type="string">
            <text:p>true positive</text:p>
          </table:table-cell>
          <table:table-cell office:value-type="float" office:value="185.2" calcext:value-type="float">
            <text:p>185.2</text:p>
          </table:table-cell>
          <table:table-cell table:formula="of:=(-[.$C$1]-[.$A$1]*[.$F259])/[.$B$1]" office:value-type="float" office:value="-457.620114808969" calcext:value-type="float">
            <text:p>-457.620114808969</text:p>
          </table:table-cell>
          <table:table-cell table:number-columns-repeated="2"/>
        </table:table-row>
        <table:table-row table:style-name="ro1">
          <table:table-cell office:value-type="float" office:value="-1.26261897075974" calcext:value-type="float">
            <text:p>-1.26261897075974</text:p>
          </table:table-cell>
          <table:table-cell office:value-type="float" office:value="-0.914672349372302" calcext:value-type="float">
            <text:p>-0.914672349372302</text:p>
          </table:table-cell>
          <table:table-cell office:value-type="float" office:value="1" calcext:value-type="float">
            <text:p>1</text:p>
          </table:table-cell>
          <table:table-cell table:formula="of:=[.A260]*[.A$1]+[.B260]*[.B$1]+[.C$1]" office:value-type="float" office:value="-122.069443183304" calcext:value-type="float">
            <text:p>-122.069443183304</text:p>
          </table:table-cell>
          <table:table-cell table:formula="of:=IF([.D260]&gt;0;IF([.C260]&gt;0;&quot;true positive&quot;;&quot;false positive&quot;);IF([.C260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5.3" calcext:value-type="float">
            <text:p>185.3</text:p>
          </table:table-cell>
          <table:table-cell table:formula="of:=(-[.$C$1]-[.$A$1]*[.$F260])/[.$B$1]" office:value-type="float" office:value="-457.864945879478" calcext:value-type="float">
            <text:p>-457.864945879478</text:p>
          </table:table-cell>
          <table:table-cell table:number-columns-repeated="2"/>
        </table:table-row>
        <table:table-row table:style-name="ro1">
          <table:table-cell office:value-type="float" office:value="-0.949139760226241" calcext:value-type="float">
            <text:p>-0.949139760226241</text:p>
          </table:table-cell>
          <table:table-cell office:value-type="float" office:value="0.394950271759607" calcext:value-type="float">
            <text:p>0.394950271759607</text:p>
          </table:table-cell>
          <table:table-cell office:value-type="float" office:value="1" calcext:value-type="float">
            <text:p>1</text:p>
          </table:table-cell>
          <table:table-cell table:formula="of:=[.A261]*[.A$1]+[.B261]*[.B$1]+[.C$1]" office:value-type="float" office:value="-1477.8469045778" calcext:value-type="float">
            <text:p>-1477.8469045778</text:p>
          </table:table-cell>
          <table:table-cell table:formula="of:=IF([.D261]&gt;0;IF([.C261]&gt;0;&quot;true positive&quot;;&quot;false positive&quot;);IF([.C261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5.4" calcext:value-type="float">
            <text:p>185.4</text:p>
          </table:table-cell>
          <table:table-cell table:formula="of:=(-[.$C$1]-[.$A$1]*[.$F261])/[.$B$1]" office:value-type="float" office:value="-458.109776949987" calcext:value-type="float">
            <text:p>-458.109776949987</text:p>
          </table:table-cell>
          <table:table-cell table:number-columns-repeated="2"/>
        </table:table-row>
        <table:table-row table:style-name="ro1">
          <table:table-cell office:value-type="float" office:value="-1.53171662351224" calcext:value-type="float">
            <text:p>-1.53171662351224</text:p>
          </table:table-cell>
          <table:table-cell office:value-type="float" office:value="-0.443219576236314" calcext:value-type="float">
            <text:p>-0.443219576236314</text:p>
          </table:table-cell>
          <table:table-cell office:value-type="float" office:value="1" calcext:value-type="float">
            <text:p>1</text:p>
          </table:table-cell>
          <table:table-cell table:formula="of:=[.A262]*[.A$1]+[.B262]*[.B$1]+[.C$1]" office:value-type="float" office:value="0.238606179678754" calcext:value-type="float">
            <text:p>0.238606179678754</text:p>
          </table:table-cell>
          <table:table-cell table:formula="of:=IF([.D262]&gt;0;IF([.C262]&gt;0;&quot;true positive&quot;;&quot;false positive&quot;);IF([.C262]&lt;=0;&quot;true negative&quot;;&quot;false negative&quot;))" office:value-type="string" office:string-value="true positive" calcext:value-type="string">
            <text:p>true positive</text:p>
          </table:table-cell>
          <table:table-cell office:value-type="float" office:value="185.5" calcext:value-type="float">
            <text:p>185.5</text:p>
          </table:table-cell>
          <table:table-cell table:formula="of:=(-[.$C$1]-[.$A$1]*[.$F262])/[.$B$1]" office:value-type="float" office:value="-458.354608020496" calcext:value-type="float">
            <text:p>-458.354608020496</text:p>
          </table:table-cell>
          <table:table-cell table:number-columns-repeated="2"/>
        </table:table-row>
        <table:table-row table:style-name="ro1">
          <table:table-cell office:value-type="float" office:value="-1.00864236791053" calcext:value-type="float">
            <text:p>-1.00864236791053</text:p>
          </table:table-cell>
          <table:table-cell office:value-type="float" office:value="-0.784193942439774" calcext:value-type="float">
            <text:p>-0.784193942439774</text:p>
          </table:table-cell>
          <table:table-cell office:value-type="float" office:value="1" calcext:value-type="float">
            <text:p>1</text:p>
          </table:table-cell>
          <table:table-cell table:formula="of:=[.A263]*[.A$1]+[.B263]*[.B$1]+[.C$1]" office:value-type="float" office:value="-613.106073640541" calcext:value-type="float">
            <text:p>-613.106073640541</text:p>
          </table:table-cell>
          <table:table-cell table:formula="of:=IF([.D263]&gt;0;IF([.C263]&gt;0;&quot;true positive&quot;;&quot;false positive&quot;);IF([.C263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5.6" calcext:value-type="float">
            <text:p>185.6</text:p>
          </table:table-cell>
          <table:table-cell table:formula="of:=(-[.$C$1]-[.$A$1]*[.$F263])/[.$B$1]" office:value-type="float" office:value="-458.599439091005" calcext:value-type="float">
            <text:p>-458.599439091005</text:p>
          </table:table-cell>
          <table:table-cell table:number-columns-repeated="2"/>
        </table:table-row>
        <table:table-row table:style-name="ro1">
          <table:table-cell office:value-type="float" office:value="-1.17017113622278" calcext:value-type="float">
            <text:p>-1.17017113622278</text:p>
          </table:table-cell>
          <table:table-cell office:value-type="float" office:value="0.316186704697829" calcext:value-type="float">
            <text:p>0.316186704697829</text:p>
          </table:table-cell>
          <table:table-cell office:value-type="float" office:value="1" calcext:value-type="float">
            <text:p>1</text:p>
          </table:table-cell>
          <table:table-cell table:formula="of:=[.A264]*[.A$1]+[.B264]*[.B$1]+[.C$1]" office:value-type="float" office:value="-1073.21417857049" calcext:value-type="float">
            <text:p>-1073.21417857049</text:p>
          </table:table-cell>
          <table:table-cell table:formula="of:=IF([.D264]&gt;0;IF([.C264]&gt;0;&quot;true positive&quot;;&quot;false positive&quot;);IF([.C264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5.7" calcext:value-type="float">
            <text:p>185.7</text:p>
          </table:table-cell>
          <table:table-cell table:formula="of:=(-[.$C$1]-[.$A$1]*[.$F264])/[.$B$1]" office:value-type="float" office:value="-458.844270161514" calcext:value-type="float">
            <text:p>-458.844270161514</text:p>
          </table:table-cell>
          <table:table-cell table:number-columns-repeated="2"/>
        </table:table-row>
        <table:table-row table:style-name="ro1">
          <table:table-cell office:value-type="float" office:value="-0.877704179900963" calcext:value-type="float">
            <text:p>-0.877704179900963</text:p>
          </table:table-cell>
          <table:table-cell office:value-type="float" office:value="-1.02948282269767" calcext:value-type="float">
            <text:p>-1.02948282269767</text:p>
          </table:table-cell>
          <table:table-cell office:value-type="float" office:value="1" calcext:value-type="float">
            <text:p>1</text:p>
          </table:table-cell>
          <table:table-cell table:formula="of:=[.A265]*[.A$1]+[.B265]*[.B$1]+[.C$1]" office:value-type="float" office:value="-662.24843186416" calcext:value-type="float">
            <text:p>-662.24843186416</text:p>
          </table:table-cell>
          <table:table-cell table:formula="of:=IF([.D265]&gt;0;IF([.C265]&gt;0;&quot;true positive&quot;;&quot;false positive&quot;);IF([.C265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5.8" calcext:value-type="float">
            <text:p>185.8</text:p>
          </table:table-cell>
          <table:table-cell table:formula="of:=(-[.$C$1]-[.$A$1]*[.$F265])/[.$B$1]" office:value-type="float" office:value="-459.089101232023" calcext:value-type="float">
            <text:p>-459.089101232023</text:p>
          </table:table-cell>
          <table:table-cell table:number-columns-repeated="2"/>
        </table:table-row>
        <table:table-row table:style-name="ro1">
          <table:table-cell office:value-type="float" office:value="-0.871095723016603" calcext:value-type="float">
            <text:p>-0.871095723016603</text:p>
          </table:table-cell>
          <table:table-cell office:value-type="float" office:value="0.369518823531172" calcext:value-type="float">
            <text:p>0.369518823531172</text:p>
          </table:table-cell>
          <table:table-cell office:value-type="float" office:value="1" calcext:value-type="float">
            <text:p>1</text:p>
          </table:table-cell>
          <table:table-cell table:formula="of:=[.A266]*[.A$1]+[.B266]*[.B$1]+[.C$1]" office:value-type="float" office:value="-1585.96657536717" calcext:value-type="float">
            <text:p>-1585.96657536717</text:p>
          </table:table-cell>
          <table:table-cell table:formula="of:=IF([.D266]&gt;0;IF([.C266]&gt;0;&quot;true positive&quot;;&quot;false positive&quot;);IF([.C266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5.9" calcext:value-type="float">
            <text:p>185.9</text:p>
          </table:table-cell>
          <table:table-cell table:formula="of:=(-[.$C$1]-[.$A$1]*[.$F266])/[.$B$1]" office:value-type="float" office:value="-459.333932302532" calcext:value-type="float">
            <text:p>-459.333932302532</text:p>
          </table:table-cell>
          <table:table-cell table:number-columns-repeated="2"/>
        </table:table-row>
        <table:table-row table:style-name="ro1">
          <table:table-cell office:value-type="float" office:value="-0.962549426316346" calcext:value-type="float">
            <text:p>-0.962549426316346</text:p>
          </table:table-cell>
          <table:table-cell office:value-type="float" office:value="-0.693820884239115" calcext:value-type="float">
            <text:p>-0.693820884239115</text:p>
          </table:table-cell>
          <table:table-cell office:value-type="float" office:value="1" calcext:value-type="float">
            <text:p>1</text:p>
          </table:table-cell>
          <table:table-cell table:formula="of:=[.A267]*[.A$1]+[.B267]*[.B$1]+[.C$1]" office:value-type="float" office:value="-745.75387883954" calcext:value-type="float">
            <text:p>-745.75387883954</text:p>
          </table:table-cell>
          <table:table-cell table:formula="of:=IF([.D267]&gt;0;IF([.C267]&gt;0;&quot;true positive&quot;;&quot;false positive&quot;);IF([.C267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6" calcext:value-type="float">
            <text:p>186</text:p>
          </table:table-cell>
          <table:table-cell table:formula="of:=(-[.$C$1]-[.$A$1]*[.$F267])/[.$B$1]" office:value-type="float" office:value="-459.578763373041" calcext:value-type="float">
            <text:p>-459.578763373041</text:p>
          </table:table-cell>
          <table:table-cell table:number-columns-repeated="2"/>
        </table:table-row>
        <table:table-row table:style-name="ro1">
          <table:table-cell office:value-type="float" office:value="-1.80603116087505" calcext:value-type="float">
            <text:p>-1.80603116087505</text:p>
          </table:table-cell>
          <table:table-cell office:value-type="float" office:value="-1.17337642029851" calcext:value-type="float">
            <text:p>-1.17337642029851</text:p>
          </table:table-cell>
          <table:table-cell office:value-type="float" office:value="1" calcext:value-type="float">
            <text:p>1</text:p>
          </table:table-cell>
          <table:table-cell table:formula="of:=[.A268]*[.A$1]+[.B268]*[.B$1]+[.C$1]" office:value-type="float" office:value="915.199104240813" calcext:value-type="float">
            <text:p>915.199104240813</text:p>
          </table:table-cell>
          <table:table-cell table:formula="of:=IF([.D268]&gt;0;IF([.C268]&gt;0;&quot;true positive&quot;;&quot;false positive&quot;);IF([.C268]&lt;=0;&quot;true negative&quot;;&quot;false negative&quot;))" office:value-type="string" office:string-value="true positive" calcext:value-type="string">
            <text:p>true positive</text:p>
          </table:table-cell>
          <table:table-cell office:value-type="float" office:value="186.1" calcext:value-type="float">
            <text:p>186.1</text:p>
          </table:table-cell>
          <table:table-cell table:formula="of:=(-[.$C$1]-[.$A$1]*[.$F268])/[.$B$1]" office:value-type="float" office:value="-459.82359444355" calcext:value-type="float">
            <text:p>-459.82359444355</text:p>
          </table:table-cell>
          <table:table-cell table:number-columns-repeated="2"/>
        </table:table-row>
        <table:table-row table:style-name="ro1">
          <table:table-cell office:value-type="float" office:value="-1.05051485298565" calcext:value-type="float">
            <text:p>-1.05051485298565</text:p>
          </table:table-cell>
          <table:table-cell office:value-type="float" office:value="-0.561470259263377" calcext:value-type="float">
            <text:p>-0.561470259263377</text:p>
          </table:table-cell>
          <table:table-cell office:value-type="float" office:value="1" calcext:value-type="float">
            <text:p>1</text:p>
          </table:table-cell>
          <table:table-cell table:formula="of:=[.A269]*[.A$1]+[.B269]*[.B$1]+[.C$1]" office:value-type="float" office:value="-691.567566366533" calcext:value-type="float">
            <text:p>-691.567566366533</text:p>
          </table:table-cell>
          <table:table-cell table:formula="of:=IF([.D269]&gt;0;IF([.C269]&gt;0;&quot;true positive&quot;;&quot;false positive&quot;);IF([.C269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6.2" calcext:value-type="float">
            <text:p>186.2</text:p>
          </table:table-cell>
          <table:table-cell table:formula="of:=(-[.$C$1]-[.$A$1]*[.$F269])/[.$B$1]" office:value-type="float" office:value="-460.068425514059" calcext:value-type="float">
            <text:p>-460.068425514059</text:p>
          </table:table-cell>
          <table:table-cell table:number-columns-repeated="2"/>
        </table:table-row>
        <table:table-row table:style-name="ro1">
          <table:table-cell office:value-type="float" office:value="-0.797690099918883" calcext:value-type="float">
            <text:p>-0.797690099918883</text:p>
          </table:table-cell>
          <table:table-cell office:value-type="float" office:value="0.166399019769347" calcext:value-type="float">
            <text:p>0.166399019769347</text:p>
          </table:table-cell>
          <table:table-cell office:value-type="float" office:value="1" calcext:value-type="float">
            <text:p>1</text:p>
          </table:table-cell>
          <table:table-cell table:formula="of:=[.A270]*[.A$1]+[.B270]*[.B$1]+[.C$1]" office:value-type="float" office:value="-1570.69288950458" calcext:value-type="float">
            <text:p>-1570.69288950458</text:p>
          </table:table-cell>
          <table:table-cell table:formula="of:=IF([.D270]&gt;0;IF([.C270]&gt;0;&quot;true positive&quot;;&quot;false positive&quot;);IF([.C270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6.3" calcext:value-type="float">
            <text:p>186.3</text:p>
          </table:table-cell>
          <table:table-cell table:formula="of:=(-[.$C$1]-[.$A$1]*[.$F270])/[.$B$1]" office:value-type="float" office:value="-460.313256584568" calcext:value-type="float">
            <text:p>-460.313256584568</text:p>
          </table:table-cell>
          <table:table-cell table:number-columns-repeated="2"/>
        </table:table-row>
        <table:table-row table:style-name="ro1">
          <table:table-cell office:value-type="float" office:value="-1.35445259918908" calcext:value-type="float">
            <text:p>-1.35445259918908</text:p>
          </table:table-cell>
          <table:table-cell office:value-type="float" office:value="-0.124074526619142" calcext:value-type="float">
            <text:p>-0.124074526619142</text:p>
          </table:table-cell>
          <table:table-cell office:value-type="float" office:value="1" calcext:value-type="float">
            <text:p>1</text:p>
          </table:table-cell>
          <table:table-cell table:formula="of:=[.A271]*[.A$1]+[.B271]*[.B$1]+[.C$1]" office:value-type="float" office:value="-491.353108102042" calcext:value-type="float">
            <text:p>-491.353108102042</text:p>
          </table:table-cell>
          <table:table-cell table:formula="of:=IF([.D271]&gt;0;IF([.C271]&gt;0;&quot;true positive&quot;;&quot;false positive&quot;);IF([.C271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6.4" calcext:value-type="float">
            <text:p>186.4</text:p>
          </table:table-cell>
          <table:table-cell table:formula="of:=(-[.$C$1]-[.$A$1]*[.$F271])/[.$B$1]" office:value-type="float" office:value="-460.558087655076" calcext:value-type="float">
            <text:p>-460.558087655076</text:p>
          </table:table-cell>
          <table:table-cell table:number-columns-repeated="2"/>
        </table:table-row>
        <table:table-row table:style-name="ro1">
          <table:table-cell office:value-type="float" office:value="-0.744792256783082" calcext:value-type="float">
            <text:p>-0.744792256783082</text:p>
          </table:table-cell>
          <table:table-cell office:value-type="float" office:value="-0.897783599222101" calcext:value-type="float">
            <text:p>-0.897783599222101</text:p>
          </table:table-cell>
          <table:table-cell office:value-type="float" office:value="1" calcext:value-type="float">
            <text:p>1</text:p>
          </table:table-cell>
          <table:table-cell table:formula="of:=[.A272]*[.A$1]+[.B272]*[.B$1]+[.C$1]" office:value-type="float" office:value="-960.612903491065" calcext:value-type="float">
            <text:p>-960.612903491065</text:p>
          </table:table-cell>
          <table:table-cell table:formula="of:=IF([.D272]&gt;0;IF([.C272]&gt;0;&quot;true positive&quot;;&quot;false positive&quot;);IF([.C272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6.5" calcext:value-type="float">
            <text:p>186.5</text:p>
          </table:table-cell>
          <table:table-cell table:formula="of:=(-[.$C$1]-[.$A$1]*[.$F272])/[.$B$1]" office:value-type="float" office:value="-460.802918725585" calcext:value-type="float">
            <text:p>-460.802918725585</text:p>
          </table:table-cell>
          <table:table-cell table:number-columns-repeated="2"/>
        </table:table-row>
        <table:table-row table:style-name="ro1">
          <table:table-cell office:value-type="float" office:value="-1.02214546474014" calcext:value-type="float">
            <text:p>-1.02214546474014</text:p>
          </table:table-cell>
          <table:table-cell office:value-type="float" office:value="-0.785318036697674" calcext:value-type="float">
            <text:p>-0.785318036697674</text:p>
          </table:table-cell>
          <table:table-cell office:value-type="float" office:value="1" calcext:value-type="float">
            <text:p>1</text:p>
          </table:table-cell>
          <table:table-cell table:formula="of:=[.A273]*[.A$1]+[.B273]*[.B$1]+[.C$1]" office:value-type="float" office:value="-590.79355167607" calcext:value-type="float">
            <text:p>-590.79355167607</text:p>
          </table:table-cell>
          <table:table-cell table:formula="of:=IF([.D273]&gt;0;IF([.C273]&gt;0;&quot;true positive&quot;;&quot;false positive&quot;);IF([.C273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6.6" calcext:value-type="float">
            <text:p>186.6</text:p>
          </table:table-cell>
          <table:table-cell table:formula="of:=(-[.$C$1]-[.$A$1]*[.$F273])/[.$B$1]" office:value-type="float" office:value="-461.047749796094" calcext:value-type="float">
            <text:p>-461.047749796094</text:p>
          </table:table-cell>
          <table:table-cell table:number-columns-repeated="2"/>
        </table:table-row>
        <table:table-row table:style-name="ro1">
          <table:table-cell office:value-type="float" office:value="-1.09630176450277" calcext:value-type="float">
            <text:p>-1.09630176450277</text:p>
          </table:table-cell>
          <table:table-cell office:value-type="float" office:value="-0.832427467992235" calcext:value-type="float">
            <text:p>-0.832427467992235</text:p>
          </table:table-cell>
          <table:table-cell office:value-type="float" office:value="1" calcext:value-type="float">
            <text:p>1</text:p>
          </table:table-cell>
          <table:table-cell table:formula="of:=[.A274]*[.A$1]+[.B274]*[.B$1]+[.C$1]" office:value-type="float" office:value="-441.537793387769" calcext:value-type="float">
            <text:p>-441.537793387769</text:p>
          </table:table-cell>
          <table:table-cell table:formula="of:=IF([.D274]&gt;0;IF([.C274]&gt;0;&quot;true positive&quot;;&quot;false positive&quot;);IF([.C274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6.7" calcext:value-type="float">
            <text:p>186.7</text:p>
          </table:table-cell>
          <table:table-cell table:formula="of:=(-[.$C$1]-[.$A$1]*[.$F274])/[.$B$1]" office:value-type="float" office:value="-461.292580866603" calcext:value-type="float">
            <text:p>-461.292580866603</text:p>
          </table:table-cell>
          <table:table-cell table:number-columns-repeated="2"/>
        </table:table-row>
        <table:table-row table:style-name="ro1">
          <table:table-cell office:value-type="float" office:value="-1.31998556524858" calcext:value-type="float">
            <text:p>-1.31998556524858</text:p>
          </table:table-cell>
          <table:table-cell office:value-type="float" office:value="-0.249528591695431" calcext:value-type="float">
            <text:p>-0.249528591695431</text:p>
          </table:table-cell>
          <table:table-cell office:value-type="float" office:value="1" calcext:value-type="float">
            <text:p>1</text:p>
          </table:table-cell>
          <table:table-cell table:formula="of:=[.A275]*[.A$1]+[.B275]*[.B$1]+[.C$1]" office:value-type="float" office:value="-464.547134965252" calcext:value-type="float">
            <text:p>-464.547134965252</text:p>
          </table:table-cell>
          <table:table-cell table:formula="of:=IF([.D275]&gt;0;IF([.C275]&gt;0;&quot;true positive&quot;;&quot;false positive&quot;);IF([.C275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6.8" calcext:value-type="float">
            <text:p>186.8</text:p>
          </table:table-cell>
          <table:table-cell table:formula="of:=(-[.$C$1]-[.$A$1]*[.$F275])/[.$B$1]" office:value-type="float" office:value="-461.537411937112" calcext:value-type="float">
            <text:p>-461.537411937112</text:p>
          </table:table-cell>
          <table:table-cell table:number-columns-repeated="2"/>
        </table:table-row>
        <table:table-row table:style-name="ro1">
          <table:table-cell office:value-type="float" office:value="-1.11082565947847" calcext:value-type="float">
            <text:p>-1.11082565947847</text:p>
          </table:table-cell>
          <table:table-cell office:value-type="float" office:value="0.031896738790009" calcext:value-type="float">
            <text:p>0.031896738790009</text:p>
          </table:table-cell>
          <table:table-cell office:value-type="float" office:value="1" calcext:value-type="float">
            <text:p>1</text:p>
          </table:table-cell>
          <table:table-cell table:formula="of:=[.A276]*[.A$1]+[.B276]*[.B$1]+[.C$1]" office:value-type="float" office:value="-982.490040473986" calcext:value-type="float">
            <text:p>-982.490040473986</text:p>
          </table:table-cell>
          <table:table-cell table:formula="of:=IF([.D276]&gt;0;IF([.C276]&gt;0;&quot;true positive&quot;;&quot;false positive&quot;);IF([.C276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6.9" calcext:value-type="float">
            <text:p>186.9</text:p>
          </table:table-cell>
          <table:table-cell table:formula="of:=(-[.$C$1]-[.$A$1]*[.$F276])/[.$B$1]" office:value-type="float" office:value="-461.782243007621" calcext:value-type="float">
            <text:p>-461.782243007621</text:p>
          </table:table-cell>
          <table:table-cell table:number-columns-repeated="2"/>
        </table:table-row>
        <table:table-row table:style-name="ro1">
          <table:table-cell office:value-type="float" office:value="-0.0460202620098942" calcext:value-type="float">
            <text:p>-0.046020262009894</text:p>
          </table:table-cell>
          <table:table-cell office:value-type="float" office:value="0.7172042937947" calcext:value-type="float">
            <text:p>0.7172042937947</text:p>
          </table:table-cell>
          <table:table-cell office:value-type="float" office:value="1" calcext:value-type="float">
            <text:p>1</text:p>
          </table:table-cell>
          <table:table-cell table:formula="of:=[.A277]*[.A$1]+[.B277]*[.B$1]+[.C$1]" office:value-type="float" office:value="-3131.43084079571" calcext:value-type="float">
            <text:p>-3131.43084079571</text:p>
          </table:table-cell>
          <table:table-cell table:formula="of:=IF([.D277]&gt;0;IF([.C277]&gt;0;&quot;true positive&quot;;&quot;false positive&quot;);IF([.C277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7" calcext:value-type="float">
            <text:p>187</text:p>
          </table:table-cell>
          <table:table-cell table:formula="of:=(-[.$C$1]-[.$A$1]*[.$F277])/[.$B$1]" office:value-type="float" office:value="-462.02707407813" calcext:value-type="float">
            <text:p>-462.02707407813</text:p>
          </table:table-cell>
          <table:table-cell table:number-columns-repeated="2"/>
        </table:table-row>
        <table:table-row table:style-name="ro1">
          <table:table-cell office:value-type="float" office:value="-0.143816198357425" calcext:value-type="float">
            <text:p>-0.143816198357425</text:p>
          </table:table-cell>
          <table:table-cell office:value-type="float" office:value="-0.662720563039045" calcext:value-type="float">
            <text:p>-0.662720563039045</text:p>
          </table:table-cell>
          <table:table-cell office:value-type="float" office:value="1" calcext:value-type="float">
            <text:p>1</text:p>
          </table:table-cell>
          <table:table-cell table:formula="of:=[.A278]*[.A$1]+[.B278]*[.B$1]+[.C$1]" office:value-type="float" office:value="-2074.44115722436" calcext:value-type="float">
            <text:p>-2074.44115722436</text:p>
          </table:table-cell>
          <table:table-cell table:formula="of:=IF([.D278]&gt;0;IF([.C278]&gt;0;&quot;true positive&quot;;&quot;false positive&quot;);IF([.C278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7.1" calcext:value-type="float">
            <text:p>187.1</text:p>
          </table:table-cell>
          <table:table-cell table:formula="of:=(-[.$C$1]-[.$A$1]*[.$F278])/[.$B$1]" office:value-type="float" office:value="-462.271905148639" calcext:value-type="float">
            <text:p>-462.271905148639</text:p>
          </table:table-cell>
          <table:table-cell table:number-columns-repeated="2"/>
        </table:table-row>
        <table:table-row table:style-name="ro1">
          <table:table-cell office:value-type="float" office:value="-1.20699357636748" calcext:value-type="float">
            <text:p>-1.20699357636748</text:p>
          </table:table-cell>
          <table:table-cell office:value-type="float" office:value="-0.216633394000299" calcext:value-type="float">
            <text:p>-0.216633394000299</text:p>
          </table:table-cell>
          <table:table-cell office:value-type="float" office:value="1" calcext:value-type="float">
            <text:p>1</text:p>
          </table:table-cell>
          <table:table-cell table:formula="of:=[.A279]*[.A$1]+[.B279]*[.B$1]+[.C$1]" office:value-type="float" office:value="-666.586854107017" calcext:value-type="float">
            <text:p>-666.586854107017</text:p>
          </table:table-cell>
          <table:table-cell table:formula="of:=IF([.D279]&gt;0;IF([.C279]&gt;0;&quot;true positive&quot;;&quot;false positive&quot;);IF([.C279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7.2" calcext:value-type="float">
            <text:p>187.2</text:p>
          </table:table-cell>
          <table:table-cell table:formula="of:=(-[.$C$1]-[.$A$1]*[.$F279])/[.$B$1]" office:value-type="float" office:value="-462.516736219148" calcext:value-type="float">
            <text:p>-462.516736219148</text:p>
          </table:table-cell>
          <table:table-cell table:number-columns-repeated="2"/>
        </table:table-row>
        <table:table-row table:style-name="ro1">
          <table:table-cell office:value-type="float" office:value="-0.808842010179323" calcext:value-type="float">
            <text:p>-0.808842010179323</text:p>
          </table:table-cell>
          <table:table-cell office:value-type="float" office:value="0.0460710946876269" calcext:value-type="float">
            <text:p>0.046071094687627</text:p>
          </table:table-cell>
          <table:table-cell office:value-type="float" office:value="1" calcext:value-type="float">
            <text:p>1</text:p>
          </table:table-cell>
          <table:table-cell table:formula="of:=[.A280]*[.A$1]+[.B280]*[.B$1]+[.C$1]" office:value-type="float" office:value="-1474.33089777457" calcext:value-type="float">
            <text:p>-1474.33089777457</text:p>
          </table:table-cell>
          <table:table-cell table:formula="of:=IF([.D280]&gt;0;IF([.C280]&gt;0;&quot;true positive&quot;;&quot;false positive&quot;);IF([.C280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7.3" calcext:value-type="float">
            <text:p>187.3</text:p>
          </table:table-cell>
          <table:table-cell table:formula="of:=(-[.$C$1]-[.$A$1]*[.$F280])/[.$B$1]" office:value-type="float" office:value="-462.761567289657" calcext:value-type="float">
            <text:p>-462.761567289657</text:p>
          </table:table-cell>
          <table:table-cell table:number-columns-repeated="2"/>
        </table:table-row>
        <table:table-row table:style-name="ro1">
          <table:table-cell office:value-type="float" office:value="-0.4043840111641" calcext:value-type="float">
            <text:p>-0.4043840111641</text:p>
          </table:table-cell>
          <table:table-cell office:value-type="float" office:value="0.12739342857268" calcext:value-type="float">
            <text:p>0.12739342857268</text:p>
          </table:table-cell>
          <table:table-cell office:value-type="float" office:value="1" calcext:value-type="float">
            <text:p>1</text:p>
          </table:table-cell>
          <table:table-cell table:formula="of:=[.A281]*[.A$1]+[.B281]*[.B$1]+[.C$1]" office:value-type="float" office:value="-2173.76112260987" calcext:value-type="float">
            <text:p>-2173.76112260987</text:p>
          </table:table-cell>
          <table:table-cell table:formula="of:=IF([.D281]&gt;0;IF([.C281]&gt;0;&quot;true positive&quot;;&quot;false positive&quot;);IF([.C281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7.4" calcext:value-type="float">
            <text:p>187.4</text:p>
          </table:table-cell>
          <table:table-cell table:formula="of:=(-[.$C$1]-[.$A$1]*[.$F281])/[.$B$1]" office:value-type="float" office:value="-463.006398360166" calcext:value-type="float">
            <text:p>-463.006398360166</text:p>
          </table:table-cell>
          <table:table-cell table:number-columns-repeated="2"/>
        </table:table-row>
        <table:table-row table:style-name="ro1">
          <table:table-cell office:value-type="float" office:value="-0.361427616357434" calcext:value-type="float">
            <text:p>-0.361427616357434</text:p>
          </table:table-cell>
          <table:table-cell office:value-type="float" office:value="0.299444429744875" calcext:value-type="float">
            <text:p>0.299444429744875</text:p>
          </table:table-cell>
          <table:table-cell office:value-type="float" office:value="1" calcext:value-type="float">
            <text:p>1</text:p>
          </table:table-cell>
          <table:table-cell table:formula="of:=[.A282]*[.A$1]+[.B282]*[.B$1]+[.C$1]" office:value-type="float" office:value="-2354.7094164254" calcext:value-type="float">
            <text:p>-2354.7094164254</text:p>
          </table:table-cell>
          <table:table-cell table:formula="of:=IF([.D282]&gt;0;IF([.C282]&gt;0;&quot;true positive&quot;;&quot;false positive&quot;);IF([.C282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7.5" calcext:value-type="float">
            <text:p>187.5</text:p>
          </table:table-cell>
          <table:table-cell table:formula="of:=(-[.$C$1]-[.$A$1]*[.$F282])/[.$B$1]" office:value-type="float" office:value="-463.251229430674" calcext:value-type="float">
            <text:p>-463.251229430674</text:p>
          </table:table-cell>
          <table:table-cell table:number-columns-repeated="2"/>
        </table:table-row>
        <table:table-row table:style-name="ro1">
          <table:table-cell office:value-type="float" office:value="0.430140290661914" calcext:value-type="float">
            <text:p>0.430140290661914</text:p>
          </table:table-cell>
          <table:table-cell office:value-type="float" office:value="-0.988905554702752" calcext:value-type="float">
            <text:p>-0.988905554702752</text:p>
          </table:table-cell>
          <table:table-cell office:value-type="float" office:value="1" calcext:value-type="float">
            <text:p>1</text:p>
          </table:table-cell>
          <table:table-cell table:formula="of:=[.A283]*[.A$1]+[.B283]*[.B$1]+[.C$1]" office:value-type="float" office:value="-2778.75219421242" calcext:value-type="float">
            <text:p>-2778.75219421242</text:p>
          </table:table-cell>
          <table:table-cell table:formula="of:=IF([.D283]&gt;0;IF([.C283]&gt;0;&quot;true positive&quot;;&quot;false positive&quot;);IF([.C283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7.6" calcext:value-type="float">
            <text:p>187.6</text:p>
          </table:table-cell>
          <table:table-cell table:formula="of:=(-[.$C$1]-[.$A$1]*[.$F283])/[.$B$1]" office:value-type="float" office:value="-463.496060501183" calcext:value-type="float">
            <text:p>-463.496060501183</text:p>
          </table:table-cell>
          <table:table-cell table:number-columns-repeated="2"/>
        </table:table-row>
        <table:table-row table:style-name="ro1">
          <table:table-cell office:value-type="float" office:value="-1.8657488099148" calcext:value-type="float">
            <text:p>-1.8657488099148</text:p>
          </table:table-cell>
          <table:table-cell office:value-type="float" office:value="-0.896250555787827" calcext:value-type="float">
            <text:p>-0.896250555787827</text:p>
          </table:table-cell>
          <table:table-cell office:value-type="float" office:value="1" calcext:value-type="float">
            <text:p>1</text:p>
          </table:table-cell>
          <table:table-cell table:formula="of:=[.A284]*[.A$1]+[.B284]*[.B$1]+[.C$1]" office:value-type="float" office:value="829.745878676081" calcext:value-type="float">
            <text:p>829.745878676081</text:p>
          </table:table-cell>
          <table:table-cell table:formula="of:=IF([.D284]&gt;0;IF([.C284]&gt;0;&quot;true positive&quot;;&quot;false positive&quot;);IF([.C284]&lt;=0;&quot;true negative&quot;;&quot;false negative&quot;))" office:value-type="string" office:string-value="true positive" calcext:value-type="string">
            <text:p>true positive</text:p>
          </table:table-cell>
          <table:table-cell office:value-type="float" office:value="187.7" calcext:value-type="float">
            <text:p>187.7</text:p>
          </table:table-cell>
          <table:table-cell table:formula="of:=(-[.$C$1]-[.$A$1]*[.$F284])/[.$B$1]" office:value-type="float" office:value="-463.740891571692" calcext:value-type="float">
            <text:p>-463.740891571692</text:p>
          </table:table-cell>
          <table:table-cell table:number-columns-repeated="2"/>
        </table:table-row>
        <table:table-row table:style-name="ro1">
          <table:table-cell office:value-type="float" office:value="-0.193044391198729" calcext:value-type="float">
            <text:p>-0.193044391198729</text:p>
          </table:table-cell>
          <table:table-cell office:value-type="float" office:value="0.782382495407756" calcext:value-type="float">
            <text:p>0.782382495407756</text:p>
          </table:table-cell>
          <table:table-cell office:value-type="float" office:value="1" calcext:value-type="float">
            <text:p>1</text:p>
          </table:table-cell>
          <table:table-cell table:formula="of:=[.A285]*[.A$1]+[.B285]*[.B$1]+[.C$1]" office:value-type="float" office:value="-2939.02015345713" calcext:value-type="float">
            <text:p>-2939.02015345713</text:p>
          </table:table-cell>
          <table:table-cell table:formula="of:=IF([.D285]&gt;0;IF([.C285]&gt;0;&quot;true positive&quot;;&quot;false positive&quot;);IF([.C285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7.8" calcext:value-type="float">
            <text:p>187.8</text:p>
          </table:table-cell>
          <table:table-cell table:formula="of:=(-[.$C$1]-[.$A$1]*[.$F285])/[.$B$1]" office:value-type="float" office:value="-463.985722642201" calcext:value-type="float">
            <text:p>-463.985722642201</text:p>
          </table:table-cell>
          <table:table-cell table:number-columns-repeated="2"/>
        </table:table-row>
        <table:table-row table:style-name="ro1">
          <table:table-cell office:value-type="float" office:value="-0.749336969941235" calcext:value-type="float">
            <text:p>-0.749336969941235</text:p>
          </table:table-cell>
          <table:table-cell office:value-type="float" office:value="1.09136998843588" calcext:value-type="float">
            <text:p>1.09136998843588</text:p>
          </table:table-cell>
          <table:table-cell office:value-type="float" office:value="1" calcext:value-type="float">
            <text:p>1</text:p>
          </table:table-cell>
          <table:table-cell table:formula="of:=[.A286]*[.A$1]+[.B286]*[.B$1]+[.C$1]" office:value-type="float" office:value="-2251.71199738375" calcext:value-type="float">
            <text:p>-2251.71199738375</text:p>
          </table:table-cell>
          <table:table-cell table:formula="of:=IF([.D286]&gt;0;IF([.C286]&gt;0;&quot;true positive&quot;;&quot;false positive&quot;);IF([.C286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7.9" calcext:value-type="float">
            <text:p>187.9</text:p>
          </table:table-cell>
          <table:table-cell table:formula="of:=(-[.$C$1]-[.$A$1]*[.$F286])/[.$B$1]" office:value-type="float" office:value="-464.23055371271" calcext:value-type="float">
            <text:p>-464.23055371271</text:p>
          </table:table-cell>
          <table:table-cell table:number-columns-repeated="2"/>
        </table:table-row>
        <table:table-row table:style-name="ro1">
          <table:table-cell office:value-type="float" office:value="-0.558774265533658" calcext:value-type="float">
            <text:p>-0.558774265533658</text:p>
          </table:table-cell>
          <table:table-cell office:value-type="float" office:value="-0.787661589673739" calcext:value-type="float">
            <text:p>-0.787661589673739</text:p>
          </table:table-cell>
          <table:table-cell office:value-type="float" office:value="1" calcext:value-type="float">
            <text:p>1</text:p>
          </table:table-cell>
          <table:table-cell table:formula="of:=[.A287]*[.A$1]+[.B287]*[.B$1]+[.C$1]" office:value-type="float" office:value="-1329.76033363096" calcext:value-type="float">
            <text:p>-1329.76033363096</text:p>
          </table:table-cell>
          <table:table-cell table:formula="of:=IF([.D287]&gt;0;IF([.C287]&gt;0;&quot;true positive&quot;;&quot;false positive&quot;);IF([.C287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8" calcext:value-type="float">
            <text:p>188</text:p>
          </table:table-cell>
          <table:table-cell table:formula="of:=(-[.$C$1]-[.$A$1]*[.$F287])/[.$B$1]" office:value-type="float" office:value="-464.475384783219" calcext:value-type="float">
            <text:p>-464.475384783219</text:p>
          </table:table-cell>
          <table:table-cell table:number-columns-repeated="2"/>
        </table:table-row>
        <table:table-row table:style-name="ro1">
          <table:table-cell office:value-type="float" office:value="-1.2832803339083" calcext:value-type="float">
            <text:p>-1.2832803339083</text:p>
          </table:table-cell>
          <table:table-cell office:value-type="float" office:value="-0.840548184274214" calcext:value-type="float">
            <text:p>-0.840548184274214</text:p>
          </table:table-cell>
          <table:table-cell office:value-type="float" office:value="1" calcext:value-type="float">
            <text:p>1</text:p>
          </table:table-cell>
          <table:table-cell table:formula="of:=[.A288]*[.A$1]+[.B288]*[.B$1]+[.C$1]" office:value-type="float" office:value="-137.433659849359" calcext:value-type="float">
            <text:p>-137.433659849359</text:p>
          </table:table-cell>
          <table:table-cell table:formula="of:=IF([.D288]&gt;0;IF([.C288]&gt;0;&quot;true positive&quot;;&quot;false positive&quot;);IF([.C288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8.1" calcext:value-type="float">
            <text:p>188.1</text:p>
          </table:table-cell>
          <table:table-cell table:formula="of:=(-[.$C$1]-[.$A$1]*[.$F288])/[.$B$1]" office:value-type="float" office:value="-464.720215853728" calcext:value-type="float">
            <text:p>-464.720215853728</text:p>
          </table:table-cell>
          <table:table-cell table:number-columns-repeated="2"/>
        </table:table-row>
        <table:table-row table:style-name="ro1">
          <table:table-cell office:value-type="float" office:value="-0.179844718346289" calcext:value-type="float">
            <text:p>-0.179844718346289</text:p>
          </table:table-cell>
          <table:table-cell office:value-type="float" office:value="0.726797540696782" calcext:value-type="float">
            <text:p>0.726797540696782</text:p>
          </table:table-cell>
          <table:table-cell office:value-type="float" office:value="1" calcext:value-type="float">
            <text:p>1</text:p>
          </table:table-cell>
          <table:table-cell table:formula="of:=[.A289]*[.A$1]+[.B289]*[.B$1]+[.C$1]" office:value-type="float" office:value="-2923.83261143142" calcext:value-type="float">
            <text:p>-2923.83261143142</text:p>
          </table:table-cell>
          <table:table-cell table:formula="of:=IF([.D289]&gt;0;IF([.C289]&gt;0;&quot;true positive&quot;;&quot;false positive&quot;);IF([.C289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8.2" calcext:value-type="float">
            <text:p>188.2</text:p>
          </table:table-cell>
          <table:table-cell table:formula="of:=(-[.$C$1]-[.$A$1]*[.$F289])/[.$B$1]" office:value-type="float" office:value="-464.965046924237" calcext:value-type="float">
            <text:p>-464.965046924237</text:p>
          </table:table-cell>
          <table:table-cell table:number-columns-repeated="2"/>
        </table:table-row>
        <table:table-row table:style-name="ro1">
          <table:table-cell office:value-type="float" office:value="-0.448566469375411" calcext:value-type="float">
            <text:p>-0.448566469375411</text:p>
          </table:table-cell>
          <table:table-cell office:value-type="float" office:value="-1.92504935968069" calcext:value-type="float">
            <text:p>-1.92504935968069</text:p>
          </table:table-cell>
          <table:table-cell office:value-type="float" office:value="1" calcext:value-type="float">
            <text:p>1</text:p>
          </table:table-cell>
          <table:table-cell table:formula="of:=[.A290]*[.A$1]+[.B290]*[.B$1]+[.C$1]" office:value-type="float" office:value="-763.482753820109" calcext:value-type="float">
            <text:p>-763.482753820109</text:p>
          </table:table-cell>
          <table:table-cell table:formula="of:=IF([.D290]&gt;0;IF([.C290]&gt;0;&quot;true positive&quot;;&quot;false positive&quot;);IF([.C290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8.3" calcext:value-type="float">
            <text:p>188.3</text:p>
          </table:table-cell>
          <table:table-cell table:formula="of:=(-[.$C$1]-[.$A$1]*[.$F290])/[.$B$1]" office:value-type="float" office:value="-465.209877994746" calcext:value-type="float">
            <text:p>-465.209877994746</text:p>
          </table:table-cell>
          <table:table-cell table:number-columns-repeated="2"/>
        </table:table-row>
        <table:table-row table:style-name="ro1">
          <table:table-cell office:value-type="float" office:value="-1.26075009452907" calcext:value-type="float">
            <text:p>-1.26075009452907</text:p>
          </table:table-cell>
          <table:table-cell office:value-type="float" office:value="-0.43261015808048" calcext:value-type="float">
            <text:p>-0.43261015808048</text:p>
          </table:table-cell>
          <table:table-cell office:value-type="float" office:value="1" calcext:value-type="float">
            <text:p>1</text:p>
          </table:table-cell>
          <table:table-cell table:formula="of:=[.A291]*[.A$1]+[.B291]*[.B$1]+[.C$1]" office:value-type="float" office:value="-439.70802330019" calcext:value-type="float">
            <text:p>-439.70802330019</text:p>
          </table:table-cell>
          <table:table-cell table:formula="of:=IF([.D291]&gt;0;IF([.C291]&gt;0;&quot;true positive&quot;;&quot;false positive&quot;);IF([.C291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8.4" calcext:value-type="float">
            <text:p>188.4</text:p>
          </table:table-cell>
          <table:table-cell table:formula="of:=(-[.$C$1]-[.$A$1]*[.$F291])/[.$B$1]" office:value-type="float" office:value="-465.454709065255" calcext:value-type="float">
            <text:p>-465.454709065255</text:p>
          </table:table-cell>
          <table:table-cell table:number-columns-repeated="2"/>
        </table:table-row>
        <table:table-row table:style-name="ro1">
          <table:table-cell office:value-type="float" office:value="-0.990977685316522" calcext:value-type="float">
            <text:p>-0.990977685316522</text:p>
          </table:table-cell>
          <table:table-cell office:value-type="float" office:value="0.0270066087473859" calcext:value-type="float">
            <text:p>0.027006608747386</text:p>
          </table:table-cell>
          <table:table-cell office:value-type="float" office:value="1" calcext:value-type="float">
            <text:p>1</text:p>
          </table:table-cell>
          <table:table-cell table:formula="of:=[.A292]*[.A$1]+[.B292]*[.B$1]+[.C$1]" office:value-type="float" office:value="-1170.82278981218" calcext:value-type="float">
            <text:p>-1170.82278981218</text:p>
          </table:table-cell>
          <table:table-cell table:formula="of:=IF([.D292]&gt;0;IF([.C292]&gt;0;&quot;true positive&quot;;&quot;false positive&quot;);IF([.C292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8.5" calcext:value-type="float">
            <text:p>188.5</text:p>
          </table:table-cell>
          <table:table-cell table:formula="of:=(-[.$C$1]-[.$A$1]*[.$F292])/[.$B$1]" office:value-type="float" office:value="-465.699540135764" calcext:value-type="float">
            <text:p>-465.699540135764</text:p>
          </table:table-cell>
          <table:table-cell table:number-columns-repeated="2"/>
        </table:table-row>
        <table:table-row table:style-name="ro1">
          <table:table-cell office:value-type="float" office:value="-0.502343094523319" calcext:value-type="float">
            <text:p>-0.502343094523319</text:p>
          </table:table-cell>
          <table:table-cell office:value-type="float" office:value="0.50402438702707" calcext:value-type="float">
            <text:p>0.50402438702707</text:p>
          </table:table-cell>
          <table:table-cell office:value-type="float" office:value="1" calcext:value-type="float">
            <text:p>1</text:p>
          </table:table-cell>
          <table:table-cell table:formula="of:=[.A293]*[.A$1]+[.B293]*[.B$1]+[.C$1]" office:value-type="float" office:value="-2263.05115886734" calcext:value-type="float">
            <text:p>-2263.05115886734</text:p>
          </table:table-cell>
          <table:table-cell table:formula="of:=IF([.D293]&gt;0;IF([.C293]&gt;0;&quot;true positive&quot;;&quot;false positive&quot;);IF([.C293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8.6" calcext:value-type="float">
            <text:p>188.6</text:p>
          </table:table-cell>
          <table:table-cell table:formula="of:=(-[.$C$1]-[.$A$1]*[.$F293])/[.$B$1]" office:value-type="float" office:value="-465.944371206273" calcext:value-type="float">
            <text:p>-465.944371206273</text:p>
          </table:table-cell>
          <table:table-cell table:number-columns-repeated="2"/>
        </table:table-row>
        <table:table-row table:style-name="ro1">
          <table:table-cell office:value-type="float" office:value="1.44341419706898" calcext:value-type="float">
            <text:p>1.44341419706898</text:p>
          </table:table-cell>
          <table:table-cell office:value-type="float" office:value="2.09891775383047" calcext:value-type="float">
            <text:p>2.09891775383047</text:p>
          </table:table-cell>
          <table:table-cell office:value-type="float" office:value="1" calcext:value-type="float">
            <text:p>1</text:p>
          </table:table-cell>
          <table:table-cell table:formula="of:=[.A294]*[.A$1]+[.B294]*[.B$1]+[.C$1]" office:value-type="float" office:value="-6413.51431239807" calcext:value-type="float">
            <text:p>-6413.51431239807</text:p>
          </table:table-cell>
          <table:table-cell table:formula="of:=IF([.D294]&gt;0;IF([.C294]&gt;0;&quot;true positive&quot;;&quot;false positive&quot;);IF([.C294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8.7" calcext:value-type="float">
            <text:p>188.7</text:p>
          </table:table-cell>
          <table:table-cell table:formula="of:=(-[.$C$1]-[.$A$1]*[.$F294])/[.$B$1]" office:value-type="float" office:value="-466.189202276782" calcext:value-type="float">
            <text:p>-466.189202276782</text:p>
          </table:table-cell>
          <table:table-cell table:number-columns-repeated="2"/>
        </table:table-row>
        <table:table-row table:style-name="ro1">
          <table:table-cell office:value-type="float" office:value="-0.522162392480758" calcext:value-type="float">
            <text:p>-0.522162392480758</text:p>
          </table:table-cell>
          <table:table-cell office:value-type="float" office:value="-0.247233722842308" calcext:value-type="float">
            <text:p>-0.247233722842308</text:p>
          </table:table-cell>
          <table:table-cell office:value-type="float" office:value="1" calcext:value-type="float">
            <text:p>1</text:p>
          </table:table-cell>
          <table:table-cell table:formula="of:=[.A295]*[.A$1]+[.B295]*[.B$1]+[.C$1]" office:value-type="float" office:value="-1741.01690673571" calcext:value-type="float">
            <text:p>-1741.01690673571</text:p>
          </table:table-cell>
          <table:table-cell table:formula="of:=IF([.D295]&gt;0;IF([.C295]&gt;0;&quot;true positive&quot;;&quot;false positive&quot;);IF([.C295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8.8" calcext:value-type="float">
            <text:p>188.8</text:p>
          </table:table-cell>
          <table:table-cell table:formula="of:=(-[.$C$1]-[.$A$1]*[.$F295])/[.$B$1]" office:value-type="float" office:value="-466.43403334729" calcext:value-type="float">
            <text:p>-466.43403334729</text:p>
          </table:table-cell>
          <table:table-cell table:number-columns-repeated="2"/>
        </table:table-row>
        <table:table-row table:style-name="ro1">
          <table:table-cell office:value-type="float" office:value="-1.34879662187578" calcext:value-type="float">
            <text:p>-1.34879662187578</text:p>
          </table:table-cell>
          <table:table-cell office:value-type="float" office:value="-1.26032275012669" calcext:value-type="float">
            <text:p>-1.26032275012669</text:p>
          </table:table-cell>
          <table:table-cell office:value-type="float" office:value="1" calcext:value-type="float">
            <text:p>1</text:p>
          </table:table-cell>
          <table:table-cell table:formula="of:=[.A296]*[.A$1]+[.B296]*[.B$1]+[.C$1]" office:value-type="float" office:value="241.26108165209" calcext:value-type="float">
            <text:p>241.26108165209</text:p>
          </table:table-cell>
          <table:table-cell table:formula="of:=IF([.D296]&gt;0;IF([.C296]&gt;0;&quot;true positive&quot;;&quot;false positive&quot;);IF([.C296]&lt;=0;&quot;true negative&quot;;&quot;false negative&quot;))" office:value-type="string" office:string-value="true positive" calcext:value-type="string">
            <text:p>true positive</text:p>
          </table:table-cell>
          <table:table-cell office:value-type="float" office:value="188.9" calcext:value-type="float">
            <text:p>188.9</text:p>
          </table:table-cell>
          <table:table-cell table:formula="of:=(-[.$C$1]-[.$A$1]*[.$F296])/[.$B$1]" office:value-type="float" office:value="-466.678864417799" calcext:value-type="float">
            <text:p>-466.678864417799</text:p>
          </table:table-cell>
          <table:table-cell table:number-columns-repeated="2"/>
        </table:table-row>
        <table:table-row table:style-name="ro1">
          <table:table-cell office:value-type="float" office:value="-0.75300839669319" calcext:value-type="float">
            <text:p>-0.75300839669319</text:p>
          </table:table-cell>
          <table:table-cell office:value-type="float" office:value="0.0077301830898731" calcext:value-type="float">
            <text:p>0.007730183089873</text:p>
          </table:table-cell>
          <table:table-cell office:value-type="float" office:value="1" calcext:value-type="float">
            <text:p>1</text:p>
          </table:table-cell>
          <table:table-cell table:formula="of:=[.A297]*[.A$1]+[.B297]*[.B$1]+[.C$1]" office:value-type="float" office:value="-1538.53063277102" calcext:value-type="float">
            <text:p>-1538.53063277102</text:p>
          </table:table-cell>
          <table:table-cell table:formula="of:=IF([.D297]&gt;0;IF([.C297]&gt;0;&quot;true positive&quot;;&quot;false positive&quot;);IF([.C297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9" calcext:value-type="float">
            <text:p>189</text:p>
          </table:table-cell>
          <table:table-cell table:formula="of:=(-[.$C$1]-[.$A$1]*[.$F297])/[.$B$1]" office:value-type="float" office:value="-466.923695488308" calcext:value-type="float">
            <text:p>-466.923695488308</text:p>
          </table:table-cell>
          <table:table-cell table:number-columns-repeated="2"/>
        </table:table-row>
        <table:table-row table:style-name="ro1">
          <table:table-cell office:value-type="float" office:value="-1.36544810896213" calcext:value-type="float">
            <text:p>-1.36544810896213</text:p>
          </table:table-cell>
          <table:table-cell office:value-type="float" office:value="-0.429898803934099" calcext:value-type="float">
            <text:p>-0.429898803934099</text:p>
          </table:table-cell>
          <table:table-cell office:value-type="float" office:value="1" calcext:value-type="float">
            <text:p>1</text:p>
          </table:table-cell>
          <table:table-cell table:formula="of:=[.A298]*[.A$1]+[.B298]*[.B$1]+[.C$1]" office:value-type="float" office:value="-274.163735040621" calcext:value-type="float">
            <text:p>-274.163735040621</text:p>
          </table:table-cell>
          <table:table-cell table:formula="of:=IF([.D298]&gt;0;IF([.C298]&gt;0;&quot;true positive&quot;;&quot;false positive&quot;);IF([.C298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9.1" calcext:value-type="float">
            <text:p>189.1</text:p>
          </table:table-cell>
          <table:table-cell table:formula="of:=(-[.$C$1]-[.$A$1]*[.$F298])/[.$B$1]" office:value-type="float" office:value="-467.168526558817" calcext:value-type="float">
            <text:p>-467.168526558817</text:p>
          </table:table-cell>
          <table:table-cell table:number-columns-repeated="2"/>
        </table:table-row>
        <table:table-row table:style-name="ro1">
          <table:table-cell office:value-type="float" office:value="-0.69176802015652" calcext:value-type="float">
            <text:p>-0.69176802015652</text:p>
          </table:table-cell>
          <table:table-cell office:value-type="float" office:value="-1.93282777907121" calcext:value-type="float">
            <text:p>-1.93282777907121</text:p>
          </table:table-cell>
          <table:table-cell office:value-type="float" office:value="1" calcext:value-type="float">
            <text:p>1</text:p>
          </table:table-cell>
          <table:table-cell table:formula="of:=[.A299]*[.A$1]+[.B299]*[.B$1]+[.C$1]" office:value-type="float" office:value="-369.75416628051" calcext:value-type="float">
            <text:p>-369.75416628051</text:p>
          </table:table-cell>
          <table:table-cell table:formula="of:=IF([.D299]&gt;0;IF([.C299]&gt;0;&quot;true positive&quot;;&quot;false positive&quot;);IF([.C299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9.2" calcext:value-type="float">
            <text:p>189.2</text:p>
          </table:table-cell>
          <table:table-cell table:formula="of:=(-[.$C$1]-[.$A$1]*[.$F299])/[.$B$1]" office:value-type="float" office:value="-467.413357629326" calcext:value-type="float">
            <text:p>-467.413357629326</text:p>
          </table:table-cell>
          <table:table-cell table:number-columns-repeated="2"/>
        </table:table-row>
        <table:table-row table:style-name="ro1">
          <table:table-cell office:value-type="float" office:value="-1.04160122402216" calcext:value-type="float">
            <text:p>-1.04160122402216</text:p>
          </table:table-cell>
          <table:table-cell office:value-type="float" office:value="-0.869871485782841" calcext:value-type="float">
            <text:p>-0.869871485782841</text:p>
          </table:table-cell>
          <table:table-cell office:value-type="float" office:value="1" calcext:value-type="float">
            <text:p>1</text:p>
          </table:table-cell>
          <table:table-cell table:formula="of:=[.A300]*[.A$1]+[.B300]*[.B$1]+[.C$1]" office:value-type="float" office:value="-504.512227299469" calcext:value-type="float">
            <text:p>-504.512227299469</text:p>
          </table:table-cell>
          <table:table-cell table:formula="of:=IF([.D300]&gt;0;IF([.C300]&gt;0;&quot;true positive&quot;;&quot;false positive&quot;);IF([.C300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9.3" calcext:value-type="float">
            <text:p>189.3</text:p>
          </table:table-cell>
          <table:table-cell table:formula="of:=(-[.$C$1]-[.$A$1]*[.$F300])/[.$B$1]" office:value-type="float" office:value="-467.658188699835" calcext:value-type="float">
            <text:p>-467.658188699835</text:p>
          </table:table-cell>
          <table:table-cell table:number-columns-repeated="2"/>
        </table:table-row>
        <table:table-row table:style-name="ro1">
          <table:table-cell office:value-type="float" office:value="-1.06277931612755" calcext:value-type="float">
            <text:p>-1.06277931612755</text:p>
          </table:table-cell>
          <table:table-cell office:value-type="float" office:value="-0.244367158755364" calcext:value-type="float">
            <text:p>-0.244367158755364</text:p>
          </table:table-cell>
          <table:table-cell office:value-type="float" office:value="1" calcext:value-type="float">
            <text:p>1</text:p>
          </table:table-cell>
          <table:table-cell table:formula="of:=[.A301]*[.A$1]+[.B301]*[.B$1]+[.C$1]" office:value-type="float" office:value="-878.94795436393" calcext:value-type="float">
            <text:p>-878.94795436393</text:p>
          </table:table-cell>
          <table:table-cell table:formula="of:=IF([.D301]&gt;0;IF([.C301]&gt;0;&quot;true positive&quot;;&quot;false positive&quot;);IF([.C301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9.4" calcext:value-type="float">
            <text:p>189.4</text:p>
          </table:table-cell>
          <table:table-cell table:formula="of:=(-[.$C$1]-[.$A$1]*[.$F301])/[.$B$1]" office:value-type="float" office:value="-467.903019770344" calcext:value-type="float">
            <text:p>-467.903019770344</text:p>
          </table:table-cell>
          <table:table-cell table:number-columns-repeated="2"/>
        </table:table-row>
        <table:table-row table:style-name="ro1">
          <table:table-cell office:value-type="float" office:value="0.0110920449206461" calcext:value-type="float">
            <text:p>0.011092044920646</text:p>
          </table:table-cell>
          <table:table-cell office:value-type="float" office:value="0.76572873883467" calcext:value-type="float">
            <text:p>0.76572873883467</text:p>
          </table:table-cell>
          <table:table-cell office:value-type="float" office:value="1" calcext:value-type="float">
            <text:p>1</text:p>
          </table:table-cell>
          <table:table-cell table:formula="of:=[.A302]*[.A$1]+[.B302]*[.B$1]+[.C$1]" office:value-type="float" office:value="-3254.37282996986" calcext:value-type="float">
            <text:p>-3254.37282996986</text:p>
          </table:table-cell>
          <table:table-cell table:formula="of:=IF([.D302]&gt;0;IF([.C302]&gt;0;&quot;true positive&quot;;&quot;false positive&quot;);IF([.C302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9.5" calcext:value-type="float">
            <text:p>189.5</text:p>
          </table:table-cell>
          <table:table-cell table:formula="of:=(-[.$C$1]-[.$A$1]*[.$F302])/[.$B$1]" office:value-type="float" office:value="-468.147850840853" calcext:value-type="float">
            <text:p>-468.147850840853</text:p>
          </table:table-cell>
          <table:table-cell table:number-columns-repeated="2"/>
        </table:table-row>
        <table:table-row table:style-name="ro1">
          <table:table-cell office:value-type="float" office:value="-0.481709576375408" calcext:value-type="float">
            <text:p>-0.481709576375408</text:p>
          </table:table-cell>
          <table:table-cell office:value-type="float" office:value="-1.43830290452052" calcext:value-type="float">
            <text:p>-1.43830290452052</text:p>
          </table:table-cell>
          <table:table-cell office:value-type="float" office:value="1" calcext:value-type="float">
            <text:p>1</text:p>
          </table:table-cell>
          <table:table-cell table:formula="of:=[.A303]*[.A$1]+[.B303]*[.B$1]+[.C$1]" office:value-type="float" office:value="-1028.22748775784" calcext:value-type="float">
            <text:p>-1028.22748775784</text:p>
          </table:table-cell>
          <table:table-cell table:formula="of:=IF([.D303]&gt;0;IF([.C303]&gt;0;&quot;true positive&quot;;&quot;false positive&quot;);IF([.C303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9.6" calcext:value-type="float">
            <text:p>189.6</text:p>
          </table:table-cell>
          <table:table-cell table:formula="of:=(-[.$C$1]-[.$A$1]*[.$F303])/[.$B$1]" office:value-type="float" office:value="-468.392681911362" calcext:value-type="float">
            <text:p>-468.392681911362</text:p>
          </table:table-cell>
          <table:table-cell table:number-columns-repeated="2"/>
        </table:table-row>
        <table:table-row table:style-name="ro1">
          <table:table-cell office:value-type="float" office:value="0.1726989188559" calcext:value-type="float">
            <text:p>0.1726989188559</text:p>
          </table:table-cell>
          <table:table-cell office:value-type="float" office:value="-0.0869826944891874" calcext:value-type="float">
            <text:p>-0.086982694489187</text:p>
          </table:table-cell>
          <table:table-cell office:value-type="float" office:value="1" calcext:value-type="float">
            <text:p>1</text:p>
          </table:table-cell>
          <table:table-cell table:formula="of:=[.A304]*[.A$1]+[.B304]*[.B$1]+[.C$1]" office:value-type="float" office:value="-2956.04837915038" calcext:value-type="float">
            <text:p>-2956.04837915038</text:p>
          </table:table-cell>
          <table:table-cell table:formula="of:=IF([.D304]&gt;0;IF([.C304]&gt;0;&quot;true positive&quot;;&quot;false positive&quot;);IF([.C304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89.7" calcext:value-type="float">
            <text:p>189.7</text:p>
          </table:table-cell>
          <table:table-cell table:formula="of:=(-[.$C$1]-[.$A$1]*[.$F304])/[.$B$1]" office:value-type="float" office:value="-468.637512981871" calcext:value-type="float">
            <text:p>-468.637512981871</text:p>
          </table:table-cell>
          <table:table-cell table:number-columns-repeated="2"/>
        </table:table-row>
        <table:table-row table:style-name="ro1">
          <table:table-cell office:value-type="float" office:value="-1.52489443170259" calcext:value-type="float">
            <text:p>-1.52489443170259</text:p>
          </table:table-cell>
          <table:table-cell office:value-type="float" office:value="-1.85228752277209" calcext:value-type="float">
            <text:p>-1.85228752277209</text:p>
          </table:table-cell>
          <table:table-cell office:value-type="float" office:value="1" calcext:value-type="float">
            <text:p>1</text:p>
          </table:table-cell>
          <table:table-cell table:formula="of:=[.A305]*[.A$1]+[.B305]*[.B$1]+[.C$1]" office:value-type="float" office:value="909.064207214781" calcext:value-type="float">
            <text:p>909.064207214781</text:p>
          </table:table-cell>
          <table:table-cell table:formula="of:=IF([.D305]&gt;0;IF([.C305]&gt;0;&quot;true positive&quot;;&quot;false positive&quot;);IF([.C305]&lt;=0;&quot;true negative&quot;;&quot;false negative&quot;))" office:value-type="string" office:string-value="true positive" calcext:value-type="string">
            <text:p>true positive</text:p>
          </table:table-cell>
          <table:table-cell office:value-type="float" office:value="189.8" calcext:value-type="float">
            <text:p>189.8</text:p>
          </table:table-cell>
          <table:table-cell table:formula="of:=(-[.$C$1]-[.$A$1]*[.$F305])/[.$B$1]" office:value-type="float" office:value="-468.88234405238" calcext:value-type="float">
            <text:p>-468.88234405238</text:p>
          </table:table-cell>
          <table:table-cell table:number-columns-repeated="2"/>
        </table:table-row>
        <table:table-row table:style-name="ro1">
          <table:table-cell office:value-type="float" office:value="-1.44852911895414" calcext:value-type="float">
            <text:p>-1.44852911895414</text:p>
          </table:table-cell>
          <table:table-cell office:value-type="float" office:value="-0.922460448626169" calcext:value-type="float">
            <text:p>-0.922460448626169</text:p>
          </table:table-cell>
          <table:table-cell office:value-type="float" office:value="1" calcext:value-type="float">
            <text:p>1</text:p>
          </table:table-cell>
          <table:table-cell table:formula="of:=[.A306]*[.A$1]+[.B306]*[.B$1]+[.C$1]" office:value-type="float" office:value="180.110179683211" calcext:value-type="float">
            <text:p>180.110179683211</text:p>
          </table:table-cell>
          <table:table-cell table:formula="of:=IF([.D306]&gt;0;IF([.C306]&gt;0;&quot;true positive&quot;;&quot;false positive&quot;);IF([.C306]&lt;=0;&quot;true negative&quot;;&quot;false negative&quot;))" office:value-type="string" office:string-value="true positive" calcext:value-type="string">
            <text:p>true positive</text:p>
          </table:table-cell>
          <table:table-cell office:value-type="float" office:value="189.9" calcext:value-type="float">
            <text:p>189.9</text:p>
          </table:table-cell>
          <table:table-cell table:formula="of:=(-[.$C$1]-[.$A$1]*[.$F306])/[.$B$1]" office:value-type="float" office:value="-469.127175122889" calcext:value-type="float">
            <text:p>-469.127175122889</text:p>
          </table:table-cell>
          <table:table-cell table:number-columns-repeated="2"/>
        </table:table-row>
        <table:table-row table:style-name="ro1">
          <table:table-cell office:value-type="float" office:value="-1.21823884183369" calcext:value-type="float">
            <text:p>-1.21823884183369</text:p>
          </table:table-cell>
          <table:table-cell office:value-type="float" office:value="-0.578300222692968" calcext:value-type="float">
            <text:p>-0.578300222692968</text:p>
          </table:table-cell>
          <table:table-cell office:value-type="float" office:value="1" calcext:value-type="float">
            <text:p>1</text:p>
          </table:table-cell>
          <table:table-cell table:formula="of:=[.A307]*[.A$1]+[.B307]*[.B$1]+[.C$1]" office:value-type="float" office:value="-412.548763328276" calcext:value-type="float">
            <text:p>-412.548763328276</text:p>
          </table:table-cell>
          <table:table-cell table:formula="of:=IF([.D307]&gt;0;IF([.C307]&gt;0;&quot;true positive&quot;;&quot;false positive&quot;);IF([.C307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0" calcext:value-type="float">
            <text:p>190</text:p>
          </table:table-cell>
          <table:table-cell table:formula="of:=(-[.$C$1]-[.$A$1]*[.$F307])/[.$B$1]" office:value-type="float" office:value="-469.372006193397" calcext:value-type="float">
            <text:p>-469.372006193397</text:p>
          </table:table-cell>
          <table:table-cell table:number-columns-repeated="2"/>
        </table:table-row>
        <table:table-row table:style-name="ro1">
          <table:table-cell office:value-type="float" office:value="0.285974587272099" calcext:value-type="float">
            <text:p>0.285974587272099</text:p>
          </table:table-cell>
          <table:table-cell office:value-type="float" office:value="-0.398502824991507" calcext:value-type="float">
            <text:p>-0.398502824991507</text:p>
          </table:table-cell>
          <table:table-cell office:value-type="float" office:value="1" calcext:value-type="float">
            <text:p>1</text:p>
          </table:table-cell>
          <table:table-cell table:formula="of:=[.A308]*[.A$1]+[.B308]*[.B$1]+[.C$1]" office:value-type="float" office:value="-2933.73440284892" calcext:value-type="float">
            <text:p>-2933.73440284892</text:p>
          </table:table-cell>
          <table:table-cell table:formula="of:=IF([.D308]&gt;0;IF([.C308]&gt;0;&quot;true positive&quot;;&quot;false positive&quot;);IF([.C308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0.1" calcext:value-type="float">
            <text:p>190.1</text:p>
          </table:table-cell>
          <table:table-cell table:formula="of:=(-[.$C$1]-[.$A$1]*[.$F308])/[.$B$1]" office:value-type="float" office:value="-469.616837263906" calcext:value-type="float">
            <text:p>-469.616837263906</text:p>
          </table:table-cell>
          <table:table-cell table:number-columns-repeated="2"/>
        </table:table-row>
        <table:table-row table:style-name="ro1">
          <table:table-cell office:value-type="float" office:value="-0.200545754762649" calcext:value-type="float">
            <text:p>-0.200545754762649</text:p>
          </table:table-cell>
          <table:table-cell office:value-type="float" office:value="-0.462154578497822" calcext:value-type="float">
            <text:p>-0.462154578497822</text:p>
          </table:table-cell>
          <table:table-cell office:value-type="float" office:value="1" calcext:value-type="float">
            <text:p>1</text:p>
          </table:table-cell>
          <table:table-cell table:formula="of:=[.A309]*[.A$1]+[.B309]*[.B$1]+[.C$1]" office:value-type="float" office:value="-2114.69732100185" calcext:value-type="float">
            <text:p>-2114.69732100185</text:p>
          </table:table-cell>
          <table:table-cell table:formula="of:=IF([.D309]&gt;0;IF([.C309]&gt;0;&quot;true positive&quot;;&quot;false positive&quot;);IF([.C309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0.2" calcext:value-type="float">
            <text:p>190.2</text:p>
          </table:table-cell>
          <table:table-cell table:formula="of:=(-[.$C$1]-[.$A$1]*[.$F309])/[.$B$1]" office:value-type="float" office:value="-469.861668334415" calcext:value-type="float">
            <text:p>-469.861668334415</text:p>
          </table:table-cell>
          <table:table-cell table:number-columns-repeated="2"/>
        </table:table-row>
        <table:table-row table:style-name="ro1">
          <table:table-cell office:value-type="float" office:value="-0.285709993328594" calcext:value-type="float">
            <text:p>-0.285709993328594</text:p>
          </table:table-cell>
          <table:table-cell office:value-type="float" office:value="-1.01600215972106" calcext:value-type="float">
            <text:p>-1.01600215972106</text:p>
          </table:table-cell>
          <table:table-cell office:value-type="float" office:value="1" calcext:value-type="float">
            <text:p>1</text:p>
          </table:table-cell>
          <table:table-cell table:formula="of:=[.A310]*[.A$1]+[.B310]*[.B$1]+[.C$1]" office:value-type="float" office:value="-1617.0916725265" calcext:value-type="float">
            <text:p>-1617.0916725265</text:p>
          </table:table-cell>
          <table:table-cell table:formula="of:=IF([.D310]&gt;0;IF([.C310]&gt;0;&quot;true positive&quot;;&quot;false positive&quot;);IF([.C310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0.3" calcext:value-type="float">
            <text:p>190.3</text:p>
          </table:table-cell>
          <table:table-cell table:formula="of:=(-[.$C$1]-[.$A$1]*[.$F310])/[.$B$1]" office:value-type="float" office:value="-470.106499404924" calcext:value-type="float">
            <text:p>-470.106499404924</text:p>
          </table:table-cell>
          <table:table-cell table:number-columns-repeated="2"/>
        </table:table-row>
        <table:table-row table:style-name="ro1">
          <table:table-cell office:value-type="float" office:value="0.591574038539205" calcext:value-type="float">
            <text:p>0.591574038539205</text:p>
          </table:table-cell>
          <table:table-cell office:value-type="float" office:value="1.21763727396272" calcext:value-type="float">
            <text:p>1.21763727396272</text:p>
          </table:table-cell>
          <table:table-cell office:value-type="float" office:value="1" calcext:value-type="float">
            <text:p>1</text:p>
          </table:table-cell>
          <table:table-cell table:formula="of:=[.A311]*[.A$1]+[.B311]*[.B$1]+[.C$1]" office:value-type="float" office:value="-4476.98983056788" calcext:value-type="float">
            <text:p>-4476.98983056788</text:p>
          </table:table-cell>
          <table:table-cell table:formula="of:=IF([.D311]&gt;0;IF([.C311]&gt;0;&quot;true positive&quot;;&quot;false positive&quot;);IF([.C311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0.4" calcext:value-type="float">
            <text:p>190.4</text:p>
          </table:table-cell>
          <table:table-cell table:formula="of:=(-[.$C$1]-[.$A$1]*[.$F311])/[.$B$1]" office:value-type="float" office:value="-470.351330475433" calcext:value-type="float">
            <text:p>-470.351330475433</text:p>
          </table:table-cell>
          <table:table-cell table:number-columns-repeated="2"/>
        </table:table-row>
        <table:table-row table:style-name="ro1">
          <table:table-cell office:value-type="float" office:value="-0.795658380910622" calcext:value-type="float">
            <text:p>-0.795658380910622</text:p>
          </table:table-cell>
          <table:table-cell office:value-type="float" office:value="0.143182468542947" calcext:value-type="float">
            <text:p>0.143182468542947</text:p>
          </table:table-cell>
          <table:table-cell office:value-type="float" office:value="1" calcext:value-type="float">
            <text:p>1</text:p>
          </table:table-cell>
          <table:table-cell table:formula="of:=[.A312]*[.A$1]+[.B312]*[.B$1]+[.C$1]" office:value-type="float" office:value="-1558.78578005206" calcext:value-type="float">
            <text:p>-1558.78578005206</text:p>
          </table:table-cell>
          <table:table-cell table:formula="of:=IF([.D312]&gt;0;IF([.C312]&gt;0;&quot;true positive&quot;;&quot;false positive&quot;);IF([.C312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0.5" calcext:value-type="float">
            <text:p>190.5</text:p>
          </table:table-cell>
          <table:table-cell table:formula="of:=(-[.$C$1]-[.$A$1]*[.$F312])/[.$B$1]" office:value-type="float" office:value="-470.596161545942" calcext:value-type="float">
            <text:p>-470.596161545942</text:p>
          </table:table-cell>
          <table:table-cell table:number-columns-repeated="2"/>
        </table:table-row>
        <table:table-row table:style-name="ro1">
          <table:table-cell office:value-type="float" office:value="-0.834323900954075" calcext:value-type="float">
            <text:p>-0.834323900954075</text:p>
          </table:table-cell>
          <table:table-cell office:value-type="float" office:value="-1.49630290951435" calcext:value-type="float">
            <text:p>-1.49630290951435</text:p>
          </table:table-cell>
          <table:table-cell office:value-type="float" office:value="1" calcext:value-type="float">
            <text:p>1</text:p>
          </table:table-cell>
          <table:table-cell table:formula="of:=[.A313]*[.A$1]+[.B313]*[.B$1]+[.C$1]" office:value-type="float" office:value="-426.869700026706" calcext:value-type="float">
            <text:p>-426.869700026706</text:p>
          </table:table-cell>
          <table:table-cell table:formula="of:=IF([.D313]&gt;0;IF([.C313]&gt;0;&quot;true positive&quot;;&quot;false positive&quot;);IF([.C313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0.6" calcext:value-type="float">
            <text:p>190.6</text:p>
          </table:table-cell>
          <table:table-cell table:formula="of:=(-[.$C$1]-[.$A$1]*[.$F313])/[.$B$1]" office:value-type="float" office:value="-470.840992616451" calcext:value-type="float">
            <text:p>-470.840992616451</text:p>
          </table:table-cell>
          <table:table-cell table:number-columns-repeated="2"/>
        </table:table-row>
        <table:table-row table:style-name="ro1">
          <table:table-cell office:value-type="float" office:value="-1.87685488677503" calcext:value-type="float">
            <text:p>-1.87685488677503</text:p>
          </table:table-cell>
          <table:table-cell office:value-type="float" office:value="-1.42658154771744" calcext:value-type="float">
            <text:p>-1.42658154771744</text:p>
          </table:table-cell>
          <table:table-cell office:value-type="float" office:value="1" calcext:value-type="float">
            <text:p>1</text:p>
          </table:table-cell>
          <table:table-cell table:formula="of:=[.A314]*[.A$1]+[.B314]*[.B$1]+[.C$1]" office:value-type="float" office:value="1193.65213734013" calcext:value-type="float">
            <text:p>1193.65213734013</text:p>
          </table:table-cell>
          <table:table-cell table:formula="of:=IF([.D314]&gt;0;IF([.C314]&gt;0;&quot;true positive&quot;;&quot;false positive&quot;);IF([.C314]&lt;=0;&quot;true negative&quot;;&quot;false negative&quot;))" office:value-type="string" office:string-value="true positive" calcext:value-type="string">
            <text:p>true positive</text:p>
          </table:table-cell>
          <table:table-cell office:value-type="float" office:value="190.7" calcext:value-type="float">
            <text:p>190.7</text:p>
          </table:table-cell>
          <table:table-cell table:formula="of:=(-[.$C$1]-[.$A$1]*[.$F314])/[.$B$1]" office:value-type="float" office:value="-471.08582368696" calcext:value-type="float">
            <text:p>-471.08582368696</text:p>
          </table:table-cell>
          <table:table-cell table:number-columns-repeated="2"/>
        </table:table-row>
        <table:table-row table:style-name="ro1">
          <table:table-cell office:value-type="float" office:value="-1.44530698493859" calcext:value-type="float">
            <text:p>-1.44530698493859</text:p>
          </table:table-cell>
          <table:table-cell office:value-type="float" office:value="-2.26879812857041" calcext:value-type="float">
            <text:p>-2.26879812857041</text:p>
          </table:table-cell>
          <table:table-cell office:value-type="float" office:value="1" calcext:value-type="float">
            <text:p>1</text:p>
          </table:table-cell>
          <table:table-cell table:formula="of:=[.A315]*[.A$1]+[.B315]*[.B$1]+[.C$1]" office:value-type="float" office:value="1053.74355363467" calcext:value-type="float">
            <text:p>1053.74355363467</text:p>
          </table:table-cell>
          <table:table-cell table:formula="of:=IF([.D315]&gt;0;IF([.C315]&gt;0;&quot;true positive&quot;;&quot;false positive&quot;);IF([.C315]&lt;=0;&quot;true negative&quot;;&quot;false negative&quot;))" office:value-type="string" office:string-value="true positive" calcext:value-type="string">
            <text:p>true positive</text:p>
          </table:table-cell>
          <table:table-cell office:value-type="float" office:value="190.8" calcext:value-type="float">
            <text:p>190.8</text:p>
          </table:table-cell>
          <table:table-cell table:formula="of:=(-[.$C$1]-[.$A$1]*[.$F315])/[.$B$1]" office:value-type="float" office:value="-471.330654757469" calcext:value-type="float">
            <text:p>-471.330654757469</text:p>
          </table:table-cell>
          <table:table-cell table:number-columns-repeated="2"/>
        </table:table-row>
        <table:table-row table:style-name="ro1">
          <table:table-cell office:value-type="float" office:value="-0.555160852383863" calcext:value-type="float">
            <text:p>-0.555160852383863</text:p>
          </table:table-cell>
          <table:table-cell office:value-type="float" office:value="0.0143970609012373" calcext:value-type="float">
            <text:p>0.014397060901237</text:p>
          </table:table-cell>
          <table:table-cell office:value-type="float" office:value="1" calcext:value-type="float">
            <text:p>1</text:p>
          </table:table-cell>
          <table:table-cell table:formula="of:=[.A316]*[.A$1]+[.B316]*[.B$1]+[.C$1]" office:value-type="float" office:value="-1859.05512472601" calcext:value-type="float">
            <text:p>-1859.05512472601</text:p>
          </table:table-cell>
          <table:table-cell table:formula="of:=IF([.D316]&gt;0;IF([.C316]&gt;0;&quot;true positive&quot;;&quot;false positive&quot;);IF([.C316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0.9" calcext:value-type="float">
            <text:p>190.9</text:p>
          </table:table-cell>
          <table:table-cell table:formula="of:=(-[.$C$1]-[.$A$1]*[.$F316])/[.$B$1]" office:value-type="float" office:value="-471.575485827978" calcext:value-type="float">
            <text:p>-471.575485827978</text:p>
          </table:table-cell>
          <table:table-cell table:number-columns-repeated="2"/>
        </table:table-row>
        <table:table-row table:style-name="ro1">
          <table:table-cell office:value-type="float" office:value="-0.0709208731338544" calcext:value-type="float">
            <text:p>-0.070920873133854</text:p>
          </table:table-cell>
          <table:table-cell office:value-type="float" office:value="1.1677695181957" calcext:value-type="float">
            <text:p>1.1677695181957</text:p>
          </table:table-cell>
          <table:table-cell office:value-type="float" office:value="1" calcext:value-type="float">
            <text:p>1</text:p>
          </table:table-cell>
          <table:table-cell table:formula="of:=[.A317]*[.A$1]+[.B317]*[.B$1]+[.C$1]" office:value-type="float" office:value="-3385.7313638991" calcext:value-type="float">
            <text:p>-3385.7313638991</text:p>
          </table:table-cell>
          <table:table-cell table:formula="of:=IF([.D317]&gt;0;IF([.C317]&gt;0;&quot;true positive&quot;;&quot;false positive&quot;);IF([.C317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1" calcext:value-type="float">
            <text:p>191</text:p>
          </table:table-cell>
          <table:table-cell table:formula="of:=(-[.$C$1]-[.$A$1]*[.$F317])/[.$B$1]" office:value-type="float" office:value="-471.820316898487" calcext:value-type="float">
            <text:p>-471.820316898487</text:p>
          </table:table-cell>
          <table:table-cell table:number-columns-repeated="2"/>
        </table:table-row>
        <table:table-row table:style-name="ro1">
          <table:table-cell office:value-type="float" office:value="-1.48266310064099" calcext:value-type="float">
            <text:p>-1.48266310064099</text:p>
          </table:table-cell>
          <table:table-cell office:value-type="float" office:value="-0.231217085121955" calcext:value-type="float">
            <text:p>-0.231217085121955</text:p>
          </table:table-cell>
          <table:table-cell office:value-type="float" office:value="1" calcext:value-type="float">
            <text:p>1</text:p>
          </table:table-cell>
          <table:table-cell table:formula="of:=[.A318]*[.A$1]+[.B318]*[.B$1]+[.C$1]" office:value-type="float" office:value="-216.530450407291" calcext:value-type="float">
            <text:p>-216.530450407291</text:p>
          </table:table-cell>
          <table:table-cell table:formula="of:=IF([.D318]&gt;0;IF([.C318]&gt;0;&quot;true positive&quot;;&quot;false positive&quot;);IF([.C318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1.1" calcext:value-type="float">
            <text:p>191.1</text:p>
          </table:table-cell>
          <table:table-cell table:formula="of:=(-[.$C$1]-[.$A$1]*[.$F318])/[.$B$1]" office:value-type="float" office:value="-472.065147968996" calcext:value-type="float">
            <text:p>-472.065147968996</text:p>
          </table:table-cell>
          <table:table-cell table:number-columns-repeated="2"/>
        </table:table-row>
        <table:table-row table:style-name="ro1">
          <table:table-cell office:value-type="float" office:value="-0.388591126423106" calcext:value-type="float">
            <text:p>-0.388591126423106</text:p>
          </table:table-cell>
          <table:table-cell office:value-type="float" office:value="0.80275562878964" calcext:value-type="float">
            <text:p>0.80275562878964</text:p>
          </table:table-cell>
          <table:table-cell office:value-type="float" office:value="1" calcext:value-type="float">
            <text:p>1</text:p>
          </table:table-cell>
          <table:table-cell table:formula="of:=[.A319]*[.A$1]+[.B319]*[.B$1]+[.C$1]" office:value-type="float" office:value="-2639.82207640036" calcext:value-type="float">
            <text:p>-2639.82207640036</text:p>
          </table:table-cell>
          <table:table-cell table:formula="of:=IF([.D319]&gt;0;IF([.C319]&gt;0;&quot;true positive&quot;;&quot;false positive&quot;);IF([.C319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1.2" calcext:value-type="float">
            <text:p>191.2</text:p>
          </table:table-cell>
          <table:table-cell table:formula="of:=(-[.$C$1]-[.$A$1]*[.$F319])/[.$B$1]" office:value-type="float" office:value="-472.309979039505" calcext:value-type="float">
            <text:p>-472.309979039505</text:p>
          </table:table-cell>
          <table:table-cell table:number-columns-repeated="2"/>
        </table:table-row>
        <table:table-row table:style-name="ro1">
          <table:table-cell office:value-type="float" office:value="0.010938437882173" calcext:value-type="float">
            <text:p>0.010938437882173</text:p>
          </table:table-cell>
          <table:table-cell office:value-type="float" office:value="-1.13710557903072" calcext:value-type="float">
            <text:p>-1.13710557903072</text:p>
          </table:table-cell>
          <table:table-cell office:value-type="float" office:value="1" calcext:value-type="float">
            <text:p>1</text:p>
          </table:table-cell>
          <table:table-cell table:formula="of:=[.A320]*[.A$1]+[.B320]*[.B$1]+[.C$1]" office:value-type="float" office:value="-2012.10790241066" calcext:value-type="float">
            <text:p>-2012.10790241066</text:p>
          </table:table-cell>
          <table:table-cell table:formula="of:=IF([.D320]&gt;0;IF([.C320]&gt;0;&quot;true positive&quot;;&quot;false positive&quot;);IF([.C320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1.3" calcext:value-type="float">
            <text:p>191.3</text:p>
          </table:table-cell>
          <table:table-cell table:formula="of:=(-[.$C$1]-[.$A$1]*[.$F320])/[.$B$1]" office:value-type="float" office:value="-472.554810110013" calcext:value-type="float">
            <text:p>-472.554810110013</text:p>
          </table:table-cell>
          <table:table-cell table:number-columns-repeated="2"/>
        </table:table-row>
        <table:table-row table:style-name="ro1">
          <table:table-cell office:value-type="float" office:value="-1.59247446030575" calcext:value-type="float">
            <text:p>-1.59247446030575</text:p>
          </table:table-cell>
          <table:table-cell office:value-type="float" office:value="-0.69227272572027" calcext:value-type="float">
            <text:p>-0.69227272572027</text:p>
          </table:table-cell>
          <table:table-cell office:value-type="float" office:value="1" calcext:value-type="float">
            <text:p>1</text:p>
          </table:table-cell>
          <table:table-cell table:formula="of:=[.A321]*[.A$1]+[.B321]*[.B$1]+[.C$1]" office:value-type="float" office:value="259.895630012183" calcext:value-type="float">
            <text:p>259.895630012183</text:p>
          </table:table-cell>
          <table:table-cell table:formula="of:=IF([.D321]&gt;0;IF([.C321]&gt;0;&quot;true positive&quot;;&quot;false positive&quot;);IF([.C321]&lt;=0;&quot;true negative&quot;;&quot;false negative&quot;))" office:value-type="string" office:string-value="true positive" calcext:value-type="string">
            <text:p>true positive</text:p>
          </table:table-cell>
          <table:table-cell office:value-type="float" office:value="191.4" calcext:value-type="float">
            <text:p>191.4</text:p>
          </table:table-cell>
          <table:table-cell table:formula="of:=(-[.$C$1]-[.$A$1]*[.$F321])/[.$B$1]" office:value-type="float" office:value="-472.799641180522" calcext:value-type="float">
            <text:p>-472.799641180522</text:p>
          </table:table-cell>
          <table:table-cell table:number-columns-repeated="2"/>
        </table:table-row>
        <table:table-row table:style-name="ro1">
          <table:table-cell office:value-type="float" office:value="-0.613772127183222" calcext:value-type="float">
            <text:p>-0.613772127183222</text:p>
          </table:table-cell>
          <table:table-cell office:value-type="float" office:value="-0.389937346243203" calcext:value-type="float">
            <text:p>-0.389937346243203</text:p>
          </table:table-cell>
          <table:table-cell office:value-type="float" office:value="1" calcext:value-type="float">
            <text:p>1</text:p>
          </table:table-cell>
          <table:table-cell table:formula="of:=[.A322]*[.A$1]+[.B322]*[.B$1]+[.C$1]" office:value-type="float" office:value="-1501.47314281594" calcext:value-type="float">
            <text:p>-1501.47314281594</text:p>
          </table:table-cell>
          <table:table-cell table:formula="of:=IF([.D322]&gt;0;IF([.C322]&gt;0;&quot;true positive&quot;;&quot;false positive&quot;);IF([.C322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1.5" calcext:value-type="float">
            <text:p>191.5</text:p>
          </table:table-cell>
          <table:table-cell table:formula="of:=(-[.$C$1]-[.$A$1]*[.$F322])/[.$B$1]" office:value-type="float" office:value="-473.044472251031" calcext:value-type="float">
            <text:p>-473.044472251031</text:p>
          </table:table-cell>
          <table:table-cell table:number-columns-repeated="2"/>
        </table:table-row>
        <table:table-row table:style-name="ro1">
          <table:table-cell office:value-type="float" office:value="-1.25152020158588" calcext:value-type="float">
            <text:p>-1.25152020158588</text:p>
          </table:table-cell>
          <table:table-cell office:value-type="float" office:value="-1.78397969967162" calcext:value-type="float">
            <text:p>-1.78397969967162</text:p>
          </table:table-cell>
          <table:table-cell office:value-type="float" office:value="1" calcext:value-type="float">
            <text:p>1</text:p>
          </table:table-cell>
          <table:table-cell table:formula="of:=[.A323]*[.A$1]+[.B323]*[.B$1]+[.C$1]" office:value-type="float" office:value="427.608972650141" calcext:value-type="float">
            <text:p>427.608972650141</text:p>
          </table:table-cell>
          <table:table-cell table:formula="of:=IF([.D323]&gt;0;IF([.C323]&gt;0;&quot;true positive&quot;;&quot;false positive&quot;);IF([.C323]&lt;=0;&quot;true negative&quot;;&quot;false negative&quot;))" office:value-type="string" office:string-value="true positive" calcext:value-type="string">
            <text:p>true positive</text:p>
          </table:table-cell>
          <table:table-cell office:value-type="float" office:value="191.6" calcext:value-type="float">
            <text:p>191.6</text:p>
          </table:table-cell>
          <table:table-cell table:formula="of:=(-[.$C$1]-[.$A$1]*[.$F323])/[.$B$1]" office:value-type="float" office:value="-473.28930332154" calcext:value-type="float">
            <text:p>-473.28930332154</text:p>
          </table:table-cell>
          <table:table-cell table:number-columns-repeated="2"/>
        </table:table-row>
        <table:table-row table:style-name="ro1">
          <table:table-cell office:value-type="float" office:value="-0.488784511837165" calcext:value-type="float">
            <text:p>-0.488784511837165</text:p>
          </table:table-cell>
          <table:table-cell office:value-type="float" office:value="0.733020983676686" calcext:value-type="float">
            <text:p>0.733020983676686</text:p>
          </table:table-cell>
          <table:table-cell office:value-type="float" office:value="1" calcext:value-type="float">
            <text:p>1</text:p>
          </table:table-cell>
          <table:table-cell table:formula="of:=[.A324]*[.A$1]+[.B324]*[.B$1]+[.C$1]" office:value-type="float" office:value="-2434.18946268716" calcext:value-type="float">
            <text:p>-2434.18946268716</text:p>
          </table:table-cell>
          <table:table-cell table:formula="of:=IF([.D324]&gt;0;IF([.C324]&gt;0;&quot;true positive&quot;;&quot;false positive&quot;);IF([.C324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1.7" calcext:value-type="float">
            <text:p>191.7</text:p>
          </table:table-cell>
          <table:table-cell table:formula="of:=(-[.$C$1]-[.$A$1]*[.$F324])/[.$B$1]" office:value-type="float" office:value="-473.534134392049" calcext:value-type="float">
            <text:p>-473.534134392049</text:p>
          </table:table-cell>
          <table:table-cell table:number-columns-repeated="2"/>
        </table:table-row>
        <table:table-row table:style-name="ro1">
          <table:table-cell office:value-type="float" office:value="-1.09289909710188" calcext:value-type="float">
            <text:p>-1.09289909710188</text:p>
          </table:table-cell>
          <table:table-cell office:value-type="float" office:value="-2.04631980785922" calcext:value-type="float">
            <text:p>-2.04631980785922</text:p>
          </table:table-cell>
          <table:table-cell office:value-type="float" office:value="1" calcext:value-type="float">
            <text:p>1</text:p>
          </table:table-cell>
          <table:table-cell table:formula="of:=[.A325]*[.A$1]+[.B325]*[.B$1]+[.C$1]" office:value-type="float" office:value="345.357254346474" calcext:value-type="float">
            <text:p>345.357254346474</text:p>
          </table:table-cell>
          <table:table-cell table:formula="of:=IF([.D325]&gt;0;IF([.C325]&gt;0;&quot;true positive&quot;;&quot;false positive&quot;);IF([.C325]&lt;=0;&quot;true negative&quot;;&quot;false negative&quot;))" office:value-type="string" office:string-value="true positive" calcext:value-type="string">
            <text:p>true positive</text:p>
          </table:table-cell>
          <table:table-cell office:value-type="float" office:value="191.8" calcext:value-type="float">
            <text:p>191.8</text:p>
          </table:table-cell>
          <table:table-cell table:formula="of:=(-[.$C$1]-[.$A$1]*[.$F325])/[.$B$1]" office:value-type="float" office:value="-473.778965462558" calcext:value-type="float">
            <text:p>-473.778965462558</text:p>
          </table:table-cell>
          <table:table-cell table:number-columns-repeated="2"/>
        </table:table-row>
        <table:table-row table:style-name="ro1">
          <table:table-cell office:value-type="float" office:value="-1.36306534637611" calcext:value-type="float">
            <text:p>-1.36306534637611</text:p>
          </table:table-cell>
          <table:table-cell office:value-type="float" office:value="-0.502912580013164" calcext:value-type="float">
            <text:p>-0.502912580013164</text:p>
          </table:table-cell>
          <table:table-cell office:value-type="float" office:value="1" calcext:value-type="float">
            <text:p>1</text:p>
          </table:table-cell>
          <table:table-cell table:formula="of:=[.A326]*[.A$1]+[.B326]*[.B$1]+[.C$1]" office:value-type="float" office:value="-230.313933181772" calcext:value-type="float">
            <text:p>-230.313933181772</text:p>
          </table:table-cell>
          <table:table-cell table:formula="of:=IF([.D326]&gt;0;IF([.C326]&gt;0;&quot;true positive&quot;;&quot;false positive&quot;);IF([.C326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1.9" calcext:value-type="float">
            <text:p>191.9</text:p>
          </table:table-cell>
          <table:table-cell table:formula="of:=(-[.$C$1]-[.$A$1]*[.$F326])/[.$B$1]" office:value-type="float" office:value="-474.023796533067" calcext:value-type="float">
            <text:p>-474.023796533067</text:p>
          </table:table-cell>
          <table:table-cell table:number-columns-repeated="2"/>
        </table:table-row>
        <table:table-row table:style-name="ro1">
          <table:table-cell office:value-type="float" office:value="-0.371196607027436" calcext:value-type="float">
            <text:p>-0.371196607027436</text:p>
          </table:table-cell>
          <table:table-cell office:value-type="float" office:value="-1.6056285216666" calcext:value-type="float">
            <text:p>-1.6056285216666</text:p>
          </table:table-cell>
          <table:table-cell office:value-type="float" office:value="1" calcext:value-type="float">
            <text:p>1</text:p>
          </table:table-cell>
          <table:table-cell table:formula="of:=[.A327]*[.A$1]+[.B327]*[.B$1]+[.C$1]" office:value-type="float" office:value="-1095.61729542164" calcext:value-type="float">
            <text:p>-1095.61729542164</text:p>
          </table:table-cell>
          <table:table-cell table:formula="of:=IF([.D327]&gt;0;IF([.C327]&gt;0;&quot;true positive&quot;;&quot;false positive&quot;);IF([.C327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2" calcext:value-type="float">
            <text:p>192</text:p>
          </table:table-cell>
          <table:table-cell table:formula="of:=(-[.$C$1]-[.$A$1]*[.$F327])/[.$B$1]" office:value-type="float" office:value="-474.268627603576" calcext:value-type="float">
            <text:p>-474.268627603576</text:p>
          </table:table-cell>
          <table:table-cell table:number-columns-repeated="2"/>
        </table:table-row>
        <table:table-row table:style-name="ro1">
          <table:table-cell office:value-type="float" office:value="-1.14713585838228" calcext:value-type="float">
            <text:p>-1.14713585838228</text:p>
          </table:table-cell>
          <table:table-cell office:value-type="float" office:value="-0.765772450217071" calcext:value-type="float">
            <text:p>-0.765772450217071</text:p>
          </table:table-cell>
          <table:table-cell office:value-type="float" office:value="1" calcext:value-type="float">
            <text:p>1</text:p>
          </table:table-cell>
          <table:table-cell table:formula="of:=[.A328]*[.A$1]+[.B328]*[.B$1]+[.C$1]" office:value-type="float" office:value="-403.808811538793" calcext:value-type="float">
            <text:p>-403.808811538793</text:p>
          </table:table-cell>
          <table:table-cell table:formula="of:=IF([.D328]&gt;0;IF([.C328]&gt;0;&quot;true positive&quot;;&quot;false positive&quot;);IF([.C328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2.1" calcext:value-type="float">
            <text:p>192.1</text:p>
          </table:table-cell>
          <table:table-cell table:formula="of:=(-[.$C$1]-[.$A$1]*[.$F328])/[.$B$1]" office:value-type="float" office:value="-474.513458674085" calcext:value-type="float">
            <text:p>-474.513458674085</text:p>
          </table:table-cell>
          <table:table-cell table:number-columns-repeated="2"/>
        </table:table-row>
        <table:table-row table:style-name="ro1">
          <table:table-cell office:value-type="float" office:value="-1.75244668851309" calcext:value-type="float">
            <text:p>-1.75244668851309</text:p>
          </table:table-cell>
          <table:table-cell office:value-type="float" office:value="-1.03124410693464" calcext:value-type="float">
            <text:p>-1.03124410693464</text:p>
          </table:table-cell>
          <table:table-cell office:value-type="float" office:value="1" calcext:value-type="float">
            <text:p>1</text:p>
          </table:table-cell>
          <table:table-cell table:formula="of:=[.A329]*[.A$1]+[.B329]*[.B$1]+[.C$1]" office:value-type="float" office:value="736.795019168262" calcext:value-type="float">
            <text:p>736.795019168262</text:p>
          </table:table-cell>
          <table:table-cell table:formula="of:=IF([.D329]&gt;0;IF([.C329]&gt;0;&quot;true positive&quot;;&quot;false positive&quot;);IF([.C329]&lt;=0;&quot;true negative&quot;;&quot;false negative&quot;))" office:value-type="string" office:string-value="true positive" calcext:value-type="string">
            <text:p>true positive</text:p>
          </table:table-cell>
          <table:table-cell office:value-type="float" office:value="192.2" calcext:value-type="float">
            <text:p>192.2</text:p>
          </table:table-cell>
          <table:table-cell table:formula="of:=(-[.$C$1]-[.$A$1]*[.$F329])/[.$B$1]" office:value-type="float" office:value="-474.758289744594" calcext:value-type="float">
            <text:p>-474.758289744594</text:p>
          </table:table-cell>
          <table:table-cell table:number-columns-repeated="2"/>
        </table:table-row>
        <table:table-row table:style-name="ro1">
          <table:table-cell office:value-type="float" office:value="-0.374715912487251" calcext:value-type="float">
            <text:p>-0.374715912487251</text:p>
          </table:table-cell>
          <table:table-cell office:value-type="float" office:value="-0.878812426145331" calcext:value-type="float">
            <text:p>-0.878812426145331</text:p>
          </table:table-cell>
          <table:table-cell office:value-type="float" office:value="1" calcext:value-type="float">
            <text:p>1</text:p>
          </table:table-cell>
          <table:table-cell table:formula="of:=[.A330]*[.A$1]+[.B330]*[.B$1]+[.C$1]" office:value-type="float" office:value="-1564.40117390436" calcext:value-type="float">
            <text:p>-1564.40117390436</text:p>
          </table:table-cell>
          <table:table-cell table:formula="of:=IF([.D330]&gt;0;IF([.C330]&gt;0;&quot;true positive&quot;;&quot;false positive&quot;);IF([.C330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2.3" calcext:value-type="float">
            <text:p>192.3</text:p>
          </table:table-cell>
          <table:table-cell table:formula="of:=(-[.$C$1]-[.$A$1]*[.$F330])/[.$B$1]" office:value-type="float" office:value="-475.003120815103" calcext:value-type="float">
            <text:p>-475.003120815103</text:p>
          </table:table-cell>
          <table:table-cell table:number-columns-repeated="2"/>
        </table:table-row>
        <table:table-row table:style-name="ro1">
          <table:table-cell office:value-type="float" office:value="-0.709745162502414" calcext:value-type="float">
            <text:p>-0.709745162502414</text:p>
          </table:table-cell>
          <table:table-cell office:value-type="float" office:value="-0.539773262954602" calcext:value-type="float">
            <text:p>-0.539773262954602</text:p>
          </table:table-cell>
          <table:table-cell office:value-type="float" office:value="1" calcext:value-type="float">
            <text:p>1</text:p>
          </table:table-cell>
          <table:table-cell table:formula="of:=[.A331]*[.A$1]+[.B331]*[.B$1]+[.C$1]" office:value-type="float" office:value="-1250.30115281231" calcext:value-type="float">
            <text:p>-1250.30115281231</text:p>
          </table:table-cell>
          <table:table-cell table:formula="of:=IF([.D331]&gt;0;IF([.C331]&gt;0;&quot;true positive&quot;;&quot;false positive&quot;);IF([.C331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2.4" calcext:value-type="float">
            <text:p>192.4</text:p>
          </table:table-cell>
          <table:table-cell table:formula="of:=(-[.$C$1]-[.$A$1]*[.$F331])/[.$B$1]" office:value-type="float" office:value="-475.247951885612" calcext:value-type="float">
            <text:p>-475.247951885612</text:p>
          </table:table-cell>
          <table:table-cell table:number-columns-repeated="2"/>
        </table:table-row>
        <table:table-row table:style-name="ro1">
          <table:table-cell office:value-type="float" office:value="-1.09333046809998" calcext:value-type="float">
            <text:p>-1.09333046809998</text:p>
          </table:table-cell>
          <table:table-cell office:value-type="float" office:value="-1.25912108498246" calcext:value-type="float">
            <text:p>-1.25912108498246</text:p>
          </table:table-cell>
          <table:table-cell office:value-type="float" office:value="1" calcext:value-type="float">
            <text:p>1</text:p>
          </table:table-cell>
          <table:table-cell table:formula="of:=[.A332]*[.A$1]+[.B332]*[.B$1]+[.C$1]" office:value-type="float" office:value="-167.774332759658" calcext:value-type="float">
            <text:p>-167.774332759658</text:p>
          </table:table-cell>
          <table:table-cell table:formula="of:=IF([.D332]&gt;0;IF([.C332]&gt;0;&quot;true positive&quot;;&quot;false positive&quot;);IF([.C332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2.5" calcext:value-type="float">
            <text:p>192.5</text:p>
          </table:table-cell>
          <table:table-cell table:formula="of:=(-[.$C$1]-[.$A$1]*[.$F332])/[.$B$1]" office:value-type="float" office:value="-475.492782956121" calcext:value-type="float">
            <text:p>-475.492782956121</text:p>
          </table:table-cell>
          <table:table-cell table:number-columns-repeated="2"/>
        </table:table-row>
        <table:table-row table:style-name="ro1">
          <table:table-cell office:value-type="float" office:value="-1.41518553967448" calcext:value-type="float">
            <text:p>-1.41518553967448</text:p>
          </table:table-cell>
          <table:table-cell office:value-type="float" office:value="-0.603155327915552" calcext:value-type="float">
            <text:p>-0.603155327915552</text:p>
          </table:table-cell>
          <table:table-cell office:value-type="float" office:value="1" calcext:value-type="float">
            <text:p>1</text:p>
          </table:table-cell>
          <table:table-cell table:formula="of:=[.A333]*[.A$1]+[.B333]*[.B$1]+[.C$1]" office:value-type="float" office:value="-81.5920474361351" calcext:value-type="float">
            <text:p>-81.5920474361351</text:p>
          </table:table-cell>
          <table:table-cell table:formula="of:=IF([.D333]&gt;0;IF([.C333]&gt;0;&quot;true positive&quot;;&quot;false positive&quot;);IF([.C333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2.6" calcext:value-type="float">
            <text:p>192.6</text:p>
          </table:table-cell>
          <table:table-cell table:formula="of:=(-[.$C$1]-[.$A$1]*[.$F333])/[.$B$1]" office:value-type="float" office:value="-475.737614026629" calcext:value-type="float">
            <text:p>-475.737614026629</text:p>
          </table:table-cell>
          <table:table-cell table:number-columns-repeated="2"/>
        </table:table-row>
        <table:table-row table:style-name="ro1">
          <table:table-cell office:value-type="float" office:value="-1.52691749630162" calcext:value-type="float">
            <text:p>-1.52691749630162</text:p>
          </table:table-cell>
          <table:table-cell office:value-type="float" office:value="-0.848858221015445" calcext:value-type="float">
            <text:p>-0.848858221015445</text:p>
          </table:table-cell>
          <table:table-cell office:value-type="float" office:value="1" calcext:value-type="float">
            <text:p>1</text:p>
          </table:table-cell>
          <table:table-cell table:formula="of:=[.A334]*[.A$1]+[.B334]*[.B$1]+[.C$1]" office:value-type="float" office:value="257.338060261932" calcext:value-type="float">
            <text:p>257.338060261932</text:p>
          </table:table-cell>
          <table:table-cell table:formula="of:=IF([.D334]&gt;0;IF([.C334]&gt;0;&quot;true positive&quot;;&quot;false positive&quot;);IF([.C334]&lt;=0;&quot;true negative&quot;;&quot;false negative&quot;))" office:value-type="string" office:string-value="true positive" calcext:value-type="string">
            <text:p>true positive</text:p>
          </table:table-cell>
          <table:table-cell office:value-type="float" office:value="192.7" calcext:value-type="float">
            <text:p>192.7</text:p>
          </table:table-cell>
          <table:table-cell table:formula="of:=(-[.$C$1]-[.$A$1]*[.$F334])/[.$B$1]" office:value-type="float" office:value="-475.982445097138" calcext:value-type="float">
            <text:p>-475.982445097138</text:p>
          </table:table-cell>
          <table:table-cell table:number-columns-repeated="2"/>
        </table:table-row>
        <table:table-row table:style-name="ro1">
          <table:table-cell office:value-type="float" office:value="0.332657058590889" calcext:value-type="float">
            <text:p>0.332657058590889</text:p>
          </table:table-cell>
          <table:table-cell office:value-type="float" office:value="-1.63769234262379" calcext:value-type="float">
            <text:p>-1.63769234262379</text:p>
          </table:table-cell>
          <table:table-cell office:value-type="float" office:value="1" calcext:value-type="float">
            <text:p>1</text:p>
          </table:table-cell>
          <table:table-cell table:formula="of:=[.A335]*[.A$1]+[.B335]*[.B$1]+[.C$1]" office:value-type="float" office:value="-2199.49122465487" calcext:value-type="float">
            <text:p>-2199.49122465487</text:p>
          </table:table-cell>
          <table:table-cell table:formula="of:=IF([.D335]&gt;0;IF([.C335]&gt;0;&quot;true positive&quot;;&quot;false positive&quot;);IF([.C335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2.8" calcext:value-type="float">
            <text:p>192.8</text:p>
          </table:table-cell>
          <table:table-cell table:formula="of:=(-[.$C$1]-[.$A$1]*[.$F335])/[.$B$1]" office:value-type="float" office:value="-476.227276167647" calcext:value-type="float">
            <text:p>-476.227276167647</text:p>
          </table:table-cell>
          <table:table-cell table:number-columns-repeated="2"/>
        </table:table-row>
        <table:table-row table:style-name="ro1">
          <table:table-cell office:value-type="float" office:value="-0.223139542907128" calcext:value-type="float">
            <text:p>-0.223139542907128</text:p>
          </table:table-cell>
          <table:table-cell office:value-type="float" office:value="-0.830575093042002" calcext:value-type="float">
            <text:p>-0.830575093042002</text:p>
          </table:table-cell>
          <table:table-cell office:value-type="float" office:value="1" calcext:value-type="float">
            <text:p>1</text:p>
          </table:table-cell>
          <table:table-cell table:formula="of:=[.A336]*[.A$1]+[.B336]*[.B$1]+[.C$1]" office:value-type="float" office:value="-1838.11530267166" calcext:value-type="float">
            <text:p>-1838.11530267166</text:p>
          </table:table-cell>
          <table:table-cell table:formula="of:=IF([.D336]&gt;0;IF([.C336]&gt;0;&quot;true positive&quot;;&quot;false positive&quot;);IF([.C336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2.9" calcext:value-type="float">
            <text:p>192.9</text:p>
          </table:table-cell>
          <table:table-cell table:formula="of:=(-[.$C$1]-[.$A$1]*[.$F336])/[.$B$1]" office:value-type="float" office:value="-476.472107238156" calcext:value-type="float">
            <text:p>-476.472107238156</text:p>
          </table:table-cell>
          <table:table-cell table:number-columns-repeated="2"/>
        </table:table-row>
        <table:table-row table:style-name="ro1">
          <table:table-cell office:value-type="float" office:value="0.508605450161997" calcext:value-type="float">
            <text:p>0.508605450161997</text:p>
          </table:table-cell>
          <table:table-cell office:value-type="float" office:value="-0.839105324662345" calcext:value-type="float">
            <text:p>-0.839105324662345</text:p>
          </table:table-cell>
          <table:table-cell office:value-type="float" office:value="1" calcext:value-type="float">
            <text:p>1</text:p>
          </table:table-cell>
          <table:table-cell table:formula="of:=[.A337]*[.A$1]+[.B337]*[.B$1]+[.C$1]" office:value-type="float" office:value="-3001.92219849301" calcext:value-type="float">
            <text:p>-3001.92219849301</text:p>
          </table:table-cell>
          <table:table-cell table:formula="of:=IF([.D337]&gt;0;IF([.C337]&gt;0;&quot;true positive&quot;;&quot;false positive&quot;);IF([.C337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3" calcext:value-type="float">
            <text:p>193</text:p>
          </table:table-cell>
          <table:table-cell table:formula="of:=(-[.$C$1]-[.$A$1]*[.$F337])/[.$B$1]" office:value-type="float" office:value="-476.716938308665" calcext:value-type="float">
            <text:p>-476.716938308665</text:p>
          </table:table-cell>
          <table:table-cell table:number-columns-repeated="2"/>
        </table:table-row>
        <table:table-row table:style-name="ro1">
          <table:table-cell office:value-type="float" office:value="-1.18580358522453" calcext:value-type="float">
            <text:p>-1.18580358522453</text:p>
          </table:table-cell>
          <table:table-cell office:value-type="float" office:value="0.706855599234308" calcext:value-type="float">
            <text:p>0.706855599234308</text:p>
          </table:table-cell>
          <table:table-cell office:value-type="float" office:value="1" calcext:value-type="float">
            <text:p>1</text:p>
          </table:table-cell>
          <table:table-cell table:formula="of:=[.A338]*[.A$1]+[.B338]*[.B$1]+[.C$1]" office:value-type="float" office:value="-1303.23023292885" calcext:value-type="float">
            <text:p>-1303.23023292885</text:p>
          </table:table-cell>
          <table:table-cell table:formula="of:=IF([.D338]&gt;0;IF([.C338]&gt;0;&quot;true positive&quot;;&quot;false positive&quot;);IF([.C338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3.1" calcext:value-type="float">
            <text:p>193.1</text:p>
          </table:table-cell>
          <table:table-cell table:formula="of:=(-[.$C$1]-[.$A$1]*[.$F338])/[.$B$1]" office:value-type="float" office:value="-476.961769379174" calcext:value-type="float">
            <text:p>-476.961769379174</text:p>
          </table:table-cell>
          <table:table-cell table:number-columns-repeated="2"/>
        </table:table-row>
        <table:table-row table:style-name="ro1">
          <table:table-cell office:value-type="float" office:value="0.542112093929665" calcext:value-type="float">
            <text:p>0.542112093929665</text:p>
          </table:table-cell>
          <table:table-cell office:value-type="float" office:value="-1.13711431297768" calcext:value-type="float">
            <text:p>-1.13711431297768</text:p>
          </table:table-cell>
          <table:table-cell office:value-type="float" office:value="1" calcext:value-type="float">
            <text:p>1</text:p>
          </table:table-cell>
          <table:table-cell table:formula="of:=[.A339]*[.A$1]+[.B339]*[.B$1]+[.C$1]" office:value-type="float" office:value="-2860.95128126566" calcext:value-type="float">
            <text:p>-2860.95128126566</text:p>
          </table:table-cell>
          <table:table-cell table:formula="of:=IF([.D339]&gt;0;IF([.C339]&gt;0;&quot;true positive&quot;;&quot;false positive&quot;);IF([.C339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3.2" calcext:value-type="float">
            <text:p>193.2</text:p>
          </table:table-cell>
          <table:table-cell table:formula="of:=(-[.$C$1]-[.$A$1]*[.$F339])/[.$B$1]" office:value-type="float" office:value="-477.206600449683" calcext:value-type="float">
            <text:p>-477.206600449683</text:p>
          </table:table-cell>
          <table:table-cell table:number-columns-repeated="2"/>
        </table:table-row>
        <table:table-row table:style-name="ro1">
          <table:table-cell office:value-type="float" office:value="-0.989119330273643" calcext:value-type="float">
            <text:p>-0.989119330273643</text:p>
          </table:table-cell>
          <table:table-cell office:value-type="float" office:value="-1.51254733552369" calcext:value-type="float">
            <text:p>-1.51254733552369</text:p>
          </table:table-cell>
          <table:table-cell office:value-type="float" office:value="1" calcext:value-type="float">
            <text:p>1</text:p>
          </table:table-cell>
          <table:table-cell table:formula="of:=[.A340]*[.A$1]+[.B340]*[.B$1]+[.C$1]" office:value-type="float" office:value="-168.893744801195" calcext:value-type="float">
            <text:p>-168.893744801195</text:p>
          </table:table-cell>
          <table:table-cell table:formula="of:=IF([.D340]&gt;0;IF([.C340]&gt;0;&quot;true positive&quot;;&quot;false positive&quot;);IF([.C340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3.3" calcext:value-type="float">
            <text:p>193.3</text:p>
          </table:table-cell>
          <table:table-cell table:formula="of:=(-[.$C$1]-[.$A$1]*[.$F340])/[.$B$1]" office:value-type="float" office:value="-477.451431520192" calcext:value-type="float">
            <text:p>-477.451431520192</text:p>
          </table:table-cell>
          <table:table-cell table:number-columns-repeated="2"/>
        </table:table-row>
        <table:table-row table:style-name="ro1">
          <table:table-cell office:value-type="float" office:value="-0.589041773301712" calcext:value-type="float">
            <text:p>-0.589041773301712</text:p>
          </table:table-cell>
          <table:table-cell office:value-type="float" office:value="-2.03372334263525" calcext:value-type="float">
            <text:p>-2.03372334263525</text:p>
          </table:table-cell>
          <table:table-cell office:value-type="float" office:value="1" calcext:value-type="float">
            <text:p>1</text:p>
          </table:table-cell>
          <table:table-cell table:formula="of:=[.A341]*[.A$1]+[.B341]*[.B$1]+[.C$1]" office:value-type="float" office:value="-468.060573945459" calcext:value-type="float">
            <text:p>-468.060573945459</text:p>
          </table:table-cell>
          <table:table-cell table:formula="of:=IF([.D341]&gt;0;IF([.C341]&gt;0;&quot;true positive&quot;;&quot;false positive&quot;);IF([.C341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3.4" calcext:value-type="float">
            <text:p>193.4</text:p>
          </table:table-cell>
          <table:table-cell table:formula="of:=(-[.$C$1]-[.$A$1]*[.$F341])/[.$B$1]" office:value-type="float" office:value="-477.696262590701" calcext:value-type="float">
            <text:p>-477.696262590701</text:p>
          </table:table-cell>
          <table:table-cell table:number-columns-repeated="2"/>
        </table:table-row>
        <table:table-row table:style-name="ro1">
          <table:table-cell office:value-type="float" office:value="0.0981882440308755" calcext:value-type="float">
            <text:p>0.098188244030876</text:p>
          </table:table-cell>
          <table:table-cell office:value-type="float" office:value="0.347945637458249" calcext:value-type="float">
            <text:p>0.347945637458249</text:p>
          </table:table-cell>
          <table:table-cell office:value-type="float" office:value="1" calcext:value-type="float">
            <text:p>1</text:p>
          </table:table-cell>
          <table:table-cell table:formula="of:=[.A342]*[.A$1]+[.B342]*[.B$1]+[.C$1]" office:value-type="float" office:value="-3120.86236017812" calcext:value-type="float">
            <text:p>-3120.86236017812</text:p>
          </table:table-cell>
          <table:table-cell table:formula="of:=IF([.D342]&gt;0;IF([.C342]&gt;0;&quot;true positive&quot;;&quot;false positive&quot;);IF([.C342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3.5" calcext:value-type="float">
            <text:p>193.5</text:p>
          </table:table-cell>
          <table:table-cell table:formula="of:=(-[.$C$1]-[.$A$1]*[.$F342])/[.$B$1]" office:value-type="float" office:value="-477.94109366121" calcext:value-type="float">
            <text:p>-477.94109366121</text:p>
          </table:table-cell>
          <table:table-cell table:number-columns-repeated="2"/>
        </table:table-row>
        <table:table-row table:style-name="ro1">
          <table:table-cell office:value-type="float" office:value="-1.22477671427432" calcext:value-type="float">
            <text:p>-1.22477671427432</text:p>
          </table:table-cell>
          <table:table-cell office:value-type="float" office:value="0.412743410334755" calcext:value-type="float">
            <text:p>0.412743410334755</text:p>
          </table:table-cell>
          <table:table-cell office:value-type="float" office:value="1" calcext:value-type="float">
            <text:p>1</text:p>
          </table:table-cell>
          <table:table-cell table:formula="of:=[.A343]*[.A$1]+[.B343]*[.B$1]+[.C$1]" office:value-type="float" office:value="-1048.97557890189" calcext:value-type="float">
            <text:p>-1048.97557890189</text:p>
          </table:table-cell>
          <table:table-cell table:formula="of:=IF([.D343]&gt;0;IF([.C343]&gt;0;&quot;true positive&quot;;&quot;false positive&quot;);IF([.C343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3.6" calcext:value-type="float">
            <text:p>193.6</text:p>
          </table:table-cell>
          <table:table-cell table:formula="of:=(-[.$C$1]-[.$A$1]*[.$F343])/[.$B$1]" office:value-type="float" office:value="-478.185924731719" calcext:value-type="float">
            <text:p>-478.185924731719</text:p>
          </table:table-cell>
          <table:table-cell table:number-columns-repeated="2"/>
        </table:table-row>
        <table:table-row table:style-name="ro1">
          <table:table-cell office:value-type="float" office:value="-0.952311108553068" calcext:value-type="float">
            <text:p>-0.952311108553068</text:p>
          </table:table-cell>
          <table:table-cell office:value-type="float" office:value="0.853760011396722" calcext:value-type="float">
            <text:p>0.853760011396722</text:p>
          </table:table-cell>
          <table:table-cell office:value-type="float" office:value="1" calcext:value-type="float">
            <text:p>1</text:p>
          </table:table-cell>
          <table:table-cell table:formula="of:=[.A344]*[.A$1]+[.B344]*[.B$1]+[.C$1]" office:value-type="float" office:value="-1772.25352942743" calcext:value-type="float">
            <text:p>-1772.25352942743</text:p>
          </table:table-cell>
          <table:table-cell table:formula="of:=IF([.D344]&gt;0;IF([.C344]&gt;0;&quot;true positive&quot;;&quot;false positive&quot;);IF([.C344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3.7" calcext:value-type="float">
            <text:p>193.7</text:p>
          </table:table-cell>
          <table:table-cell table:formula="of:=(-[.$C$1]-[.$A$1]*[.$F344])/[.$B$1]" office:value-type="float" office:value="-478.430755802228" calcext:value-type="float">
            <text:p>-478.430755802228</text:p>
          </table:table-cell>
          <table:table-cell table:number-columns-repeated="2"/>
        </table:table-row>
        <table:table-row table:style-name="ro1">
          <table:table-cell office:value-type="float" office:value="0.136760360665635" calcext:value-type="float">
            <text:p>0.136760360665635</text:p>
          </table:table-cell>
          <table:table-cell office:value-type="float" office:value="-0.354666681542158" calcext:value-type="float">
            <text:p>-0.354666681542158</text:p>
          </table:table-cell>
          <table:table-cell office:value-type="float" office:value="1" calcext:value-type="float">
            <text:p>1</text:p>
          </table:table-cell>
          <table:table-cell table:formula="of:=[.A345]*[.A$1]+[.B345]*[.B$1]+[.C$1]" office:value-type="float" office:value="-2723.89339706197" calcext:value-type="float">
            <text:p>-2723.89339706197</text:p>
          </table:table-cell>
          <table:table-cell table:formula="of:=IF([.D345]&gt;0;IF([.C345]&gt;0;&quot;true positive&quot;;&quot;false positive&quot;);IF([.C345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3.8" calcext:value-type="float">
            <text:p>193.8</text:p>
          </table:table-cell>
          <table:table-cell table:formula="of:=(-[.$C$1]-[.$A$1]*[.$F345])/[.$B$1]" office:value-type="float" office:value="-478.675586872736" calcext:value-type="float">
            <text:p>-478.675586872736</text:p>
          </table:table-cell>
          <table:table-cell table:number-columns-repeated="2"/>
        </table:table-row>
        <table:table-row table:style-name="ro1">
          <table:table-cell office:value-type="float" office:value="-0.997803700522221" calcext:value-type="float">
            <text:p>-0.997803700522221</text:p>
          </table:table-cell>
          <table:table-cell office:value-type="float" office:value="-0.0419686540004191" calcext:value-type="float">
            <text:p>-0.041968654000419</text:p>
          </table:table-cell>
          <table:table-cell office:value-type="float" office:value="1" calcext:value-type="float">
            <text:p>1</text:p>
          </table:table-cell>
          <table:table-cell table:formula="of:=[.A346]*[.A$1]+[.B346]*[.B$1]+[.C$1]" office:value-type="float" office:value="-1114.89280039676" calcext:value-type="float">
            <text:p>-1114.89280039676</text:p>
          </table:table-cell>
          <table:table-cell table:formula="of:=IF([.D346]&gt;0;IF([.C346]&gt;0;&quot;true positive&quot;;&quot;false positive&quot;);IF([.C346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3.9" calcext:value-type="float">
            <text:p>193.9</text:p>
          </table:table-cell>
          <table:table-cell table:formula="of:=(-[.$C$1]-[.$A$1]*[.$F346])/[.$B$1]" office:value-type="float" office:value="-478.920417943245" calcext:value-type="float">
            <text:p>-478.920417943245</text:p>
          </table:table-cell>
          <table:table-cell table:number-columns-repeated="2"/>
        </table:table-row>
        <table:table-row table:style-name="ro1">
          <table:table-cell office:value-type="float" office:value="0.406981088329704" calcext:value-type="float">
            <text:p>0.406981088329704</text:p>
          </table:table-cell>
          <table:table-cell office:value-type="float" office:value="0.0949237119333131" calcext:value-type="float">
            <text:p>0.094923711933313</text:p>
          </table:table-cell>
          <table:table-cell office:value-type="float" office:value="1" calcext:value-type="float">
            <text:p>1</text:p>
          </table:table-cell>
          <table:table-cell table:formula="of:=[.A347]*[.A$1]+[.B347]*[.B$1]+[.C$1]" office:value-type="float" office:value="-3449.18018280842" calcext:value-type="float">
            <text:p>-3449.18018280842</text:p>
          </table:table-cell>
          <table:table-cell table:formula="of:=IF([.D347]&gt;0;IF([.C347]&gt;0;&quot;true positive&quot;;&quot;false positive&quot;);IF([.C347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4" calcext:value-type="float">
            <text:p>194</text:p>
          </table:table-cell>
          <table:table-cell table:formula="of:=(-[.$C$1]-[.$A$1]*[.$F347])/[.$B$1]" office:value-type="float" office:value="-479.165249013754" calcext:value-type="float">
            <text:p>-479.165249013754</text:p>
          </table:table-cell>
          <table:table-cell table:number-columns-repeated="2"/>
        </table:table-row>
        <table:table-row table:style-name="ro1">
          <table:table-cell office:value-type="float" office:value="0.896246147486007" calcext:value-type="float">
            <text:p>0.896246147486007</text:p>
          </table:table-cell>
          <table:table-cell office:value-type="float" office:value="-0.439931144628142" calcext:value-type="float">
            <text:p>-0.439931144628142</text:p>
          </table:table-cell>
          <table:table-cell office:value-type="float" office:value="1" calcext:value-type="float">
            <text:p>1</text:p>
          </table:table-cell>
          <table:table-cell table:formula="of:=[.A348]*[.A$1]+[.B348]*[.B$1]+[.C$1]" office:value-type="float" office:value="-3881.94580934393" calcext:value-type="float">
            <text:p>-3881.94580934393</text:p>
          </table:table-cell>
          <table:table-cell table:formula="of:=IF([.D348]&gt;0;IF([.C348]&gt;0;&quot;true positive&quot;;&quot;false positive&quot;);IF([.C348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4.1" calcext:value-type="float">
            <text:p>194.1</text:p>
          </table:table-cell>
          <table:table-cell table:formula="of:=(-[.$C$1]-[.$A$1]*[.$F348])/[.$B$1]" office:value-type="float" office:value="-479.410080084263" calcext:value-type="float">
            <text:p>-479.410080084263</text:p>
          </table:table-cell>
          <table:table-cell table:number-columns-repeated="2"/>
        </table:table-row>
        <table:table-row table:style-name="ro1">
          <table:table-cell office:value-type="float" office:value="-0.895338864580254" calcext:value-type="float">
            <text:p>-0.895338864580254</text:p>
          </table:table-cell>
          <table:table-cell office:value-type="float" office:value="0.666053386399914" calcext:value-type="float">
            <text:p>0.666053386399914</text:p>
          </table:table-cell>
          <table:table-cell office:value-type="float" office:value="1" calcext:value-type="float">
            <text:p>1</text:p>
          </table:table-cell>
          <table:table-cell table:formula="of:=[.A349]*[.A$1]+[.B349]*[.B$1]+[.C$1]" office:value-type="float" office:value="-1740.77876660285" calcext:value-type="float">
            <text:p>-1740.77876660285</text:p>
          </table:table-cell>
          <table:table-cell table:formula="of:=IF([.D349]&gt;0;IF([.C349]&gt;0;&quot;true positive&quot;;&quot;false positive&quot;);IF([.C349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4.2" calcext:value-type="float">
            <text:p>194.2</text:p>
          </table:table-cell>
          <table:table-cell table:formula="of:=(-[.$C$1]-[.$A$1]*[.$F349])/[.$B$1]" office:value-type="float" office:value="-479.654911154772" calcext:value-type="float">
            <text:p>-479.654911154772</text:p>
          </table:table-cell>
          <table:table-cell table:number-columns-repeated="2"/>
        </table:table-row>
        <table:table-row table:style-name="ro1">
          <table:table-cell office:value-type="float" office:value="-0.961825312010062" calcext:value-type="float">
            <text:p>-0.961825312010062</text:p>
          </table:table-cell>
          <table:table-cell office:value-type="float" office:value="-2.0713869360155" calcext:value-type="float">
            <text:p>-2.0713869360155</text:p>
          </table:table-cell>
          <table:table-cell office:value-type="float" office:value="1" calcext:value-type="float">
            <text:p>1</text:p>
          </table:table-cell>
          <table:table-cell table:formula="of:=[.A350]*[.A$1]+[.B350]*[.B$1]+[.C$1]" office:value-type="float" office:value="152.254894975243" calcext:value-type="float">
            <text:p>152.254894975243</text:p>
          </table:table-cell>
          <table:table-cell table:formula="of:=IF([.D350]&gt;0;IF([.C350]&gt;0;&quot;true positive&quot;;&quot;false positive&quot;);IF([.C350]&lt;=0;&quot;true negative&quot;;&quot;false negative&quot;))" office:value-type="string" office:string-value="true positive" calcext:value-type="string">
            <text:p>true positive</text:p>
          </table:table-cell>
          <table:table-cell office:value-type="float" office:value="194.3" calcext:value-type="float">
            <text:p>194.3</text:p>
          </table:table-cell>
          <table:table-cell table:formula="of:=(-[.$C$1]-[.$A$1]*[.$F350])/[.$B$1]" office:value-type="float" office:value="-479.899742225281" calcext:value-type="float">
            <text:p>-479.899742225281</text:p>
          </table:table-cell>
          <table:table-cell table:number-columns-repeated="2"/>
        </table:table-row>
        <table:table-row table:style-name="ro1">
          <table:table-cell office:value-type="float" office:value="-0.909219345962225" calcext:value-type="float">
            <text:p>-0.909219345962225</text:p>
          </table:table-cell>
          <table:table-cell office:value-type="float" office:value="-0.753417611806122" calcext:value-type="float">
            <text:p>-0.753417611806122</text:p>
          </table:table-cell>
          <table:table-cell office:value-type="float" office:value="1" calcext:value-type="float">
            <text:p>1</text:p>
          </table:table-cell>
          <table:table-cell table:formula="of:=[.A351]*[.A$1]+[.B351]*[.B$1]+[.C$1]" office:value-type="float" office:value="-792.078697373019" calcext:value-type="float">
            <text:p>-792.078697373019</text:p>
          </table:table-cell>
          <table:table-cell table:formula="of:=IF([.D351]&gt;0;IF([.C351]&gt;0;&quot;true positive&quot;;&quot;false positive&quot;);IF([.C351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4.4" calcext:value-type="float">
            <text:p>194.4</text:p>
          </table:table-cell>
          <table:table-cell table:formula="of:=(-[.$C$1]-[.$A$1]*[.$F351])/[.$B$1]" office:value-type="float" office:value="-480.14457329579" calcext:value-type="float">
            <text:p>-480.14457329579</text:p>
          </table:table-cell>
          <table:table-cell table:number-columns-repeated="2"/>
        </table:table-row>
        <table:table-row table:style-name="ro1">
          <table:table-cell office:value-type="float" office:value="-0.564540482999873" calcext:value-type="float">
            <text:p>-0.564540482999873</text:p>
          </table:table-cell>
          <table:table-cell office:value-type="float" office:value="-1.26808639847438" calcext:value-type="float">
            <text:p>-1.26808639847438</text:p>
          </table:table-cell>
          <table:table-cell office:value-type="float" office:value="1" calcext:value-type="float">
            <text:p>1</text:p>
          </table:table-cell>
          <table:table-cell table:formula="of:=[.A352]*[.A$1]+[.B352]*[.B$1]+[.C$1]" office:value-type="float" office:value="-1006.9623093922" calcext:value-type="float">
            <text:p>-1006.9623093922</text:p>
          </table:table-cell>
          <table:table-cell table:formula="of:=IF([.D352]&gt;0;IF([.C352]&gt;0;&quot;true positive&quot;;&quot;false positive&quot;);IF([.C352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4.5" calcext:value-type="float">
            <text:p>194.5</text:p>
          </table:table-cell>
          <table:table-cell table:formula="of:=(-[.$C$1]-[.$A$1]*[.$F352])/[.$B$1]" office:value-type="float" office:value="-480.389404366299" calcext:value-type="float">
            <text:p>-480.389404366299</text:p>
          </table:table-cell>
          <table:table-cell table:number-columns-repeated="2"/>
        </table:table-row>
        <table:table-row table:style-name="ro1">
          <table:table-cell office:value-type="float" office:value="-0.0756401198208047" calcext:value-type="float">
            <text:p>-0.075640119820805</text:p>
          </table:table-cell>
          <table:table-cell office:value-type="float" office:value="-0.259172007126269" calcext:value-type="float">
            <text:p>-0.259172007126269</text:p>
          </table:table-cell>
          <table:table-cell office:value-type="float" office:value="1" calcext:value-type="float">
            <text:p>1</text:p>
          </table:table-cell>
          <table:table-cell table:formula="of:=[.A353]*[.A$1]+[.B353]*[.B$1]+[.C$1]" office:value-type="float" office:value="-2446.79535872107" calcext:value-type="float">
            <text:p>-2446.79535872107</text:p>
          </table:table-cell>
          <table:table-cell table:formula="of:=IF([.D353]&gt;0;IF([.C353]&gt;0;&quot;true positive&quot;;&quot;false positive&quot;);IF([.C353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4.6" calcext:value-type="float">
            <text:p>194.6</text:p>
          </table:table-cell>
          <table:table-cell table:formula="of:=(-[.$C$1]-[.$A$1]*[.$F353])/[.$B$1]" office:value-type="float" office:value="-480.634235436808" calcext:value-type="float">
            <text:p>-480.634235436808</text:p>
          </table:table-cell>
          <table:table-cell table:number-columns-repeated="2"/>
        </table:table-row>
        <table:table-row table:style-name="ro1">
          <table:table-cell office:value-type="float" office:value="-0.333470245987816" calcext:value-type="float">
            <text:p>-0.333470245987816</text:p>
          </table:table-cell>
          <table:table-cell office:value-type="float" office:value="0.66989728789068" calcext:value-type="float">
            <text:p>0.66989728789068</text:p>
          </table:table-cell>
          <table:table-cell office:value-type="float" office:value="1" calcext:value-type="float">
            <text:p>1</text:p>
          </table:table-cell>
          <table:table-cell table:formula="of:=[.A354]*[.A$1]+[.B354]*[.B$1]+[.C$1]" office:value-type="float" office:value="-2641.18933105327" calcext:value-type="float">
            <text:p>-2641.18933105327</text:p>
          </table:table-cell>
          <table:table-cell table:formula="of:=IF([.D354]&gt;0;IF([.C354]&gt;0;&quot;true positive&quot;;&quot;false positive&quot;);IF([.C354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4.7" calcext:value-type="float">
            <text:p>194.7</text:p>
          </table:table-cell>
          <table:table-cell table:formula="of:=(-[.$C$1]-[.$A$1]*[.$F354])/[.$B$1]" office:value-type="float" office:value="-480.879066507317" calcext:value-type="float">
            <text:p>-480.879066507317</text:p>
          </table:table-cell>
          <table:table-cell table:number-columns-repeated="2"/>
        </table:table-row>
        <table:table-row table:style-name="ro1">
          <table:table-cell office:value-type="float" office:value="-2.2082734641163" calcext:value-type="float">
            <text:p>-2.2082734641163</text:p>
          </table:table-cell>
          <table:table-cell office:value-type="float" office:value="-1.08523381519243" calcext:value-type="float">
            <text:p>-1.08523381519243</text:p>
          </table:table-cell>
          <table:table-cell office:value-type="float" office:value="1" calcext:value-type="float">
            <text:p>1</text:p>
          </table:table-cell>
          <table:table-cell table:formula="of:=[.A355]*[.A$1]+[.B355]*[.B$1]+[.C$1]" office:value-type="float" office:value="1500.47522413591" calcext:value-type="float">
            <text:p>1500.47522413591</text:p>
          </table:table-cell>
          <table:table-cell table:formula="of:=IF([.D355]&gt;0;IF([.C355]&gt;0;&quot;true positive&quot;;&quot;false positive&quot;);IF([.C355]&lt;=0;&quot;true negative&quot;;&quot;false negative&quot;))" office:value-type="string" office:string-value="true positive" calcext:value-type="string">
            <text:p>true positive</text:p>
          </table:table-cell>
          <table:table-cell office:value-type="float" office:value="194.8" calcext:value-type="float">
            <text:p>194.8</text:p>
          </table:table-cell>
          <table:table-cell table:formula="of:=(-[.$C$1]-[.$A$1]*[.$F355])/[.$B$1]" office:value-type="float" office:value="-481.123897577826" calcext:value-type="float">
            <text:p>-481.123897577826</text:p>
          </table:table-cell>
          <table:table-cell table:number-columns-repeated="2"/>
        </table:table-row>
        <table:table-row table:style-name="ro1">
          <table:table-cell office:value-type="float" office:value="-1.43493541548737" calcext:value-type="float">
            <text:p>-1.43493541548737</text:p>
          </table:table-cell>
          <table:table-cell office:value-type="float" office:value="-1.77330806427129" calcext:value-type="float">
            <text:p>-1.77330806427129</text:p>
          </table:table-cell>
          <table:table-cell office:value-type="float" office:value="1" calcext:value-type="float">
            <text:p>1</text:p>
          </table:table-cell>
          <table:table-cell table:formula="of:=[.A356]*[.A$1]+[.B356]*[.B$1]+[.C$1]" office:value-type="float" office:value="713.752480850918" calcext:value-type="float">
            <text:p>713.752480850918</text:p>
          </table:table-cell>
          <table:table-cell table:formula="of:=IF([.D356]&gt;0;IF([.C356]&gt;0;&quot;true positive&quot;;&quot;false positive&quot;);IF([.C356]&lt;=0;&quot;true negative&quot;;&quot;false negative&quot;))" office:value-type="string" office:string-value="true positive" calcext:value-type="string">
            <text:p>true positive</text:p>
          </table:table-cell>
          <table:table-cell office:value-type="float" office:value="194.9" calcext:value-type="float">
            <text:p>194.9</text:p>
          </table:table-cell>
          <table:table-cell table:formula="of:=(-[.$C$1]-[.$A$1]*[.$F356])/[.$B$1]" office:value-type="float" office:value="-481.368728648334" calcext:value-type="float">
            <text:p>-481.368728648334</text:p>
          </table:table-cell>
          <table:table-cell table:number-columns-repeated="2"/>
        </table:table-row>
        <table:table-row table:style-name="ro1">
          <table:table-cell office:value-type="float" office:value="-1.10266987102924" calcext:value-type="float">
            <text:p>-1.10266987102924</text:p>
          </table:table-cell>
          <table:table-cell office:value-type="float" office:value="-1.58217140743497" calcext:value-type="float">
            <text:p>-1.58217140743497</text:p>
          </table:table-cell>
          <table:table-cell office:value-type="float" office:value="1" calcext:value-type="float">
            <text:p>1</text:p>
          </table:table-cell>
          <table:table-cell table:formula="of:=[.A357]*[.A$1]+[.B357]*[.B$1]+[.C$1]" office:value-type="float" office:value="58.0122740759061" calcext:value-type="float">
            <text:p>58.0122740759061</text:p>
          </table:table-cell>
          <table:table-cell table:formula="of:=IF([.D357]&gt;0;IF([.C357]&gt;0;&quot;true positive&quot;;&quot;false positive&quot;);IF([.C357]&lt;=0;&quot;true negative&quot;;&quot;false negative&quot;))" office:value-type="string" office:string-value="true positive" calcext:value-type="string">
            <text:p>true positive</text:p>
          </table:table-cell>
          <table:table-cell office:value-type="float" office:value="195" calcext:value-type="float">
            <text:p>195</text:p>
          </table:table-cell>
          <table:table-cell table:formula="of:=(-[.$C$1]-[.$A$1]*[.$F357])/[.$B$1]" office:value-type="float" office:value="-481.613559718843" calcext:value-type="float">
            <text:p>-481.613559718843</text:p>
          </table:table-cell>
          <table:table-cell table:number-columns-repeated="2"/>
        </table:table-row>
        <table:table-row table:style-name="ro1">
          <table:table-cell office:value-type="float" office:value="-1.16249146812451" calcext:value-type="float">
            <text:p>-1.16249146812451</text:p>
          </table:table-cell>
          <table:table-cell office:value-type="float" office:value="0.195688031229688" calcext:value-type="float">
            <text:p>0.195688031229688</text:p>
          </table:table-cell>
          <table:table-cell office:value-type="float" office:value="1" calcext:value-type="float">
            <text:p>1</text:p>
          </table:table-cell>
          <table:table-cell table:formula="of:=[.A358]*[.A$1]+[.B358]*[.B$1]+[.C$1]" office:value-type="float" office:value="-1006.83478845092" calcext:value-type="float">
            <text:p>-1006.83478845092</text:p>
          </table:table-cell>
          <table:table-cell table:formula="of:=IF([.D358]&gt;0;IF([.C358]&gt;0;&quot;true positive&quot;;&quot;false positive&quot;);IF([.C358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5.1" calcext:value-type="float">
            <text:p>195.1</text:p>
          </table:table-cell>
          <table:table-cell table:formula="of:=(-[.$C$1]-[.$A$1]*[.$F358])/[.$B$1]" office:value-type="float" office:value="-481.858390789352" calcext:value-type="float">
            <text:p>-481.858390789352</text:p>
          </table:table-cell>
          <table:table-cell table:number-columns-repeated="2"/>
        </table:table-row>
        <table:table-row table:style-name="ro1">
          <table:table-cell office:value-type="float" office:value="0.371794390870892" calcext:value-type="float">
            <text:p>0.371794390870892</text:p>
          </table:table-cell>
          <table:table-cell office:value-type="float" office:value="0.875767548115266" calcext:value-type="float">
            <text:p>0.875767548115266</text:p>
          </table:table-cell>
          <table:table-cell office:value-type="float" office:value="1" calcext:value-type="float">
            <text:p>1</text:p>
          </table:table-cell>
          <table:table-cell table:formula="of:=[.A359]*[.A$1]+[.B359]*[.B$1]+[.C$1]" office:value-type="float" office:value="-3902.62259478082" calcext:value-type="float">
            <text:p>-3902.62259478082</text:p>
          </table:table-cell>
          <table:table-cell table:formula="of:=IF([.D359]&gt;0;IF([.C359]&gt;0;&quot;true positive&quot;;&quot;false positive&quot;);IF([.C359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5.2" calcext:value-type="float">
            <text:p>195.2</text:p>
          </table:table-cell>
          <table:table-cell table:formula="of:=(-[.$C$1]-[.$A$1]*[.$F359])/[.$B$1]" office:value-type="float" office:value="-482.103221859861" calcext:value-type="float">
            <text:p>-482.103221859861</text:p>
          </table:table-cell>
          <table:table-cell table:number-columns-repeated="2"/>
        </table:table-row>
        <table:table-row table:style-name="ro1">
          <table:table-cell office:value-type="float" office:value="-1.48211909123282" calcext:value-type="float">
            <text:p>-1.48211909123282</text:p>
          </table:table-cell>
          <table:table-cell office:value-type="float" office:value="-0.245908771204873" calcext:value-type="float">
            <text:p>-0.245908771204873</text:p>
          </table:table-cell>
          <table:table-cell office:value-type="float" office:value="1" calcext:value-type="float">
            <text:p>1</text:p>
          </table:table-cell>
          <table:table-cell table:formula="of:=[.A360]*[.A$1]+[.B360]*[.B$1]+[.C$1]" office:value-type="float" office:value="-207.810243388681" calcext:value-type="float">
            <text:p>-207.810243388681</text:p>
          </table:table-cell>
          <table:table-cell table:formula="of:=IF([.D360]&gt;0;IF([.C360]&gt;0;&quot;true positive&quot;;&quot;false positive&quot;);IF([.C360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5.3" calcext:value-type="float">
            <text:p>195.3</text:p>
          </table:table-cell>
          <table:table-cell table:formula="of:=(-[.$C$1]-[.$A$1]*[.$F360])/[.$B$1]" office:value-type="float" office:value="-482.34805293037" calcext:value-type="float">
            <text:p>-482.34805293037</text:p>
          </table:table-cell>
          <table:table-cell table:number-columns-repeated="2"/>
        </table:table-row>
        <table:table-row table:style-name="ro1">
          <table:table-cell office:value-type="float" office:value="-0.759819950670532" calcext:value-type="float">
            <text:p>-0.759819950670532</text:p>
          </table:table-cell>
          <table:table-cell office:value-type="float" office:value="-1.07437856125853" calcext:value-type="float">
            <text:p>-1.07437856125853</text:p>
          </table:table-cell>
          <table:table-cell office:value-type="float" office:value="1" calcext:value-type="float">
            <text:p>1</text:p>
          </table:table-cell>
          <table:table-cell table:formula="of:=[.A361]*[.A$1]+[.B361]*[.B$1]+[.C$1]" office:value-type="float" office:value="-821.330501645119" calcext:value-type="float">
            <text:p>-821.330501645119</text:p>
          </table:table-cell>
          <table:table-cell table:formula="of:=IF([.D361]&gt;0;IF([.C361]&gt;0;&quot;true positive&quot;;&quot;false positive&quot;);IF([.C361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5.4" calcext:value-type="float">
            <text:p>195.4</text:p>
          </table:table-cell>
          <table:table-cell table:formula="of:=(-[.$C$1]-[.$A$1]*[.$F361])/[.$B$1]" office:value-type="float" office:value="-482.592884000879" calcext:value-type="float">
            <text:p>-482.592884000879</text:p>
          </table:table-cell>
          <table:table-cell table:number-columns-repeated="2"/>
        </table:table-row>
        <table:table-row table:style-name="ro1">
          <table:table-cell office:value-type="float" office:value="-2.30294933793634" calcext:value-type="float">
            <text:p>-2.30294933793634</text:p>
          </table:table-cell>
          <table:table-cell office:value-type="float" office:value="-2.51471650517712" calcext:value-type="float">
            <text:p>-2.51471650517712</text:p>
          </table:table-cell>
          <table:table-cell office:value-type="float" office:value="1" calcext:value-type="float">
            <text:p>1</text:p>
          </table:table-cell>
          <table:table-cell table:formula="of:=[.A362]*[.A$1]+[.B362]*[.B$1]+[.C$1]" office:value-type="float" office:value="2584.82627686025" calcext:value-type="float">
            <text:p>2584.82627686025</text:p>
          </table:table-cell>
          <table:table-cell table:formula="of:=IF([.D362]&gt;0;IF([.C362]&gt;0;&quot;true positive&quot;;&quot;false positive&quot;);IF([.C362]&lt;=0;&quot;true negative&quot;;&quot;false negative&quot;))" office:value-type="string" office:string-value="true positive" calcext:value-type="string">
            <text:p>true positive</text:p>
          </table:table-cell>
          <table:table-cell office:value-type="float" office:value="195.5" calcext:value-type="float">
            <text:p>195.5</text:p>
          </table:table-cell>
          <table:table-cell table:formula="of:=(-[.$C$1]-[.$A$1]*[.$F362])/[.$B$1]" office:value-type="float" office:value="-482.837715071388" calcext:value-type="float">
            <text:p>-482.837715071388</text:p>
          </table:table-cell>
          <table:table-cell table:number-columns-repeated="2"/>
        </table:table-row>
        <table:table-row table:style-name="ro1">
          <table:table-cell office:value-type="float" office:value="-0.805818910068649" calcext:value-type="float">
            <text:p>-0.805818910068649</text:p>
          </table:table-cell>
          <table:table-cell office:value-type="float" office:value="-0.278633987167917" calcext:value-type="float">
            <text:p>-0.278633987167917</text:p>
          </table:table-cell>
          <table:table-cell office:value-type="float" office:value="1" calcext:value-type="float">
            <text:p>1</text:p>
          </table:table-cell>
          <table:table-cell table:formula="of:=[.A363]*[.A$1]+[.B363]*[.B$1]+[.C$1]" office:value-type="float" office:value="-1267.22025646536" calcext:value-type="float">
            <text:p>-1267.22025646536</text:p>
          </table:table-cell>
          <table:table-cell table:formula="of:=IF([.D363]&gt;0;IF([.C363]&gt;0;&quot;true positive&quot;;&quot;false positive&quot;);IF([.C363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5.6" calcext:value-type="float">
            <text:p>195.6</text:p>
          </table:table-cell>
          <table:table-cell table:formula="of:=(-[.$C$1]-[.$A$1]*[.$F363])/[.$B$1]" office:value-type="float" office:value="-483.082546141897" calcext:value-type="float">
            <text:p>-483.082546141897</text:p>
          </table:table-cell>
          <table:table-cell table:number-columns-repeated="2"/>
        </table:table-row>
        <table:table-row table:style-name="ro1">
          <table:table-cell office:value-type="float" office:value="-1.04343447840298" calcext:value-type="float">
            <text:p>-1.04343447840298</text:p>
          </table:table-cell>
          <table:table-cell office:value-type="float" office:value="-0.738067700864661" calcext:value-type="float">
            <text:p>-0.738067700864661</text:p>
          </table:table-cell>
          <table:table-cell office:value-type="float" office:value="1" calcext:value-type="float">
            <text:p>1</text:p>
          </table:table-cell>
          <table:table-cell table:formula="of:=[.A364]*[.A$1]+[.B364]*[.B$1]+[.C$1]" office:value-type="float" office:value="-587.61363699968" calcext:value-type="float">
            <text:p>-587.61363699968</text:p>
          </table:table-cell>
          <table:table-cell table:formula="of:=IF([.D364]&gt;0;IF([.C364]&gt;0;&quot;true positive&quot;;&quot;false positive&quot;);IF([.C364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5.7" calcext:value-type="float">
            <text:p>195.7</text:p>
          </table:table-cell>
          <table:table-cell table:formula="of:=(-[.$C$1]-[.$A$1]*[.$F364])/[.$B$1]" office:value-type="float" office:value="-483.327377212406" calcext:value-type="float">
            <text:p>-483.327377212406</text:p>
          </table:table-cell>
          <table:table-cell table:number-columns-repeated="2"/>
        </table:table-row>
        <table:table-row table:style-name="ro1">
          <table:table-cell office:value-type="float" office:value="-0.454982371936354" calcext:value-type="float">
            <text:p>-0.454982371936354</text:p>
          </table:table-cell>
          <table:table-cell office:value-type="float" office:value="-0.10821600300532" calcext:value-type="float">
            <text:p>-0.10821600300532</text:p>
          </table:table-cell>
          <table:table-cell office:value-type="float" office:value="1" calcext:value-type="float">
            <text:p>1</text:p>
          </table:table-cell>
          <table:table-cell table:formula="of:=[.A365]*[.A$1]+[.B365]*[.B$1]+[.C$1]" office:value-type="float" office:value="-1939.11457738496" calcext:value-type="float">
            <text:p>-1939.11457738496</text:p>
          </table:table-cell>
          <table:table-cell table:formula="of:=IF([.D365]&gt;0;IF([.C365]&gt;0;&quot;true positive&quot;;&quot;false positive&quot;);IF([.C365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5.8" calcext:value-type="float">
            <text:p>195.8</text:p>
          </table:table-cell>
          <table:table-cell table:formula="of:=(-[.$C$1]-[.$A$1]*[.$F365])/[.$B$1]" office:value-type="float" office:value="-483.572208282915" calcext:value-type="float">
            <text:p>-483.572208282915</text:p>
          </table:table-cell>
          <table:table-cell table:number-columns-repeated="2"/>
        </table:table-row>
        <table:table-row table:style-name="ro1">
          <table:table-cell office:value-type="float" office:value="-0.153235519821083" calcext:value-type="float">
            <text:p>-0.153235519821083</text:p>
          </table:table-cell>
          <table:table-cell office:value-type="float" office:value="-1.09961527033458" calcext:value-type="float">
            <text:p>-1.09961527033458</text:p>
          </table:table-cell>
          <table:table-cell office:value-type="float" office:value="1" calcext:value-type="float">
            <text:p>1</text:p>
          </table:table-cell>
          <table:table-cell table:formula="of:=[.A366]*[.A$1]+[.B366]*[.B$1]+[.C$1]" office:value-type="float" office:value="-1774.21824261958" calcext:value-type="float">
            <text:p>-1774.21824261958</text:p>
          </table:table-cell>
          <table:table-cell table:formula="of:=IF([.D366]&gt;0;IF([.C366]&gt;0;&quot;true positive&quot;;&quot;false positive&quot;);IF([.C366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5.9" calcext:value-type="float">
            <text:p>195.9</text:p>
          </table:table-cell>
          <table:table-cell table:formula="of:=(-[.$C$1]-[.$A$1]*[.$F366])/[.$B$1]" office:value-type="float" office:value="-483.817039353424" calcext:value-type="float">
            <text:p>-483.817039353424</text:p>
          </table:table-cell>
          <table:table-cell table:number-columns-repeated="2"/>
        </table:table-row>
        <table:table-row table:style-name="ro1">
          <table:table-cell office:value-type="float" office:value="-0.298741324203957" calcext:value-type="float">
            <text:p>-0.298741324203957</text:p>
          </table:table-cell>
          <table:table-cell office:value-type="float" office:value="-0.958784577608096" calcext:value-type="float">
            <text:p>-0.958784577608096</text:p>
          </table:table-cell>
          <table:table-cell office:value-type="float" office:value="1" calcext:value-type="float">
            <text:p>1</text:p>
          </table:table-cell>
          <table:table-cell table:formula="of:=[.A367]*[.A$1]+[.B367]*[.B$1]+[.C$1]" office:value-type="float" office:value="-1633.61388546456" calcext:value-type="float">
            <text:p>-1633.61388546456</text:p>
          </table:table-cell>
          <table:table-cell table:formula="of:=IF([.D367]&gt;0;IF([.C367]&gt;0;&quot;true positive&quot;;&quot;false positive&quot;);IF([.C367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6" calcext:value-type="float">
            <text:p>196</text:p>
          </table:table-cell>
          <table:table-cell table:formula="of:=(-[.$C$1]-[.$A$1]*[.$F367])/[.$B$1]" office:value-type="float" office:value="-484.061870423933" calcext:value-type="float">
            <text:p>-484.061870423933</text:p>
          </table:table-cell>
          <table:table-cell table:number-columns-repeated="2"/>
        </table:table-row>
        <table:table-row table:style-name="ro1">
          <table:table-cell office:value-type="float" office:value="-1.06783431340688" calcext:value-type="float">
            <text:p>-1.06783431340688</text:p>
          </table:table-cell>
          <table:table-cell office:value-type="float" office:value="-0.143372622793538" calcext:value-type="float">
            <text:p>-0.143372622793538</text:p>
          </table:table-cell>
          <table:table-cell office:value-type="float" office:value="1" calcext:value-type="float">
            <text:p>1</text:p>
          </table:table-cell>
          <table:table-cell table:formula="of:=[.A368]*[.A$1]+[.B368]*[.B$1]+[.C$1]" office:value-type="float" office:value="-936.790978995566" calcext:value-type="float">
            <text:p>-936.790978995566</text:p>
          </table:table-cell>
          <table:table-cell table:formula="of:=IF([.D368]&gt;0;IF([.C368]&gt;0;&quot;true positive&quot;;&quot;false positive&quot;);IF([.C368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6.1" calcext:value-type="float">
            <text:p>196.1</text:p>
          </table:table-cell>
          <table:table-cell table:formula="of:=(-[.$C$1]-[.$A$1]*[.$F368])/[.$B$1]" office:value-type="float" office:value="-484.306701494442" calcext:value-type="float">
            <text:p>-484.306701494442</text:p>
          </table:table-cell>
          <table:table-cell table:number-columns-repeated="2"/>
        </table:table-row>
        <table:table-row table:style-name="ro1">
          <table:table-cell office:value-type="float" office:value="-1.31236469331618" calcext:value-type="float">
            <text:p>-1.31236469331618</text:p>
          </table:table-cell>
          <table:table-cell office:value-type="float" office:value="-0.261492749456145" calcext:value-type="float">
            <text:p>-0.261492749456145</text:p>
          </table:table-cell>
          <table:table-cell office:value-type="float" office:value="1" calcext:value-type="float">
            <text:p>1</text:p>
          </table:table-cell>
          <table:table-cell table:formula="of:=[.A369]*[.A$1]+[.B369]*[.B$1]+[.C$1]" office:value-type="float" office:value="-468.916515960756" calcext:value-type="float">
            <text:p>-468.916515960756</text:p>
          </table:table-cell>
          <table:table-cell table:formula="of:=IF([.D369]&gt;0;IF([.C369]&gt;0;&quot;true positive&quot;;&quot;false positive&quot;);IF([.C369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6.2" calcext:value-type="float">
            <text:p>196.2</text:p>
          </table:table-cell>
          <table:table-cell table:formula="of:=(-[.$C$1]-[.$A$1]*[.$F369])/[.$B$1]" office:value-type="float" office:value="-484.55153256495" calcext:value-type="float">
            <text:p>-484.55153256495</text:p>
          </table:table-cell>
          <table:table-cell table:number-columns-repeated="2"/>
        </table:table-row>
        <table:table-row table:style-name="ro1">
          <table:table-cell office:value-type="float" office:value="-0.857501583218363" calcext:value-type="float">
            <text:p>-0.857501583218363</text:p>
          </table:table-cell>
          <table:table-cell office:value-type="float" office:value="-1.23742674450133" calcext:value-type="float">
            <text:p>-1.23742674450133</text:p>
          </table:table-cell>
          <table:table-cell office:value-type="float" office:value="1" calcext:value-type="float">
            <text:p>1</text:p>
          </table:table-cell>
          <table:table-cell table:formula="of:=[.A370]*[.A$1]+[.B370]*[.B$1]+[.C$1]" office:value-type="float" office:value="-558.804144669803" calcext:value-type="float">
            <text:p>-558.804144669803</text:p>
          </table:table-cell>
          <table:table-cell table:formula="of:=IF([.D370]&gt;0;IF([.C370]&gt;0;&quot;true positive&quot;;&quot;false positive&quot;);IF([.C370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6.3" calcext:value-type="float">
            <text:p>196.3</text:p>
          </table:table-cell>
          <table:table-cell table:formula="of:=(-[.$C$1]-[.$A$1]*[.$F370])/[.$B$1]" office:value-type="float" office:value="-484.796363635459" calcext:value-type="float">
            <text:p>-484.796363635459</text:p>
          </table:table-cell>
          <table:table-cell table:number-columns-repeated="2"/>
        </table:table-row>
        <table:table-row table:style-name="ro1">
          <table:table-cell office:value-type="float" office:value="0.242103734489555" calcext:value-type="float">
            <text:p>0.242103734489555</text:p>
          </table:table-cell>
          <table:table-cell office:value-type="float" office:value="1.45710210658997" calcext:value-type="float">
            <text:p>1.45710210658997</text:p>
          </table:table-cell>
          <table:table-cell office:value-type="float" office:value="1" calcext:value-type="float">
            <text:p>1</text:p>
          </table:table-cell>
          <table:table-cell table:formula="of:=[.A371]*[.A$1]+[.B371]*[.B$1]+[.C$1]" office:value-type="float" office:value="-4074.81785997281" calcext:value-type="float">
            <text:p>-4074.81785997281</text:p>
          </table:table-cell>
          <table:table-cell table:formula="of:=IF([.D371]&gt;0;IF([.C371]&gt;0;&quot;true positive&quot;;&quot;false positive&quot;);IF([.C371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6.4" calcext:value-type="float">
            <text:p>196.4</text:p>
          </table:table-cell>
          <table:table-cell table:formula="of:=(-[.$C$1]-[.$A$1]*[.$F371])/[.$B$1]" office:value-type="float" office:value="-485.041194705968" calcext:value-type="float">
            <text:p>-485.041194705968</text:p>
          </table:table-cell>
          <table:table-cell table:number-columns-repeated="2"/>
        </table:table-row>
        <table:table-row table:style-name="ro1">
          <table:table-cell office:value-type="float" office:value="-1.06947365584843" calcext:value-type="float">
            <text:p>-1.06947365584843</text:p>
          </table:table-cell>
          <table:table-cell office:value-type="float" office:value="-0.67029371399459" calcext:value-type="float">
            <text:p>-0.67029371399459</text:p>
          </table:table-cell>
          <table:table-cell office:value-type="float" office:value="1" calcext:value-type="float">
            <text:p>1</text:p>
          </table:table-cell>
          <table:table-cell table:formula="of:=[.A372]*[.A$1]+[.B372]*[.B$1]+[.C$1]" office:value-type="float" office:value="-590.238873337708" calcext:value-type="float">
            <text:p>-590.238873337708</text:p>
          </table:table-cell>
          <table:table-cell table:formula="of:=IF([.D372]&gt;0;IF([.C372]&gt;0;&quot;true positive&quot;;&quot;false positive&quot;);IF([.C372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6.5" calcext:value-type="float">
            <text:p>196.5</text:p>
          </table:table-cell>
          <table:table-cell table:formula="of:=(-[.$C$1]-[.$A$1]*[.$F372])/[.$B$1]" office:value-type="float" office:value="-485.286025776477" calcext:value-type="float">
            <text:p>-485.286025776477</text:p>
          </table:table-cell>
          <table:table-cell table:number-columns-repeated="2"/>
        </table:table-row>
        <table:table-row table:style-name="ro1">
          <table:table-cell office:value-type="float" office:value="-1.02766488795364" calcext:value-type="float">
            <text:p>-1.02766488795364</text:p>
          </table:table-cell>
          <table:table-cell office:value-type="float" office:value="0.153340016007935" calcext:value-type="float">
            <text:p>0.153340016007935</text:p>
          </table:table-cell>
          <table:table-cell office:value-type="float" office:value="1" calcext:value-type="float">
            <text:p>1</text:p>
          </table:table-cell>
          <table:table-cell table:formula="of:=[.A373]*[.A$1]+[.B373]*[.B$1]+[.C$1]" office:value-type="float" office:value="-1194.65475792221" calcext:value-type="float">
            <text:p>-1194.65475792221</text:p>
          </table:table-cell>
          <table:table-cell table:formula="of:=IF([.D373]&gt;0;IF([.C373]&gt;0;&quot;true positive&quot;;&quot;false positive&quot;);IF([.C373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6.6" calcext:value-type="float">
            <text:p>196.6</text:p>
          </table:table-cell>
          <table:table-cell table:formula="of:=(-[.$C$1]-[.$A$1]*[.$F373])/[.$B$1]" office:value-type="float" office:value="-485.530856846986" calcext:value-type="float">
            <text:p>-485.530856846986</text:p>
          </table:table-cell>
          <table:table-cell table:number-columns-repeated="2"/>
        </table:table-row>
        <table:table-row table:style-name="ro1">
          <table:table-cell office:value-type="float" office:value="-0.663555923508002" calcext:value-type="float">
            <text:p>-0.663555923508002</text:p>
          </table:table-cell>
          <table:table-cell office:value-type="float" office:value="-2.3860254026485" calcext:value-type="float">
            <text:p>-2.3860254026485</text:p>
          </table:table-cell>
          <table:table-cell office:value-type="float" office:value="1" calcext:value-type="float">
            <text:p>1</text:p>
          </table:table-cell>
          <table:table-cell table:formula="of:=[.A374]*[.A$1]+[.B374]*[.B$1]+[.C$1]" office:value-type="float" office:value="-119.02738479632" calcext:value-type="float">
            <text:p>-119.02738479632</text:p>
          </table:table-cell>
          <table:table-cell table:formula="of:=IF([.D374]&gt;0;IF([.C374]&gt;0;&quot;true positive&quot;;&quot;false positive&quot;);IF([.C374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6.7" calcext:value-type="float">
            <text:p>196.7</text:p>
          </table:table-cell>
          <table:table-cell table:formula="of:=(-[.$C$1]-[.$A$1]*[.$F374])/[.$B$1]" office:value-type="float" office:value="-485.775687917495" calcext:value-type="float">
            <text:p>-485.775687917495</text:p>
          </table:table-cell>
          <table:table-cell table:number-columns-repeated="2"/>
        </table:table-row>
        <table:table-row table:style-name="ro1">
          <table:table-cell office:value-type="float" office:value="-1.17648314528919" calcext:value-type="float">
            <text:p>-1.17648314528919</text:p>
          </table:table-cell>
          <table:table-cell office:value-type="float" office:value="-0.558552299628006" calcext:value-type="float">
            <text:p>-0.558552299628006</text:p>
          </table:table-cell>
          <table:table-cell office:value-type="float" office:value="1" calcext:value-type="float">
            <text:p>1</text:p>
          </table:table-cell>
          <table:table-cell table:formula="of:=[.A375]*[.A$1]+[.B375]*[.B$1]+[.C$1]" office:value-type="float" office:value="-492.166885193175" calcext:value-type="float">
            <text:p>-492.166885193175</text:p>
          </table:table-cell>
          <table:table-cell table:formula="of:=IF([.D375]&gt;0;IF([.C375]&gt;0;&quot;true positive&quot;;&quot;false positive&quot;);IF([.C375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6.8" calcext:value-type="float">
            <text:p>196.8</text:p>
          </table:table-cell>
          <table:table-cell table:formula="of:=(-[.$C$1]-[.$A$1]*[.$F375])/[.$B$1]" office:value-type="float" office:value="-486.020518988004" calcext:value-type="float">
            <text:p>-486.020518988004</text:p>
          </table:table-cell>
          <table:table-cell table:number-columns-repeated="2"/>
        </table:table-row>
        <table:table-row table:style-name="ro1">
          <table:table-cell office:value-type="float" office:value="-0.619371296407251" calcext:value-type="float">
            <text:p>-0.619371296407251</text:p>
          </table:table-cell>
          <table:table-cell office:value-type="float" office:value="1.40953321021223" calcext:value-type="float">
            <text:p>1.40953321021223</text:p>
          </table:table-cell>
          <table:table-cell office:value-type="float" office:value="1" calcext:value-type="float">
            <text:p>1</text:p>
          </table:table-cell>
          <table:table-cell table:formula="of:=[.A376]*[.A$1]+[.B376]*[.B$1]+[.C$1]" office:value-type="float" office:value="-2667.07709780224" calcext:value-type="float">
            <text:p>-2667.07709780224</text:p>
          </table:table-cell>
          <table:table-cell table:formula="of:=IF([.D376]&gt;0;IF([.C376]&gt;0;&quot;true positive&quot;;&quot;false positive&quot;);IF([.C376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6.9" calcext:value-type="float">
            <text:p>196.9</text:p>
          </table:table-cell>
          <table:table-cell table:formula="of:=(-[.$C$1]-[.$A$1]*[.$F376])/[.$B$1]" office:value-type="float" office:value="-486.265350058513" calcext:value-type="float">
            <text:p>-486.265350058513</text:p>
          </table:table-cell>
          <table:table-cell table:number-columns-repeated="2"/>
        </table:table-row>
        <table:table-row table:style-name="ro1">
          <table:table-cell office:value-type="float" office:value="-0.968320949662601" calcext:value-type="float">
            <text:p>-0.968320949662601</text:p>
          </table:table-cell>
          <table:table-cell office:value-type="float" office:value="-1.07324839791175" calcext:value-type="float">
            <text:p>-1.07324839791175</text:p>
          </table:table-cell>
          <table:table-cell office:value-type="float" office:value="1" calcext:value-type="float">
            <text:p>1</text:p>
          </table:table-cell>
          <table:table-cell table:formula="of:=[.A377]*[.A$1]+[.B377]*[.B$1]+[.C$1]" office:value-type="float" office:value="-488.870406261926" calcext:value-type="float">
            <text:p>-488.870406261926</text:p>
          </table:table-cell>
          <table:table-cell table:formula="of:=IF([.D377]&gt;0;IF([.C377]&gt;0;&quot;true positive&quot;;&quot;false positive&quot;);IF([.C377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7" calcext:value-type="float">
            <text:p>197</text:p>
          </table:table-cell>
          <table:table-cell table:formula="of:=(-[.$C$1]-[.$A$1]*[.$F377])/[.$B$1]" office:value-type="float" office:value="-486.510181129022" calcext:value-type="float">
            <text:p>-486.510181129022</text:p>
          </table:table-cell>
          <table:table-cell table:number-columns-repeated="2"/>
        </table:table-row>
        <table:table-row table:style-name="ro1">
          <table:table-cell office:value-type="float" office:value="-1.01257823670583" calcext:value-type="float">
            <text:p>-1.01257823670583</text:p>
          </table:table-cell>
          <table:table-cell office:value-type="float" office:value="-0.358472591955507" calcext:value-type="float">
            <text:p>-0.358472591955507</text:p>
          </table:table-cell>
          <table:table-cell office:value-type="float" office:value="1" calcext:value-type="float">
            <text:p>1</text:p>
          </table:table-cell>
          <table:table-cell table:formula="of:=[.A378]*[.A$1]+[.B378]*[.B$1]+[.C$1]" office:value-type="float" office:value="-884.693468083044" calcext:value-type="float">
            <text:p>-884.693468083044</text:p>
          </table:table-cell>
          <table:table-cell table:formula="of:=IF([.D378]&gt;0;IF([.C378]&gt;0;&quot;true positive&quot;;&quot;false positive&quot;);IF([.C378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7.1" calcext:value-type="float">
            <text:p>197.1</text:p>
          </table:table-cell>
          <table:table-cell table:formula="of:=(-[.$C$1]-[.$A$1]*[.$F378])/[.$B$1]" office:value-type="float" office:value="-486.755012199531" calcext:value-type="float">
            <text:p>-486.755012199531</text:p>
          </table:table-cell>
          <table:table-cell table:number-columns-repeated="2"/>
        </table:table-row>
        <table:table-row table:style-name="ro1">
          <table:table-cell office:value-type="float" office:value="-0.976515553001488" calcext:value-type="float">
            <text:p>-0.976515553001488</text:p>
          </table:table-cell>
          <table:table-cell office:value-type="float" office:value="-0.385733720299961" calcext:value-type="float">
            <text:p>-0.385733720299961</text:p>
          </table:table-cell>
          <table:table-cell office:value-type="float" office:value="1" calcext:value-type="float">
            <text:p>1</text:p>
          </table:table-cell>
          <table:table-cell table:formula="of:=[.A379]*[.A$1]+[.B379]*[.B$1]+[.C$1]" office:value-type="float" office:value="-924.53001199685" calcext:value-type="float">
            <text:p>-924.53001199685</text:p>
          </table:table-cell>
          <table:table-cell table:formula="of:=IF([.D379]&gt;0;IF([.C379]&gt;0;&quot;true positive&quot;;&quot;false positive&quot;);IF([.C379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7.2" calcext:value-type="float">
            <text:p>197.2</text:p>
          </table:table-cell>
          <table:table-cell table:formula="of:=(-[.$C$1]-[.$A$1]*[.$F379])/[.$B$1]" office:value-type="float" office:value="-486.99984327004" calcext:value-type="float">
            <text:p>-486.99984327004</text:p>
          </table:table-cell>
          <table:table-cell table:number-columns-repeated="2"/>
        </table:table-row>
        <table:table-row table:style-name="ro1">
          <table:table-cell office:value-type="float" office:value="-0.649498178034061" calcext:value-type="float">
            <text:p>-0.649498178034061</text:p>
          </table:table-cell>
          <table:table-cell office:value-type="float" office:value="-1.79452366447114" calcext:value-type="float">
            <text:p>-1.79452366447114</text:p>
          </table:table-cell>
          <table:table-cell office:value-type="float" office:value="1" calcext:value-type="float">
            <text:p>1</text:p>
          </table:table-cell>
          <table:table-cell table:formula="of:=[.A380]*[.A$1]+[.B380]*[.B$1]+[.C$1]" office:value-type="float" office:value="-527.578012203692" calcext:value-type="float">
            <text:p>-527.578012203692</text:p>
          </table:table-cell>
          <table:table-cell table:formula="of:=IF([.D380]&gt;0;IF([.C380]&gt;0;&quot;true positive&quot;;&quot;false positive&quot;);IF([.C380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7.3" calcext:value-type="float">
            <text:p>197.3</text:p>
          </table:table-cell>
          <table:table-cell table:formula="of:=(-[.$C$1]-[.$A$1]*[.$F380])/[.$B$1]" office:value-type="float" office:value="-487.244674340549" calcext:value-type="float">
            <text:p>-487.244674340549</text:p>
          </table:table-cell>
          <table:table-cell table:number-columns-repeated="2"/>
        </table:table-row>
        <table:table-row table:style-name="ro1">
          <table:table-cell office:value-type="float" office:value="-0.979465089269939" calcext:value-type="float">
            <text:p>-0.979465089269939</text:p>
          </table:table-cell>
          <table:table-cell office:value-type="float" office:value="1.1806459640358" calcext:value-type="float">
            <text:p>1.1806459640358</text:p>
          </table:table-cell>
          <table:table-cell office:value-type="float" office:value="1" calcext:value-type="float">
            <text:p>1</text:p>
          </table:table-cell>
          <table:table-cell table:formula="of:=[.A381]*[.A$1]+[.B381]*[.B$1]+[.C$1]" office:value-type="float" office:value="-1942.22499775748" calcext:value-type="float">
            <text:p>-1942.22499775748</text:p>
          </table:table-cell>
          <table:table-cell table:formula="of:=IF([.D381]&gt;0;IF([.C381]&gt;0;&quot;true positive&quot;;&quot;false positive&quot;);IF([.C381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7.4" calcext:value-type="float">
            <text:p>197.4</text:p>
          </table:table-cell>
          <table:table-cell table:formula="of:=(-[.$C$1]-[.$A$1]*[.$F381])/[.$B$1]" office:value-type="float" office:value="-487.489505411057" calcext:value-type="float">
            <text:p>-487.489505411057</text:p>
          </table:table-cell>
          <table:table-cell table:number-columns-repeated="2"/>
        </table:table-row>
        <table:table-row table:style-name="ro1">
          <table:table-cell office:value-type="float" office:value="-0.873807356504075" calcext:value-type="float">
            <text:p>-0.873807356504075</text:p>
          </table:table-cell>
          <table:table-cell office:value-type="float" office:value="-0.772317702940326" calcext:value-type="float">
            <text:p>-0.772317702940326</text:p>
          </table:table-cell>
          <table:table-cell office:value-type="float" office:value="1" calcext:value-type="float">
            <text:p>1</text:p>
          </table:table-cell>
          <table:table-cell table:formula="of:=[.A382]*[.A$1]+[.B382]*[.B$1]+[.C$1]" office:value-type="float" office:value="-836.332813274531" calcext:value-type="float">
            <text:p>-836.332813274531</text:p>
          </table:table-cell>
          <table:table-cell table:formula="of:=IF([.D382]&gt;0;IF([.C382]&gt;0;&quot;true positive&quot;;&quot;false positive&quot;);IF([.C382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7.5" calcext:value-type="float">
            <text:p>197.5</text:p>
          </table:table-cell>
          <table:table-cell table:formula="of:=(-[.$C$1]-[.$A$1]*[.$F382])/[.$B$1]" office:value-type="float" office:value="-487.734336481566" calcext:value-type="float">
            <text:p>-487.734336481566</text:p>
          </table:table-cell>
          <table:table-cell table:number-columns-repeated="2"/>
        </table:table-row>
        <table:table-row table:style-name="ro1">
          <table:table-cell office:value-type="float" office:value="-1.57100865290466" calcext:value-type="float">
            <text:p>-1.57100865290466</text:p>
          </table:table-cell>
          <table:table-cell office:value-type="float" office:value="-0.378194282993402" calcext:value-type="float">
            <text:p>-0.378194282993402</text:p>
          </table:table-cell>
          <table:table-cell office:value-type="float" office:value="1" calcext:value-type="float">
            <text:p>1</text:p>
          </table:table-cell>
          <table:table-cell table:formula="of:=[.A383]*[.A$1]+[.B383]*[.B$1]+[.C$1]" office:value-type="float" office:value="20.5863943927284" calcext:value-type="float">
            <text:p>20.5863943927284</text:p>
          </table:table-cell>
          <table:table-cell table:formula="of:=IF([.D383]&gt;0;IF([.C383]&gt;0;&quot;true positive&quot;;&quot;false positive&quot;);IF([.C383]&lt;=0;&quot;true negative&quot;;&quot;false negative&quot;))" office:value-type="string" office:string-value="true positive" calcext:value-type="string">
            <text:p>true positive</text:p>
          </table:table-cell>
          <table:table-cell office:value-type="float" office:value="197.6" calcext:value-type="float">
            <text:p>197.6</text:p>
          </table:table-cell>
          <table:table-cell table:formula="of:=(-[.$C$1]-[.$A$1]*[.$F383])/[.$B$1]" office:value-type="float" office:value="-487.979167552075" calcext:value-type="float">
            <text:p>-487.979167552075</text:p>
          </table:table-cell>
          <table:table-cell table:number-columns-repeated="2"/>
        </table:table-row>
        <table:table-row table:style-name="ro1">
          <table:table-cell office:value-type="float" office:value="-0.314104172587085" calcext:value-type="float">
            <text:p>-0.314104172587085</text:p>
          </table:table-cell>
          <table:table-cell office:value-type="float" office:value="0.244247789633501" calcext:value-type="float">
            <text:p>0.244247789633501</text:p>
          </table:table-cell>
          <table:table-cell office:value-type="float" office:value="1" calcext:value-type="float">
            <text:p>1</text:p>
          </table:table-cell>
          <table:table-cell table:formula="of:=[.A384]*[.A$1]+[.B384]*[.B$1]+[.C$1]" office:value-type="float" office:value="-2394.30727840668" calcext:value-type="float">
            <text:p>-2394.30727840668</text:p>
          </table:table-cell>
          <table:table-cell table:formula="of:=IF([.D384]&gt;0;IF([.C384]&gt;0;&quot;true positive&quot;;&quot;false positive&quot;);IF([.C384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7.7" calcext:value-type="float">
            <text:p>197.7</text:p>
          </table:table-cell>
          <table:table-cell table:formula="of:=(-[.$C$1]-[.$A$1]*[.$F384])/[.$B$1]" office:value-type="float" office:value="-488.223998622584" calcext:value-type="float">
            <text:p>-488.223998622584</text:p>
          </table:table-cell>
          <table:table-cell table:number-columns-repeated="2"/>
        </table:table-row>
        <table:table-row table:style-name="ro1">
          <table:table-cell office:value-type="float" office:value="-0.758854640194914" calcext:value-type="float">
            <text:p>-0.758854640194914</text:p>
          </table:table-cell>
          <table:table-cell office:value-type="float" office:value="-0.0896458594092181" calcext:value-type="float">
            <text:p>-0.089645859409218</text:p>
          </table:table-cell>
          <table:table-cell office:value-type="float" office:value="1" calcext:value-type="float">
            <text:p>1</text:p>
          </table:table-cell>
          <table:table-cell table:formula="of:=[.A385]*[.A$1]+[.B385]*[.B$1]+[.C$1]" office:value-type="float" office:value="-1465.62860205347" calcext:value-type="float">
            <text:p>-1465.62860205347</text:p>
          </table:table-cell>
          <table:table-cell table:formula="of:=IF([.D385]&gt;0;IF([.C385]&gt;0;&quot;true positive&quot;;&quot;false positive&quot;);IF([.C385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7.8" calcext:value-type="float">
            <text:p>197.8</text:p>
          </table:table-cell>
          <table:table-cell table:formula="of:=(-[.$C$1]-[.$A$1]*[.$F385])/[.$B$1]" office:value-type="float" office:value="-488.468829693093" calcext:value-type="float">
            <text:p>-488.468829693093</text:p>
          </table:table-cell>
          <table:table-cell table:number-columns-repeated="2"/>
        </table:table-row>
        <table:table-row table:style-name="ro1">
          <table:table-cell office:value-type="float" office:value="-1.63620118159579" calcext:value-type="float">
            <text:p>-1.63620118159579</text:p>
          </table:table-cell>
          <table:table-cell office:value-type="float" office:value="-1.5594288510857" calcext:value-type="float">
            <text:p>-1.5594288510857</text:p>
          </table:table-cell>
          <table:table-cell office:value-type="float" office:value="1" calcext:value-type="float">
            <text:p>1</text:p>
          </table:table-cell>
          <table:table-cell table:formula="of:=[.A386]*[.A$1]+[.B386]*[.B$1]+[.C$1]" office:value-type="float" office:value="895.784496150983" calcext:value-type="float">
            <text:p>895.784496150983</text:p>
          </table:table-cell>
          <table:table-cell table:formula="of:=IF([.D386]&gt;0;IF([.C386]&gt;0;&quot;true positive&quot;;&quot;false positive&quot;);IF([.C386]&lt;=0;&quot;true negative&quot;;&quot;false negative&quot;))" office:value-type="string" office:string-value="true positive" calcext:value-type="string">
            <text:p>true positive</text:p>
          </table:table-cell>
          <table:table-cell office:value-type="float" office:value="197.9" calcext:value-type="float">
            <text:p>197.9</text:p>
          </table:table-cell>
          <table:table-cell table:formula="of:=(-[.$C$1]-[.$A$1]*[.$F386])/[.$B$1]" office:value-type="float" office:value="-488.713660763602" calcext:value-type="float">
            <text:p>-488.713660763602</text:p>
          </table:table-cell>
          <table:table-cell table:number-columns-repeated="2"/>
        </table:table-row>
        <table:table-row table:style-name="ro1">
          <table:table-cell office:value-type="float" office:value="-0.0835059095033285" calcext:value-type="float">
            <text:p>-0.083505909503329</text:p>
          </table:table-cell>
          <table:table-cell office:value-type="float" office:value="0.466242429187022" calcext:value-type="float">
            <text:p>0.466242429187022</text:p>
          </table:table-cell>
          <table:table-cell office:value-type="float" office:value="1" calcext:value-type="float">
            <text:p>1</text:p>
          </table:table-cell>
          <table:table-cell table:formula="of:=[.A387]*[.A$1]+[.B387]*[.B$1]+[.C$1]" office:value-type="float" office:value="-2907.71838860227" calcext:value-type="float">
            <text:p>-2907.71838860227</text:p>
          </table:table-cell>
          <table:table-cell table:formula="of:=IF([.D387]&gt;0;IF([.C387]&gt;0;&quot;true positive&quot;;&quot;false positive&quot;);IF([.C387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8" calcext:value-type="float">
            <text:p>198</text:p>
          </table:table-cell>
          <table:table-cell table:formula="of:=(-[.$C$1]-[.$A$1]*[.$F387])/[.$B$1]" office:value-type="float" office:value="-488.958491834111" calcext:value-type="float">
            <text:p>-488.958491834111</text:p>
          </table:table-cell>
          <table:table-cell table:number-columns-repeated="2"/>
        </table:table-row>
        <table:table-row table:style-name="ro1">
          <table:table-cell office:value-type="float" office:value="0.559082013613825" calcext:value-type="float">
            <text:p>0.559082013613825</text:p>
          </table:table-cell>
          <table:table-cell office:value-type="float" office:value="0.4585424732189" calcext:value-type="float">
            <text:p>0.4585424732189</text:p>
          </table:table-cell>
          <table:table-cell office:value-type="float" office:value="1" calcext:value-type="float">
            <text:p>1</text:p>
          </table:table-cell>
          <table:table-cell table:formula="of:=[.A388]*[.A$1]+[.B388]*[.B$1]+[.C$1]" office:value-type="float" office:value="-3929.58858886545" calcext:value-type="float">
            <text:p>-3929.58858886545</text:p>
          </table:table-cell>
          <table:table-cell table:formula="of:=IF([.D388]&gt;0;IF([.C388]&gt;0;&quot;true positive&quot;;&quot;false positive&quot;);IF([.C388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8.1" calcext:value-type="float">
            <text:p>198.1</text:p>
          </table:table-cell>
          <table:table-cell table:formula="of:=(-[.$C$1]-[.$A$1]*[.$F388])/[.$B$1]" office:value-type="float" office:value="-489.20332290462" calcext:value-type="float">
            <text:p>-489.20332290462</text:p>
          </table:table-cell>
          <table:table-cell table:number-columns-repeated="2"/>
        </table:table-row>
        <table:table-row table:style-name="ro1">
          <table:table-cell office:value-type="float" office:value="-2.47800583746061" calcext:value-type="float">
            <text:p>-2.47800583746061</text:p>
          </table:table-cell>
          <table:table-cell office:value-type="float" office:value="0.398038931268733" calcext:value-type="float">
            <text:p>0.398038931268733</text:p>
          </table:table-cell>
          <table:table-cell office:value-type="float" office:value="1" calcext:value-type="float">
            <text:p>1</text:p>
          </table:table-cell>
          <table:table-cell table:formula="of:=[.A389]*[.A$1]+[.B389]*[.B$1]+[.C$1]" office:value-type="float" office:value="963.361699574012" calcext:value-type="float">
            <text:p>963.361699574012</text:p>
          </table:table-cell>
          <table:table-cell table:formula="of:=IF([.D389]&gt;0;IF([.C389]&gt;0;&quot;true positive&quot;;&quot;false positive&quot;);IF([.C389]&lt;=0;&quot;true negative&quot;;&quot;false negative&quot;))" office:value-type="string" office:string-value="true positive" calcext:value-type="string">
            <text:p>true positive</text:p>
          </table:table-cell>
          <table:table-cell office:value-type="float" office:value="198.2" calcext:value-type="float">
            <text:p>198.2</text:p>
          </table:table-cell>
          <table:table-cell table:formula="of:=(-[.$C$1]-[.$A$1]*[.$F389])/[.$B$1]" office:value-type="float" office:value="-489.448153975129" calcext:value-type="float">
            <text:p>-489.448153975129</text:p>
          </table:table-cell>
          <table:table-cell table:number-columns-repeated="2"/>
        </table:table-row>
        <table:table-row table:style-name="ro1">
          <table:table-cell office:value-type="float" office:value="-1.00354811599375" calcext:value-type="float">
            <text:p>-1.00354811599375</text:p>
          </table:table-cell>
          <table:table-cell office:value-type="float" office:value="-1.21807768113025" calcext:value-type="float">
            <text:p>-1.21807768113025</text:p>
          </table:table-cell>
          <table:table-cell office:value-type="float" office:value="1" calcext:value-type="float">
            <text:p>1</text:p>
          </table:table-cell>
          <table:table-cell table:formula="of:=[.A390]*[.A$1]+[.B390]*[.B$1]+[.C$1]" office:value-type="float" office:value="-338.04208845384" calcext:value-type="float">
            <text:p>-338.04208845384</text:p>
          </table:table-cell>
          <table:table-cell table:formula="of:=IF([.D390]&gt;0;IF([.C390]&gt;0;&quot;true positive&quot;;&quot;false positive&quot;);IF([.C390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8.3" calcext:value-type="float">
            <text:p>198.3</text:p>
          </table:table-cell>
          <table:table-cell table:formula="of:=(-[.$C$1]-[.$A$1]*[.$F390])/[.$B$1]" office:value-type="float" office:value="-489.692985045638" calcext:value-type="float">
            <text:p>-489.692985045638</text:p>
          </table:table-cell>
          <table:table-cell table:number-columns-repeated="2"/>
        </table:table-row>
        <table:table-row table:style-name="ro1">
          <table:table-cell office:value-type="float" office:value="-1.09976250150468" calcext:value-type="float">
            <text:p>-1.09976250150468</text:p>
          </table:table-cell>
          <table:table-cell office:value-type="float" office:value="-1.25047281546767" calcext:value-type="float">
            <text:p>-1.25047281546767</text:p>
          </table:table-cell>
          <table:table-cell office:value-type="float" office:value="1" calcext:value-type="float">
            <text:p>1</text:p>
          </table:table-cell>
          <table:table-cell table:formula="of:=[.A391]*[.A$1]+[.B391]*[.B$1]+[.C$1]" office:value-type="float" office:value="-163.140441800529" calcext:value-type="float">
            <text:p>-163.140441800529</text:p>
          </table:table-cell>
          <table:table-cell table:formula="of:=IF([.D391]&gt;0;IF([.C391]&gt;0;&quot;true positive&quot;;&quot;false positive&quot;);IF([.C391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8.4" calcext:value-type="float">
            <text:p>198.4</text:p>
          </table:table-cell>
          <table:table-cell table:formula="of:=(-[.$C$1]-[.$A$1]*[.$F391])/[.$B$1]" office:value-type="float" office:value="-489.937816116147" calcext:value-type="float">
            <text:p>-489.937816116147</text:p>
          </table:table-cell>
          <table:table-cell table:number-columns-repeated="2"/>
        </table:table-row>
        <table:table-row table:style-name="ro1">
          <table:table-cell office:value-type="float" office:value="1.48043014496774" calcext:value-type="float">
            <text:p>1.48043014496774</text:p>
          </table:table-cell>
          <table:table-cell office:value-type="float" office:value="-1.11943968050142" calcext:value-type="float">
            <text:p>-1.11943968050142</text:p>
          </table:table-cell>
          <table:table-cell office:value-type="float" office:value="1" calcext:value-type="float">
            <text:p>1</text:p>
          </table:table-cell>
          <table:table-cell table:formula="of:=[.A392]*[.A$1]+[.B392]*[.B$1]+[.C$1]" office:value-type="float" office:value="-4371.97944061155" calcext:value-type="float">
            <text:p>-4371.97944061155</text:p>
          </table:table-cell>
          <table:table-cell table:formula="of:=IF([.D392]&gt;0;IF([.C392]&gt;0;&quot;true positive&quot;;&quot;false positive&quot;);IF([.C392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8.5" calcext:value-type="float">
            <text:p>198.5</text:p>
          </table:table-cell>
          <table:table-cell table:formula="of:=(-[.$C$1]-[.$A$1]*[.$F392])/[.$B$1]" office:value-type="float" office:value="-490.182647186656" calcext:value-type="float">
            <text:p>-490.182647186656</text:p>
          </table:table-cell>
          <table:table-cell table:number-columns-repeated="2"/>
        </table:table-row>
        <table:table-row table:style-name="ro1">
          <table:table-cell office:value-type="float" office:value="-0.159237087971357" calcext:value-type="float">
            <text:p>-0.159237087971357</text:p>
          </table:table-cell>
          <table:table-cell office:value-type="float" office:value="0.892905252609501" calcext:value-type="float">
            <text:p>0.892905252609501</text:p>
          </table:table-cell>
          <table:table-cell office:value-type="float" office:value="1" calcext:value-type="float">
            <text:p>1</text:p>
          </table:table-cell>
          <table:table-cell table:formula="of:=[.A393]*[.A$1]+[.B393]*[.B$1]+[.C$1]" office:value-type="float" office:value="-3065.18685868614" calcext:value-type="float">
            <text:p>-3065.18685868614</text:p>
          </table:table-cell>
          <table:table-cell table:formula="of:=IF([.D393]&gt;0;IF([.C393]&gt;0;&quot;true positive&quot;;&quot;false positive&quot;);IF([.C393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8.6" calcext:value-type="float">
            <text:p>198.6</text:p>
          </table:table-cell>
          <table:table-cell table:formula="of:=(-[.$C$1]-[.$A$1]*[.$F393])/[.$B$1]" office:value-type="float" office:value="-490.427478257165" calcext:value-type="float">
            <text:p>-490.427478257165</text:p>
          </table:table-cell>
          <table:table-cell table:number-columns-repeated="2"/>
        </table:table-row>
        <table:table-row table:style-name="ro1">
          <table:table-cell office:value-type="float" office:value="0.278806233115864" calcext:value-type="float">
            <text:p>0.278806233115864</text:p>
          </table:table-cell>
          <table:table-cell office:value-type="float" office:value="-0.2604601493648" calcext:value-type="float">
            <text:p>-0.2604601493648</text:p>
          </table:table-cell>
          <table:table-cell office:value-type="float" office:value="1" calcext:value-type="float">
            <text:p>1</text:p>
          </table:table-cell>
          <table:table-cell table:formula="of:=[.A394]*[.A$1]+[.B394]*[.B$1]+[.C$1]" office:value-type="float" office:value="-3012.38223931553" calcext:value-type="float">
            <text:p>-3012.38223931553</text:p>
          </table:table-cell>
          <table:table-cell table:formula="of:=IF([.D394]&gt;0;IF([.C394]&gt;0;&quot;true positive&quot;;&quot;false positive&quot;);IF([.C394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8.7" calcext:value-type="float">
            <text:p>198.7</text:p>
          </table:table-cell>
          <table:table-cell table:formula="of:=(-[.$C$1]-[.$A$1]*[.$F394])/[.$B$1]" office:value-type="float" office:value="-490.672309327673" calcext:value-type="float">
            <text:p>-490.672309327673</text:p>
          </table:table-cell>
          <table:table-cell table:number-columns-repeated="2"/>
        </table:table-row>
        <table:table-row table:style-name="ro1">
          <table:table-cell office:value-type="float" office:value="-1.05389078926468" calcext:value-type="float">
            <text:p>-1.05389078926468</text:p>
          </table:table-cell>
          <table:table-cell office:value-type="float" office:value="-1.81285074850704" calcext:value-type="float">
            <text:p>-1.81285074850704</text:p>
          </table:table-cell>
          <table:table-cell office:value-type="float" office:value="1" calcext:value-type="float">
            <text:p>1</text:p>
          </table:table-cell>
          <table:table-cell table:formula="of:=[.A395]*[.A$1]+[.B395]*[.B$1]+[.C$1]" office:value-type="float" office:value="130.629411735594" calcext:value-type="float">
            <text:p>130.629411735594</text:p>
          </table:table-cell>
          <table:table-cell table:formula="of:=IF([.D395]&gt;0;IF([.C395]&gt;0;&quot;true positive&quot;;&quot;false positive&quot;);IF([.C395]&lt;=0;&quot;true negative&quot;;&quot;false negative&quot;))" office:value-type="string" office:string-value="true positive" calcext:value-type="string">
            <text:p>true positive</text:p>
          </table:table-cell>
          <table:table-cell office:value-type="float" office:value="198.8" calcext:value-type="float">
            <text:p>198.8</text:p>
          </table:table-cell>
          <table:table-cell table:formula="of:=(-[.$C$1]-[.$A$1]*[.$F395])/[.$B$1]" office:value-type="float" office:value="-490.917140398182" calcext:value-type="float">
            <text:p>-490.917140398182</text:p>
          </table:table-cell>
          <table:table-cell table:number-columns-repeated="2"/>
        </table:table-row>
        <table:table-row table:style-name="ro1">
          <table:table-cell office:value-type="float" office:value="-1.02814150316106" calcext:value-type="float">
            <text:p>-1.02814150316106</text:p>
          </table:table-cell>
          <table:table-cell office:value-type="float" office:value="0.0382536870944958" calcext:value-type="float">
            <text:p>0.038253687094496</text:p>
          </table:table-cell>
          <table:table-cell office:value-type="float" office:value="1" calcext:value-type="float">
            <text:p>1</text:p>
          </table:table-cell>
          <table:table-cell table:formula="of:=[.A396]*[.A$1]+[.B396]*[.B$1]+[.C$1]" office:value-type="float" office:value="-1118.77386112084" calcext:value-type="float">
            <text:p>-1118.77386112084</text:p>
          </table:table-cell>
          <table:table-cell table:formula="of:=IF([.D396]&gt;0;IF([.C396]&gt;0;&quot;true positive&quot;;&quot;false positive&quot;);IF([.C396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8.9" calcext:value-type="float">
            <text:p>198.9</text:p>
          </table:table-cell>
          <table:table-cell table:formula="of:=(-[.$C$1]-[.$A$1]*[.$F396])/[.$B$1]" office:value-type="float" office:value="-491.161971468691" calcext:value-type="float">
            <text:p>-491.161971468691</text:p>
          </table:table-cell>
          <table:table-cell table:number-columns-repeated="2"/>
        </table:table-row>
        <table:table-row table:style-name="ro1">
          <table:table-cell office:value-type="float" office:value="-0.866988340091027" calcext:value-type="float">
            <text:p>-0.866988340091027</text:p>
          </table:table-cell>
          <table:table-cell office:value-type="float" office:value="0.487938724731048" calcext:value-type="float">
            <text:p>0.487938724731048</text:p>
          </table:table-cell>
          <table:table-cell office:value-type="float" office:value="1" calcext:value-type="float">
            <text:p>1</text:p>
          </table:table-cell>
          <table:table-cell table:formula="of:=[.A397]*[.A$1]+[.B397]*[.B$1]+[.C$1]" office:value-type="float" office:value="-1669.82556031727" calcext:value-type="float">
            <text:p>-1669.82556031727</text:p>
          </table:table-cell>
          <table:table-cell table:formula="of:=IF([.D397]&gt;0;IF([.C397]&gt;0;&quot;true positive&quot;;&quot;false positive&quot;);IF([.C397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9" calcext:value-type="float">
            <text:p>199</text:p>
          </table:table-cell>
          <table:table-cell table:formula="of:=(-[.$C$1]-[.$A$1]*[.$F397])/[.$B$1]" office:value-type="float" office:value="-491.4068025392" calcext:value-type="float">
            <text:p>-491.4068025392</text:p>
          </table:table-cell>
          <table:table-cell table:number-columns-repeated="2"/>
        </table:table-row>
        <table:table-row table:style-name="ro1">
          <table:table-cell office:value-type="float" office:value="-0.671915960037361" calcext:value-type="float">
            <text:p>-0.671915960037361</text:p>
          </table:table-cell>
          <table:table-cell office:value-type="float" office:value="-1.47131997972725" calcext:value-type="float">
            <text:p>-1.47131997972725</text:p>
          </table:table-cell>
          <table:table-cell office:value-type="float" office:value="1" calcext:value-type="float">
            <text:p>1</text:p>
          </table:table-cell>
          <table:table-cell table:formula="of:=[.A398]*[.A$1]+[.B398]*[.B$1]+[.C$1]" office:value-type="float" office:value="-702.714732786503" calcext:value-type="float">
            <text:p>-702.714732786503</text:p>
          </table:table-cell>
          <table:table-cell table:formula="of:=IF([.D398]&gt;0;IF([.C398]&gt;0;&quot;true positive&quot;;&quot;false positive&quot;);IF([.C398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9.1" calcext:value-type="float">
            <text:p>199.1</text:p>
          </table:table-cell>
          <table:table-cell table:formula="of:=(-[.$C$1]-[.$A$1]*[.$F398])/[.$B$1]" office:value-type="float" office:value="-491.651633609709" calcext:value-type="float">
            <text:p>-491.651633609709</text:p>
          </table:table-cell>
          <table:table-cell table:number-columns-repeated="2"/>
        </table:table-row>
        <table:table-row table:style-name="ro1">
          <table:table-cell office:value-type="float" office:value="-0.466075756421178" calcext:value-type="float">
            <text:p>-0.466075756421178</text:p>
          </table:table-cell>
          <table:table-cell office:value-type="float" office:value="-0.287294409451796" calcext:value-type="float">
            <text:p>-0.287294409451796</text:p>
          </table:table-cell>
          <table:table-cell office:value-type="float" office:value="1" calcext:value-type="float">
            <text:p>1</text:p>
          </table:table-cell>
          <table:table-cell table:formula="of:=[.A399]*[.A$1]+[.B399]*[.B$1]+[.C$1]" office:value-type="float" office:value="-1804.49845495378" calcext:value-type="float">
            <text:p>-1804.49845495378</text:p>
          </table:table-cell>
          <table:table-cell table:formula="of:=IF([.D399]&gt;0;IF([.C399]&gt;0;&quot;true positive&quot;;&quot;false positive&quot;);IF([.C399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9.2" calcext:value-type="float">
            <text:p>199.2</text:p>
          </table:table-cell>
          <table:table-cell table:formula="of:=(-[.$C$1]-[.$A$1]*[.$F399])/[.$B$1]" office:value-type="float" office:value="-491.896464680218" calcext:value-type="float">
            <text:p>-491.896464680218</text:p>
          </table:table-cell>
          <table:table-cell table:number-columns-repeated="2"/>
        </table:table-row>
        <table:table-row table:style-name="ro1">
          <table:table-cell office:value-type="float" office:value="-1.30713395443744" calcext:value-type="float">
            <text:p>-1.30713395443744</text:p>
          </table:table-cell>
          <table:table-cell office:value-type="float" office:value="0.876583798075363" calcext:value-type="float">
            <text:p>0.876583798075363</text:p>
          </table:table-cell>
          <table:table-cell office:value-type="float" office:value="1" calcext:value-type="float">
            <text:p>1</text:p>
          </table:table-cell>
          <table:table-cell table:formula="of:=[.A400]*[.A$1]+[.B400]*[.B$1]+[.C$1]" office:value-type="float" office:value="-1220.12175141512" calcext:value-type="float">
            <text:p>-1220.12175141512</text:p>
          </table:table-cell>
          <table:table-cell table:formula="of:=IF([.D400]&gt;0;IF([.C400]&gt;0;&quot;true positive&quot;;&quot;false positive&quot;);IF([.C400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9.3" calcext:value-type="float">
            <text:p>199.3</text:p>
          </table:table-cell>
          <table:table-cell table:formula="of:=(-[.$C$1]-[.$A$1]*[.$F400])/[.$B$1]" office:value-type="float" office:value="-492.141295750727" calcext:value-type="float">
            <text:p>-492.141295750727</text:p>
          </table:table-cell>
          <table:table-cell table:number-columns-repeated="2"/>
        </table:table-row>
        <table:table-row table:style-name="ro1">
          <table:table-cell office:value-type="float" office:value="-0.340552233979304" calcext:value-type="float">
            <text:p>-0.340552233979304</text:p>
          </table:table-cell>
          <table:table-cell office:value-type="float" office:value="-0.110352973718948" calcext:value-type="float">
            <text:p>-0.110352973718948</text:p>
          </table:table-cell>
          <table:table-cell office:value-type="float" office:value="1" calcext:value-type="float">
            <text:p>1</text:p>
          </table:table-cell>
          <table:table-cell table:formula="of:=[.A401]*[.A$1]+[.B401]*[.B$1]+[.C$1]" office:value-type="float" office:value="-2120.58632622521" calcext:value-type="float">
            <text:p>-2120.58632622521</text:p>
          </table:table-cell>
          <table:table-cell table:formula="of:=IF([.D401]&gt;0;IF([.C401]&gt;0;&quot;true positive&quot;;&quot;false positive&quot;);IF([.C401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9.4" calcext:value-type="float">
            <text:p>199.4</text:p>
          </table:table-cell>
          <table:table-cell table:formula="of:=(-[.$C$1]-[.$A$1]*[.$F401])/[.$B$1]" office:value-type="float" office:value="-492.386126821236" calcext:value-type="float">
            <text:p>-492.386126821236</text:p>
          </table:table-cell>
          <table:table-cell table:number-columns-repeated="2"/>
        </table:table-row>
        <table:table-row table:style-name="ro1">
          <table:table-cell office:value-type="float" office:value="-1.23848716701483" calcext:value-type="float">
            <text:p>-1.23848716701483</text:p>
          </table:table-cell>
          <table:table-cell office:value-type="float" office:value="0.58203882988892" calcext:value-type="float">
            <text:p>0.58203882988892</text:p>
          </table:table-cell>
          <table:table-cell office:value-type="float" office:value="1" calcext:value-type="float">
            <text:p>1</text:p>
          </table:table-cell>
          <table:table-cell table:formula="of:=[.A402]*[.A$1]+[.B402]*[.B$1]+[.C$1]" office:value-type="float" office:value="-1137.56804291416" calcext:value-type="float">
            <text:p>-1137.56804291416</text:p>
          </table:table-cell>
          <table:table-cell table:formula="of:=IF([.D402]&gt;0;IF([.C402]&gt;0;&quot;true positive&quot;;&quot;false positive&quot;);IF([.C402]&lt;=0;&quot;true negative&quot;;&quot;false negative&quot;))" office:value-type="string" office:string-value="false negative" calcext:value-type="string">
            <text:p>false negative</text:p>
          </table:table-cell>
          <table:table-cell office:value-type="float" office:value="199.5" calcext:value-type="float">
            <text:p>199.5</text:p>
          </table:table-cell>
          <table:table-cell table:formula="of:=(-[.$C$1]-[.$A$1]*[.$F402])/[.$B$1]" office:value-type="float" office:value="-492.630957891745" calcext:value-type="float">
            <text:p>-492.630957891745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data.A3:data.E40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2T21:17:34.413000000</dc:date>
    <meta:editing-duration>PT34M10S</meta:editing-duration>
    <meta:editing-cycles>2</meta:editing-cycles>
    <meta:generator>LibreOffice/5.3.2.2$Windows_X86_64 LibreOffice_project/6cd4f1ef626f15116896b1d8e1398b56da0d0ee1</meta:generator>
    <meta:document-statistic meta:table-count="1" meta:cell-count="27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08cm" svg:y="3.725cm" style:legend-expansion="high" chart:style-name="ch2"/>
        <chart:plot-area chart:style-name="ch3" table:cell-range-address="data.A3:data.B202 data.G7:data.G17 data.B203:data.B402" chart:data-source-has-labels="row" svg:x="0.32cm" svg:y="0.18cm" svg:width="13.568cm" svg:height="8.64cm">
          <chartooo:coordinate-region svg:x="0.479cm" svg:y="0.372cm" svg:width="13.312cm" svg:height="8.2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3:data.B202" loext:label-string="dudes" chart:class="chart:scatter">
            <chart:domain table:cell-range-address="data.A3:data.A202"/>
            <chart:data-point chart:repeated="200"/>
          </chart:series>
          <chart:series chart:style-name="ch7" chart:values-cell-range-address="data.G7:data.G17" loext:label-string="unit" chart:class="chart:scatter">
            <chart:domain table:cell-range-address="data.F7:data.F17"/>
            <chart:data-point chart:repeated="11"/>
          </chart:series>
          <chart:series chart:style-name="ch8" chart:values-cell-range-address="data.B203:data.B402" loext:label-string="chicks" chart:class="chart:scatter">
            <chart:domain table:cell-range-address="data.A203:data.A402"/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des</text:p>
              </table:table-cell>
              <table:table-cell office:value-type="string">
                <text:p>Column F</text:p>
              </table:table-cell>
              <table:table-cell office:value-type="string">
                <text:p>unit</text:p>
              </table:table-cell>
              <table:table-cell office:value-type="string">
                <text:p>Column A</text:p>
              </table:table-cell>
              <table:table-cell office:value-type="string">
                <text:p>chick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3397125856847">
                <text:p>0.253397125856847</text:p>
                <draw:g>
                  <svg:desc>data.A3:data.A202</svg:desc>
                </draw:g>
              </table:table-cell>
              <table:table-cell office:value-type="float" office:value="1.78286395894182">
                <text:p>1.78286395894182</text:p>
                <draw:g>
                  <svg:desc>data.B3:data.B202</svg:desc>
                </draw:g>
              </table:table-cell>
              <table:table-cell office:value-type="float" office:value="0">
                <text:p>0</text:p>
                <draw:g>
                  <svg:desc>data.F7:data.F17</svg:desc>
                </draw:g>
              </table:table-cell>
              <table:table-cell office:value-type="float" office:value="-4.19297222645158">
                <text:p>-4.19297222645158</text:p>
                <draw:g>
                  <svg:desc>data.G7:data.G17</svg:desc>
                </draw:g>
              </table:table-cell>
              <table:table-cell office:value-type="float" office:value="-1.04944813250603">
                <text:p>-1.04944813250603</text:p>
                <draw:g>
                  <svg:desc>data.A203:data.A402</svg:desc>
                </draw:g>
              </table:table-cell>
              <table:table-cell office:value-type="float" office:value="-0.668069464822827">
                <text:p>-0.668069464822827</text:p>
                <draw:g>
                  <svg:desc>data.B203:data.B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9997723167827">
                <text:p>1.29997723167827</text:p>
              </table:table-cell>
              <table:table-cell office:value-type="float" office:value="1.74398465584522">
                <text:p>1.74398465584522</text:p>
              </table:table-cell>
              <table:table-cell office:value-type="float" office:value="0.1">
                <text:p>0.1</text:p>
              </table:table-cell>
              <table:table-cell office:value-type="float" office:value="-4.4378032969605">
                <text:p>-4.4378032969605</text:p>
              </table:table-cell>
              <table:table-cell office:value-type="float" office:value="-0.721446625423562">
                <text:p>-0.721446625423562</text:p>
              </table:table-cell>
              <table:table-cell office:value-type="float" office:value="0.945257921125043">
                <text:p>0.9452579211250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8427435892758">
                <text:p>2.48427435892758</text:p>
              </table:table-cell>
              <table:table-cell office:value-type="float" office:value="1.82963124550828">
                <text:p>1.82963124550828</text:p>
              </table:table-cell>
              <table:table-cell office:value-type="float" office:value="0.2">
                <text:p>0.2</text:p>
              </table:table-cell>
              <table:table-cell office:value-type="float" office:value="-4.68263436746942">
                <text:p>-4.68263436746942</text:p>
              </table:table-cell>
              <table:table-cell office:value-type="float" office:value="-1.28217862971421">
                <text:p>-1.28217862971421</text:p>
              </table:table-cell>
              <table:table-cell office:value-type="float" office:value="-1.55871773346332">
                <text:p>-1.55871773346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469186790794285">
                <text:p>-0.0469186790794285</text:p>
              </table:table-cell>
              <table:table-cell office:value-type="float" office:value="0.454786673724831">
                <text:p>0.454786673724831</text:p>
              </table:table-cell>
              <table:table-cell office:value-type="float" office:value="0.3">
                <text:p>0.3</text:p>
              </table:table-cell>
              <table:table-cell office:value-type="float" office:value="-4.92746543797834">
                <text:p>-4.92746543797834</text:p>
              </table:table-cell>
              <table:table-cell office:value-type="float" office:value="-0.714752622707841">
                <text:p>-0.714752622707841</text:p>
              </table:table-cell>
              <table:table-cell office:value-type="float" office:value="-2.19458189144567">
                <text:p>-2.19458189144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08983952519405">
                <text:p>-0.408983952519405</text:p>
              </table:table-cell>
              <table:table-cell office:value-type="float" office:value="-0.283040788110882">
                <text:p>-0.283040788110882</text:p>
              </table:table-cell>
              <table:table-cell office:value-type="float" office:value="0.4">
                <text:p>0.4</text:p>
              </table:table-cell>
              <table:table-cell office:value-type="float" office:value="-5.17229650848726">
                <text:p>-5.17229650848726</text:p>
              </table:table-cell>
              <table:table-cell office:value-type="float" office:value="-0.534417344079605">
                <text:p>-0.534417344079605</text:p>
              </table:table-cell>
              <table:table-cell office:value-type="float" office:value="0.0266447706972533">
                <text:p>0.02664477069725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5359018178117">
                <text:p>1.65359018178117</text:p>
              </table:table-cell>
              <table:table-cell office:value-type="float" office:value="1.10460874692596">
                <text:p>1.10460874692596</text:p>
              </table:table-cell>
              <table:table-cell office:value-type="float" office:value="0.5">
                <text:p>0.5</text:p>
              </table:table-cell>
              <table:table-cell office:value-type="float" office:value="-5.41712757899618">
                <text:p>-5.41712757899618</text:p>
              </table:table-cell>
              <table:table-cell office:value-type="float" office:value="-1.10647736130707">
                <text:p>-1.10647736130707</text:p>
              </table:table-cell>
              <table:table-cell office:value-type="float" office:value="0.587869867916873">
                <text:p>0.5878698679168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7114396050844">
                <text:p>2.57114396050844</text:p>
              </table:table-cell>
              <table:table-cell office:value-type="float" office:value="3.73691928412547">
                <text:p>3.73691928412547</text:p>
              </table:table-cell>
              <table:table-cell office:value-type="float" office:value="0.6">
                <text:p>0.6</text:p>
              </table:table-cell>
              <table:table-cell office:value-type="float" office:value="-5.6619586495051">
                <text:p>-5.6619586495051</text:p>
              </table:table-cell>
              <table:table-cell office:value-type="float" office:value="0.198959080020038">
                <text:p>0.198959080020038</text:p>
              </table:table-cell>
              <table:table-cell office:value-type="float" office:value="-1.40911133978923">
                <text:p>-1.40911133978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50119686229531">
                <text:p>0.0950119686229531</text:p>
              </table:table-cell>
              <table:table-cell office:value-type="float" office:value="-1.08572983343364">
                <text:p>-1.08572983343364</text:p>
              </table:table-cell>
              <table:table-cell office:value-type="float" office:value="0.7">
                <text:p>0.7</text:p>
              </table:table-cell>
              <table:table-cell office:value-type="float" office:value="-5.90678972001402">
                <text:p>-5.90678972001402</text:p>
              </table:table-cell>
              <table:table-cell office:value-type="float" office:value="0.613324833383398">
                <text:p>0.613324833383398</text:p>
              </table:table-cell>
              <table:table-cell office:value-type="float" office:value="0.663261990826354">
                <text:p>0.6632619908263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1453092188993">
                <text:p>0.841453092188993</text:p>
              </table:table-cell>
              <table:table-cell office:value-type="float" office:value="-0.171234212751989">
                <text:p>-0.171234212751989</text:p>
              </table:table-cell>
              <table:table-cell office:value-type="float" office:value="0.8">
                <text:p>0.8</text:p>
              </table:table-cell>
              <table:table-cell office:value-type="float" office:value="-6.15162079052293">
                <text:p>-6.15162079052293</text:p>
              </table:table-cell>
              <table:table-cell office:value-type="float" office:value="-0.859413392749426">
                <text:p>-0.859413392749426</text:p>
              </table:table-cell>
              <table:table-cell office:value-type="float" office:value="-2.36791300777809">
                <text:p>-2.367913007778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51929395989441">
                <text:p>-0.351929395989441</text:p>
              </table:table-cell>
              <table:table-cell office:value-type="float" office:value="-1.14805485266456">
                <text:p>-1.14805485266456</text:p>
              </table:table-cell>
              <table:table-cell office:value-type="float" office:value="0.9">
                <text:p>0.9</text:p>
              </table:table-cell>
              <table:table-cell office:value-type="float" office:value="-6.39645186103185">
                <text:p>-6.39645186103185</text:p>
              </table:table-cell>
              <table:table-cell office:value-type="float" office:value="-1.13656676238984">
                <text:p>-1.13656676238984</text:p>
              </table:table-cell>
              <table:table-cell office:value-type="float" office:value="-0.0742273533537647">
                <text:p>-0.07422735335376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62827109481722">
                <text:p>0.862827109481722</text:p>
              </table:table-cell>
              <table:table-cell office:value-type="float" office:value="0.0140118152132029">
                <text:p>0.0140118152132029</text:p>
              </table:table-cell>
              <table:table-cell office:value-type="float" office:value="1">
                <text:p>1</text:p>
              </table:table-cell>
              <table:table-cell office:value-type="float" office:value="-6.64128293154077">
                <text:p>-6.64128293154077</text:p>
              </table:table-cell>
              <table:table-cell office:value-type="float" office:value="-0.406767237830322">
                <text:p>-0.406767237830322</text:p>
              </table:table-cell>
              <table:table-cell office:value-type="float" office:value="-1.38245177207477">
                <text:p>-1.382451772074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4588403610884">
                <text:p>1.04588403610884</text:p>
              </table:table-cell>
              <table:table-cell office:value-type="float" office:value="-1.82566841564076">
                <text:p>-1.82566841564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539227560277">
                <text:p>-0.807539227560277</text:p>
              </table:table-cell>
              <table:table-cell office:value-type="float" office:value="-1.19018285074699">
                <text:p>-1.19018285074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3756162520701">
                <text:p>0.783756162520701</text:p>
              </table:table-cell>
              <table:table-cell office:value-type="float" office:value="0.788362325728955">
                <text:p>0.788362325728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573577758904">
                <text:p>-0.693573577758904</text:p>
              </table:table-cell>
              <table:table-cell office:value-type="float" office:value="-0.699168176613973">
                <text:p>-0.6991681766139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1368064092944">
                <text:p>0.631368064092944</text:p>
              </table:table-cell>
              <table:table-cell office:value-type="float" office:value="0.341359388871475">
                <text:p>0.34135938887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6260272310659">
                <text:p>-0.106260272310659</text:p>
              </table:table-cell>
              <table:table-cell office:value-type="float" office:value="1.48084059415593">
                <text:p>1.480840594155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2614980204539">
                <text:p>2.32614980204539</text:p>
              </table:table-cell>
              <table:table-cell office:value-type="float" office:value="0.809099115341248">
                <text:p>0.80909911534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7441593409049">
                <text:p>0.197441593409049</text:p>
              </table:table-cell>
              <table:table-cell office:value-type="float" office:value="0.989938733628664">
                <text:p>0.9899387336286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3377385649546">
                <text:p>1.03377385649546</text:p>
              </table:table-cell>
              <table:table-cell office:value-type="float" office:value="0.232024193223549">
                <text:p>0.232024193223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4007053399628">
                <text:p>0.334007053399628</text:p>
              </table:table-cell>
              <table:table-cell office:value-type="float" office:value="0.681462654887388">
                <text:p>0.681462654887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8926912280849">
                <text:p>1.68926912280849</text:p>
              </table:table-cell>
              <table:table-cell office:value-type="float" office:value="0.436851493167536">
                <text:p>0.436851493167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0504682787755">
                <text:p>-1.40504682787755</text:p>
              </table:table-cell>
              <table:table-cell office:value-type="float" office:value="-0.00802715354148461">
                <text:p>-0.008027153541484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6698144498836">
                <text:p>0.876698144498836</text:p>
              </table:table-cell>
              <table:table-cell office:value-type="float" office:value="0.473974134228061">
                <text:p>0.473974134228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3994292110545">
                <text:p>-0.083994292110545</text:p>
              </table:table-cell>
              <table:table-cell office:value-type="float" office:value="-0.709088228014115">
                <text:p>-0.7090882280141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08999370043215">
                <text:p>-0.208999370043215</text:p>
              </table:table-cell>
              <table:table-cell office:value-type="float" office:value="0.011566125937308">
                <text:p>0.011566125937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5558019069947">
                <text:p>-0.495558019069947</text:p>
              </table:table-cell>
              <table:table-cell office:value-type="float" office:value="-0.449852483077578">
                <text:p>-0.4498524830775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6238265035533">
                <text:p>0.756238265035533</text:p>
              </table:table-cell>
              <table:table-cell office:value-type="float" office:value="-0.0153607308272039">
                <text:p>-0.015360730827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2732595958609">
                <text:p>-1.92732595958609</text:p>
              </table:table-cell>
              <table:table-cell office:value-type="float" office:value="-2.0010419533886">
                <text:p>-2.00104195338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28749082500083">
                <text:p>0.628749082500083</text:p>
              </table:table-cell>
              <table:table-cell office:value-type="float" office:value="0.207343846926306">
                <text:p>0.207343846926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6871462720874">
                <text:p>0.0596871462720874</text:p>
              </table:table-cell>
              <table:table-cell office:value-type="float" office:value="0.155816597561444">
                <text:p>0.155816597561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1589516882825">
                <text:p>1.01589516882825</text:p>
              </table:table-cell>
              <table:table-cell office:value-type="float" office:value="1.04459430889565">
                <text:p>1.04459430889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60752382643333">
                <text:p>-0.560752382643333</text:p>
              </table:table-cell>
              <table:table-cell office:value-type="float" office:value="-0.617341468817894">
                <text:p>-0.6173414688178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45546884989343">
                <text:p>0.745546884989343</text:p>
              </table:table-cell>
              <table:table-cell office:value-type="float" office:value="0.807882306333675">
                <text:p>0.807882306333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43261028219215">
                <text:p>-0.443261028219215</text:p>
              </table:table-cell>
              <table:table-cell office:value-type="float" office:value="0.984235088630563">
                <text:p>0.9842350886305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93268372911431">
                <text:p>0.0393268372911431</text:p>
              </table:table-cell>
              <table:table-cell office:value-type="float" office:value="2.09504410622571">
                <text:p>2.09504410622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86944955390093">
                <text:p>-0.186944955390093</text:p>
              </table:table-cell>
              <table:table-cell office:value-type="float" office:value="-0.128330539585005">
                <text:p>-0.1283305395850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85980245617">
                <text:p>1.385980245617</text:p>
              </table:table-cell>
              <table:table-cell office:value-type="float" office:value="0.725152572937334">
                <text:p>0.725152572937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078796249871">
                <text:p>-0.887078796249871</text:p>
              </table:table-cell>
              <table:table-cell office:value-type="float" office:value="-1.41240854556025">
                <text:p>-1.412408545560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6099270777111">
                <text:p>1.66099270777111</text:p>
              </table:table-cell>
              <table:table-cell office:value-type="float" office:value="-0.292373362125212">
                <text:p>-0.292373362125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6288420364264">
                <text:p>0.0806288420364264</text:p>
              </table:table-cell>
              <table:table-cell office:value-type="float" office:value="0.376902425789272">
                <text:p>0.3769024257892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3884654218641">
                <text:p>1.33884654218641</text:p>
              </table:table-cell>
              <table:table-cell office:value-type="float" office:value="0.81118059392232">
                <text:p>0.81118059392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6415540146302">
                <text:p>-1.66415540146302</text:p>
              </table:table-cell>
              <table:table-cell office:value-type="float" office:value="-1.10879531450094">
                <text:p>-1.108795314500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20869645455">
                <text:p>1.120869645455</text:p>
              </table:table-cell>
              <table:table-cell office:value-type="float" office:value="1.3599204382225">
                <text:p>1.359920438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513646935502">
                <text:p>-0.493513646935502</text:p>
              </table:table-cell>
              <table:table-cell office:value-type="float" office:value="1.00893148728083">
                <text:p>1.008931487280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21954676183424">
                <text:p>0.921954676183424</text:p>
              </table:table-cell>
              <table:table-cell office:value-type="float" office:value="0.121220232093987">
                <text:p>0.121220232093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195683046234">
                <text:p>-1.0195683046234</text:p>
              </table:table-cell>
              <table:table-cell office:value-type="float" office:value="-0.615489189241369">
                <text:p>-0.6154891892413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17078063205652">
                <text:p>-0.117078063205652</text:p>
              </table:table-cell>
              <table:table-cell office:value-type="float" office:value="-0.163029349216861">
                <text:p>-0.163029349216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3268093466385">
                <text:p>-1.23268093466385</text:p>
              </table:table-cell>
              <table:table-cell office:value-type="float" office:value="-0.92324924815735">
                <text:p>-0.923249248157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364126056677">
                <text:p>0.3364126056677</text:p>
              </table:table-cell>
              <table:table-cell office:value-type="float" office:value="-0.0883348832315112">
                <text:p>-0.0883348832315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4886089974469">
                <text:p>-0.684886089974469</text:p>
              </table:table-cell>
              <table:table-cell office:value-type="float" office:value="-0.772455243626184">
                <text:p>-0.7724552436261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1701367193498">
                <text:p>0.621701367193498</text:p>
              </table:table-cell>
              <table:table-cell office:value-type="float" office:value="0.651562332283298">
                <text:p>0.651562332283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627272923286707">
                <text:p>-0.00627272923286707</text:p>
              </table:table-cell>
              <table:table-cell office:value-type="float" office:value="0.856536090554564">
                <text:p>0.8565360905545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2991776797975">
                <text:p>1.92991776797975</text:p>
              </table:table-cell>
              <table:table-cell office:value-type="float" office:value="0.958602107741368">
                <text:p>0.95860210774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194002321151">
                <text:p>-0.53194002321151</text:p>
              </table:table-cell>
              <table:table-cell office:value-type="float" office:value="-1.26383297696361">
                <text:p>-1.263832976963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90201559513313">
                <text:p>0.590201559513313</text:p>
              </table:table-cell>
              <table:table-cell office:value-type="float" office:value="-1.64276706451484">
                <text:p>-1.6427670645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4137246404262">
                <text:p>0.474137246404262</text:p>
              </table:table-cell>
              <table:table-cell office:value-type="float" office:value="0.861676965887658">
                <text:p>0.8616769658876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1446902831745">
                <text:p>0.171446902831745</text:p>
              </table:table-cell>
              <table:table-cell office:value-type="float" office:value="-0.207703235351426">
                <text:p>-0.20770323535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6785258803885">
                <text:p>-1.46785258803885</text:p>
              </table:table-cell>
              <table:table-cell office:value-type="float" office:value="-0.125569226804106">
                <text:p>-0.1255692268041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9448647236878">
                <text:p>0.59448647236878</text:p>
              </table:table-cell>
              <table:table-cell office:value-type="float" office:value="0.174404779894319">
                <text:p>0.174404779894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8888911148496">
                <text:p>-1.18888911148496</text:p>
              </table:table-cell>
              <table:table-cell office:value-type="float" office:value="-0.538959658609616">
                <text:p>-0.5389596586096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3333811475943">
                <text:p>1.23333811475943</text:p>
              </table:table-cell>
              <table:table-cell office:value-type="float" office:value="0.238113236447811">
                <text:p>0.238113236447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7767463350398">
                <text:p>-0.527767463350398</text:p>
              </table:table-cell>
              <table:table-cell office:value-type="float" office:value="0.338245512047088">
                <text:p>0.3382455120470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689665131804781">
                <text:p>-0.0689665131804781</text:p>
              </table:table-cell>
              <table:table-cell office:value-type="float" office:value="-0.794927717179251">
                <text:p>-0.794927717179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3493216185319">
                <text:p>-0.433493216185319</text:p>
              </table:table-cell>
              <table:table-cell office:value-type="float" office:value="0.0456893103933343">
                <text:p>0.04568931039333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2040079257761">
                <text:p>1.12040079257761</text:p>
              </table:table-cell>
              <table:table-cell office:value-type="float" office:value="0.836546118743604">
                <text:p>0.836546118743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5285904354581">
                <text:p>-1.25285904354581</text:p>
              </table:table-cell>
              <table:table-cell office:value-type="float" office:value="-1.16032679936153">
                <text:p>-1.160326799361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773272447503775">
                <text:p>-0.773272447503775</text:p>
              </table:table-cell>
              <table:table-cell office:value-type="float" office:value="0.168933310738458">
                <text:p>0.168933310738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7746904831979">
                <text:p>0.0327746904831979</text:p>
              </table:table-cell>
              <table:table-cell office:value-type="float" office:value="0.829836710554861">
                <text:p>0.8298367105548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25985033500572">
                <text:p>0.725985033500572</text:p>
              </table:table-cell>
              <table:table-cell office:value-type="float" office:value="1.44029025116496">
                <text:p>1.44029025116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9546530456767">
                <text:p>-0.619546530456767</text:p>
              </table:table-cell>
              <table:table-cell office:value-type="float" office:value="-0.587564540148469">
                <text:p>-0.5875645401484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53107740876242">
                <text:p>0.953107740876242</text:p>
              </table:table-cell>
              <table:table-cell office:value-type="float" office:value="-0.242480516251018">
                <text:p>-0.24248051625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2687161769737">
                <text:p>-0.722687161769737</text:p>
              </table:table-cell>
              <table:table-cell office:value-type="float" office:value="1.22479098108123">
                <text:p>1.224790981081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8091778599396">
                <text:p>0.258091778599396</text:p>
              </table:table-cell>
              <table:table-cell office:value-type="float" office:value="0.42695106708496">
                <text:p>0.42695106708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1141665296934">
                <text:p>-1.71141665296934</text:p>
              </table:table-cell>
              <table:table-cell office:value-type="float" office:value="-0.318440064924488">
                <text:p>-0.3184400649244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6123615501726">
                <text:p>1.06123615501726</text:p>
              </table:table-cell>
              <table:table-cell office:value-type="float" office:value="1.0650125188331">
                <text:p>1.065012518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5297114206076">
                <text:p>-0.285297114206076</text:p>
              </table:table-cell>
              <table:table-cell office:value-type="float" office:value="-0.801228505859449">
                <text:p>-0.8012285058594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6282372423937">
                <text:p>2.36282372423937</text:p>
              </table:table-cell>
              <table:table-cell office:value-type="float" office:value="2.57010444652672">
                <text:p>2.57010444652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085643021033">
                <text:p>-0.80085643021033</text:p>
              </table:table-cell>
              <table:table-cell office:value-type="float" office:value="-0.745224402710934">
                <text:p>-0.7452244027109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97341723951866">
                <text:p>0.397341723951866</text:p>
              </table:table-cell>
              <table:table-cell office:value-type="float" office:value="0.42404663523616">
                <text:p>0.42404663523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5429582394622">
                <text:p>-0.395429582394622</text:p>
              </table:table-cell>
              <table:table-cell office:value-type="float" office:value="-0.869104011498449">
                <text:p>-0.8691040114984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35246047612031">
                <text:p>0.735246047612031</text:p>
              </table:table-cell>
              <table:table-cell office:value-type="float" office:value="-0.374927805250349">
                <text:p>-0.374927805250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7756685891274">
                <text:p>-1.67756685891274</text:p>
              </table:table-cell>
              <table:table-cell office:value-type="float" office:value="-0.442539575181965">
                <text:p>-0.4425395751819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63767676644094">
                <text:p>0.563767676644094</text:p>
              </table:table-cell>
              <table:table-cell office:value-type="float" office:value="0.895965990459716">
                <text:p>0.895965990459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4500736985063">
                <text:p>-0.624500736985063</text:p>
              </table:table-cell>
              <table:table-cell office:value-type="float" office:value="0.541750774875388">
                <text:p>0.5417507748753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1018252964392">
                <text:p>1.91018252964392</text:p>
              </table:table-cell>
              <table:table-cell office:value-type="float" office:value="0.756903071195363">
                <text:p>0.756903071195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5973513824604">
                <text:p>-0.405973513824604</text:p>
              </table:table-cell>
              <table:table-cell office:value-type="float" office:value="0.767023118140317">
                <text:p>0.767023118140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363016717399906">
                <text:p>-0.363016717399906</text:p>
              </table:table-cell>
              <table:table-cell office:value-type="float" office:value="-1.05517772475842">
                <text:p>-1.05517772475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3393816863864">
                <text:p>-0.593393816863864</text:p>
              </table:table-cell>
              <table:table-cell office:value-type="float" office:value="0.0282873195170477">
                <text:p>0.02828731951704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698318807613124">
                <text:p>-0.0698318807613124</text:p>
              </table:table-cell>
              <table:table-cell office:value-type="float" office:value="0.581906046384365">
                <text:p>0.58190604638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3903455629425">
                <text:p>-0.963903455629425</text:p>
              </table:table-cell>
              <table:table-cell office:value-type="float" office:value="-0.0117228714617162">
                <text:p>-0.01172287146171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508639405892">
                <text:p>1.02508639405892</text:p>
              </table:table-cell>
              <table:table-cell office:value-type="float" office:value="-0.174354445983829">
                <text:p>-0.174354445983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4637754847521">
                <text:p>-1.24637754847521</text:p>
              </table:table-cell>
              <table:table-cell office:value-type="float" office:value="0.363947788718377">
                <text:p>0.3639477887183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855954549654077">
                <text:p>-0.855954549654077</text:p>
              </table:table-cell>
              <table:table-cell office:value-type="float" office:value="0.366908168786564">
                <text:p>0.366908168786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190278252402">
                <text:p>-0.58190278252402</text:p>
              </table:table-cell>
              <table:table-cell office:value-type="float" office:value="-0.931872844583915">
                <text:p>-0.9318728445839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43257261082224">
                <text:p>0.943257261082224</text:p>
              </table:table-cell>
              <table:table-cell office:value-type="float" office:value="1.20879612873396">
                <text:p>1.20879612873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722997960474">
                <text:p>-0.768722997960474</text:p>
              </table:table-cell>
              <table:table-cell office:value-type="float" office:value="-0.633845846295251">
                <text:p>-0.6338458462952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557396752818">
                <text:p>0.32557396752818</text:p>
              </table:table-cell>
              <table:table-cell office:value-type="float" office:value="0.443314699070296">
                <text:p>0.443314699070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324299229286364">
                <text:p>-0.0324299229286364</text:p>
              </table:table-cell>
              <table:table-cell office:value-type="float" office:value="0.536065771658002">
                <text:p>0.5360657716580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81801541032973">
                <text:p>0.281801541032973</text:p>
              </table:table-cell>
              <table:table-cell office:value-type="float" office:value="0.0991156852869307">
                <text:p>0.0991156852869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7615271892663">
                <text:p>-0.457615271892663</text:p>
              </table:table-cell>
              <table:table-cell office:value-type="float" office:value="0.409691600278968">
                <text:p>0.4096916002789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11697935628829">
                <text:p>0.311697935628829</text:p>
              </table:table-cell>
              <table:table-cell office:value-type="float" office:value="-1.46442610096382">
                <text:p>-1.46442610096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4009078777425">
                <text:p>-1.24009078777425</text:p>
              </table:table-cell>
              <table:table-cell office:value-type="float" office:value="-1.29214450906816">
                <text:p>-1.292144509068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58021419533884">
                <text:p>0.458021419533884</text:p>
              </table:table-cell>
              <table:table-cell office:value-type="float" office:value="0.523209013603837">
                <text:p>0.523209013603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6261897075974">
                <text:p>-1.26261897075974</text:p>
              </table:table-cell>
              <table:table-cell office:value-type="float" office:value="-0.914672349372302">
                <text:p>-0.9146723493723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7614830497079">
                <text:p>1.47614830497079</text:p>
              </table:table-cell>
              <table:table-cell office:value-type="float" office:value="2.327233486294">
                <text:p>2.32723348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9139760226241">
                <text:p>-0.949139760226241</text:p>
              </table:table-cell>
              <table:table-cell office:value-type="float" office:value="0.394950271759607">
                <text:p>0.3949502717596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8466861643228">
                <text:p>0.68466861643228</text:p>
              </table:table-cell>
              <table:table-cell office:value-type="float" office:value="-0.268416260144107">
                <text:p>-0.268416260144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3171662351224">
                <text:p>-1.53171662351224</text:p>
              </table:table-cell>
              <table:table-cell office:value-type="float" office:value="-0.443219576236314">
                <text:p>-0.4432195762363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62815678281728">
                <text:p>0.162815678281728</text:p>
              </table:table-cell>
              <table:table-cell office:value-type="float" office:value="-0.731162054139308">
                <text:p>-0.731162054139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0864236791053">
                <text:p>-1.00864236791053</text:p>
              </table:table-cell>
              <table:table-cell office:value-type="float" office:value="-0.784193942439774">
                <text:p>-0.7841939424397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555974809548927">
                <text:p>-0.555974809548927</text:p>
              </table:table-cell>
              <table:table-cell office:value-type="float" office:value="-0.310007846101555">
                <text:p>-0.31000784610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7017113622278">
                <text:p>-1.17017113622278</text:p>
              </table:table-cell>
              <table:table-cell office:value-type="float" office:value="0.316186704697829">
                <text:p>0.3161867046978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8691725705871">
                <text:p>1.48691725705871</text:p>
              </table:table-cell>
              <table:table-cell office:value-type="float" office:value="0.515661361218485">
                <text:p>0.515661361218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704179900963">
                <text:p>-0.877704179900963</text:p>
              </table:table-cell>
              <table:table-cell office:value-type="float" office:value="-1.02948282269767">
                <text:p>-1.029482822697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589426306972278">
                <text:p>0.00589426306972278</text:p>
              </table:table-cell>
              <table:table-cell office:value-type="float" office:value="0.048682591071295">
                <text:p>0.04868259107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095723016603">
                <text:p>-0.871095723016603</text:p>
              </table:table-cell>
              <table:table-cell office:value-type="float" office:value="0.369518823531172">
                <text:p>0.3695188235311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6725929488374">
                <text:p>0.56725929488374</text:p>
              </table:table-cell>
              <table:table-cell office:value-type="float" office:value="0.650950474008329">
                <text:p>0.65095047400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549426316346">
                <text:p>-0.962549426316346</text:p>
              </table:table-cell>
              <table:table-cell office:value-type="float" office:value="-0.693820884239115">
                <text:p>-0.6938208842391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064258747652">
                <text:p>1.3064258747652</text:p>
              </table:table-cell>
              <table:table-cell office:value-type="float" office:value="-0.440013421386923">
                <text:p>-0.4400134213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0603116087505">
                <text:p>-1.80603116087505</text:p>
              </table:table-cell>
              <table:table-cell office:value-type="float" office:value="-1.17337642029851">
                <text:p>-1.173376420298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19696411346104">
                <text:p>0.219696411346104</text:p>
              </table:table-cell>
              <table:table-cell office:value-type="float" office:value="-0.491920368086908">
                <text:p>-0.491920368086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5051485298565">
                <text:p>-1.05051485298565</text:p>
              </table:table-cell>
              <table:table-cell office:value-type="float" office:value="-0.561470259263377">
                <text:p>-0.5614702592633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58998702404064">
                <text:p>0.358998702404064</text:p>
              </table:table-cell>
              <table:table-cell office:value-type="float" office:value="-0.0108400402948446">
                <text:p>-0.0108400402948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7690099918883">
                <text:p>-0.797690099918883</text:p>
              </table:table-cell>
              <table:table-cell office:value-type="float" office:value="0.166399019769347">
                <text:p>0.1663990197693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400778623121331">
                <text:p>-0.0400778623121331</text:p>
              </table:table-cell>
              <table:table-cell office:value-type="float" office:value="0.982356049352941">
                <text:p>0.982356049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5445259918908">
                <text:p>-1.35445259918908</text:p>
              </table:table-cell>
              <table:table-cell office:value-type="float" office:value="-0.124074526619142">
                <text:p>-0.1240745266191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49231330854488">
                <text:p>0.149231330854488</text:p>
              </table:table-cell>
              <table:table-cell office:value-type="float" office:value="-0.0832670255563744">
                <text:p>-0.083267025556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4792256783082">
                <text:p>-0.744792256783082</text:p>
              </table:table-cell>
              <table:table-cell office:value-type="float" office:value="-0.897783599222101">
                <text:p>-0.8977835992221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03108327764998">
                <text:p>-0.203108327764998</text:p>
              </table:table-cell>
              <table:table-cell office:value-type="float" office:value="-0.795644219810644">
                <text:p>-0.79564421981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2214546474014">
                <text:p>-1.02214546474014</text:p>
              </table:table-cell>
              <table:table-cell office:value-type="float" office:value="-0.785318036697674">
                <text:p>-0.7853180366976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3219217493386">
                <text:p>0.953219217493386</text:p>
              </table:table-cell>
              <table:table-cell office:value-type="float" office:value="1.1376011057781">
                <text:p>1.1376011057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9630176450277">
                <text:p>-1.09630176450277</text:p>
              </table:table-cell>
              <table:table-cell office:value-type="float" office:value="-0.832427467992235">
                <text:p>-0.8324274679922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43418337647186">
                <text:p>-0.43418337647186</text:p>
              </table:table-cell>
              <table:table-cell office:value-type="float" office:value="0.273901631139767">
                <text:p>0.273901631139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1998556524858">
                <text:p>-1.31998556524858</text:p>
              </table:table-cell>
              <table:table-cell office:value-type="float" office:value="-0.249528591695431">
                <text:p>-0.2495285916954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23698087871959">
                <text:p>0.823698087871959</text:p>
              </table:table-cell>
              <table:table-cell office:value-type="float" office:value="1.21372095908651">
                <text:p>1.21372095908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1082565947847">
                <text:p>-1.11082565947847</text:p>
              </table:table-cell>
              <table:table-cell office:value-type="float" office:value="0.031896738790009">
                <text:p>0.0318967387900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2254129039379">
                <text:p>1.32254129039379</text:p>
              </table:table-cell>
              <table:table-cell office:value-type="float" office:value="0.206414670872903">
                <text:p>0.206414670872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60202620098942">
                <text:p>-0.0460202620098942</text:p>
              </table:table-cell>
              <table:table-cell office:value-type="float" office:value="0.7172042937947">
                <text:p>0.71720429379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10330027314139">
                <text:p>0.410330027314139</text:p>
              </table:table-cell>
              <table:table-cell office:value-type="float" office:value="-0.247658674538612">
                <text:p>-0.247658674538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3816198357425">
                <text:p>-0.143816198357425</text:p>
              </table:table-cell>
              <table:table-cell office:value-type="float" office:value="-0.662720563039045">
                <text:p>-0.6627205630390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09249756639597">
                <text:p>0.909249756639597</text:p>
              </table:table-cell>
              <table:table-cell office:value-type="float" office:value="1.05825568491516">
                <text:p>1.0582556849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0699357636748">
                <text:p>-1.20699357636748</text:p>
              </table:table-cell>
              <table:table-cell office:value-type="float" office:value="-0.216633394000299">
                <text:p>-0.2166333940002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85038528356212">
                <text:p>0.885038528356212</text:p>
              </table:table-cell>
              <table:table-cell office:value-type="float" office:value="1.524351600585">
                <text:p>1.524351600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8842010179323">
                <text:p>-0.808842010179323</text:p>
              </table:table-cell>
              <table:table-cell office:value-type="float" office:value="0.0460710946876269">
                <text:p>0.04607109468762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822253178452143">
                <text:p>-0.822253178452143</text:p>
              </table:table-cell>
              <table:table-cell office:value-type="float" office:value="-0.506267574327465">
                <text:p>-0.506267574327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43840111641">
                <text:p>-0.4043840111641</text:p>
              </table:table-cell>
              <table:table-cell office:value-type="float" office:value="0.12739342857268">
                <text:p>0.127393428572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00092612676685">
                <text:p>0.900092612676685</text:p>
              </table:table-cell>
              <table:table-cell office:value-type="float" office:value="-0.448233585485291">
                <text:p>-0.448233585485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1427616357434">
                <text:p>-0.361427616357434</text:p>
              </table:table-cell>
              <table:table-cell office:value-type="float" office:value="0.299444429744875">
                <text:p>0.299444429744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66254830217968">
                <text:p>0.866254830217968</text:p>
              </table:table-cell>
              <table:table-cell office:value-type="float" office:value="-0.335359915486234">
                <text:p>-0.33535991548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0140290661914">
                <text:p>0.430140290661914</text:p>
              </table:table-cell>
              <table:table-cell office:value-type="float" office:value="-0.988905554702752">
                <text:p>-0.9889055547027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1643096867284">
                <text:p>1.11643096867284</text:p>
              </table:table-cell>
              <table:table-cell office:value-type="float" office:value="1.59745861097817">
                <text:p>1.59745861097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657488099148">
                <text:p>-1.8657488099148</text:p>
              </table:table-cell>
              <table:table-cell office:value-type="float" office:value="-0.896250555787827">
                <text:p>-0.8962505557878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5005949797111">
                <text:p>1.15005949797111</text:p>
              </table:table-cell>
              <table:table-cell office:value-type="float" office:value="1.24702741518688">
                <text:p>1.24702741518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3044391198729">
                <text:p>-0.193044391198729</text:p>
              </table:table-cell>
              <table:table-cell office:value-type="float" office:value="0.782382495407756">
                <text:p>0.7823824954077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71011457112229">
                <text:p>0.671011457112229</text:p>
              </table:table-cell>
              <table:table-cell office:value-type="float" office:value="-0.951552670235199">
                <text:p>-0.951552670235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9336969941235">
                <text:p>-0.749336969941235</text:p>
              </table:table-cell>
              <table:table-cell office:value-type="float" office:value="1.09136998843588">
                <text:p>1.091369988435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13554347027492">
                <text:p>0.413554347027492</text:p>
              </table:table-cell>
              <table:table-cell office:value-type="float" office:value="1.36532632993462">
                <text:p>1.36532632993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8774265533658">
                <text:p>-0.558774265533658</text:p>
              </table:table-cell>
              <table:table-cell office:value-type="float" office:value="-0.787661589673739">
                <text:p>-0.7876615896737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81031095828276">
                <text:p>0.981031095828276</text:p>
              </table:table-cell>
              <table:table-cell office:value-type="float" office:value="0.315708836821818">
                <text:p>0.31570883682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832803339083">
                <text:p>-1.2832803339083</text:p>
              </table:table-cell>
              <table:table-cell office:value-type="float" office:value="-0.840548184274214">
                <text:p>-0.8405481842742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334903845967">
                <text:p>1.0334903845967</text:p>
              </table:table-cell>
              <table:table-cell office:value-type="float" office:value="-0.372726731208281">
                <text:p>-0.372726731208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79844718346289">
                <text:p>-0.179844718346289</text:p>
              </table:table-cell>
              <table:table-cell office:value-type="float" office:value="0.726797540696782">
                <text:p>0.7267975406967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67884278353365">
                <text:p>0.267884278353365</text:p>
              </table:table-cell>
              <table:table-cell office:value-type="float" office:value="-0.650300462055935">
                <text:p>-0.650300462055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48566469375411">
                <text:p>-0.448566469375411</text:p>
              </table:table-cell>
              <table:table-cell office:value-type="float" office:value="-1.92504935968069">
                <text:p>-1.925049359680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42130804899297">
                <text:p>0.742130804899297</text:p>
              </table:table-cell>
              <table:table-cell office:value-type="float" office:value="-1.17127338729256">
                <text:p>-1.17127338729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6075009452907">
                <text:p>-1.26075009452907</text:p>
              </table:table-cell>
              <table:table-cell office:value-type="float" office:value="-0.43261015808048">
                <text:p>-0.432610158080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60839883684402">
                <text:p>0.860839883684402</text:p>
              </table:table-cell>
              <table:table-cell office:value-type="float" office:value="1.80415016311523">
                <text:p>1.8041501631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977685316522">
                <text:p>-0.990977685316522</text:p>
              </table:table-cell>
              <table:table-cell office:value-type="float" office:value="0.0270066087473859">
                <text:p>0.02700660874738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3771246829429">
                <text:p>1.23771246829429</text:p>
              </table:table-cell>
              <table:table-cell office:value-type="float" office:value="-0.31589943181709">
                <text:p>-0.3158994318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2343094523319">
                <text:p>-0.502343094523319</text:p>
              </table:table-cell>
              <table:table-cell office:value-type="float" office:value="0.50402438702707">
                <text:p>0.504024387027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5492216064404">
                <text:p>0.055492216064404</text:p>
              </table:table-cell>
              <table:table-cell office:value-type="float" office:value="0.461405301839318">
                <text:p>0.461405301839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4341419706898">
                <text:p>1.44341419706898</text:p>
              </table:table-cell>
              <table:table-cell office:value-type="float" office:value="2.09891775383047">
                <text:p>2.098917753830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7122669255594">
                <text:p>0.147122669255594</text:p>
              </table:table-cell>
              <table:table-cell office:value-type="float" office:value="1.00051327397637">
                <text:p>1.00051327397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2162392480758">
                <text:p>-0.522162392480758</text:p>
              </table:table-cell>
              <table:table-cell office:value-type="float" office:value="-0.247233722842308">
                <text:p>-0.2472337228423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0130525371995">
                <text:p>1.10130525371995</text:p>
              </table:table-cell>
              <table:table-cell office:value-type="float" office:value="-0.138447799133658">
                <text:p>-0.138447799133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4879662187578">
                <text:p>-1.34879662187578</text:p>
              </table:table-cell>
              <table:table-cell office:value-type="float" office:value="-1.26032275012669">
                <text:p>-1.260322750126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464813076699639">
                <text:p>-0.464813076699639</text:p>
              </table:table-cell>
              <table:table-cell office:value-type="float" office:value="0.461379928799505">
                <text:p>0.461379928799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300839669319">
                <text:p>-0.75300839669319</text:p>
              </table:table-cell>
              <table:table-cell office:value-type="float" office:value="0.0077301830898731">
                <text:p>0.00773018308987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1199207235298">
                <text:p>1.41199207235298</text:p>
              </table:table-cell>
              <table:table-cell office:value-type="float" office:value="0.881107601384286">
                <text:p>0.88110760138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6544810896213">
                <text:p>-1.36544810896213</text:p>
              </table:table-cell>
              <table:table-cell office:value-type="float" office:value="-0.429898803934099">
                <text:p>-0.4298988039340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2115004742019">
                <text:p>1.32115004742019</text:p>
              </table:table-cell>
              <table:table-cell office:value-type="float" office:value="-1.0209812338772">
                <text:p>-1.02098123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176802015652">
                <text:p>-0.69176802015652</text:p>
              </table:table-cell>
              <table:table-cell office:value-type="float" office:value="-1.93282777907121">
                <text:p>-1.932827779071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31159155631579">
                <text:p>0.731159155631579</text:p>
              </table:table-cell>
              <table:table-cell office:value-type="float" office:value="1.01112121708817">
                <text:p>1.01112121708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4160122402216">
                <text:p>-1.04160122402216</text:p>
              </table:table-cell>
              <table:table-cell office:value-type="float" office:value="-0.869871485782841">
                <text:p>-0.8698714857828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16437773798542">
                <text:p>0.516437773798542</text:p>
              </table:table-cell>
              <table:table-cell office:value-type="float" office:value="1.66709393776001">
                <text:p>1.66709393776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6277931612755">
                <text:p>-1.06277931612755</text:p>
              </table:table-cell>
              <table:table-cell office:value-type="float" office:value="-0.244367158755364">
                <text:p>-0.2443671587553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45657980254668">
                <text:p>0.845657980254668</text:p>
              </table:table-cell>
              <table:table-cell office:value-type="float" office:value="-0.527338033079841">
                <text:p>-0.527338033079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0920449206461">
                <text:p>0.0110920449206461</text:p>
              </table:table-cell>
              <table:table-cell office:value-type="float" office:value="0.76572873883467">
                <text:p>0.765728738834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57231183623415">
                <text:p>-0.57231183623415</text:p>
              </table:table-cell>
              <table:table-cell office:value-type="float" office:value="0.878734162649184">
                <text:p>0.878734162649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81709576375408">
                <text:p>-0.481709576375408</text:p>
              </table:table-cell>
              <table:table-cell office:value-type="float" office:value="-1.43830290452052">
                <text:p>-1.438302904520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505012854090937">
                <text:p>-0.505012854090937</text:p>
              </table:table-cell>
              <table:table-cell office:value-type="float" office:value="0.529405977057898">
                <text:p>0.529405977057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26989188559">
                <text:p>0.1726989188559</text:p>
              </table:table-cell>
              <table:table-cell office:value-type="float" office:value="-0.0869826944891874">
                <text:p>-0.08698269448918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27154536803034">
                <text:p>0.727154536803034</text:p>
              </table:table-cell>
              <table:table-cell office:value-type="float" office:value="0.244491137142958">
                <text:p>0.244491137142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2489443170259">
                <text:p>-1.52489443170259</text:p>
              </table:table-cell>
              <table:table-cell office:value-type="float" office:value="-1.85228752277209">
                <text:p>-1.852287522772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42533957474647">
                <text:p>1.42533957474647</text:p>
              </table:table-cell>
              <table:table-cell office:value-type="float" office:value="0.652568812454514">
                <text:p>0.652568812454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4852911895414">
                <text:p>-1.44852911895414</text:p>
              </table:table-cell>
              <table:table-cell office:value-type="float" office:value="-0.922460448626169">
                <text:p>-0.9224604486261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27992704608922">
                <text:p>1.27992704608922</text:p>
              </table:table-cell>
              <table:table-cell office:value-type="float" office:value="-0.580736696495708">
                <text:p>-0.580736696495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1823884183369">
                <text:p>-1.21823884183369</text:p>
              </table:table-cell>
              <table:table-cell office:value-type="float" office:value="-0.578300222692968">
                <text:p>-0.5783002226929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363828644343516">
                <text:p>-0.363828644343516</text:p>
              </table:table-cell>
              <table:table-cell office:value-type="float" office:value="-0.324805777559716">
                <text:p>-0.324805777559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5974587272099">
                <text:p>0.285974587272099</text:p>
              </table:table-cell>
              <table:table-cell office:value-type="float" office:value="-0.398502824991507">
                <text:p>-0.3985028249915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645330608706838">
                <text:p>-0.645330608706838</text:p>
              </table:table-cell>
              <table:table-cell office:value-type="float" office:value="0.146969763594417">
                <text:p>0.14696976359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00545754762649">
                <text:p>-0.200545754762649</text:p>
              </table:table-cell>
              <table:table-cell office:value-type="float" office:value="-0.462154578497822">
                <text:p>-0.4621545784978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250693377007796">
                <text:p>-0.250693377007796</text:p>
              </table:table-cell>
              <table:table-cell office:value-type="float" office:value="-0.540303612144557">
                <text:p>-0.540303612144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5709993328594">
                <text:p>-0.285709993328594</text:p>
              </table:table-cell>
              <table:table-cell office:value-type="float" office:value="-1.01600215972106">
                <text:p>-1.016002159721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2494407350515">
                <text:p>1.52494407350515</text:p>
              </table:table-cell>
              <table:table-cell office:value-type="float" office:value="1.89160268174843">
                <text:p>1.89160268174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574038539205">
                <text:p>0.591574038539205</text:p>
              </table:table-cell>
              <table:table-cell office:value-type="float" office:value="1.21763727396272">
                <text:p>1.217637273962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70587463440444">
                <text:p>2.70587463440444</text:p>
              </table:table-cell>
              <table:table-cell office:value-type="float" office:value="1.66281369451171">
                <text:p>1.6628136945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5658380910622">
                <text:p>-0.795658380910622</text:p>
              </table:table-cell>
              <table:table-cell office:value-type="float" office:value="0.143182468542947">
                <text:p>0.1431824685429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39525829926148">
                <text:p>0.139525829926148</text:p>
              </table:table-cell>
              <table:table-cell office:value-type="float" office:value="-0.971739514573902">
                <text:p>-0.97173951457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4323900954075">
                <text:p>-0.834323900954075</text:p>
              </table:table-cell>
              <table:table-cell office:value-type="float" office:value="-1.49630290951435">
                <text:p>-1.496302909514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764528516962">
                <text:p>1.0764528516962</text:p>
              </table:table-cell>
              <table:table-cell office:value-type="float" office:value="0.770549590747707">
                <text:p>0.770549590747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7685488677503">
                <text:p>-1.87685488677503</text:p>
              </table:table-cell>
              <table:table-cell office:value-type="float" office:value="-1.42658154771744">
                <text:p>-1.426581547717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05934123922592">
                <text:p>-1.05934123922592</text:p>
              </table:table-cell>
              <table:table-cell office:value-type="float" office:value="0.382061211423455">
                <text:p>0.382061211423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4530698493859">
                <text:p>-1.44530698493859</text:p>
              </table:table-cell>
              <table:table-cell office:value-type="float" office:value="-2.26879812857041">
                <text:p>-2.268798128570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52896834971656">
                <text:p>0.152896834971656</text:p>
              </table:table-cell>
              <table:table-cell office:value-type="float" office:value="0.462872190770378">
                <text:p>0.462872190770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5160852383863">
                <text:p>-0.555160852383863</text:p>
              </table:table-cell>
              <table:table-cell office:value-type="float" office:value="0.0143970609012373">
                <text:p>0.01439706090123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4149492330718">
                <text:p>1.34149492330718</text:p>
              </table:table-cell>
              <table:table-cell office:value-type="float" office:value="0.688589070674523">
                <text:p>0.688589070674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09208731338544">
                <text:p>-0.0709208731338544</text:p>
              </table:table-cell>
              <table:table-cell office:value-type="float" office:value="1.1677695181957">
                <text:p>1.16776951819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175134613971024">
                <text:p>-0.175134613971024</text:p>
              </table:table-cell>
              <table:table-cell office:value-type="float" office:value="-0.0445801594968417">
                <text:p>-0.0445801594968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8266310064099">
                <text:p>-1.48266310064099</text:p>
              </table:table-cell>
              <table:table-cell office:value-type="float" office:value="-0.231217085121955">
                <text:p>-0.2312170851219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01309166528024">
                <text:p>0.701309166528024</text:p>
              </table:table-cell>
              <table:table-cell office:value-type="float" office:value="1.39352174889543">
                <text:p>1.39352174889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88591126423106">
                <text:p>-0.388591126423106</text:p>
              </table:table-cell>
              <table:table-cell office:value-type="float" office:value="0.80275562878964">
                <text:p>0.802755628789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61915107437208">
                <text:p>0.0361915107437208</text:p>
              </table:table-cell>
              <table:table-cell office:value-type="float" office:value="-0.0838281364138222">
                <text:p>-0.0838281364138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938437882173">
                <text:p>0.010938437882173</text:p>
              </table:table-cell>
              <table:table-cell office:value-type="float" office:value="-1.13710557903072">
                <text:p>-1.137105579030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5740654137238">
                <text:p>2.15740654137238</text:p>
              </table:table-cell>
              <table:table-cell office:value-type="float" office:value="0.582566927201046">
                <text:p>0.58256692720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9247446030575">
                <text:p>-1.59247446030575</text:p>
              </table:table-cell>
              <table:table-cell office:value-type="float" office:value="-0.69227272572027">
                <text:p>-0.692272725720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103274528690346">
                <text:p>-0.103274528690346</text:p>
              </table:table-cell>
              <table:table-cell office:value-type="float" office:value="-0.22031305207434">
                <text:p>-0.22031305207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772127183222">
                <text:p>-0.613772127183222</text:p>
              </table:table-cell>
              <table:table-cell office:value-type="float" office:value="-0.389937346243203">
                <text:p>-0.3899373462432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15215270411386">
                <text:p>2.15215270411386</text:p>
              </table:table-cell>
              <table:table-cell office:value-type="float" office:value="0.556004486906489">
                <text:p>0.556004486906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5152020158588">
                <text:p>-1.25152020158588</text:p>
              </table:table-cell>
              <table:table-cell office:value-type="float" office:value="-1.78397969967162">
                <text:p>-1.783979699671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41943691313957">
                <text:p>1.41943691313957</text:p>
              </table:table-cell>
              <table:table-cell office:value-type="float" office:value="0.910346405057556">
                <text:p>0.910346405057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88784511837165">
                <text:p>-0.488784511837165</text:p>
              </table:table-cell>
              <table:table-cell office:value-type="float" office:value="0.733020983676686">
                <text:p>0.7330209836766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10164243074074">
                <text:p>1.10164243074074</text:p>
              </table:table-cell>
              <table:table-cell office:value-type="float" office:value="1.97653398296608">
                <text:p>1.97653398296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9289909710188">
                <text:p>-1.09289909710188</text:p>
              </table:table-cell>
              <table:table-cell office:value-type="float" office:value="-2.04631980785922">
                <text:p>-2.046319807859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0656974459767">
                <text:p>2.40656974459767</text:p>
              </table:table-cell>
              <table:table-cell office:value-type="float" office:value="0.670982994787038">
                <text:p>0.670982994787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6306534637611">
                <text:p>-1.36306534637611</text:p>
              </table:table-cell>
              <table:table-cell office:value-type="float" office:value="-0.502912580013164">
                <text:p>-0.5029125800131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6838370244915">
                <text:p>1.06838370244915</text:p>
              </table:table-cell>
              <table:table-cell office:value-type="float" office:value="-0.792384360140424">
                <text:p>-0.792384360140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71196607027436">
                <text:p>-0.371196607027436</text:p>
              </table:table-cell>
              <table:table-cell office:value-type="float" office:value="-1.6056285216666">
                <text:p>-1.60562852166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8775818420287">
                <text:p>1.18775818420287</text:p>
              </table:table-cell>
              <table:table-cell office:value-type="float" office:value="2.02933321880603">
                <text:p>2.02933321880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4713585838228">
                <text:p>-1.14713585838228</text:p>
              </table:table-cell>
              <table:table-cell office:value-type="float" office:value="-0.765772450217071">
                <text:p>-0.7657724502170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41607277945482">
                <text:p>0.741607277945482</text:p>
              </table:table-cell>
              <table:table-cell office:value-type="float" office:value="0.0188605243832513">
                <text:p>0.0188605243832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5244668851309">
                <text:p>-1.75244668851309</text:p>
              </table:table-cell>
              <table:table-cell office:value-type="float" office:value="-1.03124410693464">
                <text:p>-1.031244106934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0101063034087">
                <text:p>0.520101063034087</text:p>
              </table:table-cell>
              <table:table-cell office:value-type="float" office:value="-1.13518441036754">
                <text:p>-1.13518441036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74715912487251">
                <text:p>-0.374715912487251</text:p>
              </table:table-cell>
              <table:table-cell office:value-type="float" office:value="-0.878812426145331">
                <text:p>-0.8788124261453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76559594038122">
                <text:p>-0.076559594038122</text:p>
              </table:table-cell>
              <table:table-cell office:value-type="float" office:value="0.190157089384936">
                <text:p>0.190157089384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9745162502414">
                <text:p>-0.709745162502414</text:p>
              </table:table-cell>
              <table:table-cell office:value-type="float" office:value="-0.539773262954602">
                <text:p>-0.5397732629546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3018782382114">
                <text:p>1.53018782382114</text:p>
              </table:table-cell>
              <table:table-cell office:value-type="float" office:value="1.5955863978599">
                <text:p>1.5955863978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9333046809998">
                <text:p>-1.09333046809998</text:p>
              </table:table-cell>
              <table:table-cell office:value-type="float" office:value="-1.25912108498246">
                <text:p>-1.259121084982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84621156155422">
                <text:p>0.384621156155422</text:p>
              </table:table-cell>
              <table:table-cell office:value-type="float" office:value="2.51978159919856">
                <text:p>2.51978159919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1518553967448">
                <text:p>-1.41518553967448</text:p>
              </table:table-cell>
              <table:table-cell office:value-type="float" office:value="-0.603155327915552">
                <text:p>-0.6031553279155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49299803884362">
                <text:p>0.849299803884362</text:p>
              </table:table-cell>
              <table:table-cell office:value-type="float" office:value="0.864423951004835">
                <text:p>0.864423951004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2691749630162">
                <text:p>-1.52691749630162</text:p>
              </table:table-cell>
              <table:table-cell office:value-type="float" office:value="-0.848858221015445">
                <text:p>-0.8488582210154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53477052721566">
                <text:p>0.453477052721566</text:p>
              </table:table-cell>
              <table:table-cell office:value-type="float" office:value="0.565140659560151">
                <text:p>0.565140659560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2657058590889">
                <text:p>0.332657058590889</text:p>
              </table:table-cell>
              <table:table-cell office:value-type="float" office:value="-1.63769234262379">
                <text:p>-1.637692342623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13859735634299">
                <text:p>1.13859735634299</text:p>
              </table:table-cell>
              <table:table-cell office:value-type="float" office:value="0.248410329610245">
                <text:p>0.24841032961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23139542907128">
                <text:p>-0.223139542907128</text:p>
              </table:table-cell>
              <table:table-cell office:value-type="float" office:value="-0.830575093042002">
                <text:p>-0.8305750930420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45780969853793">
                <text:p>0.845780969853793</text:p>
              </table:table-cell>
              <table:table-cell office:value-type="float" office:value="0.371710635138586">
                <text:p>0.371710635138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8605450161997">
                <text:p>0.508605450161997</text:p>
              </table:table-cell>
              <table:table-cell office:value-type="float" office:value="-0.839105324662345">
                <text:p>-0.8391053246623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13905092093511">
                <text:p>1.13905092093511</text:p>
              </table:table-cell>
              <table:table-cell office:value-type="float" office:value="-1.14477355109928">
                <text:p>-1.14477355109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8580358522453">
                <text:p>-1.18580358522453</text:p>
              </table:table-cell>
              <table:table-cell office:value-type="float" office:value="0.706855599234308">
                <text:p>0.7068555992343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55255540589821">
                <text:p>1.55255540589821</text:p>
              </table:table-cell>
              <table:table-cell office:value-type="float" office:value="-0.182073206893135">
                <text:p>-0.182073206893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112093929665">
                <text:p>0.542112093929665</text:p>
              </table:table-cell>
              <table:table-cell office:value-type="float" office:value="-1.13711431297768">
                <text:p>-1.137114312977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42366742078153">
                <text:p>0.642366742078153</text:p>
              </table:table-cell>
              <table:table-cell office:value-type="float" office:value="-0.515592522880948">
                <text:p>-0.515592522880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9119330273643">
                <text:p>-0.989119330273643</text:p>
              </table:table-cell>
              <table:table-cell office:value-type="float" office:value="-1.51254733552369">
                <text:p>-1.512547335523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16448260236186">
                <text:p>1.16448260236186</text:p>
              </table:table-cell>
              <table:table-cell office:value-type="float" office:value="1.65020540290013">
                <text:p>1.6502054029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9041773301712">
                <text:p>-0.589041773301712</text:p>
              </table:table-cell>
              <table:table-cell office:value-type="float" office:value="-2.03372334263525">
                <text:p>-2.033723342635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5248820195052">
                <text:p>0.85248820195052</text:p>
              </table:table-cell>
              <table:table-cell office:value-type="float" office:value="-0.651613969142369">
                <text:p>-0.651613969142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81882440308755">
                <text:p>0.0981882440308755</text:p>
              </table:table-cell>
              <table:table-cell office:value-type="float" office:value="0.347945637458249">
                <text:p>0.3479456374582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07145545666699">
                <text:p>1.07145545666699</text:p>
              </table:table-cell>
              <table:table-cell office:value-type="float" office:value="1.62658037708397">
                <text:p>1.62658037708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2477671427432">
                <text:p>-1.22477671427432</text:p>
              </table:table-cell>
              <table:table-cell office:value-type="float" office:value="0.412743410334755">
                <text:p>0.4127434103347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98362726021315">
                <text:p>-0.198362726021315</text:p>
              </table:table-cell>
              <table:table-cell office:value-type="float" office:value="-0.912067227626711">
                <text:p>-0.912067227626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2311108553068">
                <text:p>-0.952311108553068</text:p>
              </table:table-cell>
              <table:table-cell office:value-type="float" office:value="0.853760011396722">
                <text:p>0.8537600113967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445705948958685">
                <text:p>-0.445705948958685</text:p>
              </table:table-cell>
              <table:table-cell office:value-type="float" office:value="-0.490617209257225">
                <text:p>-0.49061720925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760360665635">
                <text:p>0.136760360665635</text:p>
              </table:table-cell>
              <table:table-cell office:value-type="float" office:value="-0.354666681542158">
                <text:p>-0.3546666815421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28706950259">
                <text:p>1.428706950259</text:p>
              </table:table-cell>
              <table:table-cell office:value-type="float" office:value="2.32689702892306">
                <text:p>2.32689702892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803700522221">
                <text:p>-0.997803700522221</text:p>
              </table:table-cell>
              <table:table-cell office:value-type="float" office:value="-0.0419686540004191">
                <text:p>-0.04196865400041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410546888910644">
                <text:p>-0.410546888910644</text:p>
              </table:table-cell>
              <table:table-cell office:value-type="float" office:value="-1.14226856280117">
                <text:p>-1.14226856280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6981088329704">
                <text:p>0.406981088329704</text:p>
              </table:table-cell>
              <table:table-cell office:value-type="float" office:value="0.0949237119333131">
                <text:p>0.09492371193331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12913012805615">
                <text:p>0.212913012805615</text:p>
              </table:table-cell>
              <table:table-cell office:value-type="float" office:value="-0.00580861085774808">
                <text:p>-0.00580861085774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6246147486007">
                <text:p>0.896246147486007</text:p>
              </table:table-cell>
              <table:table-cell office:value-type="float" office:value="-0.439931144628142">
                <text:p>-0.4399311446281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81186369912847">
                <text:p>1.81186369912847</text:p>
              </table:table-cell>
              <table:table-cell office:value-type="float" office:value="1.21184735467548">
                <text:p>1.21184735467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5338864580254">
                <text:p>-0.895338864580254</text:p>
              </table:table-cell>
              <table:table-cell office:value-type="float" office:value="0.666053386399914">
                <text:p>0.6660533863999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564302111638013">
                <text:p>-0.564302111638013</text:p>
              </table:table-cell>
              <table:table-cell office:value-type="float" office:value="0.5870788296535">
                <text:p>0.5870788296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1825312010062">
                <text:p>-0.961825312010062</text:p>
              </table:table-cell>
              <table:table-cell office:value-type="float" office:value="-2.0713869360155">
                <text:p>-2.07138693601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18051203203193">
                <text:p>0.118051203203193</text:p>
              </table:table-cell>
              <table:table-cell office:value-type="float" office:value="-1.11931126969039">
                <text:p>-1.11931126969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9219345962225">
                <text:p>-0.909219345962225</text:p>
              </table:table-cell>
              <table:table-cell office:value-type="float" office:value="-0.753417611806122">
                <text:p>-0.7534176118061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70676340426665">
                <text:p>0.670676340426665</text:p>
              </table:table-cell>
              <table:table-cell office:value-type="float" office:value="1.39183362070436">
                <text:p>1.39183362070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64540482999873">
                <text:p>-0.564540482999873</text:p>
              </table:table-cell>
              <table:table-cell office:value-type="float" office:value="-1.26808639847438">
                <text:p>-1.268086398474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80568880274311">
                <text:p>0.780568880274311</text:p>
              </table:table-cell>
              <table:table-cell office:value-type="float" office:value="-0.802631952847317">
                <text:p>-0.802631952847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56401198208047">
                <text:p>-0.0756401198208047</text:p>
              </table:table-cell>
              <table:table-cell office:value-type="float" office:value="-0.259172007126269">
                <text:p>-0.2591720071262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23235577266579">
                <text:p>1.23235577266579</text:p>
              </table:table-cell>
              <table:table-cell office:value-type="float" office:value="-0.198161522195992">
                <text:p>-0.198161522195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3470245987816">
                <text:p>-0.333470245987816</text:p>
              </table:table-cell>
              <table:table-cell office:value-type="float" office:value="0.66989728789068">
                <text:p>0.669897287890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0205810365006">
                <text:p>1.00205810365006</text:p>
              </table:table-cell>
              <table:table-cell office:value-type="float" office:value="-0.157548971593518">
                <text:p>-0.157548971593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082734641163">
                <text:p>-2.2082734641163</text:p>
              </table:table-cell>
              <table:table-cell office:value-type="float" office:value="-1.08523381519243">
                <text:p>-1.085233815192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76130209508281">
                <text:p>0.176130209508281</text:p>
              </table:table-cell>
              <table:table-cell office:value-type="float" office:value="1.00998730982836">
                <text:p>1.00998730982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3493541548737">
                <text:p>-1.43493541548737</text:p>
              </table:table-cell>
              <table:table-cell office:value-type="float" office:value="-1.77330806427129">
                <text:p>-1.773308064271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73699384953167">
                <text:p>1.73699384953167</text:p>
              </table:table-cell>
              <table:table-cell office:value-type="float" office:value="1.18447951022327">
                <text:p>1.18447951022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0266987102924">
                <text:p>-1.10266987102924</text:p>
              </table:table-cell>
              <table:table-cell office:value-type="float" office:value="-1.58217140743497">
                <text:p>-1.582171407434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3251636696077">
                <text:p>1.03251636696077</text:p>
              </table:table-cell>
              <table:table-cell office:value-type="float" office:value="-0.203792833241678">
                <text:p>-0.20379283324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6249146812451">
                <text:p>-1.16249146812451</text:p>
              </table:table-cell>
              <table:table-cell office:value-type="float" office:value="0.195688031229688">
                <text:p>0.1956880312296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23965193848599">
                <text:p>0.723965193848599</text:p>
              </table:table-cell>
              <table:table-cell office:value-type="float" office:value="2.51831946718015">
                <text:p>2.51831946718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794390870892">
                <text:p>0.371794390870892</text:p>
              </table:table-cell>
              <table:table-cell office:value-type="float" office:value="0.875767548115266">
                <text:p>0.8757675481152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48618284132663">
                <text:p>0.448618284132663</text:p>
              </table:table-cell>
              <table:table-cell office:value-type="float" office:value="-0.272589723372273">
                <text:p>-0.272589723372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8211909123282">
                <text:p>-1.48211909123282</text:p>
              </table:table-cell>
              <table:table-cell office:value-type="float" office:value="-0.245908771204873">
                <text:p>-0.2459087712048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180336754628208">
                <text:p>-0.180336754628208</text:p>
              </table:table-cell>
              <table:table-cell office:value-type="float" office:value="-0.33681139486537">
                <text:p>-0.33681139486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819950670532">
                <text:p>-0.759819950670532</text:p>
              </table:table-cell>
              <table:table-cell office:value-type="float" office:value="-1.07437856125853">
                <text:p>-1.074378561258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35246449329003">
                <text:p>1.35246449329003</text:p>
              </table:table-cell>
              <table:table-cell office:value-type="float" office:value="1.82610416868113">
                <text:p>1.82610416868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0294933793634">
                <text:p>-2.30294933793634</text:p>
              </table:table-cell>
              <table:table-cell office:value-type="float" office:value="-2.51471650517712">
                <text:p>-2.514716505177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74657067822297">
                <text:p>0.774657067822297</text:p>
              </table:table-cell>
              <table:table-cell office:value-type="float" office:value="-0.660834422621195">
                <text:p>-0.66083442262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5818910068649">
                <text:p>-0.805818910068649</text:p>
              </table:table-cell>
              <table:table-cell office:value-type="float" office:value="-0.278633987167917">
                <text:p>-0.2786339871679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97811228115177">
                <text:p>0.197811228115177</text:p>
              </table:table-cell>
              <table:table-cell office:value-type="float" office:value="0.554515732388811">
                <text:p>0.554515732388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4343447840298">
                <text:p>-1.04343447840298</text:p>
              </table:table-cell>
              <table:table-cell office:value-type="float" office:value="-0.738067700864661">
                <text:p>-0.7380677008646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45472056564456">
                <text:p>0.845472056564456</text:p>
              </table:table-cell>
              <table:table-cell office:value-type="float" office:value="-0.31854523436972">
                <text:p>-0.31854523436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4982371936354">
                <text:p>-0.454982371936354</text:p>
              </table:table-cell>
              <table:table-cell office:value-type="float" office:value="-0.10821600300532">
                <text:p>-0.108216003005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279238089535768">
                <text:p>-0.0279238089535768</text:p>
              </table:table-cell>
              <table:table-cell office:value-type="float" office:value="-0.339709802570197">
                <text:p>-0.339709802570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53235519821083">
                <text:p>-0.153235519821083</text:p>
              </table:table-cell>
              <table:table-cell office:value-type="float" office:value="-1.09961527033458">
                <text:p>-1.099615270334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81134916057169">
                <text:p>0.181134916057169</text:p>
              </table:table-cell>
              <table:table-cell office:value-type="float" office:value="-0.740274595106368">
                <text:p>-0.740274595106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98741324203957">
                <text:p>-0.298741324203957</text:p>
              </table:table-cell>
              <table:table-cell office:value-type="float" office:value="-0.958784577608096">
                <text:p>-0.9587845776080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7934862172712">
                <text:p>1.7934862172712</text:p>
              </table:table-cell>
              <table:table-cell office:value-type="float" office:value="0.429770481993497">
                <text:p>0.429770481993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6783431340688">
                <text:p>-1.06783431340688</text:p>
              </table:table-cell>
              <table:table-cell office:value-type="float" office:value="-0.143372622793538">
                <text:p>-0.1433726227935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26127602821231">
                <text:p>0.626127602821231</text:p>
              </table:table-cell>
              <table:table-cell office:value-type="float" office:value="-0.066354416132748">
                <text:p>-0.066354416132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1236469331618">
                <text:p>-1.31236469331618</text:p>
              </table:table-cell>
              <table:table-cell office:value-type="float" office:value="-0.261492749456145">
                <text:p>-0.2614927494561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9082799241224">
                <text:p>0.679082799241224</text:p>
              </table:table-cell>
              <table:table-cell office:value-type="float" office:value="0.150876967406647">
                <text:p>0.150876967406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7501583218363">
                <text:p>-0.857501583218363</text:p>
              </table:table-cell>
              <table:table-cell office:value-type="float" office:value="-1.23742674450133">
                <text:p>-1.237426744501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69028374519137">
                <text:p>0.369028374519137</text:p>
              </table:table-cell>
              <table:table-cell office:value-type="float" office:value="0.753045554591636">
                <text:p>0.75304555459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2103734489555">
                <text:p>0.242103734489555</text:p>
              </table:table-cell>
              <table:table-cell office:value-type="float" office:value="1.45710210658997">
                <text:p>1.457102106589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22262421502524">
                <text:p>0.422262421502524</text:p>
              </table:table-cell>
              <table:table-cell office:value-type="float" office:value="-0.441624262753363">
                <text:p>-0.441624262753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6947365584843">
                <text:p>-1.06947365584843</text:p>
              </table:table-cell>
              <table:table-cell office:value-type="float" office:value="-0.67029371399459">
                <text:p>-0.670293713994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48088800400249">
                <text:p>0.448088800400249</text:p>
              </table:table-cell>
              <table:table-cell office:value-type="float" office:value="1.33011744824693">
                <text:p>1.33011744824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2766488795364">
                <text:p>-1.02766488795364</text:p>
              </table:table-cell>
              <table:table-cell office:value-type="float" office:value="0.153340016007935">
                <text:p>0.1533400160079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17957430642973">
                <text:p>1.17957430642973</text:p>
              </table:table-cell>
              <table:table-cell office:value-type="float" office:value="1.44567486472238">
                <text:p>1.44567486472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3555923508002">
                <text:p>-0.663555923508002</text:p>
              </table:table-cell>
              <table:table-cell office:value-type="float" office:value="-2.3860254026485">
                <text:p>-2.38602540264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460985346239919">
                <text:p>-0.460985346239919</text:p>
              </table:table-cell>
              <table:table-cell office:value-type="float" office:value="-0.636624506318424">
                <text:p>-0.636624506318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7648314528919">
                <text:p>-1.17648314528919</text:p>
              </table:table-cell>
              <table:table-cell office:value-type="float" office:value="-0.558552299628006">
                <text:p>-0.5585522996280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70390619101633">
                <text:p>0.670390619101633</text:p>
              </table:table-cell>
              <table:table-cell office:value-type="float" office:value="0.542543539921645">
                <text:p>0.54254353992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9371296407251">
                <text:p>-0.619371296407251</text:p>
              </table:table-cell>
              <table:table-cell office:value-type="float" office:value="1.40953321021223">
                <text:p>1.409533210212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32313017018785">
                <text:p>0.132313017018785</text:p>
              </table:table-cell>
              <table:table-cell office:value-type="float" office:value="0.132559223969788">
                <text:p>0.132559223969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320949662601">
                <text:p>-0.968320949662601</text:p>
              </table:table-cell>
              <table:table-cell office:value-type="float" office:value="-1.07324839791175">
                <text:p>-1.073248397911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82869343251957">
                <text:p>1.82869343251957</text:p>
              </table:table-cell>
              <table:table-cell office:value-type="float" office:value="1.22225888896941">
                <text:p>1.22225888896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1257823670583">
                <text:p>-1.01257823670583</text:p>
              </table:table-cell>
              <table:table-cell office:value-type="float" office:value="-0.358472591955507">
                <text:p>-0.3584725919555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2281608736425">
                <text:p>1.12281608736425</text:p>
              </table:table-cell>
              <table:table-cell office:value-type="float" office:value="0.34622027346245">
                <text:p>0.34622027346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6515553001488">
                <text:p>-0.976515553001488</text:p>
              </table:table-cell>
              <table:table-cell office:value-type="float" office:value="-0.385733720299961">
                <text:p>-0.3857337202999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52406232343305">
                <text:p>0.352406232343305</text:p>
              </table:table-cell>
              <table:table-cell office:value-type="float" office:value="1.54893818991127">
                <text:p>1.5489381899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498178034061">
                <text:p>-0.649498178034061</text:p>
              </table:table-cell>
              <table:table-cell office:value-type="float" office:value="-1.79452366447114">
                <text:p>-1.794523664471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02259845184223">
                <text:p>2.02259845184223</text:p>
              </table:table-cell>
              <table:table-cell office:value-type="float" office:value="0.271080059619673">
                <text:p>0.271080059619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465089269939">
                <text:p>-0.979465089269939</text:p>
              </table:table-cell>
              <table:table-cell office:value-type="float" office:value="1.1806459640358">
                <text:p>1.18064596403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0486632405832">
                <text:p>1.10486632405832</text:p>
              </table:table-cell>
              <table:table-cell office:value-type="float" office:value="2.13494079645346">
                <text:p>2.13494079645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3807356504075">
                <text:p>-0.873807356504075</text:p>
              </table:table-cell>
              <table:table-cell office:value-type="float" office:value="-0.772317702940326">
                <text:p>-0.7723177029403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5196770211282">
                <text:p>1.85196770211282</text:p>
              </table:table-cell>
              <table:table-cell office:value-type="float" office:value="1.84493671214126">
                <text:p>1.84493671214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7100865290466">
                <text:p>-1.57100865290466</text:p>
              </table:table-cell>
              <table:table-cell office:value-type="float" office:value="-0.378194282993402">
                <text:p>-0.3781942829934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21123608932679">
                <text:p>1.21123608932679</text:p>
              </table:table-cell>
              <table:table-cell office:value-type="float" office:value="-0.681019377106001">
                <text:p>-0.681019377106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4104172587085">
                <text:p>-0.314104172587085</text:p>
              </table:table-cell>
              <table:table-cell office:value-type="float" office:value="0.244247789633501">
                <text:p>0.2442477896335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57907600359113">
                <text:p>0.257907600359113</text:p>
              </table:table-cell>
              <table:table-cell office:value-type="float" office:value="0.593278905578574">
                <text:p>0.593278905578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8854640194914">
                <text:p>-0.758854640194914</text:p>
              </table:table-cell>
              <table:table-cell office:value-type="float" office:value="-0.0896458594092181">
                <text:p>-0.08964585940921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0313279385376">
                <text:p>1.00313279385376</text:p>
              </table:table-cell>
              <table:table-cell office:value-type="float" office:value="-0.39899962710024">
                <text:p>-0.39899962710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3620118159579">
                <text:p>-1.63620118159579</text:p>
              </table:table-cell>
              <table:table-cell office:value-type="float" office:value="-1.5594288510857">
                <text:p>-1.55942885108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529696951259093">
                <text:p>-0.529696951259093</text:p>
              </table:table-cell>
              <table:table-cell office:value-type="float" office:value="0.476744418530774">
                <text:p>0.476744418530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35059095033285">
                <text:p>-0.0835059095033285</text:p>
              </table:table-cell>
              <table:table-cell office:value-type="float" office:value="0.466242429187022">
                <text:p>0.4662424291870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36735210409781">
                <text:p>0.136735210409781</text:p>
              </table:table-cell>
              <table:table-cell office:value-type="float" office:value="0.37637126240829">
                <text:p>0.37637126240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9082013613825">
                <text:p>0.559082013613825</text:p>
              </table:table-cell>
              <table:table-cell office:value-type="float" office:value="0.4585424732189">
                <text:p>0.45854247321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345032711764586">
                <text:p>-0.345032711764586</text:p>
              </table:table-cell>
              <table:table-cell office:value-type="float" office:value="-0.743922646084291">
                <text:p>-0.743922646084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7800583746061">
                <text:p>-2.47800583746061</text:p>
              </table:table-cell>
              <table:table-cell office:value-type="float" office:value="0.398038931268733">
                <text:p>0.3980389312687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21549466624787">
                <text:p>0.821549466624787</text:p>
              </table:table-cell>
              <table:table-cell office:value-type="float" office:value="0.723091701665318">
                <text:p>0.723091701665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0354811599375">
                <text:p>-1.00354811599375</text:p>
              </table:table-cell>
              <table:table-cell office:value-type="float" office:value="-1.21807768113025">
                <text:p>-1.218077681130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30901520302982">
                <text:p>1.30901520302982</text:p>
              </table:table-cell>
              <table:table-cell office:value-type="float" office:value="1.30853613114975">
                <text:p>1.30853613114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9976250150468">
                <text:p>-1.09976250150468</text:p>
              </table:table-cell>
              <table:table-cell office:value-type="float" office:value="-1.25047281546767">
                <text:p>-1.250472815467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6109384068386">
                <text:p>1.6109384068386</text:p>
              </table:table-cell>
              <table:table-cell office:value-type="float" office:value="1.38676753094137">
                <text:p>1.38676753094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043014496774">
                <text:p>1.48043014496774</text:p>
              </table:table-cell>
              <table:table-cell office:value-type="float" office:value="-1.11943968050142">
                <text:p>-1.119439680501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29053694101403">
                <text:p>1.29053694101403</text:p>
              </table:table-cell>
              <table:table-cell office:value-type="float" office:value="0.987260494408189">
                <text:p>0.987260494408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59237087971357">
                <text:p>-0.159237087971357</text:p>
              </table:table-cell>
              <table:table-cell office:value-type="float" office:value="0.892905252609501">
                <text:p>0.8929052526095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46632993563109">
                <text:p>1.46632993563109</text:p>
              </table:table-cell>
              <table:table-cell office:value-type="float" office:value="0.457537669286448">
                <text:p>0.457537669286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8806233115864">
                <text:p>0.278806233115864</text:p>
              </table:table-cell>
              <table:table-cell office:value-type="float" office:value="-0.2604601493648">
                <text:p>-0.26046014936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88863887389227">
                <text:p>1.88863887389227</text:p>
              </table:table-cell>
              <table:table-cell office:value-type="float" office:value="-0.81645402248618">
                <text:p>-0.81645402248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5389078926468">
                <text:p>-1.05389078926468</text:p>
              </table:table-cell>
              <table:table-cell office:value-type="float" office:value="-1.81285074850704">
                <text:p>-1.812850748507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40423239905442">
                <text:p>0.940423239905442</text:p>
              </table:table-cell>
              <table:table-cell office:value-type="float" office:value="1.15660214249365">
                <text:p>1.15660214249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2814150316106">
                <text:p>-1.02814150316106</text:p>
              </table:table-cell>
              <table:table-cell office:value-type="float" office:value="0.0382536870944958">
                <text:p>0.03825368709449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9159441024594">
                <text:p>0.39159441024594</text:p>
              </table:table-cell>
              <table:table-cell office:value-type="float" office:value="0.264306626263272">
                <text:p>0.264306626263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988340091027">
                <text:p>-0.866988340091027</text:p>
              </table:table-cell>
              <table:table-cell office:value-type="float" office:value="0.487938724731048">
                <text:p>0.4879387247310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8438815158874">
                <text:p>1.18438815158874</text:p>
              </table:table-cell>
              <table:table-cell office:value-type="float" office:value="-0.510104435377548">
                <text:p>-0.510104435377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1915960037361">
                <text:p>-0.671915960037361</text:p>
              </table:table-cell>
              <table:table-cell office:value-type="float" office:value="-1.47131997972725">
                <text:p>-1.471319979727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87201173644955">
                <text:p>0.587201173644955</text:p>
              </table:table-cell>
              <table:table-cell office:value-type="float" office:value="-0.3712675450711">
                <text:p>-0.371267545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66075756421178">
                <text:p>-0.466075756421178</text:p>
              </table:table-cell>
              <table:table-cell office:value-type="float" office:value="-0.287294409451796">
                <text:p>-0.2872944094517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27313580390041">
                <text:p>1.27313580390041</text:p>
              </table:table-cell>
              <table:table-cell office:value-type="float" office:value="0.995858301382418">
                <text:p>0.99585830138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0713395443744">
                <text:p>-1.30713395443744</text:p>
              </table:table-cell>
              <table:table-cell office:value-type="float" office:value="0.876583798075363">
                <text:p>0.8765837980753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37386180698261">
                <text:p>0.937386180698261</text:p>
              </table:table-cell>
              <table:table-cell office:value-type="float" office:value="2.10839734455936">
                <text:p>2.10839734455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0552233979304">
                <text:p>-0.340552233979304</text:p>
              </table:table-cell>
              <table:table-cell office:value-type="float" office:value="-0.110352973718948">
                <text:p>-0.1103529737189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32292968547843">
                <text:p>1.32292968547843</text:p>
              </table:table-cell>
              <table:table-cell office:value-type="float" office:value="1.81991797292469">
                <text:p>1.81991797292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3848716701483">
                <text:p>-1.23848716701483</text:p>
              </table:table-cell>
              <table:table-cell office:value-type="float" office:value="0.58203882988892">
                <text:p>0.582038829888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_64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